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elle69" style:family="table">
      <style:table-properties style:width="17.992cm" table:align="left"/>
    </style:style>
    <style:style style:name="Tabelle69.A" style:family="table-column">
      <style:table-column-properties style:column-width="3.493cm"/>
    </style:style>
    <style:style style:name="Tabelle69.B" style:family="table-column">
      <style:table-column-properties style:column-width="14.499cm"/>
    </style:style>
    <style:style style:name="Tabelle6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9.B1" style:family="table-cell">
      <style:table-cell-properties fo:padding="0.097cm" fo:border="0.05pt solid #000000"/>
    </style:style>
    <style:style style:name="Tabelle69.A2" style:family="table-cell">
      <style:table-cell-properties fo:background-color="#eeeeee" fo:padding="0.097cm" fo:border-left="0.05pt solid #000000" fo:border-right="none" fo:border-top="none" fo:border-bottom="0.05pt solid #000000">
        <style:background-image/>
      </style:table-cell-properties>
    </style:style>
    <style:style style:name="Tabelle69.B2" style:family="table-cell">
      <style:table-cell-properties fo:padding="0.097cm" fo:border-left="0.05pt solid #000000" fo:border-right="0.05pt solid #000000" fo:border-top="none" fo:border-bottom="0.05pt solid #000000"/>
    </style:style>
    <style:style style:name="Tabelle69.B3" style:family="table-cell">
      <style:table-cell-properties fo:padding="0.097cm" fo:border-left="0.05pt solid #000000" fo:border-right="0.05pt solid #000000" fo:border-top="none" fo:border-bottom="0.05pt solid #000000"/>
    </style:style>
    <style:style style:name="Tabelle70" style:family="table">
      <style:table-properties style:width="18cm" table:align="margins"/>
    </style:style>
    <style:style style:name="Tabelle70.A" style:family="table-column">
      <style:table-column-properties style:column-width="8.999cm" style:rel-column-width="32767*"/>
    </style:style>
    <style:style style:name="Tabelle70.B" style:family="table-column">
      <style:table-column-properties style:column-width="9.001cm" style:rel-column-width="32768*"/>
    </style:style>
    <style:style style:name="Tabelle7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0.B1" style:family="table-cell">
      <style:table-cell-properties fo:background-color="#eeeeee" fo:padding="0.097cm" fo:border="0.05pt solid #000000">
        <style:background-image/>
      </style:table-cell-properties>
    </style:style>
    <style:style style:name="Tabelle70.A2" style:family="table-cell">
      <style:table-cell-properties fo:padding="0.097cm" fo:border-left="0.05pt solid #000000" fo:border-right="none" fo:border-top="none" fo:border-bottom="0.05pt solid #000000"/>
    </style:style>
    <style:style style:name="Tabelle70.B2" style:family="table-cell">
      <style:table-cell-properties fo:padding="0.097cm" fo:border-left="0.05pt solid #000000" fo:border-right="0.05pt solid #000000" fo:border-top="none" fo:border-bottom="0.05pt solid #000000"/>
    </style:style>
    <style:style style:name="Tabelle70.A3" style:family="table-cell">
      <style:table-cell-properties fo:padding="0.097cm" fo:border-left="0.05pt solid #000000" fo:border-right="none" fo:border-top="none" fo:border-bottom="0.05pt solid #000000"/>
    </style:style>
    <style:style style:name="Tabelle70.B3" style:family="table-cell">
      <style:table-cell-properties fo:padding="0.097cm" fo:border-left="0.05pt solid #000000" fo:border-right="0.05pt solid #000000" fo:border-top="none" fo:border-bottom="0.05pt solid #000000"/>
    </style:style>
    <style:style style:name="Tabelle70.A4" style:family="table-cell">
      <style:table-cell-properties fo:padding="0.097cm" fo:border-left="0.05pt solid #000000" fo:border-right="none" fo:border-top="none" fo:border-bottom="0.05pt solid #000000"/>
    </style:style>
    <style:style style:name="Tabelle70.B4" style:family="table-cell">
      <style:table-cell-properties fo:padding="0.097cm" fo:border-left="0.05pt solid #000000" fo:border-right="0.05pt solid #000000" fo:border-top="none" fo:border-bottom="0.05pt solid #000000"/>
    </style:style>
    <style:style style:name="Tabelle70.A5" style:family="table-cell">
      <style:table-cell-properties fo:padding="0.097cm" fo:border-left="0.05pt solid #000000" fo:border-right="none" fo:border-top="none" fo:border-bottom="0.05pt solid #000000"/>
    </style:style>
    <style:style style:name="Tabelle70.B5" style:family="table-cell">
      <style:table-cell-properties fo:padding="0.097cm" fo:border-left="0.05pt solid #000000" fo:border-right="0.05pt solid #000000" fo:border-top="none" fo:border-bottom="0.05pt solid #000000"/>
    </style:style>
    <style:style style:name="Tabelle70.A6" style:family="table-cell">
      <style:table-cell-properties fo:padding="0.097cm" fo:border-left="0.05pt solid #000000" fo:border-right="none" fo:border-top="none" fo:border-bottom="0.05pt solid #000000"/>
    </style:style>
    <style:style style:name="Tabelle70.B6" style:family="table-cell">
      <style:table-cell-properties fo:padding="0.097cm" fo:border-left="0.05pt solid #000000" fo:border-right="0.05pt solid #000000" fo:border-top="none" fo:border-bottom="0.05pt solid #000000"/>
    </style:style>
    <style:style style:name="Tabelle70.A7" style:family="table-cell">
      <style:table-cell-properties fo:padding="0.097cm" fo:border-left="0.05pt solid #000000" fo:border-right="none" fo:border-top="none" fo:border-bottom="0.05pt solid #000000"/>
    </style:style>
    <style:style style:name="Tabelle70.B7" style:family="table-cell">
      <style:table-cell-properties fo:padding="0.097cm" fo:border-left="0.05pt solid #000000" fo:border-right="0.05pt solid #000000" fo:border-top="none" fo:border-bottom="0.05pt solid #000000"/>
    </style:style>
    <style:style style:name="Tabelle70.A8" style:family="table-cell">
      <style:table-cell-properties fo:padding="0.097cm" fo:border-left="0.05pt solid #000000" fo:border-right="none" fo:border-top="none" fo:border-bottom="0.05pt solid #000000"/>
    </style:style>
    <style:style style:name="Tabelle70.B8" style:family="table-cell">
      <style:table-cell-properties fo:padding="0.097cm" fo:border-left="0.05pt solid #000000" fo:border-right="0.05pt solid #000000" fo:border-top="none" fo:border-bottom="0.05pt solid #000000"/>
    </style:style>
    <style:style style:name="Tabelle70.A9" style:family="table-cell">
      <style:table-cell-properties fo:padding="0.097cm" fo:border-left="0.05pt solid #000000" fo:border-right="none" fo:border-top="none" fo:border-bottom="0.05pt solid #000000"/>
    </style:style>
    <style:style style:name="Tabelle70.B9" style:family="table-cell">
      <style:table-cell-properties fo:padding="0.097cm" fo:border-left="0.05pt solid #000000" fo:border-right="0.05pt solid #000000" fo:border-top="none" fo:border-bottom="0.05pt solid #000000"/>
    </style:style>
    <style:style style:name="Tabelle70.A10" style:family="table-cell">
      <style:table-cell-properties fo:padding="0.097cm" fo:border-left="0.05pt solid #000000" fo:border-right="none" fo:border-top="none" fo:border-bottom="0.05pt solid #000000"/>
    </style:style>
    <style:style style:name="Tabelle70.B10" style:family="table-cell">
      <style:table-cell-properties fo:padding="0.097cm" fo:border-left="0.05pt solid #000000" fo:border-right="0.05pt solid #000000" fo:border-top="none" fo:border-bottom="0.05pt solid #000000"/>
    </style:style>
    <style:style style:name="Tabelle70.A11" style:family="table-cell">
      <style:table-cell-properties fo:padding="0.097cm" fo:border-left="0.05pt solid #000000" fo:border-right="none" fo:border-top="none" fo:border-bottom="0.05pt solid #000000"/>
    </style:style>
    <style:style style:name="Tabelle70.B11" style:family="table-cell">
      <style:table-cell-properties fo:padding="0.097cm" fo:border-left="0.05pt solid #000000" fo:border-right="0.05pt solid #000000" fo:border-top="none" fo:border-bottom="0.05pt solid #000000"/>
    </style:style>
    <style:style style:name="Tabelle71" style:family="table">
      <style:table-properties style:width="18cm" table:align="margins"/>
    </style:style>
    <style:style style:name="Tabelle71.A" style:family="table-column">
      <style:table-column-properties style:column-width="8.999cm" style:rel-column-width="32767*"/>
    </style:style>
    <style:style style:name="Tabelle71.B" style:family="table-column">
      <style:table-column-properties style:column-width="9.001cm" style:rel-column-width="32768*"/>
    </style:style>
    <style:style style:name="Tabelle7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1.B1" style:family="table-cell">
      <style:table-cell-properties fo:background-color="#eeeeee" fo:padding="0.097cm" fo:border="0.05pt solid #000000">
        <style:background-image/>
      </style:table-cell-properties>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0.05pt solid #000000" fo:border-top="none" fo:border-bottom="0.05pt solid #000000"/>
    </style:style>
    <style:style style:name="Tabelle71.A3" style:family="table-cell">
      <style:table-cell-properties fo:padding="0.097cm" fo:border-left="0.05pt solid #000000" fo:border-right="0.05pt solid #000000" fo:border-top="none" fo:border-bottom="0.05pt solid #000000"/>
    </style:style>
    <style:style style:name="Tabelle71.A4" style:family="table-cell">
      <style:table-cell-properties fo:background-color="#eeeeee" fo:padding="0.097cm" fo:border-left="0.05pt solid #000000" fo:border-right="none" fo:border-top="none" fo:border-bottom="0.05pt solid #000000">
        <style:background-image/>
      </style:table-cell-properties>
    </style:style>
    <style:style style:name="Tabelle7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1.A5" style:family="table-cell">
      <style:table-cell-properties fo:padding="0.097cm" fo:border-left="0.05pt solid #000000" fo:border-right="none" fo:border-top="none" fo:border-bottom="0.05pt solid #000000"/>
    </style:style>
    <style:style style:name="Tabelle71.B5" style:family="table-cell">
      <style:table-cell-properties fo:padding="0.097cm" fo:border-left="0.05pt solid #000000" fo:border-right="0.05pt solid #000000" fo:border-top="none" fo:border-bottom="0.05pt solid #000000"/>
    </style:style>
    <style:style style:name="Tabelle72" style:family="table">
      <style:table-properties style:width="18cm" table:align="margins"/>
    </style:style>
    <style:style style:name="Tabelle72.A" style:family="table-column">
      <style:table-column-properties style:column-width="8.999cm" style:rel-column-width="32767*"/>
    </style:style>
    <style:style style:name="Tabelle72.B" style:family="table-column">
      <style:table-column-properties style:column-width="9.001cm" style:rel-column-width="32768*"/>
    </style:style>
    <style:style style:name="Tabelle7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2.B1" style:family="table-cell">
      <style:table-cell-properties fo:background-color="#eeeeee" fo:padding="0.097cm" fo:border="0.05pt solid #000000">
        <style:background-image/>
      </style:table-cell-properties>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0.05pt solid #000000" fo:border-top="none" fo:border-bottom="0.05pt solid #000000"/>
    </style:style>
    <style:style style:name="Tabelle72.A3" style:family="table-cell">
      <style:table-cell-properties fo:padding="0.097cm" fo:border-left="0.05pt solid #000000" fo:border-right="0.05pt solid #000000" fo:border-top="none" fo:border-bottom="0.05pt solid #000000"/>
    </style:style>
    <style:style style:name="Tabelle72.A4" style:family="table-cell">
      <style:table-cell-properties fo:background-color="#eeeeee" fo:padding="0.097cm" fo:border-left="0.05pt solid #000000" fo:border-right="none" fo:border-top="none" fo:border-bottom="0.05pt solid #000000">
        <style:background-image/>
      </style:table-cell-properties>
    </style:style>
    <style:style style:name="Tabelle7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2.A5" style:family="table-cell">
      <style:table-cell-properties fo:padding="0.097cm" fo:border-left="0.05pt solid #000000" fo:border-right="none" fo:border-top="none" fo:border-bottom="0.05pt solid #000000"/>
    </style:style>
    <style:style style:name="Tabelle72.B5" style:family="table-cell">
      <style:table-cell-properties fo:padding="0.097cm" fo:border-left="0.05pt solid #000000" fo:border-right="0.05pt solid #000000" fo:border-top="none" fo:border-bottom="0.05pt solid #000000"/>
    </style:style>
    <style:style style:name="Tabelle1" style:family="table">
      <style:table-properties style:width="17.992cm" table:align="left"/>
    </style:style>
    <style:style style:name="Tabelle1.A" style:family="table-column">
      <style:table-column-properties style:column-width="3.493cm"/>
    </style:style>
    <style:style style:name="Tabelle1.B" style:family="table-column">
      <style:table-column-properties style:column-width="14.499cm"/>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eeeeee"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8cm" table:align="margins"/>
    </style:style>
    <style:style style:name="Tabelle2.A" style:family="table-column">
      <style:table-column-properties style:column-width="8.999cm" style:rel-column-width="32767*"/>
    </style:style>
    <style:style style:name="Tabelle2.B" style:family="table-column">
      <style:table-column-properties style:column-width="9.001cm" style:rel-column-width="32768*"/>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0.05pt solid #000000" fo:border-top="none" fo:border-bottom="0.05pt solid #000000"/>
    </style:style>
    <style:style style:name="Tabelle4" style:family="table">
      <style:table-properties style:width="18cm" table:align="margins"/>
    </style:style>
    <style:style style:name="Tabelle4.A" style:family="table-column">
      <style:table-column-properties style:column-width="8.999cm" style:rel-column-width="32767*"/>
    </style:style>
    <style:style style:name="Tabelle4.B" style:family="table-column">
      <style:table-column-properties style:column-width="9.001cm" style:rel-column-width="32768*"/>
    </style:style>
    <style:style style:name="Tabelle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eeeeee"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Tabelle4.A4" style:family="table-cell">
      <style:table-cell-properties fo:background-color="#eeeeee" fo:padding="0.097cm" fo:border-left="0.05pt solid #000000" fo:border-right="none" fo:border-top="none" fo:border-bottom="0.05pt solid #000000">
        <style:background-image/>
      </style:table-cell-properties>
    </style:style>
    <style:style style:name="Tabelle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11" style:family="table">
      <style:table-properties style:width="18cm" table:align="margins"/>
    </style:style>
    <style:style style:name="Tabelle11.A" style:family="table-column">
      <style:table-column-properties style:column-width="8.999cm" style:rel-column-width="32767*"/>
    </style:style>
    <style:style style:name="Tabelle11.B" style:family="table-column">
      <style:table-column-properties style:column-width="9.001cm" style:rel-column-width="32768*"/>
    </style:style>
    <style:style style:name="Tabelle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B1" style:family="table-cell">
      <style:table-cell-properties fo:background-color="#eeeeee"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1.A3" style:family="table-cell">
      <style:table-cell-properties fo:padding="0.097cm" fo:border-left="0.05pt solid #000000" fo:border-right="0.05pt solid #000000" fo:border-top="none" fo:border-bottom="0.05pt solid #000000"/>
    </style:style>
    <style:style style:name="Tabelle11.A4" style:family="table-cell">
      <style:table-cell-properties fo:background-color="#eeeeee" fo:padding="0.097cm" fo:border-left="0.05pt solid #000000" fo:border-right="none" fo:border-top="none" fo:border-bottom="0.05pt solid #000000">
        <style:background-image/>
      </style:table-cell-properties>
    </style:style>
    <style:style style:name="Tabelle1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A5" style:family="table-cell">
      <style:table-cell-properties fo:padding="0.097cm" fo:border-left="0.05pt solid #000000" fo:border-right="none" fo:border-top="none" fo:border-bottom="0.05pt solid #000000"/>
    </style:style>
    <style:style style:name="Tabelle11.B5" style:family="table-cell">
      <style:table-cell-properties fo:padding="0.097cm" fo:border-left="0.05pt solid #000000" fo:border-right="0.05pt solid #000000" fo:border-top="none" fo:border-bottom="0.05pt solid #000000"/>
    </style:style>
    <style:style style:name="Tabelle3" style:family="table">
      <style:table-properties style:width="17.992cm" table:align="left"/>
    </style:style>
    <style:style style:name="Tabelle3.A" style:family="table-column">
      <style:table-column-properties style:column-width="3.493cm"/>
    </style:style>
    <style:style style:name="Tabelle3.B" style:family="table-column">
      <style:table-column-properties style:column-width="14.499cm"/>
    </style:style>
    <style:style style:name="Tabel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B1" style:family="table-cell">
      <style:table-cell-properties fo:padding="0.097cm" fo:border="0.05pt solid #000000"/>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padding="0.097cm" fo:border-left="0.05pt solid #000000" fo:border-right="0.05pt solid #000000"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5" style:family="table">
      <style:table-properties style:width="18cm" table:align="margins"/>
    </style:style>
    <style:style style:name="Tabelle5.A" style:family="table-column">
      <style:table-column-properties style:column-width="8.999cm" style:rel-column-width="32767*"/>
    </style:style>
    <style:style style:name="Tabelle5.B" style:family="table-column">
      <style:table-column-properties style:column-width="9.001cm" style:rel-column-width="32768*"/>
    </style:style>
    <style:style style:name="Tabel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eeeeee"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8cm" table:align="margins"/>
    </style:style>
    <style:style style:name="Tabelle6.A" style:family="table-column">
      <style:table-column-properties style:column-width="8.999cm" style:rel-column-width="32767*"/>
    </style:style>
    <style:style style:name="Tabelle6.B" style:family="table-column">
      <style:table-column-properties style:column-width="9.001cm" style:rel-column-width="32768*"/>
    </style:style>
    <style:style style:name="Tabelle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eeeeee"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0.05pt solid #000000" fo:border-top="none" fo:border-bottom="0.05pt solid #000000"/>
    </style:style>
    <style:style style:name="Tabelle6.A4" style:family="table-cell">
      <style:table-cell-properties fo:background-color="#eeeeee" fo:padding="0.097cm" fo:border-left="0.05pt solid #000000" fo:border-right="none" fo:border-top="none" fo:border-bottom="0.05pt solid #000000">
        <style:background-image/>
      </style:table-cell-properties>
    </style:style>
    <style:style style:name="Tabelle6.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0.05pt solid #000000" fo:border-top="none" fo:border-bottom="0.05pt solid #000000"/>
    </style:style>
    <style:style style:name="Tabelle129" style:family="table">
      <style:table-properties style:width="17.992cm" table:align="left"/>
    </style:style>
    <style:style style:name="Tabelle129.A" style:family="table-column">
      <style:table-column-properties style:column-width="3.493cm"/>
    </style:style>
    <style:style style:name="Tabelle129.B" style:family="table-column">
      <style:table-column-properties style:column-width="14.499cm"/>
    </style:style>
    <style:style style:name="Tabelle1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9.B1" style:family="table-cell">
      <style:table-cell-properties fo:padding="0.097cm" fo:border="0.05pt solid #000000"/>
    </style:style>
    <style:style style:name="Tabelle129.A2" style:family="table-cell">
      <style:table-cell-properties fo:background-color="#eeeeee" fo:padding="0.097cm" fo:border-left="0.05pt solid #000000" fo:border-right="none" fo:border-top="none" fo:border-bottom="0.05pt solid #000000">
        <style:background-image/>
      </style:table-cell-properties>
    </style:style>
    <style:style style:name="Tabelle129.B2" style:family="table-cell">
      <style:table-cell-properties fo:padding="0.097cm" fo:border-left="0.05pt solid #000000" fo:border-right="0.05pt solid #000000" fo:border-top="none" fo:border-bottom="0.05pt solid #000000"/>
    </style:style>
    <style:style style:name="Tabelle129.B3" style:family="table-cell">
      <style:table-cell-properties fo:padding="0.097cm" fo:border-left="0.05pt solid #000000" fo:border-right="0.05pt solid #000000" fo:border-top="none" fo:border-bottom="0.05pt solid #000000"/>
    </style:style>
    <style:style style:name="Tabelle130" style:family="table">
      <style:table-properties style:width="18cm" table:align="margins"/>
    </style:style>
    <style:style style:name="Tabelle130.A" style:family="table-column">
      <style:table-column-properties style:column-width="8.999cm" style:rel-column-width="32767*"/>
    </style:style>
    <style:style style:name="Tabelle130.B" style:family="table-column">
      <style:table-column-properties style:column-width="9.001cm" style:rel-column-width="32768*"/>
    </style:style>
    <style:style style:name="Tabelle1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0.B1" style:family="table-cell">
      <style:table-cell-properties fo:background-color="#eeeeee" fo:padding="0.097cm" fo:border="0.05pt solid #000000">
        <style:background-image/>
      </style:table-cell-properties>
    </style:style>
    <style:style style:name="Tabelle130.A2" style:family="table-cell">
      <style:table-cell-properties fo:padding="0.097cm" fo:border-left="0.05pt solid #000000" fo:border-right="none" fo:border-top="none" fo:border-bottom="0.05pt solid #000000"/>
    </style:style>
    <style:style style:name="Tabelle130.B2" style:family="table-cell">
      <style:table-cell-properties fo:padding="0.097cm" fo:border-left="0.05pt solid #000000" fo:border-right="0.05pt solid #000000" fo:border-top="none" fo:border-bottom="0.05pt solid #000000"/>
    </style:style>
    <style:style style:name="Tabelle131" style:family="table">
      <style:table-properties style:width="18cm" table:align="margins"/>
    </style:style>
    <style:style style:name="Tabelle131.A" style:family="table-column">
      <style:table-column-properties style:column-width="8.999cm" style:rel-column-width="32767*"/>
    </style:style>
    <style:style style:name="Tabelle131.B" style:family="table-column">
      <style:table-column-properties style:column-width="9.001cm" style:rel-column-width="32768*"/>
    </style:style>
    <style:style style:name="Tabelle1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1.B1" style:family="table-cell">
      <style:table-cell-properties fo:background-color="#eeeeee" fo:padding="0.097cm" fo:border="0.05pt solid #000000">
        <style:background-image/>
      </style:table-cell-properties>
    </style:style>
    <style:style style:name="Tabelle131.A2" style:family="table-cell">
      <style:table-cell-properties fo:padding="0.097cm" fo:border-left="0.05pt solid #000000" fo:border-right="none" fo:border-top="none" fo:border-bottom="0.05pt solid #000000"/>
    </style:style>
    <style:style style:name="Tabelle131.B2" style:family="table-cell">
      <style:table-cell-properties fo:padding="0.097cm" fo:border-left="0.05pt solid #000000" fo:border-right="0.05pt solid #000000" fo:border-top="none" fo:border-bottom="0.05pt solid #000000"/>
    </style:style>
    <style:style style:name="Tabelle131.A3" style:family="table-cell">
      <style:table-cell-properties fo:padding="0.097cm" fo:border-left="0.05pt solid #000000" fo:border-right="0.05pt solid #000000" fo:border-top="none" fo:border-bottom="0.05pt solid #000000"/>
    </style:style>
    <style:style style:name="Tabelle131.A4" style:family="table-cell">
      <style:table-cell-properties fo:background-color="#eeeeee" fo:padding="0.097cm" fo:border-left="0.05pt solid #000000" fo:border-right="none" fo:border-top="none" fo:border-bottom="0.05pt solid #000000">
        <style:background-image/>
      </style:table-cell-properties>
    </style:style>
    <style:style style:name="Tabelle13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1.A5" style:family="table-cell">
      <style:table-cell-properties fo:padding="0.097cm" fo:border-left="0.05pt solid #000000" fo:border-right="none" fo:border-top="none" fo:border-bottom="0.05pt solid #000000"/>
    </style:style>
    <style:style style:name="Tabelle131.B5" style:family="table-cell">
      <style:table-cell-properties fo:padding="0.097cm" fo:border-left="0.05pt solid #000000" fo:border-right="0.05pt solid #000000" fo:border-top="none" fo:border-bottom="0.05pt solid #000000"/>
    </style:style>
    <style:style style:name="Tabelle26" style:family="table">
      <style:table-properties style:width="17.992cm" table:align="left"/>
    </style:style>
    <style:style style:name="Tabelle26.A" style:family="table-column">
      <style:table-column-properties style:column-width="3.493cm"/>
    </style:style>
    <style:style style:name="Tabelle26.B" style:family="table-column">
      <style:table-column-properties style:column-width="14.499cm"/>
    </style:style>
    <style:style style:name="Tabelle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6.B1" style:family="table-cell">
      <style:table-cell-properties fo:padding="0.097cm" fo:border="0.05pt solid #000000"/>
    </style:style>
    <style:style style:name="Tabelle26.A2" style:family="table-cell">
      <style:table-cell-properties fo:background-color="#eeeeee" fo:padding="0.097cm" fo:border-left="0.05pt solid #000000" fo:border-right="none" fo:border-top="none" fo:border-bottom="0.05pt solid #000000">
        <style:background-image/>
      </style:table-cell-properties>
    </style:style>
    <style:style style:name="Tabelle26.B2" style:family="table-cell">
      <style:table-cell-properties fo:padding="0.097cm" fo:border-left="0.05pt solid #000000" fo:border-right="0.05pt solid #000000" fo:border-top="none" fo:border-bottom="0.05pt solid #000000"/>
    </style:style>
    <style:style style:name="Tabelle26.B3" style:family="table-cell">
      <style:table-cell-properties fo:padding="0.097cm" fo:border-left="0.05pt solid #000000" fo:border-right="0.05pt solid #000000" fo:border-top="none" fo:border-bottom="0.05pt solid #000000"/>
    </style:style>
    <style:style style:name="Tabelle27" style:family="table">
      <style:table-properties style:width="18cm" table:align="margins"/>
    </style:style>
    <style:style style:name="Tabelle27.A" style:family="table-column">
      <style:table-column-properties style:column-width="8.999cm" style:rel-column-width="32767*"/>
    </style:style>
    <style:style style:name="Tabelle27.B" style:family="table-column">
      <style:table-column-properties style:column-width="9.001cm" style:rel-column-width="32768*"/>
    </style:style>
    <style:style style:name="Tabelle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7.B1" style:family="table-cell">
      <style:table-cell-properties fo:background-color="#eeeeee" fo:padding="0.097cm" fo:border="0.05pt solid #000000">
        <style:background-image/>
      </style:table-cell-properties>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27.A3" style:family="table-cell">
      <style:table-cell-properties fo:padding="0.097cm" fo:border-left="0.05pt solid #000000" fo:border-right="none" fo:border-top="none" fo:border-bottom="0.05pt solid #000000"/>
    </style:style>
    <style:style style:name="Tabelle27.B3" style:family="table-cell">
      <style:table-cell-properties fo:padding="0.097cm" fo:border-left="0.05pt solid #000000" fo:border-right="0.05pt solid #000000" fo:border-top="none" fo:border-bottom="0.05pt solid #000000"/>
    </style:style>
    <style:style style:name="Tabelle27.A4" style:family="table-cell">
      <style:table-cell-properties fo:padding="0.097cm" fo:border-left="0.05pt solid #000000" fo:border-right="none" fo:border-top="none" fo:border-bottom="0.05pt solid #000000"/>
    </style:style>
    <style:style style:name="Tabelle27.B4" style:family="table-cell">
      <style:table-cell-properties fo:padding="0.097cm" fo:border-left="0.05pt solid #000000" fo:border-right="0.05pt solid #000000" fo:border-top="none" fo:border-bottom="0.05pt solid #000000"/>
    </style:style>
    <style:style style:name="Tabelle27.A5" style:family="table-cell">
      <style:table-cell-properties fo:padding="0.097cm" fo:border-left="0.05pt solid #000000" fo:border-right="none" fo:border-top="none" fo:border-bottom="0.05pt solid #000000"/>
    </style:style>
    <style:style style:name="Tabelle27.B5" style:family="table-cell">
      <style:table-cell-properties fo:padding="0.097cm" fo:border-left="0.05pt solid #000000" fo:border-right="0.05pt solid #000000" fo:border-top="none" fo:border-bottom="0.05pt solid #000000"/>
    </style:style>
    <style:style style:name="Tabelle27.A6" style:family="table-cell">
      <style:table-cell-properties fo:padding="0.097cm" fo:border-left="0.05pt solid #000000" fo:border-right="none" fo:border-top="none" fo:border-bottom="0.05pt solid #000000"/>
    </style:style>
    <style:style style:name="Tabelle27.B6" style:family="table-cell">
      <style:table-cell-properties fo:padding="0.097cm" fo:border-left="0.05pt solid #000000" fo:border-right="0.05pt solid #000000" fo:border-top="none" fo:border-bottom="0.05pt solid #000000"/>
    </style:style>
    <style:style style:name="Tabelle27.A7" style:family="table-cell">
      <style:table-cell-properties fo:padding="0.097cm" fo:border-left="0.05pt solid #000000" fo:border-right="none" fo:border-top="none" fo:border-bottom="0.05pt solid #000000"/>
    </style:style>
    <style:style style:name="Tabelle27.B7" style:family="table-cell">
      <style:table-cell-properties fo:padding="0.097cm" fo:border-left="0.05pt solid #000000" fo:border-right="0.05pt solid #000000" fo:border-top="none" fo:border-bottom="0.05pt solid #000000"/>
    </style:style>
    <style:style style:name="Tabelle27.A8" style:family="table-cell">
      <style:table-cell-properties fo:padding="0.097cm" fo:border-left="0.05pt solid #000000" fo:border-right="none" fo:border-top="none" fo:border-bottom="0.05pt solid #000000"/>
    </style:style>
    <style:style style:name="Tabelle27.B8" style:family="table-cell">
      <style:table-cell-properties fo:padding="0.097cm" fo:border-left="0.05pt solid #000000" fo:border-right="0.05pt solid #000000" fo:border-top="none" fo:border-bottom="0.05pt solid #000000"/>
    </style:style>
    <style:style style:name="Tabelle28" style:family="table">
      <style:table-properties style:width="18cm" table:align="margins"/>
    </style:style>
    <style:style style:name="Tabelle28.A" style:family="table-column">
      <style:table-column-properties style:column-width="8.999cm" style:rel-column-width="32767*"/>
    </style:style>
    <style:style style:name="Tabelle28.B" style:family="table-column">
      <style:table-column-properties style:column-width="9.001cm" style:rel-column-width="32768*"/>
    </style:style>
    <style:style style:name="Tabelle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8.B1" style:family="table-cell">
      <style:table-cell-properties fo:background-color="#eeeeee" fo:padding="0.097cm" fo:border="0.05pt solid #000000">
        <style:background-image/>
      </style:table-cell-properties>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28.A3" style:family="table-cell">
      <style:table-cell-properties fo:padding="0.097cm" fo:border-left="0.05pt solid #000000" fo:border-right="0.05pt solid #000000" fo:border-top="none" fo:border-bottom="0.05pt solid #000000"/>
    </style:style>
    <style:style style:name="Tabelle28.A4" style:family="table-cell">
      <style:table-cell-properties fo:background-color="#eeeeee" fo:padding="0.097cm" fo:border-left="0.05pt solid #000000" fo:border-right="none" fo:border-top="none" fo:border-bottom="0.05pt solid #000000">
        <style:background-image/>
      </style:table-cell-properties>
    </style:style>
    <style:style style:name="Tabelle2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0.05pt solid #000000" fo:border-top="none" fo:border-bottom="0.05pt solid #000000"/>
    </style:style>
    <style:style style:name="Tabelle29" style:family="table">
      <style:table-properties style:width="18cm" table:align="margins"/>
    </style:style>
    <style:style style:name="Tabelle29.A" style:family="table-column">
      <style:table-column-properties style:column-width="8.999cm" style:rel-column-width="32767*"/>
    </style:style>
    <style:style style:name="Tabelle29.B" style:family="table-column">
      <style:table-column-properties style:column-width="9.001cm" style:rel-column-width="32768*"/>
    </style:style>
    <style:style style:name="Tabelle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9.B1" style:family="table-cell">
      <style:table-cell-properties fo:background-color="#eeeeee" fo:padding="0.097cm" fo:border="0.05pt solid #000000">
        <style:background-image/>
      </style:table-cell-properties>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29.A3" style:family="table-cell">
      <style:table-cell-properties fo:padding="0.097cm" fo:border-left="0.05pt solid #000000" fo:border-right="0.05pt solid #000000" fo:border-top="none" fo:border-bottom="0.05pt solid #000000"/>
    </style:style>
    <style:style style:name="Tabelle29.A4" style:family="table-cell">
      <style:table-cell-properties fo:background-color="#eeeeee" fo:padding="0.097cm" fo:border-left="0.05pt solid #000000" fo:border-right="none" fo:border-top="none" fo:border-bottom="0.05pt solid #000000">
        <style:background-image/>
      </style:table-cell-properties>
    </style:style>
    <style:style style:name="Tabelle2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9.A5" style:family="table-cell">
      <style:table-cell-properties fo:padding="0.097cm" fo:border-left="0.05pt solid #000000" fo:border-right="none" fo:border-top="none" fo:border-bottom="0.05pt solid #000000"/>
    </style:style>
    <style:style style:name="Tabelle29.B5" style:family="table-cell">
      <style:table-cell-properties fo:padding="0.097cm" fo:border-left="0.05pt solid #000000" fo:border-right="0.05pt solid #000000" fo:border-top="none" fo:border-bottom="0.05pt solid #000000"/>
    </style:style>
    <style:style style:name="Tabelle31" style:family="table">
      <style:table-properties style:width="18cm" table:align="margins" style:may-break-between-rows="false"/>
    </style:style>
    <style:style style:name="Tabelle31.A" style:family="table-column">
      <style:table-column-properties style:column-width="8.999cm" style:rel-column-width="32767*"/>
    </style:style>
    <style:style style:name="Tabelle31.B" style:family="table-column">
      <style:table-column-properties style:column-width="9.001cm" style:rel-column-width="32768*"/>
    </style:style>
    <style:style style:name="Tabelle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1.B1" style:family="table-cell">
      <style:table-cell-properties fo:background-color="#eeeeee" fo:padding="0.097cm" fo:border="0.05pt solid #000000">
        <style:background-image/>
      </style:table-cell-properties>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31.A3" style:family="table-cell">
      <style:table-cell-properties fo:padding="0.097cm" fo:border-left="0.05pt solid #000000" fo:border-right="0.05pt solid #000000" fo:border-top="none" fo:border-bottom="0.05pt solid #000000"/>
    </style:style>
    <style:style style:name="Tabelle31.A4" style:family="table-cell">
      <style:table-cell-properties fo:background-color="#eeeeee" fo:padding="0.097cm" fo:border-left="0.05pt solid #000000" fo:border-right="none" fo:border-top="none" fo:border-bottom="0.05pt solid #000000">
        <style:background-image/>
      </style:table-cell-properties>
    </style:style>
    <style:style style:name="Tabelle3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1.A5" style:family="table-cell">
      <style:table-cell-properties fo:padding="0.097cm" fo:border-left="0.05pt solid #000000" fo:border-right="none" fo:border-top="none" fo:border-bottom="0.05pt solid #000000"/>
    </style:style>
    <style:style style:name="Tabelle31.B5" style:family="table-cell">
      <style:table-cell-properties fo:padding="0.097cm" fo:border-left="0.05pt solid #000000" fo:border-right="0.05pt solid #000000" fo:border-top="none" fo:border-bottom="0.05pt solid #000000"/>
    </style:style>
    <style:style style:name="Tabelle30" style:family="table">
      <style:table-properties style:width="18cm" table:align="margins" style:may-break-between-rows="false"/>
    </style:style>
    <style:style style:name="Tabelle30.A" style:family="table-column">
      <style:table-column-properties style:column-width="8.999cm" style:rel-column-width="32767*"/>
    </style:style>
    <style:style style:name="Tabelle30.B" style:family="table-column">
      <style:table-column-properties style:column-width="9.001cm" style:rel-column-width="32768*"/>
    </style:style>
    <style:style style:name="Tabelle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0.B1" style:family="table-cell">
      <style:table-cell-properties fo:background-color="#eeeeee"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0.05pt solid #000000" fo:border-top="none" fo:border-bottom="0.05pt solid #000000"/>
    </style:style>
    <style:style style:name="Tabelle30.A4" style:family="table-cell">
      <style:table-cell-properties fo:background-color="#eeeeee" fo:padding="0.097cm" fo:border-left="0.05pt solid #000000" fo:border-right="none" fo:border-top="none" fo:border-bottom="0.05pt solid #000000">
        <style:background-image/>
      </style:table-cell-properties>
    </style:style>
    <style:style style:name="Tabelle3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0.05pt solid #000000" fo:border-top="none" fo:border-bottom="0.05pt solid #000000"/>
    </style:style>
    <style:style style:name="Tabelle33" style:family="table">
      <style:table-properties style:width="18cm" table:align="margins"/>
    </style:style>
    <style:style style:name="Tabelle33.A" style:family="table-column">
      <style:table-column-properties style:column-width="8.999cm" style:rel-column-width="32767*"/>
    </style:style>
    <style:style style:name="Tabelle33.B" style:family="table-column">
      <style:table-column-properties style:column-width="9.001cm" style:rel-column-width="32768*"/>
    </style:style>
    <style:style style:name="Tabelle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3.B1" style:family="table-cell">
      <style:table-cell-properties fo:background-color="#eeeeee" fo:padding="0.097cm" fo:border="0.05pt solid #000000">
        <style:background-image/>
      </style:table-cell-properties>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3.A3" style:family="table-cell">
      <style:table-cell-properties fo:padding="0.097cm" fo:border-left="0.05pt solid #000000" fo:border-right="0.05pt solid #000000" fo:border-top="none" fo:border-bottom="0.05pt solid #000000"/>
    </style:style>
    <style:style style:name="Tabelle33.A4" style:family="table-cell">
      <style:table-cell-properties fo:background-color="#eeeeee" fo:padding="0.097cm" fo:border-left="0.05pt solid #000000" fo:border-right="none" fo:border-top="none" fo:border-bottom="0.05pt solid #000000">
        <style:background-image/>
      </style:table-cell-properties>
    </style:style>
    <style:style style:name="Tabelle3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3.A5" style:family="table-cell">
      <style:table-cell-properties fo:padding="0.097cm" fo:border-left="0.05pt solid #000000" fo:border-right="none" fo:border-top="none" fo:border-bottom="0.05pt solid #000000"/>
    </style:style>
    <style:style style:name="Tabelle33.B5" style:family="table-cell">
      <style:table-cell-properties fo:padding="0.097cm" fo:border-left="0.05pt solid #000000" fo:border-right="0.05pt solid #000000" fo:border-top="none" fo:border-bottom="0.05pt solid #000000"/>
    </style:style>
    <style:style style:name="Tabelle32" style:family="table">
      <style:table-properties style:width="18cm" table:align="margins" style:may-break-between-rows="false"/>
    </style:style>
    <style:style style:name="Tabelle32.A" style:family="table-column">
      <style:table-column-properties style:column-width="8.999cm" style:rel-column-width="32767*"/>
    </style:style>
    <style:style style:name="Tabelle32.B" style:family="table-column">
      <style:table-column-properties style:column-width="9.001cm" style:rel-column-width="32768*"/>
    </style:style>
    <style:style style:name="Tabelle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2.B1" style:family="table-cell">
      <style:table-cell-properties fo:background-color="#eeeeee"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2.A3" style:family="table-cell">
      <style:table-cell-properties fo:padding="0.097cm" fo:border-left="0.05pt solid #000000" fo:border-right="0.05pt solid #000000" fo:border-top="none" fo:border-bottom="0.05pt solid #000000"/>
    </style:style>
    <style:style style:name="Tabelle32.A4" style:family="table-cell">
      <style:table-cell-properties fo:background-color="#eeeeee" fo:padding="0.097cm" fo:border-left="0.05pt solid #000000" fo:border-right="none" fo:border-top="none" fo:border-bottom="0.05pt solid #000000">
        <style:background-image/>
      </style:table-cell-properties>
    </style:style>
    <style:style style:name="Tabelle3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0.05pt solid #000000" fo:border-top="none" fo:border-bottom="0.05pt solid #000000"/>
    </style:style>
    <style:style style:name="Tabelle34" style:family="table">
      <style:table-properties style:width="18cm" table:align="margins" style:may-break-between-rows="false"/>
    </style:style>
    <style:style style:name="Tabelle34.A" style:family="table-column">
      <style:table-column-properties style:column-width="8.999cm" style:rel-column-width="32767*"/>
    </style:style>
    <style:style style:name="Tabelle34.B" style:family="table-column">
      <style:table-column-properties style:column-width="9.001cm" style:rel-column-width="32768*"/>
    </style:style>
    <style:style style:name="Tabelle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4.B1" style:family="table-cell">
      <style:table-cell-properties fo:background-color="#eeeeee" fo:padding="0.097cm" fo:border="0.05pt solid #000000">
        <style:background-image/>
      </style:table-cell-properties>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Tabelle34.A4" style:family="table-cell">
      <style:table-cell-properties fo:background-color="#eeeeee" fo:padding="0.097cm" fo:border-left="0.05pt solid #000000" fo:border-right="none" fo:border-top="none" fo:border-bottom="0.05pt solid #000000">
        <style:background-image/>
      </style:table-cell-properties>
    </style:style>
    <style:style style:name="Tabelle3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0.05pt solid #000000" fo:border-top="none" fo:border-bottom="0.05pt solid #000000"/>
    </style:style>
    <style:style style:name="Tabelle58" style:family="table">
      <style:table-properties style:width="17.992cm" table:align="left"/>
    </style:style>
    <style:style style:name="Tabelle58.A" style:family="table-column">
      <style:table-column-properties style:column-width="3.493cm"/>
    </style:style>
    <style:style style:name="Tabelle58.B" style:family="table-column">
      <style:table-column-properties style:column-width="14.499cm"/>
    </style:style>
    <style:style style:name="Tabelle5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8.B1" style:family="table-cell">
      <style:table-cell-properties fo:padding="0.097cm" fo:border="0.05pt solid #000000"/>
    </style:style>
    <style:style style:name="Tabelle58.A2" style:family="table-cell">
      <style:table-cell-properties fo:background-color="#eeeeee" fo:padding="0.097cm" fo:border-left="0.05pt solid #000000" fo:border-right="none" fo:border-top="none" fo:border-bottom="0.05pt solid #000000">
        <style:background-image/>
      </style:table-cell-properties>
    </style:style>
    <style:style style:name="Tabelle58.B2" style:family="table-cell">
      <style:table-cell-properties fo:padding="0.097cm" fo:border-left="0.05pt solid #000000" fo:border-right="0.05pt solid #000000" fo:border-top="none" fo:border-bottom="0.05pt solid #000000"/>
    </style:style>
    <style:style style:name="Tabelle58.B3" style:family="table-cell">
      <style:table-cell-properties fo:padding="0.097cm" fo:border-left="0.05pt solid #000000" fo:border-right="0.05pt solid #000000" fo:border-top="none" fo:border-bottom="0.05pt solid #000000"/>
    </style:style>
    <style:style style:name="Tabelle59" style:family="table">
      <style:table-properties style:width="18cm" table:align="margins"/>
    </style:style>
    <style:style style:name="Tabelle59.A" style:family="table-column">
      <style:table-column-properties style:column-width="8.999cm" style:rel-column-width="32767*"/>
    </style:style>
    <style:style style:name="Tabelle59.B" style:family="table-column">
      <style:table-column-properties style:column-width="9.001cm" style:rel-column-width="32768*"/>
    </style:style>
    <style:style style:name="Tabelle5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9.B1" style:family="table-cell">
      <style:table-cell-properties fo:background-color="#eeeeee" fo:padding="0.097cm" fo:border="0.05pt solid #000000">
        <style:background-image/>
      </style:table-cell-properties>
    </style:style>
    <style:style style:name="Tabelle59.A2" style:family="table-cell">
      <style:table-cell-properties fo:padding="0.097cm" fo:border-left="0.05pt solid #000000" fo:border-right="none" fo:border-top="none" fo:border-bottom="0.05pt solid #000000"/>
    </style:style>
    <style:style style:name="Tabelle59.B2" style:family="table-cell">
      <style:table-cell-properties fo:padding="0.097cm" fo:border-left="0.05pt solid #000000" fo:border-right="0.05pt solid #000000" fo:border-top="none" fo:border-bottom="0.05pt solid #000000"/>
    </style:style>
    <style:style style:name="Tabelle59.A3" style:family="table-cell">
      <style:table-cell-properties fo:padding="0.097cm" fo:border-left="0.05pt solid #000000" fo:border-right="none" fo:border-top="none" fo:border-bottom="0.05pt solid #000000"/>
    </style:style>
    <style:style style:name="Tabelle59.B3" style:family="table-cell">
      <style:table-cell-properties fo:padding="0.097cm" fo:border-left="0.05pt solid #000000" fo:border-right="0.05pt solid #000000" fo:border-top="none" fo:border-bottom="0.05pt solid #000000"/>
    </style:style>
    <style:style style:name="Tabelle59.A4" style:family="table-cell">
      <style:table-cell-properties fo:padding="0.097cm" fo:border-left="0.05pt solid #000000" fo:border-right="none" fo:border-top="none" fo:border-bottom="0.05pt solid #000000"/>
    </style:style>
    <style:style style:name="Tabelle59.B4" style:family="table-cell">
      <style:table-cell-properties fo:padding="0.097cm" fo:border-left="0.05pt solid #000000" fo:border-right="0.05pt solid #000000" fo:border-top="none" fo:border-bottom="0.05pt solid #000000"/>
    </style:style>
    <style:style style:name="Tabelle59.A5" style:family="table-cell">
      <style:table-cell-properties fo:padding="0.097cm" fo:border-left="0.05pt solid #000000" fo:border-right="none" fo:border-top="none" fo:border-bottom="0.05pt solid #000000"/>
    </style:style>
    <style:style style:name="Tabelle59.B5" style:family="table-cell">
      <style:table-cell-properties fo:padding="0.097cm" fo:border-left="0.05pt solid #000000" fo:border-right="0.05pt solid #000000" fo:border-top="none" fo:border-bottom="0.05pt solid #000000"/>
    </style:style>
    <style:style style:name="Tabelle59.A6" style:family="table-cell">
      <style:table-cell-properties fo:padding="0.097cm" fo:border-left="0.05pt solid #000000" fo:border-right="none" fo:border-top="none" fo:border-bottom="0.05pt solid #000000"/>
    </style:style>
    <style:style style:name="Tabelle59.B6" style:family="table-cell">
      <style:table-cell-properties fo:padding="0.097cm" fo:border-left="0.05pt solid #000000" fo:border-right="0.05pt solid #000000" fo:border-top="none" fo:border-bottom="0.05pt solid #000000"/>
    </style:style>
    <style:style style:name="Tabelle59.A7" style:family="table-cell">
      <style:table-cell-properties fo:padding="0.097cm" fo:border-left="0.05pt solid #000000" fo:border-right="none" fo:border-top="none" fo:border-bottom="0.05pt solid #000000"/>
    </style:style>
    <style:style style:name="Tabelle59.B7" style:family="table-cell">
      <style:table-cell-properties fo:padding="0.097cm" fo:border-left="0.05pt solid #000000" fo:border-right="0.05pt solid #000000" fo:border-top="none" fo:border-bottom="0.05pt solid #000000"/>
    </style:style>
    <style:style style:name="Tabelle59.A8" style:family="table-cell">
      <style:table-cell-properties fo:padding="0.097cm" fo:border-left="0.05pt solid #000000" fo:border-right="none" fo:border-top="none" fo:border-bottom="0.05pt solid #000000"/>
    </style:style>
    <style:style style:name="Tabelle59.B8" style:family="table-cell">
      <style:table-cell-properties fo:padding="0.097cm" fo:border-left="0.05pt solid #000000" fo:border-right="0.05pt solid #000000" fo:border-top="none" fo:border-bottom="0.05pt solid #000000"/>
    </style:style>
    <style:style style:name="Tabelle60" style:family="table">
      <style:table-properties style:width="18cm" table:align="margins"/>
    </style:style>
    <style:style style:name="Tabelle60.A" style:family="table-column">
      <style:table-column-properties style:column-width="8.999cm" style:rel-column-width="32767*"/>
    </style:style>
    <style:style style:name="Tabelle60.B" style:family="table-column">
      <style:table-column-properties style:column-width="9.001cm" style:rel-column-width="32768*"/>
    </style:style>
    <style:style style:name="Tabelle6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0.B1" style:family="table-cell">
      <style:table-cell-properties fo:background-color="#eeeeee" fo:padding="0.097cm" fo:border="0.05pt solid #000000">
        <style:background-image/>
      </style:table-cell-properties>
    </style:style>
    <style:style style:name="Tabelle60.A2" style:family="table-cell">
      <style:table-cell-properties fo:padding="0.097cm" fo:border-left="0.05pt solid #000000" fo:border-right="none" fo:border-top="none" fo:border-bottom="0.05pt solid #000000"/>
    </style:style>
    <style:style style:name="Tabelle60.B2" style:family="table-cell">
      <style:table-cell-properties fo:padding="0.097cm" fo:border-left="0.05pt solid #000000" fo:border-right="0.05pt solid #000000" fo:border-top="none" fo:border-bottom="0.05pt solid #000000"/>
    </style:style>
    <style:style style:name="Tabelle60.A3" style:family="table-cell">
      <style:table-cell-properties fo:padding="0.097cm" fo:border-left="0.05pt solid #000000" fo:border-right="0.05pt solid #000000" fo:border-top="none" fo:border-bottom="0.05pt solid #000000"/>
    </style:style>
    <style:style style:name="Tabelle60.A4" style:family="table-cell">
      <style:table-cell-properties fo:background-color="#eeeeee" fo:padding="0.097cm" fo:border-left="0.05pt solid #000000" fo:border-right="none" fo:border-top="none" fo:border-bottom="0.05pt solid #000000">
        <style:background-image/>
      </style:table-cell-properties>
    </style:style>
    <style:style style:name="Tabelle6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0.A5" style:family="table-cell">
      <style:table-cell-properties fo:padding="0.097cm" fo:border-left="0.05pt solid #000000" fo:border-right="none" fo:border-top="none" fo:border-bottom="0.05pt solid #000000"/>
    </style:style>
    <style:style style:name="Tabelle60.B5" style:family="table-cell">
      <style:table-cell-properties fo:padding="0.097cm" fo:border-left="0.05pt solid #000000" fo:border-right="0.05pt solid #000000" fo:border-top="none" fo:border-bottom="0.05pt solid #000000"/>
    </style:style>
    <style:style style:name="Tabelle61" style:family="table">
      <style:table-properties style:width="18cm" table:align="margins"/>
    </style:style>
    <style:style style:name="Tabelle61.A" style:family="table-column">
      <style:table-column-properties style:column-width="8.999cm" style:rel-column-width="32767*"/>
    </style:style>
    <style:style style:name="Tabelle61.B" style:family="table-column">
      <style:table-column-properties style:column-width="9.001cm" style:rel-column-width="32768*"/>
    </style:style>
    <style:style style:name="Tabelle6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1.B1" style:family="table-cell">
      <style:table-cell-properties fo:background-color="#eeeeee" fo:padding="0.097cm" fo:border="0.05pt solid #000000">
        <style:background-image/>
      </style:table-cell-properties>
    </style:style>
    <style:style style:name="Tabelle61.A2" style:family="table-cell">
      <style:table-cell-properties fo:padding="0.097cm" fo:border-left="0.05pt solid #000000" fo:border-right="none" fo:border-top="none" fo:border-bottom="0.05pt solid #000000"/>
    </style:style>
    <style:style style:name="Tabelle61.B2" style:family="table-cell">
      <style:table-cell-properties fo:padding="0.097cm" fo:border-left="0.05pt solid #000000" fo:border-right="0.05pt solid #000000" fo:border-top="none" fo:border-bottom="0.05pt solid #000000"/>
    </style:style>
    <style:style style:name="Tabelle61.A3" style:family="table-cell">
      <style:table-cell-properties fo:padding="0.097cm" fo:border-left="0.05pt solid #000000" fo:border-right="0.05pt solid #000000" fo:border-top="none" fo:border-bottom="0.05pt solid #000000"/>
    </style:style>
    <style:style style:name="Tabelle61.A4" style:family="table-cell">
      <style:table-cell-properties fo:background-color="#eeeeee" fo:padding="0.097cm" fo:border-left="0.05pt solid #000000" fo:border-right="none" fo:border-top="none" fo:border-bottom="0.05pt solid #000000">
        <style:background-image/>
      </style:table-cell-properties>
    </style:style>
    <style:style style:name="Tabelle6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1.A5" style:family="table-cell">
      <style:table-cell-properties fo:padding="0.097cm" fo:border-left="0.05pt solid #000000" fo:border-right="none" fo:border-top="none" fo:border-bottom="0.05pt solid #000000"/>
    </style:style>
    <style:style style:name="Tabelle61.B5" style:family="table-cell">
      <style:table-cell-properties fo:padding="0.097cm" fo:border-left="0.05pt solid #000000" fo:border-right="0.05pt solid #000000" fo:border-top="none" fo:border-bottom="0.05pt solid #000000"/>
    </style:style>
    <style:style style:name="Tabelle62" style:family="table">
      <style:table-properties style:width="18cm" table:align="margins" style:may-break-between-rows="false"/>
    </style:style>
    <style:style style:name="Tabelle62.A" style:family="table-column">
      <style:table-column-properties style:column-width="8.999cm" style:rel-column-width="32767*"/>
    </style:style>
    <style:style style:name="Tabelle62.B" style:family="table-column">
      <style:table-column-properties style:column-width="9.001cm" style:rel-column-width="32768*"/>
    </style:style>
    <style:style style:name="Tabelle6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2.B1" style:family="table-cell">
      <style:table-cell-properties fo:background-color="#eeeeee" fo:padding="0.097cm" fo:border="0.05pt solid #000000">
        <style:background-image/>
      </style:table-cell-properties>
    </style:style>
    <style:style style:name="Tabelle62.A2" style:family="table-cell">
      <style:table-cell-properties fo:padding="0.097cm" fo:border-left="0.05pt solid #000000" fo:border-right="none" fo:border-top="none" fo:border-bottom="0.05pt solid #000000"/>
    </style:style>
    <style:style style:name="Tabelle62.B2" style:family="table-cell">
      <style:table-cell-properties fo:padding="0.097cm" fo:border-left="0.05pt solid #000000" fo:border-right="0.05pt solid #000000" fo:border-top="none" fo:border-bottom="0.05pt solid #000000"/>
    </style:style>
    <style:style style:name="Tabelle62.A3" style:family="table-cell">
      <style:table-cell-properties fo:padding="0.097cm" fo:border-left="0.05pt solid #000000" fo:border-right="0.05pt solid #000000" fo:border-top="none" fo:border-bottom="0.05pt solid #000000"/>
    </style:style>
    <style:style style:name="Tabelle62.A4" style:family="table-cell">
      <style:table-cell-properties fo:background-color="#eeeeee" fo:padding="0.097cm" fo:border-left="0.05pt solid #000000" fo:border-right="none" fo:border-top="none" fo:border-bottom="0.05pt solid #000000">
        <style:background-image/>
      </style:table-cell-properties>
    </style:style>
    <style:style style:name="Tabelle6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2.A5" style:family="table-cell">
      <style:table-cell-properties fo:padding="0.097cm" fo:border-left="0.05pt solid #000000" fo:border-right="none" fo:border-top="none" fo:border-bottom="0.05pt solid #000000"/>
    </style:style>
    <style:style style:name="Tabelle62.B5" style:family="table-cell">
      <style:table-cell-properties fo:padding="0.097cm" fo:border-left="0.05pt solid #000000" fo:border-right="0.05pt solid #000000" fo:border-top="none" fo:border-bottom="0.05pt solid #000000"/>
    </style:style>
    <style:style style:name="Tabelle63" style:family="table">
      <style:table-properties style:width="18cm" table:align="margins" style:may-break-between-rows="false"/>
    </style:style>
    <style:style style:name="Tabelle63.A" style:family="table-column">
      <style:table-column-properties style:column-width="8.999cm" style:rel-column-width="32767*"/>
    </style:style>
    <style:style style:name="Tabelle63.B" style:family="table-column">
      <style:table-column-properties style:column-width="9.001cm" style:rel-column-width="32768*"/>
    </style:style>
    <style:style style:name="Tabelle6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3.B1" style:family="table-cell">
      <style:table-cell-properties fo:background-color="#eeeeee" fo:padding="0.097cm" fo:border="0.05pt solid #000000">
        <style:background-image/>
      </style:table-cell-properties>
    </style:style>
    <style:style style:name="Tabelle63.A2" style:family="table-cell">
      <style:table-cell-properties fo:padding="0.097cm" fo:border-left="0.05pt solid #000000" fo:border-right="none" fo:border-top="none" fo:border-bottom="0.05pt solid #000000"/>
    </style:style>
    <style:style style:name="Tabelle63.B2" style:family="table-cell">
      <style:table-cell-properties fo:padding="0.097cm" fo:border-left="0.05pt solid #000000" fo:border-right="0.05pt solid #000000" fo:border-top="none" fo:border-bottom="0.05pt solid #000000"/>
    </style:style>
    <style:style style:name="Tabelle63.A3" style:family="table-cell">
      <style:table-cell-properties fo:padding="0.097cm" fo:border-left="0.05pt solid #000000" fo:border-right="0.05pt solid #000000" fo:border-top="none" fo:border-bottom="0.05pt solid #000000"/>
    </style:style>
    <style:style style:name="Tabelle63.A4" style:family="table-cell">
      <style:table-cell-properties fo:background-color="#eeeeee" fo:padding="0.097cm" fo:border-left="0.05pt solid #000000" fo:border-right="none" fo:border-top="none" fo:border-bottom="0.05pt solid #000000">
        <style:background-image/>
      </style:table-cell-properties>
    </style:style>
    <style:style style:name="Tabelle6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3.A5" style:family="table-cell">
      <style:table-cell-properties fo:padding="0.097cm" fo:border-left="0.05pt solid #000000" fo:border-right="none" fo:border-top="none" fo:border-bottom="0.05pt solid #000000"/>
    </style:style>
    <style:style style:name="Tabelle63.B5" style:family="table-cell">
      <style:table-cell-properties fo:padding="0.097cm" fo:border-left="0.05pt solid #000000" fo:border-right="0.05pt solid #000000" fo:border-top="none" fo:border-bottom="0.05pt solid #000000"/>
    </style:style>
    <style:style style:name="Tabelle64" style:family="table">
      <style:table-properties style:width="18cm" table:align="margins"/>
    </style:style>
    <style:style style:name="Tabelle64.A" style:family="table-column">
      <style:table-column-properties style:column-width="8.999cm" style:rel-column-width="32767*"/>
    </style:style>
    <style:style style:name="Tabelle64.B" style:family="table-column">
      <style:table-column-properties style:column-width="9.001cm" style:rel-column-width="32768*"/>
    </style:style>
    <style:style style:name="Tabelle6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4.B1" style:family="table-cell">
      <style:table-cell-properties fo:background-color="#eeeeee" fo:padding="0.097cm" fo:border="0.05pt solid #000000">
        <style:background-image/>
      </style:table-cell-properties>
    </style:style>
    <style:style style:name="Tabelle64.A2" style:family="table-cell">
      <style:table-cell-properties fo:padding="0.097cm" fo:border-left="0.05pt solid #000000" fo:border-right="none" fo:border-top="none" fo:border-bottom="0.05pt solid #000000"/>
    </style:style>
    <style:style style:name="Tabelle64.B2" style:family="table-cell">
      <style:table-cell-properties fo:padding="0.097cm" fo:border-left="0.05pt solid #000000" fo:border-right="0.05pt solid #000000" fo:border-top="none" fo:border-bottom="0.05pt solid #000000"/>
    </style:style>
    <style:style style:name="Tabelle64.A3" style:family="table-cell">
      <style:table-cell-properties fo:padding="0.097cm" fo:border-left="0.05pt solid #000000" fo:border-right="0.05pt solid #000000" fo:border-top="none" fo:border-bottom="0.05pt solid #000000"/>
    </style:style>
    <style:style style:name="Tabelle64.A4" style:family="table-cell">
      <style:table-cell-properties fo:background-color="#eeeeee" fo:padding="0.097cm" fo:border-left="0.05pt solid #000000" fo:border-right="none" fo:border-top="none" fo:border-bottom="0.05pt solid #000000">
        <style:background-image/>
      </style:table-cell-properties>
    </style:style>
    <style:style style:name="Tabelle6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4.A5" style:family="table-cell">
      <style:table-cell-properties fo:padding="0.097cm" fo:border-left="0.05pt solid #000000" fo:border-right="none" fo:border-top="none" fo:border-bottom="0.05pt solid #000000"/>
    </style:style>
    <style:style style:name="Tabelle64.B5" style:family="table-cell">
      <style:table-cell-properties fo:padding="0.097cm" fo:border-left="0.05pt solid #000000" fo:border-right="0.05pt solid #000000" fo:border-top="none" fo:border-bottom="0.05pt solid #000000"/>
    </style:style>
    <style:style style:name="Tabelle65" style:family="table">
      <style:table-properties style:width="18cm" table:align="margins" style:may-break-between-rows="false"/>
    </style:style>
    <style:style style:name="Tabelle65.A" style:family="table-column">
      <style:table-column-properties style:column-width="8.999cm" style:rel-column-width="32767*"/>
    </style:style>
    <style:style style:name="Tabelle65.B" style:family="table-column">
      <style:table-column-properties style:column-width="9.001cm" style:rel-column-width="32768*"/>
    </style:style>
    <style:style style:name="Tabelle6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5.B1" style:family="table-cell">
      <style:table-cell-properties fo:background-color="#eeeeee" fo:padding="0.097cm" fo:border="0.05pt solid #000000">
        <style:background-image/>
      </style:table-cell-properties>
    </style:style>
    <style:style style:name="Tabelle65.A2" style:family="table-cell">
      <style:table-cell-properties fo:padding="0.097cm" fo:border-left="0.05pt solid #000000" fo:border-right="none" fo:border-top="none" fo:border-bottom="0.05pt solid #000000"/>
    </style:style>
    <style:style style:name="Tabelle65.B2" style:family="table-cell">
      <style:table-cell-properties fo:padding="0.097cm" fo:border-left="0.05pt solid #000000" fo:border-right="0.05pt solid #000000" fo:border-top="none" fo:border-bottom="0.05pt solid #000000"/>
    </style:style>
    <style:style style:name="Tabelle65.A3" style:family="table-cell">
      <style:table-cell-properties fo:padding="0.097cm" fo:border-left="0.05pt solid #000000" fo:border-right="0.05pt solid #000000" fo:border-top="none" fo:border-bottom="0.05pt solid #000000"/>
    </style:style>
    <style:style style:name="Tabelle65.A4" style:family="table-cell">
      <style:table-cell-properties fo:background-color="#eeeeee" fo:padding="0.097cm" fo:border-left="0.05pt solid #000000" fo:border-right="none" fo:border-top="none" fo:border-bottom="0.05pt solid #000000">
        <style:background-image/>
      </style:table-cell-properties>
    </style:style>
    <style:style style:name="Tabelle6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5.A5" style:family="table-cell">
      <style:table-cell-properties fo:padding="0.097cm" fo:border-left="0.05pt solid #000000" fo:border-right="none" fo:border-top="none" fo:border-bottom="0.05pt solid #000000"/>
    </style:style>
    <style:style style:name="Tabelle65.B5" style:family="table-cell">
      <style:table-cell-properties fo:padding="0.097cm" fo:border-left="0.05pt solid #000000" fo:border-right="0.05pt solid #000000" fo:border-top="none" fo:border-bottom="0.05pt solid #000000"/>
    </style:style>
    <style:style style:name="Tabelle66" style:family="table">
      <style:table-properties style:width="18cm" table:align="margins" style:may-break-between-rows="false"/>
    </style:style>
    <style:style style:name="Tabelle66.A" style:family="table-column">
      <style:table-column-properties style:column-width="8.999cm" style:rel-column-width="32767*"/>
    </style:style>
    <style:style style:name="Tabelle66.B" style:family="table-column">
      <style:table-column-properties style:column-width="9.001cm" style:rel-column-width="32768*"/>
    </style:style>
    <style:style style:name="Tabelle6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6.B1" style:family="table-cell">
      <style:table-cell-properties fo:background-color="#eeeeee" fo:padding="0.097cm" fo:border="0.05pt solid #000000">
        <style:background-image/>
      </style:table-cell-properties>
    </style:style>
    <style:style style:name="Tabelle66.A2" style:family="table-cell">
      <style:table-cell-properties fo:padding="0.097cm" fo:border-left="0.05pt solid #000000" fo:border-right="none" fo:border-top="none" fo:border-bottom="0.05pt solid #000000"/>
    </style:style>
    <style:style style:name="Tabelle66.B2" style:family="table-cell">
      <style:table-cell-properties fo:padding="0.097cm" fo:border-left="0.05pt solid #000000" fo:border-right="0.05pt solid #000000" fo:border-top="none" fo:border-bottom="0.05pt solid #000000"/>
    </style:style>
    <style:style style:name="Tabelle66.A3" style:family="table-cell">
      <style:table-cell-properties fo:padding="0.097cm" fo:border-left="0.05pt solid #000000" fo:border-right="0.05pt solid #000000" fo:border-top="none" fo:border-bottom="0.05pt solid #000000"/>
    </style:style>
    <style:style style:name="Tabelle66.A4" style:family="table-cell">
      <style:table-cell-properties fo:background-color="#eeeeee" fo:padding="0.097cm" fo:border-left="0.05pt solid #000000" fo:border-right="none" fo:border-top="none" fo:border-bottom="0.05pt solid #000000">
        <style:background-image/>
      </style:table-cell-properties>
    </style:style>
    <style:style style:name="Tabelle66.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6.A5" style:family="table-cell">
      <style:table-cell-properties fo:padding="0.097cm" fo:border-left="0.05pt solid #000000" fo:border-right="none" fo:border-top="none" fo:border-bottom="0.05pt solid #000000"/>
    </style:style>
    <style:style style:name="Tabelle66.B5" style:family="table-cell">
      <style:table-cell-properties fo:padding="0.097cm" fo:border-left="0.05pt solid #000000" fo:border-right="0.05pt solid #000000" fo:border-top="none" fo:border-bottom="0.05pt solid #000000"/>
    </style:style>
    <style:style style:name="Tabelle35" style:family="table">
      <style:table-properties style:width="17.992cm" table:align="left"/>
    </style:style>
    <style:style style:name="Tabelle35.A" style:family="table-column">
      <style:table-column-properties style:column-width="3.493cm"/>
    </style:style>
    <style:style style:name="Tabelle35.B" style:family="table-column">
      <style:table-column-properties style:column-width="14.499cm"/>
    </style:style>
    <style:style style:name="Tabelle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5.B1" style:family="table-cell">
      <style:table-cell-properties fo:padding="0.097cm" fo:border="0.05pt solid #000000"/>
    </style:style>
    <style:style style:name="Tabelle35.A2" style:family="table-cell">
      <style:table-cell-properties fo:background-color="#eeeeee" fo:padding="0.097cm" fo:border-left="0.05pt solid #000000" fo:border-right="none" fo:border-top="none" fo:border-bottom="0.05pt solid #000000">
        <style:background-image/>
      </style:table-cell-properties>
    </style:style>
    <style:style style:name="Tabelle35.B2" style:family="table-cell">
      <style:table-cell-properties fo:padding="0.097cm" fo:border-left="0.05pt solid #000000" fo:border-right="0.05pt solid #000000" fo:border-top="none" fo:border-bottom="0.05pt solid #000000"/>
    </style:style>
    <style:style style:name="Tabelle35.B3" style:family="table-cell">
      <style:table-cell-properties fo:padding="0.097cm" fo:border-left="0.05pt solid #000000" fo:border-right="0.05pt solid #000000" fo:border-top="none" fo:border-bottom="0.05pt solid #000000"/>
    </style:style>
    <style:style style:name="Tabelle36" style:family="table">
      <style:table-properties style:width="18cm" table:align="margins"/>
    </style:style>
    <style:style style:name="Tabelle36.A" style:family="table-column">
      <style:table-column-properties style:column-width="8.999cm" style:rel-column-width="32767*"/>
    </style:style>
    <style:style style:name="Tabelle36.B" style:family="table-column">
      <style:table-column-properties style:column-width="9.001cm" style:rel-column-width="32768*"/>
    </style:style>
    <style:style style:name="Tabelle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6.B1" style:family="table-cell">
      <style:table-cell-properties fo:background-color="#eeeeee"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67" style:family="table">
      <style:table-properties style:width="17.992cm" table:align="left"/>
    </style:style>
    <style:style style:name="Tabelle67.A" style:family="table-column">
      <style:table-column-properties style:column-width="3.493cm"/>
    </style:style>
    <style:style style:name="Tabelle67.B" style:family="table-column">
      <style:table-column-properties style:column-width="14.499cm"/>
    </style:style>
    <style:style style:name="Tabelle6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7.B1" style:family="table-cell">
      <style:table-cell-properties fo:padding="0.097cm" fo:border="0.05pt solid #000000"/>
    </style:style>
    <style:style style:name="Tabelle67.A2" style:family="table-cell">
      <style:table-cell-properties fo:background-color="#eeeeee" fo:padding="0.097cm" fo:border-left="0.05pt solid #000000" fo:border-right="none" fo:border-top="none" fo:border-bottom="0.05pt solid #000000">
        <style:background-image/>
      </style:table-cell-properties>
    </style:style>
    <style:style style:name="Tabelle67.B2" style:family="table-cell">
      <style:table-cell-properties fo:padding="0.097cm" fo:border-left="0.05pt solid #000000" fo:border-right="0.05pt solid #000000" fo:border-top="none" fo:border-bottom="0.05pt solid #000000"/>
    </style:style>
    <style:style style:name="Tabelle67.B3" style:family="table-cell">
      <style:table-cell-properties fo:padding="0.097cm" fo:border-left="0.05pt solid #000000" fo:border-right="0.05pt solid #000000" fo:border-top="none" fo:border-bottom="0.05pt solid #000000"/>
    </style:style>
    <style:style style:name="Tabelle68" style:family="table">
      <style:table-properties style:width="18cm" table:align="margins"/>
    </style:style>
    <style:style style:name="Tabelle68.A" style:family="table-column">
      <style:table-column-properties style:column-width="8.999cm" style:rel-column-width="32767*"/>
    </style:style>
    <style:style style:name="Tabelle68.B" style:family="table-column">
      <style:table-column-properties style:column-width="9.001cm" style:rel-column-width="32768*"/>
    </style:style>
    <style:style style:name="Tabelle6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8.B1" style:family="table-cell">
      <style:table-cell-properties fo:background-color="#eeeeee" fo:padding="0.097cm" fo:border="0.05pt solid #000000">
        <style:background-image/>
      </style:table-cell-properties>
    </style:style>
    <style:style style:name="Tabelle68.A2" style:family="table-cell">
      <style:table-cell-properties fo:padding="0.097cm" fo:border-left="0.05pt solid #000000" fo:border-right="none" fo:border-top="none" fo:border-bottom="0.05pt solid #000000"/>
    </style:style>
    <style:style style:name="Tabelle68.B2" style:family="table-cell">
      <style:table-cell-properties fo:padding="0.097cm" fo:border-left="0.05pt solid #000000" fo:border-right="0.05pt solid #000000" fo:border-top="none" fo:border-bottom="0.05pt solid #000000"/>
    </style:style>
    <style:style style:name="Tabelle37" style:family="table">
      <style:table-properties style:width="17.992cm" table:align="left"/>
    </style:style>
    <style:style style:name="Tabelle37.A" style:family="table-column">
      <style:table-column-properties style:column-width="3.493cm"/>
    </style:style>
    <style:style style:name="Tabelle37.B" style:family="table-column">
      <style:table-column-properties style:column-width="14.499cm"/>
    </style:style>
    <style:style style:name="Tabelle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7.B1" style:family="table-cell">
      <style:table-cell-properties fo:padding="0.097cm" fo:border="0.05pt solid #000000"/>
    </style:style>
    <style:style style:name="Tabelle37.A2" style:family="table-cell">
      <style:table-cell-properties fo:background-color="#eeeeee" fo:padding="0.097cm" fo:border-left="0.05pt solid #000000" fo:border-right="none" fo:border-top="none" fo:border-bottom="0.05pt solid #000000">
        <style:background-image/>
      </style:table-cell-properties>
    </style:style>
    <style:style style:name="Tabelle37.B2" style:family="table-cell">
      <style:table-cell-properties fo:padding="0.097cm" fo:border-left="0.05pt solid #000000" fo:border-right="0.05pt solid #000000"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8" style:family="table">
      <style:table-properties style:width="18cm" table:align="margins"/>
    </style:style>
    <style:style style:name="Tabelle38.A" style:family="table-column">
      <style:table-column-properties style:column-width="8.999cm" style:rel-column-width="32767*"/>
    </style:style>
    <style:style style:name="Tabelle38.B" style:family="table-column">
      <style:table-column-properties style:column-width="9.001cm" style:rel-column-width="32768*"/>
    </style:style>
    <style:style style:name="Tabel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8.B1" style:family="table-cell">
      <style:table-cell-properties fo:background-color="#eeeeee" fo:padding="0.097cm" fo:border="0.05pt solid #000000">
        <style:background-image/>
      </style:table-cell-properties>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0.05pt solid #000000" fo:border-top="none" fo:border-bottom="0.05pt solid #000000"/>
    </style:style>
    <style:style style:name="Tabelle73" style:family="table">
      <style:table-properties style:width="17.992cm" table:align="left"/>
    </style:style>
    <style:style style:name="Tabelle73.A" style:family="table-column">
      <style:table-column-properties style:column-width="3.493cm"/>
    </style:style>
    <style:style style:name="Tabelle73.B" style:family="table-column">
      <style:table-column-properties style:column-width="14.499cm"/>
    </style:style>
    <style:style style:name="Tabelle7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3.B1" style:family="table-cell">
      <style:table-cell-properties fo:padding="0.097cm" fo:border="0.05pt solid #000000"/>
    </style:style>
    <style:style style:name="Tabelle73.A2" style:family="table-cell">
      <style:table-cell-properties fo:background-color="#eeeeee" fo:padding="0.097cm" fo:border-left="0.05pt solid #000000" fo:border-right="none" fo:border-top="none" fo:border-bottom="0.05pt solid #000000">
        <style:background-image/>
      </style:table-cell-properties>
    </style:style>
    <style:style style:name="Tabelle73.B2" style:family="table-cell">
      <style:table-cell-properties fo:padding="0.097cm" fo:border-left="0.05pt solid #000000" fo:border-right="0.05pt solid #000000" fo:border-top="none" fo:border-bottom="0.05pt solid #000000"/>
    </style:style>
    <style:style style:name="Tabelle73.B3" style:family="table-cell">
      <style:table-cell-properties fo:padding="0.097cm" fo:border-left="0.05pt solid #000000" fo:border-right="0.05pt solid #000000" fo:border-top="none" fo:border-bottom="0.05pt solid #000000"/>
    </style:style>
    <style:style style:name="Tabelle74" style:family="table">
      <style:table-properties style:width="18cm" table:align="margins"/>
    </style:style>
    <style:style style:name="Tabelle74.A" style:family="table-column">
      <style:table-column-properties style:column-width="8.999cm" style:rel-column-width="32767*"/>
    </style:style>
    <style:style style:name="Tabelle74.B" style:family="table-column">
      <style:table-column-properties style:column-width="9.001cm" style:rel-column-width="32768*"/>
    </style:style>
    <style:style style:name="Tabelle7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4.B1" style:family="table-cell">
      <style:table-cell-properties fo:background-color="#eeeeee" fo:padding="0.097cm" fo:border="0.05pt solid #000000">
        <style:background-image/>
      </style:table-cell-properties>
    </style:style>
    <style:style style:name="Tabelle74.A2" style:family="table-cell">
      <style:table-cell-properties fo:padding="0.097cm" fo:border-left="0.05pt solid #000000" fo:border-right="none" fo:border-top="none" fo:border-bottom="0.05pt solid #000000"/>
    </style:style>
    <style:style style:name="Tabelle74.B2" style:family="table-cell">
      <style:table-cell-properties fo:padding="0.097cm" fo:border-left="0.05pt solid #000000" fo:border-right="0.05pt solid #000000" fo:border-top="none" fo:border-bottom="0.05pt solid #000000"/>
    </style:style>
    <style:style style:name="Tabelle74.A3" style:family="table-cell">
      <style:table-cell-properties fo:padding="0.097cm" fo:border-left="0.05pt solid #000000" fo:border-right="none" fo:border-top="none" fo:border-bottom="0.05pt solid #000000"/>
    </style:style>
    <style:style style:name="Tabelle74.B3" style:family="table-cell">
      <style:table-cell-properties fo:padding="0.097cm" fo:border-left="0.05pt solid #000000" fo:border-right="0.05pt solid #000000" fo:border-top="none" fo:border-bottom="0.05pt solid #000000"/>
    </style:style>
    <style:style style:name="Tabelle39" style:family="table">
      <style:table-properties style:width="17.992cm" table:align="left"/>
    </style:style>
    <style:style style:name="Tabelle39.A" style:family="table-column">
      <style:table-column-properties style:column-width="3.493cm"/>
    </style:style>
    <style:style style:name="Tabelle39.B" style:family="table-column">
      <style:table-column-properties style:column-width="14.499cm"/>
    </style:style>
    <style:style style:name="Tabel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9.B1" style:family="table-cell">
      <style:table-cell-properties fo:padding="0.097cm" fo:border="0.05pt solid #000000"/>
    </style:style>
    <style:style style:name="Tabelle39.A2" style:family="table-cell">
      <style:table-cell-properties fo:background-color="#eeeeee" fo:padding="0.097cm" fo:border-left="0.05pt solid #000000" fo:border-right="none" fo:border-top="none" fo:border-bottom="0.05pt solid #000000">
        <style:background-image/>
      </style:table-cell-properties>
    </style:style>
    <style:style style:name="Tabelle39.B2" style:family="table-cell">
      <style:table-cell-properties fo:padding="0.097cm" fo:border-left="0.05pt solid #000000" fo:border-right="0.05pt solid #000000" fo:border-top="none" fo:border-bottom="0.05pt solid #000000"/>
    </style:style>
    <style:style style:name="Tabelle39.B3" style:family="table-cell">
      <style:table-cell-properties fo:padding="0.097cm" fo:border-left="0.05pt solid #000000" fo:border-right="0.05pt solid #000000" fo:border-top="none" fo:border-bottom="0.05pt solid #000000"/>
    </style:style>
    <style:style style:name="Tabelle40" style:family="table">
      <style:table-properties style:width="18cm" table:align="margins"/>
    </style:style>
    <style:style style:name="Tabelle40.A" style:family="table-column">
      <style:table-column-properties style:column-width="8.999cm" style:rel-column-width="32767*"/>
    </style:style>
    <style:style style:name="Tabelle40.B" style:family="table-column">
      <style:table-column-properties style:column-width="9.001cm" style:rel-column-width="32768*"/>
    </style:style>
    <style:style style:name="Tabel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0.B1" style:family="table-cell">
      <style:table-cell-properties fo:background-color="#eeeeee" fo:padding="0.097cm" fo:border="0.05pt solid #000000">
        <style:background-image/>
      </style:table-cell-properties>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0.05pt solid #000000" fo:border-top="none" fo:border-bottom="0.05pt solid #000000"/>
    </style:style>
    <style:style style:name="Tabelle40.A3" style:family="table-cell">
      <style:table-cell-properties fo:padding="0.097cm" fo:border-left="0.05pt solid #000000" fo:border-right="none" fo:border-top="none" fo:border-bottom="0.05pt solid #000000"/>
    </style:style>
    <style:style style:name="Tabelle40.B3" style:family="table-cell">
      <style:table-cell-properties fo:padding="0.097cm" fo:border-left="0.05pt solid #000000" fo:border-right="0.05pt solid #000000" fo:border-top="none" fo:border-bottom="0.05pt solid #000000"/>
    </style:style>
    <style:style style:name="Tabelle40.A4" style:family="table-cell">
      <style:table-cell-properties fo:padding="0.097cm" fo:border-left="0.05pt solid #000000" fo:border-right="none" fo:border-top="none" fo:border-bottom="0.05pt solid #000000"/>
    </style:style>
    <style:style style:name="Tabelle40.B4" style:family="table-cell">
      <style:table-cell-properties fo:padding="0.097cm" fo:border-left="0.05pt solid #000000" fo:border-right="0.05pt solid #000000" fo:border-top="none" fo:border-bottom="0.05pt solid #000000"/>
    </style:style>
    <style:style style:name="Tabelle40.A5" style:family="table-cell">
      <style:table-cell-properties fo:padding="0.097cm" fo:border-left="0.05pt solid #000000" fo:border-right="none" fo:border-top="none" fo:border-bottom="0.05pt solid #000000"/>
    </style:style>
    <style:style style:name="Tabelle40.B5" style:family="table-cell">
      <style:table-cell-properties fo:padding="0.097cm" fo:border-left="0.05pt solid #000000" fo:border-right="0.05pt solid #000000" fo:border-top="none" fo:border-bottom="0.05pt solid #000000"/>
    </style:style>
    <style:style style:name="Tabelle40.A6" style:family="table-cell">
      <style:table-cell-properties fo:padding="0.097cm" fo:border-left="0.05pt solid #000000" fo:border-right="none" fo:border-top="none" fo:border-bottom="0.05pt solid #000000"/>
    </style:style>
    <style:style style:name="Tabelle40.B6" style:family="table-cell">
      <style:table-cell-properties fo:padding="0.097cm" fo:border-left="0.05pt solid #000000" fo:border-right="0.05pt solid #000000" fo:border-top="none" fo:border-bottom="0.05pt solid #000000"/>
    </style:style>
    <style:style style:name="Tabelle40.A7" style:family="table-cell">
      <style:table-cell-properties fo:padding="0.097cm" fo:border-left="0.05pt solid #000000" fo:border-right="none" fo:border-top="none" fo:border-bottom="0.05pt solid #000000"/>
    </style:style>
    <style:style style:name="Tabelle40.B7" style:family="table-cell">
      <style:table-cell-properties fo:padding="0.097cm" fo:border-left="0.05pt solid #000000" fo:border-right="0.05pt solid #000000" fo:border-top="none" fo:border-bottom="0.05pt solid #000000"/>
    </style:style>
    <style:style style:name="Tabelle40.A8" style:family="table-cell">
      <style:table-cell-properties fo:padding="0.097cm" fo:border-left="0.05pt solid #000000" fo:border-right="none" fo:border-top="none" fo:border-bottom="0.05pt solid #000000"/>
    </style:style>
    <style:style style:name="Tabelle40.B8" style:family="table-cell">
      <style:table-cell-properties fo:padding="0.097cm" fo:border-left="0.05pt solid #000000" fo:border-right="0.05pt solid #000000" fo:border-top="none" fo:border-bottom="0.05pt solid #000000"/>
    </style:style>
    <style:style style:name="Tabelle40.A9" style:family="table-cell">
      <style:table-cell-properties fo:padding="0.097cm" fo:border-left="0.05pt solid #000000" fo:border-right="none" fo:border-top="none" fo:border-bottom="0.05pt solid #000000"/>
    </style:style>
    <style:style style:name="Tabelle40.B9" style:family="table-cell">
      <style:table-cell-properties fo:padding="0.097cm" fo:border-left="0.05pt solid #000000" fo:border-right="0.05pt solid #000000" fo:border-top="none" fo:border-bottom="0.05pt solid #000000"/>
    </style:style>
    <style:style style:name="Tabelle40.A10" style:family="table-cell">
      <style:table-cell-properties fo:padding="0.097cm" fo:border-left="0.05pt solid #000000" fo:border-right="none" fo:border-top="none" fo:border-bottom="0.05pt solid #000000"/>
    </style:style>
    <style:style style:name="Tabelle40.B10" style:family="table-cell">
      <style:table-cell-properties fo:padding="0.097cm" fo:border-left="0.05pt solid #000000" fo:border-right="0.05pt solid #000000" fo:border-top="none" fo:border-bottom="0.05pt solid #000000"/>
    </style:style>
    <style:style style:name="Tabelle40.A11" style:family="table-cell">
      <style:table-cell-properties fo:padding="0.097cm" fo:border-left="0.05pt solid #000000" fo:border-right="none" fo:border-top="none" fo:border-bottom="0.05pt solid #000000"/>
    </style:style>
    <style:style style:name="Tabelle40.B11" style:family="table-cell">
      <style:table-cell-properties fo:padding="0.097cm" fo:border-left="0.05pt solid #000000" fo:border-right="0.05pt solid #000000" fo:border-top="none" fo:border-bottom="0.05pt solid #000000"/>
    </style:style>
    <style:style style:name="Tabelle40.A12" style:family="table-cell">
      <style:table-cell-properties fo:padding="0.097cm" fo:border-left="0.05pt solid #000000" fo:border-right="none" fo:border-top="none" fo:border-bottom="0.05pt solid #000000"/>
    </style:style>
    <style:style style:name="Tabelle40.B12" style:family="table-cell">
      <style:table-cell-properties fo:padding="0.097cm" fo:border-left="0.05pt solid #000000" fo:border-right="0.05pt solid #000000" fo:border-top="none" fo:border-bottom="0.05pt solid #000000"/>
    </style:style>
    <style:style style:name="Tabelle40.A13" style:family="table-cell">
      <style:table-cell-properties fo:padding="0.097cm" fo:border-left="0.05pt solid #000000" fo:border-right="none" fo:border-top="none" fo:border-bottom="0.05pt solid #000000"/>
    </style:style>
    <style:style style:name="Tabelle40.B13" style:family="table-cell">
      <style:table-cell-properties fo:padding="0.097cm" fo:border-left="0.05pt solid #000000" fo:border-right="0.05pt solid #000000" fo:border-top="none" fo:border-bottom="0.05pt solid #000000"/>
    </style:style>
    <style:style style:name="Tabelle40.A14" style:family="table-cell">
      <style:table-cell-properties fo:padding="0.097cm" fo:border-left="0.05pt solid #000000" fo:border-right="none" fo:border-top="none" fo:border-bottom="0.05pt solid #000000"/>
    </style:style>
    <style:style style:name="Tabelle40.B14" style:family="table-cell">
      <style:table-cell-properties fo:padding="0.097cm" fo:border-left="0.05pt solid #000000" fo:border-right="0.05pt solid #000000" fo:border-top="none" fo:border-bottom="0.05pt solid #000000"/>
    </style:style>
    <style:style style:name="Tabelle40.A15" style:family="table-cell">
      <style:table-cell-properties fo:padding="0.097cm" fo:border-left="0.05pt solid #000000" fo:border-right="none" fo:border-top="none" fo:border-bottom="0.05pt solid #000000"/>
    </style:style>
    <style:style style:name="Tabelle40.B15" style:family="table-cell">
      <style:table-cell-properties fo:padding="0.097cm" fo:border-left="0.05pt solid #000000" fo:border-right="0.05pt solid #000000" fo:border-top="none" fo:border-bottom="0.05pt solid #000000"/>
    </style:style>
    <style:style style:name="Tabelle40.A16" style:family="table-cell">
      <style:table-cell-properties fo:padding="0.097cm" fo:border-left="0.05pt solid #000000" fo:border-right="none" fo:border-top="none" fo:border-bottom="0.05pt solid #000000"/>
    </style:style>
    <style:style style:name="Tabelle40.B16" style:family="table-cell">
      <style:table-cell-properties fo:padding="0.097cm" fo:border-left="0.05pt solid #000000" fo:border-right="0.05pt solid #000000" fo:border-top="none" fo:border-bottom="0.05pt solid #000000"/>
    </style:style>
    <style:style style:name="Tabelle40.A17" style:family="table-cell">
      <style:table-cell-properties fo:padding="0.097cm" fo:border-left="0.05pt solid #000000" fo:border-right="none" fo:border-top="none" fo:border-bottom="0.05pt solid #000000"/>
    </style:style>
    <style:style style:name="Tabelle40.B17" style:family="table-cell">
      <style:table-cell-properties fo:padding="0.097cm" fo:border-left="0.05pt solid #000000" fo:border-right="0.05pt solid #000000" fo:border-top="none" fo:border-bottom="0.05pt solid #000000"/>
    </style:style>
    <style:style style:name="Tabelle41" style:family="table">
      <style:table-properties style:width="18cm" table:align="margins"/>
    </style:style>
    <style:style style:name="Tabelle41.A" style:family="table-column">
      <style:table-column-properties style:column-width="8.999cm" style:rel-column-width="32767*"/>
    </style:style>
    <style:style style:name="Tabelle41.B" style:family="table-column">
      <style:table-column-properties style:column-width="9.001cm" style:rel-column-width="32768*"/>
    </style:style>
    <style:style style:name="Tabel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1.B1" style:family="table-cell">
      <style:table-cell-properties fo:background-color="#eeeeee" fo:padding="0.097cm" fo:border="0.05pt solid #000000">
        <style:background-image/>
      </style:table-cell-properties>
    </style:style>
    <style:style style:name="Tabelle41.A2" style:family="table-cell">
      <style:table-cell-properties fo:padding="0.097cm" fo:border-left="0.05pt solid #000000" fo:border-right="none" fo:border-top="none" fo:border-bottom="0.05pt solid #000000"/>
    </style:style>
    <style:style style:name="Tabelle41.B2" style:family="table-cell">
      <style:table-cell-properties fo:padding="0.097cm" fo:border-left="0.05pt solid #000000" fo:border-right="0.05pt solid #000000" fo:border-top="none" fo:border-bottom="0.05pt solid #000000"/>
    </style:style>
    <style:style style:name="Tabelle41.A3" style:family="table-cell">
      <style:table-cell-properties fo:padding="0.097cm" fo:border-left="0.05pt solid #000000" fo:border-right="0.05pt solid #000000" fo:border-top="none" fo:border-bottom="0.05pt solid #000000"/>
    </style:style>
    <style:style style:name="Tabelle41.A4" style:family="table-cell">
      <style:table-cell-properties fo:background-color="#eeeeee" fo:padding="0.097cm" fo:border-left="0.05pt solid #000000" fo:border-right="none" fo:border-top="none" fo:border-bottom="0.05pt solid #000000">
        <style:background-image/>
      </style:table-cell-properties>
    </style:style>
    <style:style style:name="Tabelle4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1.A5" style:family="table-cell">
      <style:table-cell-properties fo:padding="0.097cm" fo:border-left="0.05pt solid #000000" fo:border-right="none" fo:border-top="none" fo:border-bottom="0.05pt solid #000000"/>
    </style:style>
    <style:style style:name="Tabelle41.B5" style:family="table-cell">
      <style:table-cell-properties fo:padding="0.097cm" fo:border-left="0.05pt solid #000000" fo:border-right="0.05pt solid #000000" fo:border-top="none" fo:border-bottom="0.05pt solid #000000"/>
    </style:style>
    <style:style style:name="Tabelle42" style:family="table">
      <style:table-properties style:width="18cm" table:align="margins" style:may-break-between-rows="false"/>
    </style:style>
    <style:style style:name="Tabelle42.A" style:family="table-column">
      <style:table-column-properties style:column-width="8.999cm" style:rel-column-width="32767*"/>
    </style:style>
    <style:style style:name="Tabelle42.B" style:family="table-column">
      <style:table-column-properties style:column-width="9.001cm" style:rel-column-width="32768*"/>
    </style:style>
    <style:style style:name="Tabel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2.B1" style:family="table-cell">
      <style:table-cell-properties fo:background-color="#eeeeee" fo:padding="0.097cm" fo:border="0.05pt solid #000000">
        <style:background-image/>
      </style:table-cell-properties>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0.05pt solid #000000" fo:border-top="none" fo:border-bottom="0.05pt solid #000000"/>
    </style:style>
    <style:style style:name="Tabelle42.A3" style:family="table-cell">
      <style:table-cell-properties fo:padding="0.097cm" fo:border-left="0.05pt solid #000000" fo:border-right="0.05pt solid #000000" fo:border-top="none" fo:border-bottom="0.05pt solid #000000"/>
    </style:style>
    <style:style style:name="Tabelle42.A4" style:family="table-cell">
      <style:table-cell-properties fo:background-color="#eeeeee" fo:padding="0.097cm" fo:border-left="0.05pt solid #000000" fo:border-right="none" fo:border-top="none" fo:border-bottom="0.05pt solid #000000">
        <style:background-image/>
      </style:table-cell-properties>
    </style:style>
    <style:style style:name="Tabelle4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2.A5" style:family="table-cell">
      <style:table-cell-properties fo:padding="0.097cm" fo:border-left="0.05pt solid #000000" fo:border-right="none" fo:border-top="none" fo:border-bottom="0.05pt solid #000000"/>
    </style:style>
    <style:style style:name="Tabelle42.B5" style:family="table-cell">
      <style:table-cell-properties fo:padding="0.097cm" fo:border-left="0.05pt solid #000000" fo:border-right="0.05pt solid #000000" fo:border-top="none" fo:border-bottom="0.05pt solid #000000"/>
    </style:style>
    <style:style style:name="Tabelle43" style:family="table">
      <style:table-properties style:width="18cm" table:align="margins" style:may-break-between-rows="false"/>
    </style:style>
    <style:style style:name="Tabelle43.A" style:family="table-column">
      <style:table-column-properties style:column-width="8.999cm" style:rel-column-width="32767*"/>
    </style:style>
    <style:style style:name="Tabelle43.B" style:family="table-column">
      <style:table-column-properties style:column-width="9.001cm" style:rel-column-width="32768*"/>
    </style:style>
    <style:style style:name="Tabel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3.B1" style:family="table-cell">
      <style:table-cell-properties fo:background-color="#eeeeee" fo:padding="0.097cm" fo:border="0.05pt solid #000000">
        <style:background-image/>
      </style:table-cell-properties>
    </style:style>
    <style:style style:name="Tabelle43.A2" style:family="table-cell">
      <style:table-cell-properties fo:padding="0.097cm" fo:border-left="0.05pt solid #000000" fo:border-right="none" fo:border-top="none" fo:border-bottom="0.05pt solid #000000"/>
    </style:style>
    <style:style style:name="Tabelle43.B2" style:family="table-cell">
      <style:table-cell-properties fo:padding="0.097cm" fo:border-left="0.05pt solid #000000" fo:border-right="0.05pt solid #000000" fo:border-top="none" fo:border-bottom="0.05pt solid #000000"/>
    </style:style>
    <style:style style:name="Tabelle43.A3" style:family="table-cell">
      <style:table-cell-properties fo:padding="0.097cm" fo:border-left="0.05pt solid #000000" fo:border-right="0.05pt solid #000000" fo:border-top="none" fo:border-bottom="0.05pt solid #000000"/>
    </style:style>
    <style:style style:name="Tabelle43.A4" style:family="table-cell">
      <style:table-cell-properties fo:background-color="#eeeeee" fo:padding="0.097cm" fo:border-left="0.05pt solid #000000" fo:border-right="none" fo:border-top="none" fo:border-bottom="0.05pt solid #000000">
        <style:background-image/>
      </style:table-cell-properties>
    </style:style>
    <style:style style:name="Tabelle4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3.A5" style:family="table-cell">
      <style:table-cell-properties fo:padding="0.097cm" fo:border-left="0.05pt solid #000000" fo:border-right="none" fo:border-top="none" fo:border-bottom="0.05pt solid #000000"/>
    </style:style>
    <style:style style:name="Tabelle43.B5" style:family="table-cell">
      <style:table-cell-properties fo:padding="0.097cm" fo:border-left="0.05pt solid #000000" fo:border-right="0.05pt solid #000000" fo:border-top="none" fo:border-bottom="0.05pt solid #000000"/>
    </style:style>
    <style:style style:name="Tabelle44" style:family="table">
      <style:table-properties style:width="18cm" table:align="margins"/>
    </style:style>
    <style:style style:name="Tabelle44.A" style:family="table-column">
      <style:table-column-properties style:column-width="8.999cm" style:rel-column-width="32767*"/>
    </style:style>
    <style:style style:name="Tabelle44.B" style:family="table-column">
      <style:table-column-properties style:column-width="9.001cm" style:rel-column-width="32768*"/>
    </style:style>
    <style:style style:name="Tabel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4.B1" style:family="table-cell">
      <style:table-cell-properties fo:background-color="#eeeeee" fo:padding="0.097cm" fo:border="0.05pt solid #000000">
        <style:background-image/>
      </style:table-cell-properties>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0.05pt solid #000000" fo:border-top="none" fo:border-bottom="0.05pt solid #000000"/>
    </style:style>
    <style:style style:name="Tabelle44.A3" style:family="table-cell">
      <style:table-cell-properties fo:padding="0.097cm" fo:border-left="0.05pt solid #000000" fo:border-right="0.05pt solid #000000" fo:border-top="none" fo:border-bottom="0.05pt solid #000000"/>
    </style:style>
    <style:style style:name="Tabelle44.A4" style:family="table-cell">
      <style:table-cell-properties fo:background-color="#eeeeee" fo:padding="0.097cm" fo:border-left="0.05pt solid #000000" fo:border-right="none" fo:border-top="none" fo:border-bottom="0.05pt solid #000000">
        <style:background-image/>
      </style:table-cell-properties>
    </style:style>
    <style:style style:name="Tabelle4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4.A5" style:family="table-cell">
      <style:table-cell-properties fo:padding="0.097cm" fo:border-left="0.05pt solid #000000" fo:border-right="none" fo:border-top="none" fo:border-bottom="0.05pt solid #000000"/>
    </style:style>
    <style:style style:name="Tabelle44.B5" style:family="table-cell">
      <style:table-cell-properties fo:padding="0.097cm" fo:border-left="0.05pt solid #000000" fo:border-right="0.05pt solid #000000" fo:border-top="none" fo:border-bottom="0.05pt solid #000000"/>
    </style:style>
    <style:style style:name="Tabelle45" style:family="table">
      <style:table-properties style:width="17.992cm" table:align="left"/>
    </style:style>
    <style:style style:name="Tabelle45.A" style:family="table-column">
      <style:table-column-properties style:column-width="3.493cm"/>
    </style:style>
    <style:style style:name="Tabelle45.B" style:family="table-column">
      <style:table-column-properties style:column-width="14.499cm"/>
    </style:style>
    <style:style style:name="Tabel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5.B1" style:family="table-cell">
      <style:table-cell-properties fo:padding="0.097cm" fo:border="0.05pt solid #000000"/>
    </style:style>
    <style:style style:name="Tabelle45.A2" style:family="table-cell">
      <style:table-cell-properties fo:background-color="#eeeeee" fo:padding="0.097cm" fo:border-left="0.05pt solid #000000" fo:border-right="none" fo:border-top="none" fo:border-bottom="0.05pt solid #000000">
        <style:background-image/>
      </style:table-cell-properties>
    </style:style>
    <style:style style:name="Tabelle45.B2" style:family="table-cell">
      <style:table-cell-properties fo:padding="0.097cm" fo:border-left="0.05pt solid #000000" fo:border-right="0.05pt solid #000000" fo:border-top="none" fo:border-bottom="0.05pt solid #000000"/>
    </style:style>
    <style:style style:name="Tabelle45.B3" style:family="table-cell">
      <style:table-cell-properties fo:padding="0.097cm" fo:border-left="0.05pt solid #000000" fo:border-right="0.05pt solid #000000" fo:border-top="none" fo:border-bottom="0.05pt solid #000000"/>
    </style:style>
    <style:style style:name="Tabelle46" style:family="table">
      <style:table-properties style:width="18cm" table:align="margins"/>
    </style:style>
    <style:style style:name="Tabelle46.A" style:family="table-column">
      <style:table-column-properties style:column-width="8.999cm" style:rel-column-width="32767*"/>
    </style:style>
    <style:style style:name="Tabelle46.B" style:family="table-column">
      <style:table-column-properties style:column-width="9.001cm" style:rel-column-width="32768*"/>
    </style:style>
    <style:style style:name="Tabelle4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6.B1" style:family="table-cell">
      <style:table-cell-properties fo:background-color="#eeeeee"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none" fo:border-top="none" fo:border-bottom="0.05pt solid #000000"/>
    </style:style>
    <style:style style:name="Tabelle46.B9" style:family="table-cell">
      <style:table-cell-properties fo:padding="0.097cm" fo:border-left="0.05pt solid #000000" fo:border-right="0.05pt solid #000000" fo:border-top="none" fo:border-bottom="0.05pt solid #000000"/>
    </style:style>
    <style:style style:name="Tabelle46.A10" style:family="table-cell">
      <style:table-cell-properties fo:padding="0.097cm" fo:border-left="0.05pt solid #000000" fo:border-right="none" fo:border-top="none" fo:border-bottom="0.05pt solid #000000"/>
    </style:style>
    <style:style style:name="Tabelle46.B10" style:family="table-cell">
      <style:table-cell-properties fo:padding="0.097cm" fo:border-left="0.05pt solid #000000" fo:border-right="0.05pt solid #000000" fo:border-top="none" fo:border-bottom="0.05pt solid #000000"/>
    </style:style>
    <style:style style:name="Tabelle46.A11" style:family="table-cell">
      <style:table-cell-properties fo:padding="0.097cm" fo:border-left="0.05pt solid #000000" fo:border-right="none" fo:border-top="none" fo:border-bottom="0.05pt solid #000000"/>
    </style:style>
    <style:style style:name="Tabelle46.B11" style:family="table-cell">
      <style:table-cell-properties fo:padding="0.097cm" fo:border-left="0.05pt solid #000000" fo:border-right="0.05pt solid #000000" fo:border-top="none" fo:border-bottom="0.05pt solid #000000"/>
    </style:style>
    <style:style style:name="Tabelle46.A12" style:family="table-cell">
      <style:table-cell-properties fo:padding="0.097cm" fo:border-left="0.05pt solid #000000" fo:border-right="none" fo:border-top="none" fo:border-bottom="0.05pt solid #000000"/>
    </style:style>
    <style:style style:name="Tabelle46.B12" style:family="table-cell">
      <style:table-cell-properties fo:padding="0.097cm" fo:border-left="0.05pt solid #000000" fo:border-right="0.05pt solid #000000" fo:border-top="none" fo:border-bottom="0.05pt solid #000000"/>
    </style:style>
    <style:style style:name="Tabelle46.A13" style:family="table-cell">
      <style:table-cell-properties fo:padding="0.097cm" fo:border-left="0.05pt solid #000000" fo:border-right="none" fo:border-top="none" fo:border-bottom="0.05pt solid #000000"/>
    </style:style>
    <style:style style:name="Tabelle46.B13" style:family="table-cell">
      <style:table-cell-properties fo:padding="0.097cm" fo:border-left="0.05pt solid #000000" fo:border-right="0.05pt solid #000000" fo:border-top="none" fo:border-bottom="0.05pt solid #000000"/>
    </style:style>
    <style:style style:name="Tabelle46.A14" style:family="table-cell">
      <style:table-cell-properties fo:padding="0.097cm" fo:border-left="0.05pt solid #000000" fo:border-right="none" fo:border-top="none" fo:border-bottom="0.05pt solid #000000"/>
    </style:style>
    <style:style style:name="Tabelle46.B14" style:family="table-cell">
      <style:table-cell-properties fo:padding="0.097cm" fo:border-left="0.05pt solid #000000" fo:border-right="0.05pt solid #000000" fo:border-top="none" fo:border-bottom="0.05pt solid #000000"/>
    </style:style>
    <style:style style:name="Tabelle46.A15" style:family="table-cell">
      <style:table-cell-properties fo:padding="0.097cm" fo:border-left="0.05pt solid #000000" fo:border-right="none" fo:border-top="none" fo:border-bottom="0.05pt solid #000000"/>
    </style:style>
    <style:style style:name="Tabelle46.B15" style:family="table-cell">
      <style:table-cell-properties fo:padding="0.097cm" fo:border-left="0.05pt solid #000000" fo:border-right="0.05pt solid #000000" fo:border-top="none" fo:border-bottom="0.05pt solid #000000"/>
    </style:style>
    <style:style style:name="Tabelle46.A16" style:family="table-cell">
      <style:table-cell-properties fo:padding="0.097cm" fo:border-left="0.05pt solid #000000" fo:border-right="none" fo:border-top="none" fo:border-bottom="0.05pt solid #000000"/>
    </style:style>
    <style:style style:name="Tabelle46.B16" style:family="table-cell">
      <style:table-cell-properties fo:padding="0.097cm" fo:border-left="0.05pt solid #000000" fo:border-right="0.05pt solid #000000" fo:border-top="none" fo:border-bottom="0.05pt solid #000000"/>
    </style:style>
    <style:style style:name="Tabelle46.A17" style:family="table-cell">
      <style:table-cell-properties fo:padding="0.097cm" fo:border-left="0.05pt solid #000000" fo:border-right="none" fo:border-top="none" fo:border-bottom="0.05pt solid #000000"/>
    </style:style>
    <style:style style:name="Tabelle46.B17" style:family="table-cell">
      <style:table-cell-properties fo:padding="0.097cm" fo:border-left="0.05pt solid #000000" fo:border-right="0.05pt solid #000000" fo:border-top="none" fo:border-bottom="0.05pt solid #000000"/>
    </style:style>
    <style:style style:name="Tabelle47" style:family="table">
      <style:table-properties style:width="18cm" table:align="margins"/>
    </style:style>
    <style:style style:name="Tabelle47.A" style:family="table-column">
      <style:table-column-properties style:column-width="8.999cm" style:rel-column-width="32767*"/>
    </style:style>
    <style:style style:name="Tabelle47.B" style:family="table-column">
      <style:table-column-properties style:column-width="9.001cm" style:rel-column-width="32768*"/>
    </style:style>
    <style:style style:name="Tabelle4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7.B1" style:family="table-cell">
      <style:table-cell-properties fo:background-color="#eeeeee" fo:padding="0.097cm" fo:border="0.05pt solid #000000">
        <style:background-image/>
      </style:table-cell-properties>
    </style:style>
    <style:style style:name="Tabelle47.A2" style:family="table-cell">
      <style:table-cell-properties fo:padding="0.097cm" fo:border-left="0.05pt solid #000000" fo:border-right="none" fo:border-top="none" fo:border-bottom="0.05pt solid #000000"/>
    </style:style>
    <style:style style:name="Tabelle47.B2" style:family="table-cell">
      <style:table-cell-properties fo:padding="0.097cm" fo:border-left="0.05pt solid #000000" fo:border-right="0.05pt solid #000000" fo:border-top="none" fo:border-bottom="0.05pt solid #000000"/>
    </style:style>
    <style:style style:name="Tabelle47.A3" style:family="table-cell">
      <style:table-cell-properties fo:padding="0.097cm" fo:border-left="0.05pt solid #000000" fo:border-right="0.05pt solid #000000" fo:border-top="none" fo:border-bottom="0.05pt solid #000000"/>
    </style:style>
    <style:style style:name="Tabelle47.A4" style:family="table-cell">
      <style:table-cell-properties fo:background-color="#eeeeee" fo:padding="0.097cm" fo:border-left="0.05pt solid #000000" fo:border-right="none" fo:border-top="none" fo:border-bottom="0.05pt solid #000000">
        <style:background-image/>
      </style:table-cell-properties>
    </style:style>
    <style:style style:name="Tabelle47.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7.A5" style:family="table-cell">
      <style:table-cell-properties fo:padding="0.097cm" fo:border-left="0.05pt solid #000000" fo:border-right="none" fo:border-top="none" fo:border-bottom="0.05pt solid #000000"/>
    </style:style>
    <style:style style:name="Tabelle47.B5" style:family="table-cell">
      <style:table-cell-properties fo:padding="0.097cm" fo:border-left="0.05pt solid #000000" fo:border-right="0.05pt solid #000000" fo:border-top="none" fo:border-bottom="0.05pt solid #000000"/>
    </style:style>
    <style:style style:name="Tabelle48" style:family="table">
      <style:table-properties style:width="18cm" table:align="margins" style:may-break-between-rows="false"/>
    </style:style>
    <style:style style:name="Tabelle48.A" style:family="table-column">
      <style:table-column-properties style:column-width="8.999cm" style:rel-column-width="32767*"/>
    </style:style>
    <style:style style:name="Tabelle48.B" style:family="table-column">
      <style:table-column-properties style:column-width="9.001cm" style:rel-column-width="32768*"/>
    </style:style>
    <style:style style:name="Tabelle4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8.B1" style:family="table-cell">
      <style:table-cell-properties fo:background-color="#eeeeee" fo:padding="0.097cm" fo:border="0.05pt solid #000000">
        <style:background-image/>
      </style:table-cell-properties>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0.05pt solid #000000" fo:border-top="none" fo:border-bottom="0.05pt solid #000000"/>
    </style:style>
    <style:style style:name="Tabelle48.A3" style:family="table-cell">
      <style:table-cell-properties fo:padding="0.097cm" fo:border-left="0.05pt solid #000000" fo:border-right="0.05pt solid #000000" fo:border-top="none" fo:border-bottom="0.05pt solid #000000"/>
    </style:style>
    <style:style style:name="Tabelle48.A4" style:family="table-cell">
      <style:table-cell-properties fo:background-color="#eeeeee" fo:padding="0.097cm" fo:border-left="0.05pt solid #000000" fo:border-right="none" fo:border-top="none" fo:border-bottom="0.05pt solid #000000">
        <style:background-image/>
      </style:table-cell-properties>
    </style:style>
    <style:style style:name="Tabelle4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8.A5" style:family="table-cell">
      <style:table-cell-properties fo:padding="0.097cm" fo:border-left="0.05pt solid #000000" fo:border-right="none" fo:border-top="none" fo:border-bottom="0.05pt solid #000000"/>
    </style:style>
    <style:style style:name="Tabelle48.B5" style:family="table-cell">
      <style:table-cell-properties fo:padding="0.097cm" fo:border-left="0.05pt solid #000000" fo:border-right="0.05pt solid #000000" fo:border-top="none" fo:border-bottom="0.05pt solid #000000"/>
    </style:style>
    <style:style style:name="Tabelle49" style:family="table">
      <style:table-properties style:width="18cm" table:align="margins" style:may-break-between-rows="false"/>
    </style:style>
    <style:style style:name="Tabelle49.A" style:family="table-column">
      <style:table-column-properties style:column-width="8.999cm" style:rel-column-width="32767*"/>
    </style:style>
    <style:style style:name="Tabelle49.B" style:family="table-column">
      <style:table-column-properties style:column-width="9.001cm" style:rel-column-width="32768*"/>
    </style:style>
    <style:style style:name="Tabelle4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9.B1" style:family="table-cell">
      <style:table-cell-properties fo:background-color="#eeeeee" fo:padding="0.097cm" fo:border="0.05pt solid #000000">
        <style:background-image/>
      </style:table-cell-properties>
    </style:style>
    <style:style style:name="Tabelle49.A2" style:family="table-cell">
      <style:table-cell-properties fo:padding="0.097cm" fo:border-left="0.05pt solid #000000" fo:border-right="none" fo:border-top="none" fo:border-bottom="0.05pt solid #000000"/>
    </style:style>
    <style:style style:name="Tabelle49.B2" style:family="table-cell">
      <style:table-cell-properties fo:padding="0.097cm" fo:border-left="0.05pt solid #000000" fo:border-right="0.05pt solid #000000" fo:border-top="none" fo:border-bottom="0.05pt solid #000000"/>
    </style:style>
    <style:style style:name="Tabelle49.A3" style:family="table-cell">
      <style:table-cell-properties fo:padding="0.097cm" fo:border-left="0.05pt solid #000000" fo:border-right="0.05pt solid #000000" fo:border-top="none" fo:border-bottom="0.05pt solid #000000"/>
    </style:style>
    <style:style style:name="Tabelle49.A4" style:family="table-cell">
      <style:table-cell-properties fo:background-color="#eeeeee" fo:padding="0.097cm" fo:border-left="0.05pt solid #000000" fo:border-right="none" fo:border-top="none" fo:border-bottom="0.05pt solid #000000">
        <style:background-image/>
      </style:table-cell-properties>
    </style:style>
    <style:style style:name="Tabelle4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9.A5" style:family="table-cell">
      <style:table-cell-properties fo:padding="0.097cm" fo:border-left="0.05pt solid #000000" fo:border-right="none" fo:border-top="none" fo:border-bottom="0.05pt solid #000000"/>
    </style:style>
    <style:style style:name="Tabelle49.B5" style:family="table-cell">
      <style:table-cell-properties fo:padding="0.097cm" fo:border-left="0.05pt solid #000000" fo:border-right="0.05pt solid #000000" fo:border-top="none" fo:border-bottom="0.05pt solid #000000"/>
    </style:style>
    <style:style style:name="Tabelle50" style:family="table">
      <style:table-properties style:width="18cm" table:align="margins"/>
    </style:style>
    <style:style style:name="Tabelle50.A" style:family="table-column">
      <style:table-column-properties style:column-width="8.999cm" style:rel-column-width="32767*"/>
    </style:style>
    <style:style style:name="Tabelle50.B" style:family="table-column">
      <style:table-column-properties style:column-width="9.001cm" style:rel-column-width="32768*"/>
    </style:style>
    <style:style style:name="Tabelle5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0.B1" style:family="table-cell">
      <style:table-cell-properties fo:background-color="#eeeeee" fo:padding="0.097cm" fo:border="0.05pt solid #000000">
        <style:background-image/>
      </style:table-cell-properties>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0.05pt solid #000000" fo:border-top="none" fo:border-bottom="0.05pt solid #000000"/>
    </style:style>
    <style:style style:name="Tabelle50.A3" style:family="table-cell">
      <style:table-cell-properties fo:padding="0.097cm" fo:border-left="0.05pt solid #000000" fo:border-right="0.05pt solid #000000" fo:border-top="none" fo:border-bottom="0.05pt solid #000000"/>
    </style:style>
    <style:style style:name="Tabelle50.A4" style:family="table-cell">
      <style:table-cell-properties fo:background-color="#eeeeee" fo:padding="0.097cm" fo:border-left="0.05pt solid #000000" fo:border-right="none" fo:border-top="none" fo:border-bottom="0.05pt solid #000000">
        <style:background-image/>
      </style:table-cell-properties>
    </style:style>
    <style:style style:name="Tabelle5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0.A5" style:family="table-cell">
      <style:table-cell-properties fo:padding="0.097cm" fo:border-left="0.05pt solid #000000" fo:border-right="none" fo:border-top="none" fo:border-bottom="0.05pt solid #000000"/>
    </style:style>
    <style:style style:name="Tabelle50.B5" style:family="table-cell">
      <style:table-cell-properties fo:padding="0.097cm" fo:border-left="0.05pt solid #000000" fo:border-right="0.05pt solid #000000" fo:border-top="none" fo:border-bottom="0.05pt solid #000000"/>
    </style:style>
    <style:style style:name="Tabelle90" style:family="table">
      <style:table-properties style:width="17.992cm" table:align="left"/>
    </style:style>
    <style:style style:name="Tabelle90.A" style:family="table-column">
      <style:table-column-properties style:column-width="3.493cm"/>
    </style:style>
    <style:style style:name="Tabelle90.B" style:family="table-column">
      <style:table-column-properties style:column-width="14.499cm"/>
    </style:style>
    <style:style style:name="Tabelle9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0.B1" style:family="table-cell">
      <style:table-cell-properties fo:padding="0.097cm" fo:border="0.05pt solid #000000"/>
    </style:style>
    <style:style style:name="Tabelle90.A2" style:family="table-cell">
      <style:table-cell-properties fo:background-color="#eeeeee" fo:padding="0.097cm" fo:border-left="0.05pt solid #000000" fo:border-right="none" fo:border-top="none" fo:border-bottom="0.05pt solid #000000">
        <style:background-image/>
      </style:table-cell-properties>
    </style:style>
    <style:style style:name="Tabelle90.B2" style:family="table-cell">
      <style:table-cell-properties fo:padding="0.097cm" fo:border-left="0.05pt solid #000000" fo:border-right="0.05pt solid #000000" fo:border-top="none" fo:border-bottom="0.05pt solid #000000"/>
    </style:style>
    <style:style style:name="Tabelle90.B3" style:family="table-cell">
      <style:table-cell-properties fo:padding="0.097cm" fo:border-left="0.05pt solid #000000" fo:border-right="0.05pt solid #000000" fo:border-top="none" fo:border-bottom="0.05pt solid #000000"/>
    </style:style>
    <style:style style:name="Tabelle91" style:family="table">
      <style:table-properties style:width="18cm" table:align="margins"/>
    </style:style>
    <style:style style:name="Tabelle91.A" style:family="table-column">
      <style:table-column-properties style:column-width="8.999cm" style:rel-column-width="32767*"/>
    </style:style>
    <style:style style:name="Tabelle91.B" style:family="table-column">
      <style:table-column-properties style:column-width="9.001cm" style:rel-column-width="32768*"/>
    </style:style>
    <style:style style:name="Tabelle9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1.B1" style:family="table-cell">
      <style:table-cell-properties fo:background-color="#eeeeee" fo:padding="0.097cm" fo:border="0.05pt solid #000000">
        <style:background-image/>
      </style:table-cell-properties>
    </style:style>
    <style:style style:name="Tabelle91.A2" style:family="table-cell">
      <style:table-cell-properties fo:padding="0.097cm" fo:border-left="0.05pt solid #000000" fo:border-right="none" fo:border-top="none" fo:border-bottom="0.05pt solid #000000"/>
    </style:style>
    <style:style style:name="Tabelle91.B2" style:family="table-cell">
      <style:table-cell-properties fo:padding="0.097cm" fo:border-left="0.05pt solid #000000" fo:border-right="0.05pt solid #000000" fo:border-top="none" fo:border-bottom="0.05pt solid #000000"/>
    </style:style>
    <style:style style:name="Tabelle91.A3" style:family="table-cell">
      <style:table-cell-properties fo:padding="0.097cm" fo:border-left="0.05pt solid #000000" fo:border-right="none" fo:border-top="none" fo:border-bottom="0.05pt solid #000000"/>
    </style:style>
    <style:style style:name="Tabelle91.B3" style:family="table-cell">
      <style:table-cell-properties fo:padding="0.097cm" fo:border-left="0.05pt solid #000000" fo:border-right="0.05pt solid #000000" fo:border-top="none" fo:border-bottom="0.05pt solid #000000"/>
    </style:style>
    <style:style style:name="Tabelle91.A4" style:family="table-cell">
      <style:table-cell-properties fo:padding="0.097cm" fo:border-left="0.05pt solid #000000" fo:border-right="none" fo:border-top="none" fo:border-bottom="0.05pt solid #000000"/>
    </style:style>
    <style:style style:name="Tabelle91.B4" style:family="table-cell">
      <style:table-cell-properties fo:padding="0.097cm" fo:border-left="0.05pt solid #000000" fo:border-right="0.05pt solid #000000" fo:border-top="none" fo:border-bottom="0.05pt solid #000000"/>
    </style:style>
    <style:style style:name="Tabelle91.A5" style:family="table-cell">
      <style:table-cell-properties fo:padding="0.097cm" fo:border-left="0.05pt solid #000000" fo:border-right="none" fo:border-top="none" fo:border-bottom="0.05pt solid #000000"/>
    </style:style>
    <style:style style:name="Tabelle91.B5" style:family="table-cell">
      <style:table-cell-properties fo:padding="0.097cm" fo:border-left="0.05pt solid #000000" fo:border-right="0.05pt solid #000000" fo:border-top="none" fo:border-bottom="0.05pt solid #000000"/>
    </style:style>
    <style:style style:name="Tabelle91.A6" style:family="table-cell">
      <style:table-cell-properties fo:padding="0.097cm" fo:border-left="0.05pt solid #000000" fo:border-right="none" fo:border-top="none" fo:border-bottom="0.05pt solid #000000"/>
    </style:style>
    <style:style style:name="Tabelle91.B6" style:family="table-cell">
      <style:table-cell-properties fo:padding="0.097cm" fo:border-left="0.05pt solid #000000" fo:border-right="0.05pt solid #000000" fo:border-top="none" fo:border-bottom="0.05pt solid #000000"/>
    </style:style>
    <style:style style:name="Tabelle91.A7" style:family="table-cell">
      <style:table-cell-properties fo:padding="0.097cm" fo:border-left="0.05pt solid #000000" fo:border-right="none" fo:border-top="none" fo:border-bottom="0.05pt solid #000000"/>
    </style:style>
    <style:style style:name="Tabelle91.B7" style:family="table-cell">
      <style:table-cell-properties fo:padding="0.097cm" fo:border-left="0.05pt solid #000000" fo:border-right="0.05pt solid #000000" fo:border-top="none" fo:border-bottom="0.05pt solid #000000"/>
    </style:style>
    <style:style style:name="Tabelle91.A8" style:family="table-cell">
      <style:table-cell-properties fo:padding="0.097cm" fo:border-left="0.05pt solid #000000" fo:border-right="none" fo:border-top="none" fo:border-bottom="0.05pt solid #000000"/>
    </style:style>
    <style:style style:name="Tabelle91.B8" style:family="table-cell">
      <style:table-cell-properties fo:padding="0.097cm" fo:border-left="0.05pt solid #000000" fo:border-right="0.05pt solid #000000" fo:border-top="none" fo:border-bottom="0.05pt solid #000000"/>
    </style:style>
    <style:style style:name="Tabelle91.A9" style:family="table-cell">
      <style:table-cell-properties fo:padding="0.097cm" fo:border-left="0.05pt solid #000000" fo:border-right="none" fo:border-top="none" fo:border-bottom="0.05pt solid #000000"/>
    </style:style>
    <style:style style:name="Tabelle91.B9" style:family="table-cell">
      <style:table-cell-properties fo:padding="0.097cm" fo:border-left="0.05pt solid #000000" fo:border-right="0.05pt solid #000000" fo:border-top="none" fo:border-bottom="0.05pt solid #000000"/>
    </style:style>
    <style:style style:name="Tabelle91.A10" style:family="table-cell">
      <style:table-cell-properties fo:padding="0.097cm" fo:border-left="0.05pt solid #000000" fo:border-right="none" fo:border-top="none" fo:border-bottom="0.05pt solid #000000"/>
    </style:style>
    <style:style style:name="Tabelle91.B10" style:family="table-cell">
      <style:table-cell-properties fo:padding="0.097cm" fo:border-left="0.05pt solid #000000" fo:border-right="0.05pt solid #000000" fo:border-top="none" fo:border-bottom="0.05pt solid #000000"/>
    </style:style>
    <style:style style:name="Tabelle91.A11" style:family="table-cell">
      <style:table-cell-properties fo:padding="0.097cm" fo:border-left="0.05pt solid #000000" fo:border-right="none" fo:border-top="none" fo:border-bottom="0.05pt solid #000000"/>
    </style:style>
    <style:style style:name="Tabelle91.B11" style:family="table-cell">
      <style:table-cell-properties fo:padding="0.097cm" fo:border-left="0.05pt solid #000000" fo:border-right="0.05pt solid #000000" fo:border-top="none" fo:border-bottom="0.05pt solid #000000"/>
    </style:style>
    <style:style style:name="Tabelle91.A12" style:family="table-cell">
      <style:table-cell-properties fo:padding="0.097cm" fo:border-left="0.05pt solid #000000" fo:border-right="none" fo:border-top="none" fo:border-bottom="0.05pt solid #000000"/>
    </style:style>
    <style:style style:name="Tabelle91.B12" style:family="table-cell">
      <style:table-cell-properties fo:padding="0.097cm" fo:border-left="0.05pt solid #000000" fo:border-right="0.05pt solid #000000" fo:border-top="none" fo:border-bottom="0.05pt solid #000000"/>
    </style:style>
    <style:style style:name="Tabelle91.A13" style:family="table-cell">
      <style:table-cell-properties fo:padding="0.097cm" fo:border-left="0.05pt solid #000000" fo:border-right="none" fo:border-top="none" fo:border-bottom="0.05pt solid #000000"/>
    </style:style>
    <style:style style:name="Tabelle91.B13" style:family="table-cell">
      <style:table-cell-properties fo:padding="0.097cm" fo:border-left="0.05pt solid #000000" fo:border-right="0.05pt solid #000000" fo:border-top="none" fo:border-bottom="0.05pt solid #000000"/>
    </style:style>
    <style:style style:name="Tabelle91.A14" style:family="table-cell">
      <style:table-cell-properties fo:padding="0.097cm" fo:border-left="0.05pt solid #000000" fo:border-right="none" fo:border-top="none" fo:border-bottom="0.05pt solid #000000"/>
    </style:style>
    <style:style style:name="Tabelle91.B14" style:family="table-cell">
      <style:table-cell-properties fo:padding="0.097cm" fo:border-left="0.05pt solid #000000" fo:border-right="0.05pt solid #000000" fo:border-top="none" fo:border-bottom="0.05pt solid #000000"/>
    </style:style>
    <style:style style:name="Tabelle91.A15" style:family="table-cell">
      <style:table-cell-properties fo:padding="0.097cm" fo:border-left="0.05pt solid #000000" fo:border-right="none" fo:border-top="none" fo:border-bottom="0.05pt solid #000000"/>
    </style:style>
    <style:style style:name="Tabelle91.B15" style:family="table-cell">
      <style:table-cell-properties fo:padding="0.097cm" fo:border-left="0.05pt solid #000000" fo:border-right="0.05pt solid #000000" fo:border-top="none" fo:border-bottom="0.05pt solid #000000"/>
    </style:style>
    <style:style style:name="Tabelle91.A16" style:family="table-cell">
      <style:table-cell-properties fo:padding="0.097cm" fo:border-left="0.05pt solid #000000" fo:border-right="none" fo:border-top="none" fo:border-bottom="0.05pt solid #000000"/>
    </style:style>
    <style:style style:name="Tabelle91.B16" style:family="table-cell">
      <style:table-cell-properties fo:padding="0.097cm" fo:border-left="0.05pt solid #000000" fo:border-right="0.05pt solid #000000" fo:border-top="none" fo:border-bottom="0.05pt solid #000000"/>
    </style:style>
    <style:style style:name="Tabelle91.A17" style:family="table-cell">
      <style:table-cell-properties fo:padding="0.097cm" fo:border-left="0.05pt solid #000000" fo:border-right="none" fo:border-top="none" fo:border-bottom="0.05pt solid #000000"/>
    </style:style>
    <style:style style:name="Tabelle91.B17" style:family="table-cell">
      <style:table-cell-properties fo:padding="0.097cm" fo:border-left="0.05pt solid #000000" fo:border-right="0.05pt solid #000000" fo:border-top="none" fo:border-bottom="0.05pt solid #000000"/>
    </style:style>
    <style:style style:name="Tabelle92" style:family="table">
      <style:table-properties style:width="18cm" table:align="margins"/>
    </style:style>
    <style:style style:name="Tabelle92.A" style:family="table-column">
      <style:table-column-properties style:column-width="8.999cm" style:rel-column-width="32767*"/>
    </style:style>
    <style:style style:name="Tabelle92.B" style:family="table-column">
      <style:table-column-properties style:column-width="9.001cm" style:rel-column-width="32768*"/>
    </style:style>
    <style:style style:name="Tabelle9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2.B1" style:family="table-cell">
      <style:table-cell-properties fo:background-color="#eeeeee" fo:padding="0.097cm" fo:border="0.05pt solid #000000">
        <style:background-image/>
      </style:table-cell-properties>
    </style:style>
    <style:style style:name="Tabelle92.A2" style:family="table-cell">
      <style:table-cell-properties fo:padding="0.097cm" fo:border-left="0.05pt solid #000000" fo:border-right="none" fo:border-top="none" fo:border-bottom="0.05pt solid #000000"/>
    </style:style>
    <style:style style:name="Tabelle92.B2" style:family="table-cell">
      <style:table-cell-properties fo:padding="0.097cm" fo:border-left="0.05pt solid #000000" fo:border-right="0.05pt solid #000000" fo:border-top="none" fo:border-bottom="0.05pt solid #000000"/>
    </style:style>
    <style:style style:name="Tabelle92.A3" style:family="table-cell">
      <style:table-cell-properties fo:padding="0.097cm" fo:border-left="0.05pt solid #000000" fo:border-right="0.05pt solid #000000" fo:border-top="none" fo:border-bottom="0.05pt solid #000000"/>
    </style:style>
    <style:style style:name="Tabelle92.A4" style:family="table-cell">
      <style:table-cell-properties fo:background-color="#eeeeee" fo:padding="0.097cm" fo:border-left="0.05pt solid #000000" fo:border-right="none" fo:border-top="none" fo:border-bottom="0.05pt solid #000000">
        <style:background-image/>
      </style:table-cell-properties>
    </style:style>
    <style:style style:name="Tabelle9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2.A5" style:family="table-cell">
      <style:table-cell-properties fo:padding="0.097cm" fo:border-left="0.05pt solid #000000" fo:border-right="none" fo:border-top="none" fo:border-bottom="0.05pt solid #000000"/>
    </style:style>
    <style:style style:name="Tabelle92.B5" style:family="table-cell">
      <style:table-cell-properties fo:padding="0.097cm" fo:border-left="0.05pt solid #000000" fo:border-right="0.05pt solid #000000" fo:border-top="none" fo:border-bottom="0.05pt solid #000000"/>
    </style:style>
    <style:style style:name="Tabelle93" style:family="table">
      <style:table-properties style:width="18cm" table:align="margins" style:may-break-between-rows="false"/>
    </style:style>
    <style:style style:name="Tabelle93.A" style:family="table-column">
      <style:table-column-properties style:column-width="8.999cm" style:rel-column-width="32767*"/>
    </style:style>
    <style:style style:name="Tabelle93.B" style:family="table-column">
      <style:table-column-properties style:column-width="9.001cm" style:rel-column-width="32768*"/>
    </style:style>
    <style:style style:name="Tabelle9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3.B1" style:family="table-cell">
      <style:table-cell-properties fo:background-color="#eeeeee" fo:padding="0.097cm" fo:border="0.05pt solid #000000">
        <style:background-image/>
      </style:table-cell-properties>
    </style:style>
    <style:style style:name="Tabelle93.A2" style:family="table-cell">
      <style:table-cell-properties fo:padding="0.097cm" fo:border-left="0.05pt solid #000000" fo:border-right="none" fo:border-top="none" fo:border-bottom="0.05pt solid #000000"/>
    </style:style>
    <style:style style:name="Tabelle93.B2" style:family="table-cell">
      <style:table-cell-properties fo:padding="0.097cm" fo:border-left="0.05pt solid #000000" fo:border-right="0.05pt solid #000000" fo:border-top="none" fo:border-bottom="0.05pt solid #000000"/>
    </style:style>
    <style:style style:name="Tabelle93.A3" style:family="table-cell">
      <style:table-cell-properties fo:padding="0.097cm" fo:border-left="0.05pt solid #000000" fo:border-right="0.05pt solid #000000" fo:border-top="none" fo:border-bottom="0.05pt solid #000000"/>
    </style:style>
    <style:style style:name="Tabelle93.A4" style:family="table-cell">
      <style:table-cell-properties fo:background-color="#eeeeee" fo:padding="0.097cm" fo:border-left="0.05pt solid #000000" fo:border-right="none" fo:border-top="none" fo:border-bottom="0.05pt solid #000000">
        <style:background-image/>
      </style:table-cell-properties>
    </style:style>
    <style:style style:name="Tabelle9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3.A5" style:family="table-cell">
      <style:table-cell-properties fo:padding="0.097cm" fo:border-left="0.05pt solid #000000" fo:border-right="none" fo:border-top="none" fo:border-bottom="0.05pt solid #000000"/>
    </style:style>
    <style:style style:name="Tabelle93.B5" style:family="table-cell">
      <style:table-cell-properties fo:padding="0.097cm" fo:border-left="0.05pt solid #000000" fo:border-right="0.05pt solid #000000" fo:border-top="none" fo:border-bottom="0.05pt solid #000000"/>
    </style:style>
    <style:style style:name="Tabelle94" style:family="table">
      <style:table-properties style:width="18cm" table:align="margins" style:may-break-between-rows="false"/>
    </style:style>
    <style:style style:name="Tabelle94.A" style:family="table-column">
      <style:table-column-properties style:column-width="8.999cm" style:rel-column-width="32767*"/>
    </style:style>
    <style:style style:name="Tabelle94.B" style:family="table-column">
      <style:table-column-properties style:column-width="9.001cm" style:rel-column-width="32768*"/>
    </style:style>
    <style:style style:name="Tabelle9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4.B1" style:family="table-cell">
      <style:table-cell-properties fo:background-color="#eeeeee" fo:padding="0.097cm" fo:border="0.05pt solid #000000">
        <style:background-image/>
      </style:table-cell-properties>
    </style:style>
    <style:style style:name="Tabelle94.A2" style:family="table-cell">
      <style:table-cell-properties fo:padding="0.097cm" fo:border-left="0.05pt solid #000000" fo:border-right="none" fo:border-top="none" fo:border-bottom="0.05pt solid #000000"/>
    </style:style>
    <style:style style:name="Tabelle94.B2" style:family="table-cell">
      <style:table-cell-properties fo:padding="0.097cm" fo:border-left="0.05pt solid #000000" fo:border-right="0.05pt solid #000000" fo:border-top="none" fo:border-bottom="0.05pt solid #000000"/>
    </style:style>
    <style:style style:name="Tabelle94.A3" style:family="table-cell">
      <style:table-cell-properties fo:padding="0.097cm" fo:border-left="0.05pt solid #000000" fo:border-right="0.05pt solid #000000" fo:border-top="none" fo:border-bottom="0.05pt solid #000000"/>
    </style:style>
    <style:style style:name="Tabelle94.A4" style:family="table-cell">
      <style:table-cell-properties fo:background-color="#eeeeee" fo:padding="0.097cm" fo:border-left="0.05pt solid #000000" fo:border-right="none" fo:border-top="none" fo:border-bottom="0.05pt solid #000000">
        <style:background-image/>
      </style:table-cell-properties>
    </style:style>
    <style:style style:name="Tabelle9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4.A5" style:family="table-cell">
      <style:table-cell-properties fo:padding="0.097cm" fo:border-left="0.05pt solid #000000" fo:border-right="none" fo:border-top="none" fo:border-bottom="0.05pt solid #000000"/>
    </style:style>
    <style:style style:name="Tabelle94.B5" style:family="table-cell">
      <style:table-cell-properties fo:padding="0.097cm" fo:border-left="0.05pt solid #000000" fo:border-right="0.05pt solid #000000" fo:border-top="none" fo:border-bottom="0.05pt solid #000000"/>
    </style:style>
    <style:style style:name="Tabelle95" style:family="table">
      <style:table-properties style:width="18cm" table:align="margins"/>
    </style:style>
    <style:style style:name="Tabelle95.A" style:family="table-column">
      <style:table-column-properties style:column-width="8.999cm" style:rel-column-width="32767*"/>
    </style:style>
    <style:style style:name="Tabelle95.B" style:family="table-column">
      <style:table-column-properties style:column-width="9.001cm" style:rel-column-width="32768*"/>
    </style:style>
    <style:style style:name="Tabelle9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5.B1" style:family="table-cell">
      <style:table-cell-properties fo:background-color="#eeeeee" fo:padding="0.097cm" fo:border="0.05pt solid #000000">
        <style:background-image/>
      </style:table-cell-properties>
    </style:style>
    <style:style style:name="Tabelle95.A2" style:family="table-cell">
      <style:table-cell-properties fo:padding="0.097cm" fo:border-left="0.05pt solid #000000" fo:border-right="none" fo:border-top="none" fo:border-bottom="0.05pt solid #000000"/>
    </style:style>
    <style:style style:name="Tabelle95.B2" style:family="table-cell">
      <style:table-cell-properties fo:padding="0.097cm" fo:border-left="0.05pt solid #000000" fo:border-right="0.05pt solid #000000" fo:border-top="none" fo:border-bottom="0.05pt solid #000000"/>
    </style:style>
    <style:style style:name="Tabelle95.A3" style:family="table-cell">
      <style:table-cell-properties fo:padding="0.097cm" fo:border-left="0.05pt solid #000000" fo:border-right="0.05pt solid #000000" fo:border-top="none" fo:border-bottom="0.05pt solid #000000"/>
    </style:style>
    <style:style style:name="Tabelle95.A4" style:family="table-cell">
      <style:table-cell-properties fo:background-color="#eeeeee" fo:padding="0.097cm" fo:border-left="0.05pt solid #000000" fo:border-right="none" fo:border-top="none" fo:border-bottom="0.05pt solid #000000">
        <style:background-image/>
      </style:table-cell-properties>
    </style:style>
    <style:style style:name="Tabelle9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5.A5" style:family="table-cell">
      <style:table-cell-properties fo:padding="0.097cm" fo:border-left="0.05pt solid #000000" fo:border-right="none" fo:border-top="none" fo:border-bottom="0.05pt solid #000000"/>
    </style:style>
    <style:style style:name="Tabelle95.B5" style:family="table-cell">
      <style:table-cell-properties fo:padding="0.097cm" fo:border-left="0.05pt solid #000000" fo:border-right="0.05pt solid #000000" fo:border-top="none" fo:border-bottom="0.05pt solid #000000"/>
    </style:style>
    <style:style style:name="Tabelle96" style:family="table">
      <style:table-properties style:width="17.992cm" table:align="left"/>
    </style:style>
    <style:style style:name="Tabelle96.A" style:family="table-column">
      <style:table-column-properties style:column-width="3.493cm"/>
    </style:style>
    <style:style style:name="Tabelle96.B" style:family="table-column">
      <style:table-column-properties style:column-width="14.499cm"/>
    </style:style>
    <style:style style:name="Tabelle9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6.B1" style:family="table-cell">
      <style:table-cell-properties fo:padding="0.097cm" fo:border="0.05pt solid #000000"/>
    </style:style>
    <style:style style:name="Tabelle96.A2" style:family="table-cell">
      <style:table-cell-properties fo:background-color="#eeeeee" fo:padding="0.097cm" fo:border-left="0.05pt solid #000000" fo:border-right="none" fo:border-top="none" fo:border-bottom="0.05pt solid #000000">
        <style:background-image/>
      </style:table-cell-properties>
    </style:style>
    <style:style style:name="Tabelle96.B2" style:family="table-cell">
      <style:table-cell-properties fo:padding="0.097cm" fo:border-left="0.05pt solid #000000" fo:border-right="0.05pt solid #000000" fo:border-top="none" fo:border-bottom="0.05pt solid #000000"/>
    </style:style>
    <style:style style:name="Tabelle96.B3" style:family="table-cell">
      <style:table-cell-properties fo:padding="0.097cm" fo:border-left="0.05pt solid #000000" fo:border-right="0.05pt solid #000000" fo:border-top="none" fo:border-bottom="0.05pt solid #000000"/>
    </style:style>
    <style:style style:name="Tabelle97" style:family="table">
      <style:table-properties style:width="18cm" table:align="margins"/>
    </style:style>
    <style:style style:name="Tabelle97.A" style:family="table-column">
      <style:table-column-properties style:column-width="8.999cm" style:rel-column-width="32767*"/>
    </style:style>
    <style:style style:name="Tabelle97.B" style:family="table-column">
      <style:table-column-properties style:column-width="9.001cm" style:rel-column-width="32768*"/>
    </style:style>
    <style:style style:name="Tabelle9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7.B1" style:family="table-cell">
      <style:table-cell-properties fo:background-color="#eeeeee" fo:padding="0.097cm" fo:border="0.05pt solid #000000">
        <style:background-image/>
      </style:table-cell-properties>
    </style:style>
    <style:style style:name="Tabelle97.A2" style:family="table-cell">
      <style:table-cell-properties fo:padding="0.097cm" fo:border-left="0.05pt solid #000000" fo:border-right="none" fo:border-top="none" fo:border-bottom="0.05pt solid #000000"/>
    </style:style>
    <style:style style:name="Tabelle97.B2" style:family="table-cell">
      <style:table-cell-properties fo:padding="0.097cm" fo:border-left="0.05pt solid #000000" fo:border-right="0.05pt solid #000000" fo:border-top="none" fo:border-bottom="0.05pt solid #000000"/>
    </style:style>
    <style:style style:name="Tabelle97.A3" style:family="table-cell">
      <style:table-cell-properties fo:padding="0.097cm" fo:border-left="0.05pt solid #000000" fo:border-right="none" fo:border-top="none" fo:border-bottom="0.05pt solid #000000"/>
    </style:style>
    <style:style style:name="Tabelle97.B3" style:family="table-cell">
      <style:table-cell-properties fo:padding="0.097cm" fo:border-left="0.05pt solid #000000" fo:border-right="0.05pt solid #000000" fo:border-top="none" fo:border-bottom="0.05pt solid #000000"/>
    </style:style>
    <style:style style:name="Tabelle97.A4" style:family="table-cell">
      <style:table-cell-properties fo:padding="0.097cm" fo:border-left="0.05pt solid #000000" fo:border-right="none" fo:border-top="none" fo:border-bottom="0.05pt solid #000000"/>
    </style:style>
    <style:style style:name="Tabelle97.B4" style:family="table-cell">
      <style:table-cell-properties fo:padding="0.097cm" fo:border-left="0.05pt solid #000000" fo:border-right="0.05pt solid #000000" fo:border-top="none" fo:border-bottom="0.05pt solid #000000"/>
    </style:style>
    <style:style style:name="Tabelle97.A5" style:family="table-cell">
      <style:table-cell-properties fo:padding="0.097cm" fo:border-left="0.05pt solid #000000" fo:border-right="none" fo:border-top="none" fo:border-bottom="0.05pt solid #000000"/>
    </style:style>
    <style:style style:name="Tabelle97.B5" style:family="table-cell">
      <style:table-cell-properties fo:padding="0.097cm" fo:border-left="0.05pt solid #000000" fo:border-right="0.05pt solid #000000" fo:border-top="none" fo:border-bottom="0.05pt solid #000000"/>
    </style:style>
    <style:style style:name="Tabelle97.A6" style:family="table-cell">
      <style:table-cell-properties fo:padding="0.097cm" fo:border-left="0.05pt solid #000000" fo:border-right="none" fo:border-top="none" fo:border-bottom="0.05pt solid #000000"/>
    </style:style>
    <style:style style:name="Tabelle97.B6" style:family="table-cell">
      <style:table-cell-properties fo:padding="0.097cm" fo:border-left="0.05pt solid #000000" fo:border-right="0.05pt solid #000000" fo:border-top="none" fo:border-bottom="0.05pt solid #000000"/>
    </style:style>
    <style:style style:name="Tabelle97.A7" style:family="table-cell">
      <style:table-cell-properties fo:padding="0.097cm" fo:border-left="0.05pt solid #000000" fo:border-right="none" fo:border-top="none" fo:border-bottom="0.05pt solid #000000"/>
    </style:style>
    <style:style style:name="Tabelle97.B7" style:family="table-cell">
      <style:table-cell-properties fo:padding="0.097cm" fo:border-left="0.05pt solid #000000" fo:border-right="0.05pt solid #000000" fo:border-top="none" fo:border-bottom="0.05pt solid #000000"/>
    </style:style>
    <style:style style:name="Tabelle97.A8" style:family="table-cell">
      <style:table-cell-properties fo:padding="0.097cm" fo:border-left="0.05pt solid #000000" fo:border-right="none" fo:border-top="none" fo:border-bottom="0.05pt solid #000000"/>
    </style:style>
    <style:style style:name="Tabelle97.B8" style:family="table-cell">
      <style:table-cell-properties fo:padding="0.097cm" fo:border-left="0.05pt solid #000000" fo:border-right="0.05pt solid #000000" fo:border-top="none" fo:border-bottom="0.05pt solid #000000"/>
    </style:style>
    <style:style style:name="Tabelle97.A9" style:family="table-cell">
      <style:table-cell-properties fo:padding="0.097cm" fo:border-left="0.05pt solid #000000" fo:border-right="none" fo:border-top="none" fo:border-bottom="0.05pt solid #000000"/>
    </style:style>
    <style:style style:name="Tabelle97.B9" style:family="table-cell">
      <style:table-cell-properties fo:padding="0.097cm" fo:border-left="0.05pt solid #000000" fo:border-right="0.05pt solid #000000" fo:border-top="none" fo:border-bottom="0.05pt solid #000000"/>
    </style:style>
    <style:style style:name="Tabelle97.A10" style:family="table-cell">
      <style:table-cell-properties fo:padding="0.097cm" fo:border-left="0.05pt solid #000000" fo:border-right="none" fo:border-top="none" fo:border-bottom="0.05pt solid #000000"/>
    </style:style>
    <style:style style:name="Tabelle97.B10" style:family="table-cell">
      <style:table-cell-properties fo:padding="0.097cm" fo:border-left="0.05pt solid #000000" fo:border-right="0.05pt solid #000000" fo:border-top="none" fo:border-bottom="0.05pt solid #000000"/>
    </style:style>
    <style:style style:name="Tabelle97.A11" style:family="table-cell">
      <style:table-cell-properties fo:padding="0.097cm" fo:border-left="0.05pt solid #000000" fo:border-right="none" fo:border-top="none" fo:border-bottom="0.05pt solid #000000"/>
    </style:style>
    <style:style style:name="Tabelle97.B11" style:family="table-cell">
      <style:table-cell-properties fo:padding="0.097cm" fo:border-left="0.05pt solid #000000" fo:border-right="0.05pt solid #000000" fo:border-top="none" fo:border-bottom="0.05pt solid #000000"/>
    </style:style>
    <style:style style:name="Tabelle97.A12" style:family="table-cell">
      <style:table-cell-properties fo:padding="0.097cm" fo:border-left="0.05pt solid #000000" fo:border-right="none" fo:border-top="none" fo:border-bottom="0.05pt solid #000000"/>
    </style:style>
    <style:style style:name="Tabelle97.B12" style:family="table-cell">
      <style:table-cell-properties fo:padding="0.097cm" fo:border-left="0.05pt solid #000000" fo:border-right="0.05pt solid #000000" fo:border-top="none" fo:border-bottom="0.05pt solid #000000"/>
    </style:style>
    <style:style style:name="Tabelle97.A13" style:family="table-cell">
      <style:table-cell-properties fo:padding="0.097cm" fo:border-left="0.05pt solid #000000" fo:border-right="none" fo:border-top="none" fo:border-bottom="0.05pt solid #000000"/>
    </style:style>
    <style:style style:name="Tabelle97.B13" style:family="table-cell">
      <style:table-cell-properties fo:padding="0.097cm" fo:border-left="0.05pt solid #000000" fo:border-right="0.05pt solid #000000" fo:border-top="none" fo:border-bottom="0.05pt solid #000000"/>
    </style:style>
    <style:style style:name="Tabelle97.A14" style:family="table-cell">
      <style:table-cell-properties fo:padding="0.097cm" fo:border-left="0.05pt solid #000000" fo:border-right="none" fo:border-top="none" fo:border-bottom="0.05pt solid #000000"/>
    </style:style>
    <style:style style:name="Tabelle97.B14" style:family="table-cell">
      <style:table-cell-properties fo:padding="0.097cm" fo:border-left="0.05pt solid #000000" fo:border-right="0.05pt solid #000000" fo:border-top="none" fo:border-bottom="0.05pt solid #000000"/>
    </style:style>
    <style:style style:name="Tabelle97.A15" style:family="table-cell">
      <style:table-cell-properties fo:padding="0.097cm" fo:border-left="0.05pt solid #000000" fo:border-right="none" fo:border-top="none" fo:border-bottom="0.05pt solid #000000"/>
    </style:style>
    <style:style style:name="Tabelle97.B15" style:family="table-cell">
      <style:table-cell-properties fo:padding="0.097cm" fo:border-left="0.05pt solid #000000" fo:border-right="0.05pt solid #000000" fo:border-top="none" fo:border-bottom="0.05pt solid #000000"/>
    </style:style>
    <style:style style:name="Tabelle97.A16" style:family="table-cell">
      <style:table-cell-properties fo:padding="0.097cm" fo:border-left="0.05pt solid #000000" fo:border-right="none" fo:border-top="none" fo:border-bottom="0.05pt solid #000000"/>
    </style:style>
    <style:style style:name="Tabelle97.B16" style:family="table-cell">
      <style:table-cell-properties fo:padding="0.097cm" fo:border-left="0.05pt solid #000000" fo:border-right="0.05pt solid #000000" fo:border-top="none" fo:border-bottom="0.05pt solid #000000"/>
    </style:style>
    <style:style style:name="Tabelle97.A17" style:family="table-cell">
      <style:table-cell-properties fo:padding="0.097cm" fo:border-left="0.05pt solid #000000" fo:border-right="none" fo:border-top="none" fo:border-bottom="0.05pt solid #000000"/>
    </style:style>
    <style:style style:name="Tabelle97.B17" style:family="table-cell">
      <style:table-cell-properties fo:padding="0.097cm" fo:border-left="0.05pt solid #000000" fo:border-right="0.05pt solid #000000" fo:border-top="none" fo:border-bottom="0.05pt solid #000000"/>
    </style:style>
    <style:style style:name="Tabelle98" style:family="table">
      <style:table-properties style:width="18cm" table:align="margins"/>
    </style:style>
    <style:style style:name="Tabelle98.A" style:family="table-column">
      <style:table-column-properties style:column-width="8.999cm" style:rel-column-width="32767*"/>
    </style:style>
    <style:style style:name="Tabelle98.B" style:family="table-column">
      <style:table-column-properties style:column-width="9.001cm" style:rel-column-width="32768*"/>
    </style:style>
    <style:style style:name="Tabelle9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8.B1" style:family="table-cell">
      <style:table-cell-properties fo:background-color="#eeeeee" fo:padding="0.097cm" fo:border="0.05pt solid #000000">
        <style:background-image/>
      </style:table-cell-properties>
    </style:style>
    <style:style style:name="Tabelle98.A2" style:family="table-cell">
      <style:table-cell-properties fo:padding="0.097cm" fo:border-left="0.05pt solid #000000" fo:border-right="none" fo:border-top="none" fo:border-bottom="0.05pt solid #000000"/>
    </style:style>
    <style:style style:name="Tabelle98.B2" style:family="table-cell">
      <style:table-cell-properties fo:padding="0.097cm" fo:border-left="0.05pt solid #000000" fo:border-right="0.05pt solid #000000" fo:border-top="none" fo:border-bottom="0.05pt solid #000000"/>
    </style:style>
    <style:style style:name="Tabelle98.A3" style:family="table-cell">
      <style:table-cell-properties fo:padding="0.097cm" fo:border-left="0.05pt solid #000000" fo:border-right="0.05pt solid #000000" fo:border-top="none" fo:border-bottom="0.05pt solid #000000"/>
    </style:style>
    <style:style style:name="Tabelle98.A4" style:family="table-cell">
      <style:table-cell-properties fo:background-color="#eeeeee" fo:padding="0.097cm" fo:border-left="0.05pt solid #000000" fo:border-right="none" fo:border-top="none" fo:border-bottom="0.05pt solid #000000">
        <style:background-image/>
      </style:table-cell-properties>
    </style:style>
    <style:style style:name="Tabelle9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8.A5" style:family="table-cell">
      <style:table-cell-properties fo:padding="0.097cm" fo:border-left="0.05pt solid #000000" fo:border-right="none" fo:border-top="none" fo:border-bottom="0.05pt solid #000000"/>
    </style:style>
    <style:style style:name="Tabelle98.B5" style:family="table-cell">
      <style:table-cell-properties fo:padding="0.097cm" fo:border-left="0.05pt solid #000000" fo:border-right="0.05pt solid #000000" fo:border-top="none" fo:border-bottom="0.05pt solid #000000"/>
    </style:style>
    <style:style style:name="Tabelle99" style:family="table">
      <style:table-properties style:width="18cm" table:align="margins" style:may-break-between-rows="false"/>
    </style:style>
    <style:style style:name="Tabelle99.A" style:family="table-column">
      <style:table-column-properties style:column-width="8.999cm" style:rel-column-width="32767*"/>
    </style:style>
    <style:style style:name="Tabelle99.B" style:family="table-column">
      <style:table-column-properties style:column-width="9.001cm" style:rel-column-width="32768*"/>
    </style:style>
    <style:style style:name="Tabelle9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9.B1" style:family="table-cell">
      <style:table-cell-properties fo:background-color="#eeeeee" fo:padding="0.097cm" fo:border="0.05pt solid #000000">
        <style:background-image/>
      </style:table-cell-properties>
    </style:style>
    <style:style style:name="Tabelle99.A2" style:family="table-cell">
      <style:table-cell-properties fo:padding="0.097cm" fo:border-left="0.05pt solid #000000" fo:border-right="none" fo:border-top="none" fo:border-bottom="0.05pt solid #000000"/>
    </style:style>
    <style:style style:name="Tabelle99.B2" style:family="table-cell">
      <style:table-cell-properties fo:padding="0.097cm" fo:border-left="0.05pt solid #000000" fo:border-right="0.05pt solid #000000" fo:border-top="none" fo:border-bottom="0.05pt solid #000000"/>
    </style:style>
    <style:style style:name="Tabelle99.A3" style:family="table-cell">
      <style:table-cell-properties fo:padding="0.097cm" fo:border-left="0.05pt solid #000000" fo:border-right="0.05pt solid #000000" fo:border-top="none" fo:border-bottom="0.05pt solid #000000"/>
    </style:style>
    <style:style style:name="Tabelle99.A4" style:family="table-cell">
      <style:table-cell-properties fo:background-color="#eeeeee" fo:padding="0.097cm" fo:border-left="0.05pt solid #000000" fo:border-right="none" fo:border-top="none" fo:border-bottom="0.05pt solid #000000">
        <style:background-image/>
      </style:table-cell-properties>
    </style:style>
    <style:style style:name="Tabelle9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9.A5" style:family="table-cell">
      <style:table-cell-properties fo:padding="0.097cm" fo:border-left="0.05pt solid #000000" fo:border-right="none" fo:border-top="none" fo:border-bottom="0.05pt solid #000000"/>
    </style:style>
    <style:style style:name="Tabelle99.B5" style:family="table-cell">
      <style:table-cell-properties fo:padding="0.097cm" fo:border-left="0.05pt solid #000000" fo:border-right="0.05pt solid #000000" fo:border-top="none" fo:border-bottom="0.05pt solid #000000"/>
    </style:style>
    <style:style style:name="Tabelle100" style:family="table">
      <style:table-properties style:width="18cm" table:align="margins" style:may-break-between-rows="false"/>
    </style:style>
    <style:style style:name="Tabelle100.A" style:family="table-column">
      <style:table-column-properties style:column-width="8.999cm" style:rel-column-width="32767*"/>
    </style:style>
    <style:style style:name="Tabelle100.B" style:family="table-column">
      <style:table-column-properties style:column-width="9.001cm" style:rel-column-width="32768*"/>
    </style:style>
    <style:style style:name="Tabelle10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0.B1" style:family="table-cell">
      <style:table-cell-properties fo:background-color="#eeeeee" fo:padding="0.097cm" fo:border="0.05pt solid #000000">
        <style:background-image/>
      </style:table-cell-properties>
    </style:style>
    <style:style style:name="Tabelle100.A2" style:family="table-cell">
      <style:table-cell-properties fo:padding="0.097cm" fo:border-left="0.05pt solid #000000" fo:border-right="none" fo:border-top="none" fo:border-bottom="0.05pt solid #000000"/>
    </style:style>
    <style:style style:name="Tabelle100.B2" style:family="table-cell">
      <style:table-cell-properties fo:padding="0.097cm" fo:border-left="0.05pt solid #000000" fo:border-right="0.05pt solid #000000" fo:border-top="none" fo:border-bottom="0.05pt solid #000000"/>
    </style:style>
    <style:style style:name="Tabelle100.A3" style:family="table-cell">
      <style:table-cell-properties fo:padding="0.097cm" fo:border-left="0.05pt solid #000000" fo:border-right="0.05pt solid #000000" fo:border-top="none" fo:border-bottom="0.05pt solid #000000"/>
    </style:style>
    <style:style style:name="Tabelle100.A4" style:family="table-cell">
      <style:table-cell-properties fo:background-color="#eeeeee" fo:padding="0.097cm" fo:border-left="0.05pt solid #000000" fo:border-right="none" fo:border-top="none" fo:border-bottom="0.05pt solid #000000">
        <style:background-image/>
      </style:table-cell-properties>
    </style:style>
    <style:style style:name="Tabelle10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0.A5" style:family="table-cell">
      <style:table-cell-properties fo:padding="0.097cm" fo:border-left="0.05pt solid #000000" fo:border-right="none" fo:border-top="none" fo:border-bottom="0.05pt solid #000000"/>
    </style:style>
    <style:style style:name="Tabelle100.B5" style:family="table-cell">
      <style:table-cell-properties fo:padding="0.097cm" fo:border-left="0.05pt solid #000000" fo:border-right="0.05pt solid #000000" fo:border-top="none" fo:border-bottom="0.05pt solid #000000"/>
    </style:style>
    <style:style style:name="Tabelle101" style:family="table">
      <style:table-properties style:width="18cm" table:align="margins"/>
    </style:style>
    <style:style style:name="Tabelle101.A" style:family="table-column">
      <style:table-column-properties style:column-width="8.999cm" style:rel-column-width="32767*"/>
    </style:style>
    <style:style style:name="Tabelle101.B" style:family="table-column">
      <style:table-column-properties style:column-width="9.001cm" style:rel-column-width="32768*"/>
    </style:style>
    <style:style style:name="Tabelle10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1.B1" style:family="table-cell">
      <style:table-cell-properties fo:background-color="#eeeeee" fo:padding="0.097cm" fo:border="0.05pt solid #000000">
        <style:background-image/>
      </style:table-cell-properties>
    </style:style>
    <style:style style:name="Tabelle101.A2" style:family="table-cell">
      <style:table-cell-properties fo:padding="0.097cm" fo:border-left="0.05pt solid #000000" fo:border-right="none" fo:border-top="none" fo:border-bottom="0.05pt solid #000000"/>
    </style:style>
    <style:style style:name="Tabelle101.B2" style:family="table-cell">
      <style:table-cell-properties fo:padding="0.097cm" fo:border-left="0.05pt solid #000000" fo:border-right="0.05pt solid #000000" fo:border-top="none" fo:border-bottom="0.05pt solid #000000"/>
    </style:style>
    <style:style style:name="Tabelle101.A3" style:family="table-cell">
      <style:table-cell-properties fo:padding="0.097cm" fo:border-left="0.05pt solid #000000" fo:border-right="0.05pt solid #000000" fo:border-top="none" fo:border-bottom="0.05pt solid #000000"/>
    </style:style>
    <style:style style:name="Tabelle101.A4" style:family="table-cell">
      <style:table-cell-properties fo:background-color="#eeeeee" fo:padding="0.097cm" fo:border-left="0.05pt solid #000000" fo:border-right="none" fo:border-top="none" fo:border-bottom="0.05pt solid #000000">
        <style:background-image/>
      </style:table-cell-properties>
    </style:style>
    <style:style style:name="Tabelle10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1.A5" style:family="table-cell">
      <style:table-cell-properties fo:padding="0.097cm" fo:border-left="0.05pt solid #000000" fo:border-right="none" fo:border-top="none" fo:border-bottom="0.05pt solid #000000"/>
    </style:style>
    <style:style style:name="Tabelle101.B5" style:family="table-cell">
      <style:table-cell-properties fo:padding="0.097cm" fo:border-left="0.05pt solid #000000" fo:border-right="0.05pt solid #000000" fo:border-top="none" fo:border-bottom="0.05pt solid #000000"/>
    </style:style>
    <style:style style:name="Tabelle51" style:family="table">
      <style:table-properties style:width="17.992cm" table:align="left"/>
    </style:style>
    <style:style style:name="Tabelle51.A" style:family="table-column">
      <style:table-column-properties style:column-width="3.493cm"/>
    </style:style>
    <style:style style:name="Tabelle51.B" style:family="table-column">
      <style:table-column-properties style:column-width="14.499cm"/>
    </style:style>
    <style:style style:name="Tabelle5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1.B1" style:family="table-cell">
      <style:table-cell-properties fo:padding="0.097cm" fo:border="0.05pt solid #000000"/>
    </style:style>
    <style:style style:name="Tabelle51.A2" style:family="table-cell">
      <style:table-cell-properties fo:background-color="#eeeeee" fo:padding="0.097cm" fo:border-left="0.05pt solid #000000" fo:border-right="none" fo:border-top="none" fo:border-bottom="0.05pt solid #000000">
        <style:background-image/>
      </style:table-cell-properties>
    </style:style>
    <style:style style:name="Tabelle51.B2" style:family="table-cell">
      <style:table-cell-properties fo:padding="0.097cm" fo:border-left="0.05pt solid #000000" fo:border-right="0.05pt solid #000000" fo:border-top="none" fo:border-bottom="0.05pt solid #000000"/>
    </style:style>
    <style:style style:name="Tabelle51.B3" style:family="table-cell">
      <style:table-cell-properties fo:padding="0.097cm" fo:border-left="0.05pt solid #000000" fo:border-right="0.05pt solid #000000" fo:border-top="none" fo:border-bottom="0.05pt solid #000000"/>
    </style:style>
    <style:style style:name="Tabelle52" style:family="table">
      <style:table-properties style:width="18cm" table:align="margins"/>
    </style:style>
    <style:style style:name="Tabelle52.A" style:family="table-column">
      <style:table-column-properties style:column-width="8.999cm" style:rel-column-width="32767*"/>
    </style:style>
    <style:style style:name="Tabelle52.B" style:family="table-column">
      <style:table-column-properties style:column-width="9.001cm" style:rel-column-width="32768*"/>
    </style:style>
    <style:style style:name="Tabelle5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2.B1" style:family="table-cell">
      <style:table-cell-properties fo:background-color="#eeeeee" fo:padding="0.097cm" fo:border="0.05pt solid #000000">
        <style:background-image/>
      </style:table-cell-properties>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0.05pt solid #000000" fo:border-top="none" fo:border-bottom="0.05pt solid #000000"/>
    </style:style>
    <style:style style:name="Tabelle52.A3" style:family="table-cell">
      <style:table-cell-properties fo:padding="0.097cm" fo:border-left="0.05pt solid #000000" fo:border-right="none" fo:border-top="none" fo:border-bottom="0.05pt solid #000000"/>
    </style:style>
    <style:style style:name="Tabelle52.B3" style:family="table-cell">
      <style:table-cell-properties fo:padding="0.097cm" fo:border-left="0.05pt solid #000000" fo:border-right="0.05pt solid #000000" fo:border-top="none" fo:border-bottom="0.05pt solid #000000"/>
    </style:style>
    <style:style style:name="Tabelle52.A4" style:family="table-cell">
      <style:table-cell-properties fo:padding="0.097cm" fo:border-left="0.05pt solid #000000" fo:border-right="none" fo:border-top="none" fo:border-bottom="0.05pt solid #000000"/>
    </style:style>
    <style:style style:name="Tabelle52.B4" style:family="table-cell">
      <style:table-cell-properties fo:padding="0.097cm" fo:border-left="0.05pt solid #000000" fo:border-right="0.05pt solid #000000" fo:border-top="none" fo:border-bottom="0.05pt solid #000000"/>
    </style:style>
    <style:style style:name="Tabelle53" style:family="table">
      <style:table-properties style:width="18cm" table:align="margins"/>
    </style:style>
    <style:style style:name="Tabelle53.A" style:family="table-column">
      <style:table-column-properties style:column-width="8.999cm" style:rel-column-width="32767*"/>
    </style:style>
    <style:style style:name="Tabelle53.B" style:family="table-column">
      <style:table-column-properties style:column-width="9.001cm" style:rel-column-width="32768*"/>
    </style:style>
    <style:style style:name="Tabelle5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3.B1" style:family="table-cell">
      <style:table-cell-properties fo:background-color="#eeeeee" fo:padding="0.097cm" fo:border="0.05pt solid #000000">
        <style:background-image/>
      </style:table-cell-properties>
    </style:style>
    <style:style style:name="Tabelle53.A2" style:family="table-cell">
      <style:table-cell-properties fo:padding="0.097cm" fo:border-left="0.05pt solid #000000" fo:border-right="none" fo:border-top="none" fo:border-bottom="0.05pt solid #000000"/>
    </style:style>
    <style:style style:name="Tabelle53.B2" style:family="table-cell">
      <style:table-cell-properties fo:padding="0.097cm" fo:border-left="0.05pt solid #000000" fo:border-right="0.05pt solid #000000" fo:border-top="none" fo:border-bottom="0.05pt solid #000000"/>
    </style:style>
    <style:style style:name="Tabelle53.A3" style:family="table-cell">
      <style:table-cell-properties fo:padding="0.097cm" fo:border-left="0.05pt solid #000000" fo:border-right="0.05pt solid #000000" fo:border-top="none" fo:border-bottom="0.05pt solid #000000"/>
    </style:style>
    <style:style style:name="Tabelle53.A4" style:family="table-cell">
      <style:table-cell-properties fo:background-color="#eeeeee" fo:padding="0.097cm" fo:border-left="0.05pt solid #000000" fo:border-right="none" fo:border-top="none" fo:border-bottom="0.05pt solid #000000">
        <style:background-image/>
      </style:table-cell-properties>
    </style:style>
    <style:style style:name="Tabelle5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3.A5" style:family="table-cell">
      <style:table-cell-properties fo:padding="0.097cm" fo:border-left="0.05pt solid #000000" fo:border-right="none" fo:border-top="none" fo:border-bottom="0.05pt solid #000000"/>
    </style:style>
    <style:style style:name="Tabelle53.B5" style:family="table-cell">
      <style:table-cell-properties fo:padding="0.097cm" fo:border-left="0.05pt solid #000000" fo:border-right="0.05pt solid #000000" fo:border-top="none" fo:border-bottom="0.05pt solid #000000"/>
    </style:style>
    <style:style style:name="Tabelle75" style:family="table">
      <style:table-properties style:width="17.992cm" table:align="left"/>
    </style:style>
    <style:style style:name="Tabelle75.A" style:family="table-column">
      <style:table-column-properties style:column-width="3.493cm"/>
    </style:style>
    <style:style style:name="Tabelle75.B" style:family="table-column">
      <style:table-column-properties style:column-width="14.499cm"/>
    </style:style>
    <style:style style:name="Tabelle7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5.B1" style:family="table-cell">
      <style:table-cell-properties fo:padding="0.097cm" fo:border="0.05pt solid #000000"/>
    </style:style>
    <style:style style:name="Tabelle75.A2" style:family="table-cell">
      <style:table-cell-properties fo:background-color="#eeeeee" fo:padding="0.097cm" fo:border-left="0.05pt solid #000000" fo:border-right="none" fo:border-top="none" fo:border-bottom="0.05pt solid #000000">
        <style:background-image/>
      </style:table-cell-properties>
    </style:style>
    <style:style style:name="Tabelle75.B2" style:family="table-cell">
      <style:table-cell-properties fo:padding="0.097cm" fo:border-left="0.05pt solid #000000" fo:border-right="0.05pt solid #000000" fo:border-top="none" fo:border-bottom="0.05pt solid #000000"/>
    </style:style>
    <style:style style:name="Tabelle75.B3" style:family="table-cell">
      <style:table-cell-properties fo:padding="0.097cm" fo:border-left="0.05pt solid #000000" fo:border-right="0.05pt solid #000000" fo:border-top="none" fo:border-bottom="0.05pt solid #000000"/>
    </style:style>
    <style:style style:name="Tabelle76" style:family="table">
      <style:table-properties style:width="18cm" table:align="margins"/>
    </style:style>
    <style:style style:name="Tabelle76.A" style:family="table-column">
      <style:table-column-properties style:column-width="8.999cm" style:rel-column-width="32767*"/>
    </style:style>
    <style:style style:name="Tabelle76.B" style:family="table-column">
      <style:table-column-properties style:column-width="9.001cm" style:rel-column-width="32768*"/>
    </style:style>
    <style:style style:name="Tabelle7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6.B1" style:family="table-cell">
      <style:table-cell-properties fo:background-color="#eeeeee" fo:padding="0.097cm" fo:border="0.05pt solid #000000">
        <style:background-image/>
      </style:table-cell-properties>
    </style:style>
    <style:style style:name="Tabelle76.A2" style:family="table-cell">
      <style:table-cell-properties fo:padding="0.097cm" fo:border-left="0.05pt solid #000000" fo:border-right="none" fo:border-top="none" fo:border-bottom="0.05pt solid #000000"/>
    </style:style>
    <style:style style:name="Tabelle76.B2" style:family="table-cell">
      <style:table-cell-properties fo:padding="0.097cm" fo:border-left="0.05pt solid #000000" fo:border-right="0.05pt solid #000000" fo:border-top="none" fo:border-bottom="0.05pt solid #000000"/>
    </style:style>
    <style:style style:name="Tabelle76.A3" style:family="table-cell">
      <style:table-cell-properties fo:padding="0.097cm" fo:border-left="0.05pt solid #000000" fo:border-right="none" fo:border-top="none" fo:border-bottom="0.05pt solid #000000"/>
    </style:style>
    <style:style style:name="Tabelle76.B3" style:family="table-cell">
      <style:table-cell-properties fo:padding="0.097cm" fo:border-left="0.05pt solid #000000" fo:border-right="0.05pt solid #000000" fo:border-top="none" fo:border-bottom="0.05pt solid #000000"/>
    </style:style>
    <style:style style:name="Tabelle76.A4" style:family="table-cell">
      <style:table-cell-properties fo:padding="0.097cm" fo:border-left="0.05pt solid #000000" fo:border-right="none" fo:border-top="none" fo:border-bottom="0.05pt solid #000000"/>
    </style:style>
    <style:style style:name="Tabelle76.B4" style:family="table-cell">
      <style:table-cell-properties fo:padding="0.097cm" fo:border-left="0.05pt solid #000000" fo:border-right="0.05pt solid #000000" fo:border-top="none" fo:border-bottom="0.05pt solid #000000"/>
    </style:style>
    <style:style style:name="Tabelle77" style:family="table">
      <style:table-properties style:width="18cm" table:align="margins"/>
    </style:style>
    <style:style style:name="Tabelle77.A" style:family="table-column">
      <style:table-column-properties style:column-width="8.999cm" style:rel-column-width="32767*"/>
    </style:style>
    <style:style style:name="Tabelle77.B" style:family="table-column">
      <style:table-column-properties style:column-width="9.001cm" style:rel-column-width="32768*"/>
    </style:style>
    <style:style style:name="Tabelle7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7.B1" style:family="table-cell">
      <style:table-cell-properties fo:background-color="#eeeeee" fo:padding="0.097cm" fo:border="0.05pt solid #000000">
        <style:background-image/>
      </style:table-cell-properties>
    </style:style>
    <style:style style:name="Tabelle77.A2" style:family="table-cell">
      <style:table-cell-properties fo:padding="0.097cm" fo:border-left="0.05pt solid #000000" fo:border-right="none" fo:border-top="none" fo:border-bottom="0.05pt solid #000000"/>
    </style:style>
    <style:style style:name="Tabelle77.B2" style:family="table-cell">
      <style:table-cell-properties fo:padding="0.097cm" fo:border-left="0.05pt solid #000000" fo:border-right="0.05pt solid #000000" fo:border-top="none" fo:border-bottom="0.05pt solid #000000"/>
    </style:style>
    <style:style style:name="Tabelle77.A3" style:family="table-cell">
      <style:table-cell-properties fo:padding="0.097cm" fo:border-left="0.05pt solid #000000" fo:border-right="0.05pt solid #000000" fo:border-top="none" fo:border-bottom="0.05pt solid #000000"/>
    </style:style>
    <style:style style:name="Tabelle77.A4" style:family="table-cell">
      <style:table-cell-properties fo:background-color="#eeeeee" fo:padding="0.097cm" fo:border-left="0.05pt solid #000000" fo:border-right="none" fo:border-top="none" fo:border-bottom="0.05pt solid #000000">
        <style:background-image/>
      </style:table-cell-properties>
    </style:style>
    <style:style style:name="Tabelle77.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7.A5" style:family="table-cell">
      <style:table-cell-properties fo:padding="0.097cm" fo:border-left="0.05pt solid #000000" fo:border-right="none" fo:border-top="none" fo:border-bottom="0.05pt solid #000000"/>
    </style:style>
    <style:style style:name="Tabelle77.B5" style:family="table-cell">
      <style:table-cell-properties fo:padding="0.097cm" fo:border-left="0.05pt solid #000000" fo:border-right="0.05pt solid #000000" fo:border-top="none" fo:border-bottom="0.05pt solid #000000"/>
    </style:style>
    <style:style style:name="Tabelle54" style:family="table">
      <style:table-properties style:width="17.992cm" table:align="left"/>
    </style:style>
    <style:style style:name="Tabelle54.A" style:family="table-column">
      <style:table-column-properties style:column-width="3.493cm"/>
    </style:style>
    <style:style style:name="Tabelle54.B" style:family="table-column">
      <style:table-column-properties style:column-width="14.499cm"/>
    </style:style>
    <style:style style:name="Tabelle5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4.B1" style:family="table-cell">
      <style:table-cell-properties fo:padding="0.097cm" fo:border="0.05pt solid #000000"/>
    </style:style>
    <style:style style:name="Tabelle54.A2" style:family="table-cell">
      <style:table-cell-properties fo:background-color="#eeeeee" fo:padding="0.097cm" fo:border-left="0.05pt solid #000000" fo:border-right="none" fo:border-top="none" fo:border-bottom="0.05pt solid #000000">
        <style:background-image/>
      </style:table-cell-properties>
    </style:style>
    <style:style style:name="Tabelle54.B2" style:family="table-cell">
      <style:table-cell-properties fo:padding="0.097cm" fo:border-left="0.05pt solid #000000" fo:border-right="0.05pt solid #000000" fo:border-top="none" fo:border-bottom="0.05pt solid #000000"/>
    </style:style>
    <style:style style:name="Tabelle54.B3" style:family="table-cell">
      <style:table-cell-properties fo:padding="0.097cm" fo:border-left="0.05pt solid #000000" fo:border-right="0.05pt solid #000000" fo:border-top="none" fo:border-bottom="0.05pt solid #000000"/>
    </style:style>
    <style:style style:name="Tabelle55" style:family="table">
      <style:table-properties style:width="18cm" table:align="margins"/>
    </style:style>
    <style:style style:name="Tabelle55.A" style:family="table-column">
      <style:table-column-properties style:column-width="8.999cm" style:rel-column-width="32767*"/>
    </style:style>
    <style:style style:name="Tabelle55.B" style:family="table-column">
      <style:table-column-properties style:column-width="9.001cm" style:rel-column-width="32768*"/>
    </style:style>
    <style:style style:name="Tabelle5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5.B1" style:family="table-cell">
      <style:table-cell-properties fo:background-color="#eeeeee" fo:padding="0.097cm" fo:border="0.05pt solid #000000">
        <style:background-image/>
      </style:table-cell-properties>
    </style:style>
    <style:style style:name="Tabelle55.A2" style:family="table-cell">
      <style:table-cell-properties fo:padding="0.097cm" fo:border-left="0.05pt solid #000000" fo:border-right="none" fo:border-top="none" fo:border-bottom="0.05pt solid #000000"/>
    </style:style>
    <style:style style:name="Tabelle55.B2" style:family="table-cell">
      <style:table-cell-properties fo:padding="0.097cm" fo:border-left="0.05pt solid #000000" fo:border-right="0.05pt solid #000000" fo:border-top="none" fo:border-bottom="0.05pt solid #000000"/>
    </style:style>
    <style:style style:name="Tabelle102" style:family="table">
      <style:table-properties style:width="17.992cm" table:align="left"/>
    </style:style>
    <style:style style:name="Tabelle102.A" style:family="table-column">
      <style:table-column-properties style:column-width="3.493cm"/>
    </style:style>
    <style:style style:name="Tabelle102.B" style:family="table-column">
      <style:table-column-properties style:column-width="14.499cm"/>
    </style:style>
    <style:style style:name="Tabelle10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2.B1" style:family="table-cell">
      <style:table-cell-properties fo:padding="0.097cm" fo:border="0.05pt solid #000000"/>
    </style:style>
    <style:style style:name="Tabelle102.A2" style:family="table-cell">
      <style:table-cell-properties fo:background-color="#eeeeee" fo:padding="0.097cm" fo:border-left="0.05pt solid #000000" fo:border-right="none" fo:border-top="none" fo:border-bottom="0.05pt solid #000000">
        <style:background-image/>
      </style:table-cell-properties>
    </style:style>
    <style:style style:name="Tabelle102.B2" style:family="table-cell">
      <style:table-cell-properties fo:padding="0.097cm" fo:border-left="0.05pt solid #000000" fo:border-right="0.05pt solid #000000" fo:border-top="none" fo:border-bottom="0.05pt solid #000000"/>
    </style:style>
    <style:style style:name="Tabelle102.B3" style:family="table-cell">
      <style:table-cell-properties fo:padding="0.097cm" fo:border-left="0.05pt solid #000000" fo:border-right="0.05pt solid #000000" fo:border-top="none" fo:border-bottom="0.05pt solid #000000"/>
    </style:style>
    <style:style style:name="Tabelle103" style:family="table">
      <style:table-properties style:width="18cm" table:align="margins"/>
    </style:style>
    <style:style style:name="Tabelle103.A" style:family="table-column">
      <style:table-column-properties style:column-width="8.999cm" style:rel-column-width="32767*"/>
    </style:style>
    <style:style style:name="Tabelle103.B" style:family="table-column">
      <style:table-column-properties style:column-width="9.001cm" style:rel-column-width="32768*"/>
    </style:style>
    <style:style style:name="Tabelle10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3.B1" style:family="table-cell">
      <style:table-cell-properties fo:background-color="#eeeeee" fo:padding="0.097cm" fo:border="0.05pt solid #000000">
        <style:background-image/>
      </style:table-cell-properties>
    </style:style>
    <style:style style:name="Tabelle103.A2" style:family="table-cell">
      <style:table-cell-properties fo:padding="0.097cm" fo:border-left="0.05pt solid #000000" fo:border-right="none" fo:border-top="none" fo:border-bottom="0.05pt solid #000000"/>
    </style:style>
    <style:style style:name="Tabelle103.B2" style:family="table-cell">
      <style:table-cell-properties fo:padding="0.097cm" fo:border-left="0.05pt solid #000000" fo:border-right="0.05pt solid #000000" fo:border-top="none" fo:border-bottom="0.05pt solid #000000"/>
    </style:style>
    <style:style style:name="Tabelle112" style:family="table">
      <style:table-properties style:width="17.992cm" table:align="left"/>
    </style:style>
    <style:style style:name="Tabelle112.A" style:family="table-column">
      <style:table-column-properties style:column-width="3.493cm"/>
    </style:style>
    <style:style style:name="Tabelle112.B" style:family="table-column">
      <style:table-column-properties style:column-width="14.499cm"/>
    </style:style>
    <style:style style:name="Tabelle1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2.B1" style:family="table-cell">
      <style:table-cell-properties fo:padding="0.097cm" fo:border="0.05pt solid #000000"/>
    </style:style>
    <style:style style:name="Tabelle112.A2" style:family="table-cell">
      <style:table-cell-properties fo:background-color="#eeeeee" fo:padding="0.097cm" fo:border-left="0.05pt solid #000000" fo:border-right="none" fo:border-top="none" fo:border-bottom="0.05pt solid #000000">
        <style:background-image/>
      </style:table-cell-properties>
    </style:style>
    <style:style style:name="Tabelle112.B2" style:family="table-cell">
      <style:table-cell-properties fo:padding="0.097cm" fo:border-left="0.05pt solid #000000" fo:border-right="0.05pt solid #000000" fo:border-top="none" fo:border-bottom="0.05pt solid #000000"/>
    </style:style>
    <style:style style:name="Tabelle112.B3" style:family="table-cell">
      <style:table-cell-properties fo:padding="0.097cm" fo:border-left="0.05pt solid #000000" fo:border-right="0.05pt solid #000000" fo:border-top="none" fo:border-bottom="0.05pt solid #000000"/>
    </style:style>
    <style:style style:name="Tabelle113" style:family="table">
      <style:table-properties style:width="18cm" table:align="margins"/>
    </style:style>
    <style:style style:name="Tabelle113.A" style:family="table-column">
      <style:table-column-properties style:column-width="8.999cm" style:rel-column-width="32767*"/>
    </style:style>
    <style:style style:name="Tabelle113.B" style:family="table-column">
      <style:table-column-properties style:column-width="9.001cm" style:rel-column-width="32768*"/>
    </style:style>
    <style:style style:name="Tabelle1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3.B1" style:family="table-cell">
      <style:table-cell-properties fo:background-color="#eeeeee" fo:padding="0.097cm" fo:border="0.05pt solid #000000">
        <style:background-image/>
      </style:table-cell-properties>
    </style:style>
    <style:style style:name="Tabelle113.A2" style:family="table-cell">
      <style:table-cell-properties fo:padding="0.097cm" fo:border-left="0.05pt solid #000000" fo:border-right="none" fo:border-top="none" fo:border-bottom="0.05pt solid #000000"/>
    </style:style>
    <style:style style:name="Tabelle113.B2" style:family="table-cell">
      <style:table-cell-properties fo:padding="0.097cm" fo:border-left="0.05pt solid #000000" fo:border-right="0.05pt solid #000000" fo:border-top="none" fo:border-bottom="0.05pt solid #000000"/>
    </style:style>
    <style:style style:name="Tabelle114" style:family="table">
      <style:table-properties style:width="17.992cm" table:align="left"/>
    </style:style>
    <style:style style:name="Tabelle114.A" style:family="table-column">
      <style:table-column-properties style:column-width="3.493cm"/>
    </style:style>
    <style:style style:name="Tabelle114.B" style:family="table-column">
      <style:table-column-properties style:column-width="14.499cm"/>
    </style:style>
    <style:style style:name="Tabelle1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4.B1" style:family="table-cell">
      <style:table-cell-properties fo:padding="0.097cm" fo:border="0.05pt solid #000000"/>
    </style:style>
    <style:style style:name="Tabelle114.A2" style:family="table-cell">
      <style:table-cell-properties fo:background-color="#eeeeee" fo:padding="0.097cm" fo:border-left="0.05pt solid #000000" fo:border-right="none" fo:border-top="none" fo:border-bottom="0.05pt solid #000000">
        <style:background-image/>
      </style:table-cell-properties>
    </style:style>
    <style:style style:name="Tabelle114.B2" style:family="table-cell">
      <style:table-cell-properties fo:padding="0.097cm" fo:border-left="0.05pt solid #000000" fo:border-right="0.05pt solid #000000" fo:border-top="none" fo:border-bottom="0.05pt solid #000000"/>
    </style:style>
    <style:style style:name="Tabelle114.B3" style:family="table-cell">
      <style:table-cell-properties fo:padding="0.097cm" fo:border-left="0.05pt solid #000000" fo:border-right="0.05pt solid #000000" fo:border-top="none" fo:border-bottom="0.05pt solid #000000"/>
    </style:style>
    <style:style style:name="Tabelle115" style:family="table">
      <style:table-properties style:width="18cm" table:align="margins"/>
    </style:style>
    <style:style style:name="Tabelle115.A" style:family="table-column">
      <style:table-column-properties style:column-width="8.999cm" style:rel-column-width="32767*"/>
    </style:style>
    <style:style style:name="Tabelle115.B" style:family="table-column">
      <style:table-column-properties style:column-width="9.001cm" style:rel-column-width="32768*"/>
    </style:style>
    <style:style style:name="Tabelle1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5.B1" style:family="table-cell">
      <style:table-cell-properties fo:background-color="#eeeeee" fo:padding="0.097cm" fo:border="0.05pt solid #000000">
        <style:background-image/>
      </style:table-cell-properties>
    </style:style>
    <style:style style:name="Tabelle115.A2" style:family="table-cell">
      <style:table-cell-properties fo:padding="0.097cm" fo:border-left="0.05pt solid #000000" fo:border-right="none" fo:border-top="none" fo:border-bottom="0.05pt solid #000000"/>
    </style:style>
    <style:style style:name="Tabelle115.B2" style:family="table-cell">
      <style:table-cell-properties fo:padding="0.097cm" fo:border-left="0.05pt solid #000000" fo:border-right="0.05pt solid #000000" fo:border-top="none" fo:border-bottom="0.05pt solid #000000"/>
    </style:style>
    <style:style style:name="Tabelle116" style:family="table">
      <style:table-properties style:width="17.992cm" table:align="left"/>
    </style:style>
    <style:style style:name="Tabelle116.A" style:family="table-column">
      <style:table-column-properties style:column-width="3.493cm"/>
    </style:style>
    <style:style style:name="Tabelle116.B" style:family="table-column">
      <style:table-column-properties style:column-width="14.499cm"/>
    </style:style>
    <style:style style:name="Tabelle1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6.B1" style:family="table-cell">
      <style:table-cell-properties fo:padding="0.097cm" fo:border="0.05pt solid #000000"/>
    </style:style>
    <style:style style:name="Tabelle116.A2" style:family="table-cell">
      <style:table-cell-properties fo:background-color="#eeeeee" fo:padding="0.097cm" fo:border-left="0.05pt solid #000000" fo:border-right="none" fo:border-top="none" fo:border-bottom="0.05pt solid #000000">
        <style:background-image/>
      </style:table-cell-properties>
    </style:style>
    <style:style style:name="Tabelle116.B2" style:family="table-cell">
      <style:table-cell-properties fo:padding="0.097cm" fo:border-left="0.05pt solid #000000" fo:border-right="0.05pt solid #000000" fo:border-top="none" fo:border-bottom="0.05pt solid #000000"/>
    </style:style>
    <style:style style:name="Tabelle116.B3" style:family="table-cell">
      <style:table-cell-properties fo:padding="0.097cm" fo:border-left="0.05pt solid #000000" fo:border-right="0.05pt solid #000000" fo:border-top="none" fo:border-bottom="0.05pt solid #000000"/>
    </style:style>
    <style:style style:name="Tabelle117" style:family="table">
      <style:table-properties style:width="18cm" table:align="margins"/>
    </style:style>
    <style:style style:name="Tabelle117.A" style:family="table-column">
      <style:table-column-properties style:column-width="8.999cm" style:rel-column-width="32767*"/>
    </style:style>
    <style:style style:name="Tabelle117.B" style:family="table-column">
      <style:table-column-properties style:column-width="9.001cm" style:rel-column-width="32768*"/>
    </style:style>
    <style:style style:name="Tabelle1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7.B1" style:family="table-cell">
      <style:table-cell-properties fo:background-color="#eeeeee" fo:padding="0.097cm" fo:border="0.05pt solid #000000">
        <style:background-image/>
      </style:table-cell-properties>
    </style:style>
    <style:style style:name="Tabelle117.A2" style:family="table-cell">
      <style:table-cell-properties fo:padding="0.097cm" fo:border-left="0.05pt solid #000000" fo:border-right="none" fo:border-top="none" fo:border-bottom="0.05pt solid #000000"/>
    </style:style>
    <style:style style:name="Tabelle117.B2" style:family="table-cell">
      <style:table-cell-properties fo:padding="0.097cm" fo:border-left="0.05pt solid #000000" fo:border-right="0.05pt solid #000000" fo:border-top="none" fo:border-bottom="0.05pt solid #000000"/>
    </style:style>
    <style:style style:name="Tabelle118" style:family="table">
      <style:table-properties style:width="17.992cm" table:align="left"/>
    </style:style>
    <style:style style:name="Tabelle118.A" style:family="table-column">
      <style:table-column-properties style:column-width="3.493cm"/>
    </style:style>
    <style:style style:name="Tabelle118.B" style:family="table-column">
      <style:table-column-properties style:column-width="14.499cm"/>
    </style:style>
    <style:style style:name="Tabelle1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8.B1" style:family="table-cell">
      <style:table-cell-properties fo:padding="0.097cm" fo:border="0.05pt solid #000000"/>
    </style:style>
    <style:style style:name="Tabelle118.A2" style:family="table-cell">
      <style:table-cell-properties fo:background-color="#eeeeee" fo:padding="0.097cm" fo:border-left="0.05pt solid #000000" fo:border-right="none" fo:border-top="none" fo:border-bottom="0.05pt solid #000000">
        <style:background-image/>
      </style:table-cell-properties>
    </style:style>
    <style:style style:name="Tabelle118.B2" style:family="table-cell">
      <style:table-cell-properties fo:padding="0.097cm" fo:border-left="0.05pt solid #000000" fo:border-right="0.05pt solid #000000" fo:border-top="none" fo:border-bottom="0.05pt solid #000000"/>
    </style:style>
    <style:style style:name="Tabelle118.B3" style:family="table-cell">
      <style:table-cell-properties fo:padding="0.097cm" fo:border-left="0.05pt solid #000000" fo:border-right="0.05pt solid #000000" fo:border-top="none" fo:border-bottom="0.05pt solid #000000"/>
    </style:style>
    <style:style style:name="Tabelle119" style:family="table">
      <style:table-properties style:width="18cm" table:align="margins"/>
    </style:style>
    <style:style style:name="Tabelle119.A" style:family="table-column">
      <style:table-column-properties style:column-width="8.999cm" style:rel-column-width="32767*"/>
    </style:style>
    <style:style style:name="Tabelle119.B" style:family="table-column">
      <style:table-column-properties style:column-width="9.001cm" style:rel-column-width="32768*"/>
    </style:style>
    <style:style style:name="Tabelle1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9.B1" style:family="table-cell">
      <style:table-cell-properties fo:background-color="#eeeeee" fo:padding="0.097cm" fo:border="0.05pt solid #000000">
        <style:background-image/>
      </style:table-cell-properties>
    </style:style>
    <style:style style:name="Tabelle119.A2" style:family="table-cell">
      <style:table-cell-properties fo:padding="0.097cm" fo:border-left="0.05pt solid #000000" fo:border-right="none" fo:border-top="none" fo:border-bottom="0.05pt solid #000000"/>
    </style:style>
    <style:style style:name="Tabelle119.B2" style:family="table-cell">
      <style:table-cell-properties fo:padding="0.097cm" fo:border-left="0.05pt solid #000000" fo:border-right="0.05pt solid #000000" fo:border-top="none" fo:border-bottom="0.05pt solid #000000"/>
    </style:style>
    <style:style style:name="Tabelle56" style:family="table">
      <style:table-properties style:width="17.992cm" table:align="left"/>
    </style:style>
    <style:style style:name="Tabelle56.A" style:family="table-column">
      <style:table-column-properties style:column-width="3.493cm"/>
    </style:style>
    <style:style style:name="Tabelle56.B" style:family="table-column">
      <style:table-column-properties style:column-width="14.499cm"/>
    </style:style>
    <style:style style:name="Tabelle5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6.B1" style:family="table-cell">
      <style:table-cell-properties fo:padding="0.097cm" fo:border="0.05pt solid #000000"/>
    </style:style>
    <style:style style:name="Tabelle56.A2" style:family="table-cell">
      <style:table-cell-properties fo:background-color="#eeeeee" fo:padding="0.097cm" fo:border-left="0.05pt solid #000000" fo:border-right="none" fo:border-top="none" fo:border-bottom="0.05pt solid #000000">
        <style:background-image/>
      </style:table-cell-properties>
    </style:style>
    <style:style style:name="Tabelle56.B2" style:family="table-cell">
      <style:table-cell-properties fo:padding="0.097cm" fo:border-left="0.05pt solid #000000" fo:border-right="0.05pt solid #000000" fo:border-top="none" fo:border-bottom="0.05pt solid #000000"/>
    </style:style>
    <style:style style:name="Tabelle56.B3" style:family="table-cell">
      <style:table-cell-properties fo:padding="0.097cm" fo:border-left="0.05pt solid #000000" fo:border-right="0.05pt solid #000000" fo:border-top="none" fo:border-bottom="0.05pt solid #000000"/>
    </style:style>
    <style:style style:name="Tabelle57" style:family="table">
      <style:table-properties style:width="18cm" table:align="margins"/>
    </style:style>
    <style:style style:name="Tabelle57.A" style:family="table-column">
      <style:table-column-properties style:column-width="8.999cm" style:rel-column-width="32767*"/>
    </style:style>
    <style:style style:name="Tabelle57.B" style:family="table-column">
      <style:table-column-properties style:column-width="9.001cm" style:rel-column-width="32768*"/>
    </style:style>
    <style:style style:name="Tabelle5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7.B1" style:family="table-cell">
      <style:table-cell-properties fo:background-color="#eeeeee" fo:padding="0.097cm" fo:border="0.05pt solid #000000">
        <style:background-image/>
      </style:table-cell-properties>
    </style:style>
    <style:style style:name="Tabelle57.A2" style:family="table-cell">
      <style:table-cell-properties fo:padding="0.097cm" fo:border-left="0.05pt solid #000000" fo:border-right="none" fo:border-top="none" fo:border-bottom="0.05pt solid #000000"/>
    </style:style>
    <style:style style:name="Tabelle57.B2" style:family="table-cell">
      <style:table-cell-properties fo:padding="0.097cm" fo:border-left="0.05pt solid #000000" fo:border-right="0.05pt solid #000000" fo:border-top="none" fo:border-bottom="0.05pt solid #000000"/>
    </style:style>
    <style:style style:name="Tabelle57.A3" style:family="table-cell">
      <style:table-cell-properties fo:padding="0.097cm" fo:border-left="0.05pt solid #000000" fo:border-right="none" fo:border-top="none" fo:border-bottom="0.05pt solid #000000"/>
    </style:style>
    <style:style style:name="Tabelle57.B3" style:family="table-cell">
      <style:table-cell-properties fo:padding="0.097cm" fo:border-left="0.05pt solid #000000" fo:border-right="0.05pt solid #000000" fo:border-top="none" fo:border-bottom="0.05pt solid #000000"/>
    </style:style>
    <style:style style:name="Tabelle57.A4" style:family="table-cell">
      <style:table-cell-properties fo:padding="0.097cm" fo:border-left="0.05pt solid #000000" fo:border-right="none" fo:border-top="none" fo:border-bottom="0.05pt solid #000000"/>
    </style:style>
    <style:style style:name="Tabelle57.B4" style:family="table-cell">
      <style:table-cell-properties fo:padding="0.097cm" fo:border-left="0.05pt solid #000000" fo:border-right="0.05pt solid #000000" fo:border-top="none" fo:border-bottom="0.05pt solid #000000"/>
    </style:style>
    <style:style style:name="Tabelle57.A5" style:family="table-cell">
      <style:table-cell-properties fo:padding="0.097cm" fo:border-left="0.05pt solid #000000" fo:border-right="none" fo:border-top="none" fo:border-bottom="0.05pt solid #000000"/>
    </style:style>
    <style:style style:name="Tabelle57.B5" style:family="table-cell">
      <style:table-cell-properties fo:padding="0.097cm" fo:border-left="0.05pt solid #000000" fo:border-right="0.05pt solid #000000" fo:border-top="none" fo:border-bottom="0.05pt solid #000000"/>
    </style:style>
    <style:style style:name="Tabelle78" style:family="table">
      <style:table-properties style:width="17.992cm" table:align="left"/>
    </style:style>
    <style:style style:name="Tabelle78.A" style:family="table-column">
      <style:table-column-properties style:column-width="3.493cm"/>
    </style:style>
    <style:style style:name="Tabelle78.B" style:family="table-column">
      <style:table-column-properties style:column-width="14.499cm"/>
    </style:style>
    <style:style style:name="Tabelle7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8.B1" style:family="table-cell">
      <style:table-cell-properties fo:padding="0.097cm" fo:border="0.05pt solid #000000"/>
    </style:style>
    <style:style style:name="Tabelle78.A2" style:family="table-cell">
      <style:table-cell-properties fo:background-color="#eeeeee" fo:padding="0.097cm" fo:border-left="0.05pt solid #000000" fo:border-right="none" fo:border-top="none" fo:border-bottom="0.05pt solid #000000">
        <style:background-image/>
      </style:table-cell-properties>
    </style:style>
    <style:style style:name="Tabelle78.B2" style:family="table-cell">
      <style:table-cell-properties fo:padding="0.097cm" fo:border-left="0.05pt solid #000000" fo:border-right="0.05pt solid #000000" fo:border-top="none" fo:border-bottom="0.05pt solid #000000"/>
    </style:style>
    <style:style style:name="Tabelle78.B3" style:family="table-cell">
      <style:table-cell-properties fo:padding="0.097cm" fo:border-left="0.05pt solid #000000" fo:border-right="0.05pt solid #000000" fo:border-top="none" fo:border-bottom="0.05pt solid #000000"/>
    </style:style>
    <style:style style:name="Tabelle79" style:family="table">
      <style:table-properties style:width="18cm" table:align="margins"/>
    </style:style>
    <style:style style:name="Tabelle79.A" style:family="table-column">
      <style:table-column-properties style:column-width="8.999cm" style:rel-column-width="32767*"/>
    </style:style>
    <style:style style:name="Tabelle79.B" style:family="table-column">
      <style:table-column-properties style:column-width="9.001cm" style:rel-column-width="32768*"/>
    </style:style>
    <style:style style:name="Tabelle7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9.B1" style:family="table-cell">
      <style:table-cell-properties fo:background-color="#eeeeee" fo:padding="0.097cm" fo:border="0.05pt solid #000000">
        <style:background-image/>
      </style:table-cell-properties>
    </style:style>
    <style:style style:name="Tabelle79.A2" style:family="table-cell">
      <style:table-cell-properties fo:padding="0.097cm" fo:border-left="0.05pt solid #000000" fo:border-right="none" fo:border-top="none" fo:border-bottom="0.05pt solid #000000"/>
    </style:style>
    <style:style style:name="Tabelle79.B2" style:family="table-cell">
      <style:table-cell-properties fo:padding="0.097cm" fo:border-left="0.05pt solid #000000" fo:border-right="0.05pt solid #000000" fo:border-top="none" fo:border-bottom="0.05pt solid #000000"/>
    </style:style>
    <style:style style:name="Tabelle79.A3" style:family="table-cell">
      <style:table-cell-properties fo:padding="0.097cm" fo:border-left="0.05pt solid #000000" fo:border-right="none" fo:border-top="none" fo:border-bottom="0.05pt solid #000000"/>
    </style:style>
    <style:style style:name="Tabelle79.B3" style:family="table-cell">
      <style:table-cell-properties fo:padding="0.097cm" fo:border-left="0.05pt solid #000000" fo:border-right="0.05pt solid #000000" fo:border-top="none" fo:border-bottom="0.05pt solid #000000"/>
    </style:style>
    <style:style style:name="Tabelle79.A4" style:family="table-cell">
      <style:table-cell-properties fo:padding="0.097cm" fo:border-left="0.05pt solid #000000" fo:border-right="none" fo:border-top="none" fo:border-bottom="0.05pt solid #000000"/>
    </style:style>
    <style:style style:name="Tabelle79.B4" style:family="table-cell">
      <style:table-cell-properties fo:padding="0.097cm" fo:border-left="0.05pt solid #000000" fo:border-right="0.05pt solid #000000" fo:border-top="none" fo:border-bottom="0.05pt solid #000000"/>
    </style:style>
    <style:style style:name="Tabelle79.A5" style:family="table-cell">
      <style:table-cell-properties fo:padding="0.097cm" fo:border-left="0.05pt solid #000000" fo:border-right="none" fo:border-top="none" fo:border-bottom="0.05pt solid #000000"/>
    </style:style>
    <style:style style:name="Tabelle79.B5" style:family="table-cell">
      <style:table-cell-properties fo:padding="0.097cm" fo:border-left="0.05pt solid #000000" fo:border-right="0.05pt solid #000000" fo:border-top="none" fo:border-bottom="0.05pt solid #000000"/>
    </style:style>
    <style:style style:name="Tabelle104" style:family="table">
      <style:table-properties style:width="17.992cm" table:align="left"/>
    </style:style>
    <style:style style:name="Tabelle104.A" style:family="table-column">
      <style:table-column-properties style:column-width="3.493cm"/>
    </style:style>
    <style:style style:name="Tabelle104.B" style:family="table-column">
      <style:table-column-properties style:column-width="14.499cm"/>
    </style:style>
    <style:style style:name="Tabelle10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4.B1" style:family="table-cell">
      <style:table-cell-properties fo:padding="0.097cm" fo:border="0.05pt solid #000000"/>
    </style:style>
    <style:style style:name="Tabelle104.A2" style:family="table-cell">
      <style:table-cell-properties fo:background-color="#eeeeee" fo:padding="0.097cm" fo:border-left="0.05pt solid #000000" fo:border-right="none" fo:border-top="none" fo:border-bottom="0.05pt solid #000000">
        <style:background-image/>
      </style:table-cell-properties>
    </style:style>
    <style:style style:name="Tabelle104.B2" style:family="table-cell">
      <style:table-cell-properties fo:padding="0.097cm" fo:border-left="0.05pt solid #000000" fo:border-right="0.05pt solid #000000" fo:border-top="none" fo:border-bottom="0.05pt solid #000000"/>
    </style:style>
    <style:style style:name="Tabelle104.B3" style:family="table-cell">
      <style:table-cell-properties fo:padding="0.097cm" fo:border-left="0.05pt solid #000000" fo:border-right="0.05pt solid #000000" fo:border-top="none" fo:border-bottom="0.05pt solid #000000"/>
    </style:style>
    <style:style style:name="Tabelle105" style:family="table">
      <style:table-properties style:width="18cm" table:align="margins"/>
    </style:style>
    <style:style style:name="Tabelle105.A" style:family="table-column">
      <style:table-column-properties style:column-width="8.999cm" style:rel-column-width="32767*"/>
    </style:style>
    <style:style style:name="Tabelle105.B" style:family="table-column">
      <style:table-column-properties style:column-width="9.001cm" style:rel-column-width="32768*"/>
    </style:style>
    <style:style style:name="Tabelle10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5.B1" style:family="table-cell">
      <style:table-cell-properties fo:background-color="#eeeeee" fo:padding="0.097cm" fo:border="0.05pt solid #000000">
        <style:background-image/>
      </style:table-cell-properties>
    </style:style>
    <style:style style:name="Tabelle105.A2" style:family="table-cell">
      <style:table-cell-properties fo:padding="0.097cm" fo:border-left="0.05pt solid #000000" fo:border-right="none" fo:border-top="none" fo:border-bottom="0.05pt solid #000000"/>
    </style:style>
    <style:style style:name="Tabelle105.B2" style:family="table-cell">
      <style:table-cell-properties fo:padding="0.097cm" fo:border-left="0.05pt solid #000000" fo:border-right="0.05pt solid #000000" fo:border-top="none" fo:border-bottom="0.05pt solid #000000"/>
    </style:style>
    <style:style style:name="Tabelle105.A3" style:family="table-cell">
      <style:table-cell-properties fo:padding="0.097cm" fo:border-left="0.05pt solid #000000" fo:border-right="none" fo:border-top="none" fo:border-bottom="0.05pt solid #000000"/>
    </style:style>
    <style:style style:name="Tabelle105.B3" style:family="table-cell">
      <style:table-cell-properties fo:padding="0.097cm" fo:border-left="0.05pt solid #000000" fo:border-right="0.05pt solid #000000" fo:border-top="none" fo:border-bottom="0.05pt solid #000000"/>
    </style:style>
    <style:style style:name="Tabelle105.A4" style:family="table-cell">
      <style:table-cell-properties fo:padding="0.097cm" fo:border-left="0.05pt solid #000000" fo:border-right="none" fo:border-top="none" fo:border-bottom="0.05pt solid #000000"/>
    </style:style>
    <style:style style:name="Tabelle105.B4" style:family="table-cell">
      <style:table-cell-properties fo:padding="0.097cm" fo:border-left="0.05pt solid #000000" fo:border-right="0.05pt solid #000000" fo:border-top="none" fo:border-bottom="0.05pt solid #000000"/>
    </style:style>
    <style:style style:name="Tabelle105.A5" style:family="table-cell">
      <style:table-cell-properties fo:padding="0.097cm" fo:border-left="0.05pt solid #000000" fo:border-right="none" fo:border-top="none" fo:border-bottom="0.05pt solid #000000"/>
    </style:style>
    <style:style style:name="Tabelle105.B5" style:family="table-cell">
      <style:table-cell-properties fo:padding="0.097cm" fo:border-left="0.05pt solid #000000" fo:border-right="0.05pt solid #000000" fo:border-top="none" fo:border-bottom="0.05pt solid #000000"/>
    </style:style>
    <style:style style:name="Tabelle105.A6" style:family="table-cell">
      <style:table-cell-properties fo:padding="0.097cm" fo:border-left="0.05pt solid #000000" fo:border-right="none" fo:border-top="none" fo:border-bottom="0.05pt solid #000000"/>
    </style:style>
    <style:style style:name="Tabelle105.B6" style:family="table-cell">
      <style:table-cell-properties fo:padding="0.097cm" fo:border-left="0.05pt solid #000000" fo:border-right="0.05pt solid #000000" fo:border-top="none" fo:border-bottom="0.05pt solid #000000"/>
    </style:style>
    <style:style style:name="Tabelle106" style:family="table">
      <style:table-properties style:width="17.992cm" table:align="left"/>
    </style:style>
    <style:style style:name="Tabelle106.A" style:family="table-column">
      <style:table-column-properties style:column-width="3.493cm"/>
    </style:style>
    <style:style style:name="Tabelle106.B" style:family="table-column">
      <style:table-column-properties style:column-width="14.499cm"/>
    </style:style>
    <style:style style:name="Tabelle10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6.B1" style:family="table-cell">
      <style:table-cell-properties fo:padding="0.097cm" fo:border="0.05pt solid #000000"/>
    </style:style>
    <style:style style:name="Tabelle106.A2" style:family="table-cell">
      <style:table-cell-properties fo:background-color="#eeeeee" fo:padding="0.097cm" fo:border-left="0.05pt solid #000000" fo:border-right="none" fo:border-top="none" fo:border-bottom="0.05pt solid #000000">
        <style:background-image/>
      </style:table-cell-properties>
    </style:style>
    <style:style style:name="Tabelle106.B2" style:family="table-cell">
      <style:table-cell-properties fo:padding="0.097cm" fo:border-left="0.05pt solid #000000" fo:border-right="0.05pt solid #000000" fo:border-top="none" fo:border-bottom="0.05pt solid #000000"/>
    </style:style>
    <style:style style:name="Tabelle106.B3" style:family="table-cell">
      <style:table-cell-properties fo:padding="0.097cm" fo:border-left="0.05pt solid #000000" fo:border-right="0.05pt solid #000000" fo:border-top="none" fo:border-bottom="0.05pt solid #000000"/>
    </style:style>
    <style:style style:name="Tabelle107" style:family="table">
      <style:table-properties style:width="18cm" table:align="margins"/>
    </style:style>
    <style:style style:name="Tabelle107.A" style:family="table-column">
      <style:table-column-properties style:column-width="8.999cm" style:rel-column-width="32767*"/>
    </style:style>
    <style:style style:name="Tabelle107.B" style:family="table-column">
      <style:table-column-properties style:column-width="9.001cm" style:rel-column-width="32768*"/>
    </style:style>
    <style:style style:name="Tabelle10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7.B1" style:family="table-cell">
      <style:table-cell-properties fo:background-color="#eeeeee" fo:padding="0.097cm" fo:border="0.05pt solid #000000">
        <style:background-image/>
      </style:table-cell-properties>
    </style:style>
    <style:style style:name="Tabelle107.A2" style:family="table-cell">
      <style:table-cell-properties fo:padding="0.097cm" fo:border-left="0.05pt solid #000000" fo:border-right="none" fo:border-top="none" fo:border-bottom="0.05pt solid #000000"/>
    </style:style>
    <style:style style:name="Tabelle107.B2" style:family="table-cell">
      <style:table-cell-properties fo:padding="0.097cm" fo:border-left="0.05pt solid #000000" fo:border-right="0.05pt solid #000000" fo:border-top="none" fo:border-bottom="0.05pt solid #000000"/>
    </style:style>
    <style:style style:name="Tabelle107.A3" style:family="table-cell">
      <style:table-cell-properties fo:padding="0.097cm" fo:border-left="0.05pt solid #000000" fo:border-right="none" fo:border-top="none" fo:border-bottom="0.05pt solid #000000"/>
    </style:style>
    <style:style style:name="Tabelle107.B3" style:family="table-cell">
      <style:table-cell-properties fo:padding="0.097cm" fo:border-left="0.05pt solid #000000" fo:border-right="0.05pt solid #000000" fo:border-top="none" fo:border-bottom="0.05pt solid #000000"/>
    </style:style>
    <style:style style:name="Tabelle107.A4" style:family="table-cell">
      <style:table-cell-properties fo:padding="0.097cm" fo:border-left="0.05pt solid #000000" fo:border-right="none" fo:border-top="none" fo:border-bottom="0.05pt solid #000000"/>
    </style:style>
    <style:style style:name="Tabelle107.B4" style:family="table-cell">
      <style:table-cell-properties fo:padding="0.097cm" fo:border-left="0.05pt solid #000000" fo:border-right="0.05pt solid #000000" fo:border-top="none" fo:border-bottom="0.05pt solid #000000"/>
    </style:style>
    <style:style style:name="Tabelle107.A5" style:family="table-cell">
      <style:table-cell-properties fo:padding="0.097cm" fo:border-left="0.05pt solid #000000" fo:border-right="none" fo:border-top="none" fo:border-bottom="0.05pt solid #000000"/>
    </style:style>
    <style:style style:name="Tabelle107.B5" style:family="table-cell">
      <style:table-cell-properties fo:padding="0.097cm" fo:border-left="0.05pt solid #000000" fo:border-right="0.05pt solid #000000" fo:border-top="none" fo:border-bottom="0.05pt solid #000000"/>
    </style:style>
    <style:style style:name="Tabelle107.A6" style:family="table-cell">
      <style:table-cell-properties fo:padding="0.097cm" fo:border-left="0.05pt solid #000000" fo:border-right="none" fo:border-top="none" fo:border-bottom="0.05pt solid #000000"/>
    </style:style>
    <style:style style:name="Tabelle107.B6" style:family="table-cell">
      <style:table-cell-properties fo:padding="0.097cm" fo:border-left="0.05pt solid #000000" fo:border-right="0.05pt solid #000000" fo:border-top="none" fo:border-bottom="0.05pt solid #000000"/>
    </style:style>
    <style:style style:name="Tabelle108" style:family="table">
      <style:table-properties style:width="18cm" table:align="margins"/>
    </style:style>
    <style:style style:name="Tabelle108.A" style:family="table-column">
      <style:table-column-properties style:column-width="8.999cm" style:rel-column-width="32767*"/>
    </style:style>
    <style:style style:name="Tabelle108.B" style:family="table-column">
      <style:table-column-properties style:column-width="9.001cm" style:rel-column-width="32768*"/>
    </style:style>
    <style:style style:name="Tabelle10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8.B1" style:family="table-cell">
      <style:table-cell-properties fo:background-color="#eeeeee" fo:padding="0.097cm" fo:border="0.05pt solid #000000">
        <style:background-image/>
      </style:table-cell-properties>
    </style:style>
    <style:style style:name="Tabelle108.A2" style:family="table-cell">
      <style:table-cell-properties fo:padding="0.097cm" fo:border-left="0.05pt solid #000000" fo:border-right="none" fo:border-top="none" fo:border-bottom="0.05pt solid #000000"/>
    </style:style>
    <style:style style:name="Tabelle108.B2" style:family="table-cell">
      <style:table-cell-properties fo:padding="0.097cm" fo:border-left="0.05pt solid #000000" fo:border-right="0.05pt solid #000000" fo:border-top="none" fo:border-bottom="0.05pt solid #000000"/>
    </style:style>
    <style:style style:name="Tabelle108.A3" style:family="table-cell">
      <style:table-cell-properties fo:padding="0.097cm" fo:border-left="0.05pt solid #000000" fo:border-right="0.05pt solid #000000" fo:border-top="none" fo:border-bottom="0.05pt solid #000000"/>
    </style:style>
    <style:style style:name="Tabelle108.A4" style:family="table-cell">
      <style:table-cell-properties fo:background-color="#eeeeee" fo:padding="0.097cm" fo:border-left="0.05pt solid #000000" fo:border-right="none" fo:border-top="none" fo:border-bottom="0.05pt solid #000000">
        <style:background-image/>
      </style:table-cell-properties>
    </style:style>
    <style:style style:name="Tabelle10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8.A5" style:family="table-cell">
      <style:table-cell-properties fo:padding="0.097cm" fo:border-left="0.05pt solid #000000" fo:border-right="none" fo:border-top="none" fo:border-bottom="0.05pt solid #000000"/>
    </style:style>
    <style:style style:name="Tabelle108.B5" style:family="table-cell">
      <style:table-cell-properties fo:padding="0.097cm" fo:border-left="0.05pt solid #000000" fo:border-right="0.05pt solid #000000" fo:border-top="none" fo:border-bottom="0.05pt solid #000000"/>
    </style:style>
    <style:style style:name="Tabelle109" style:family="table">
      <style:table-properties style:width="17.992cm" table:align="left"/>
    </style:style>
    <style:style style:name="Tabelle109.A" style:family="table-column">
      <style:table-column-properties style:column-width="3.493cm"/>
    </style:style>
    <style:style style:name="Tabelle109.B" style:family="table-column">
      <style:table-column-properties style:column-width="14.499cm"/>
    </style:style>
    <style:style style:name="Tabelle10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9.B1" style:family="table-cell">
      <style:table-cell-properties fo:padding="0.097cm" fo:border="0.05pt solid #000000"/>
    </style:style>
    <style:style style:name="Tabelle109.A2" style:family="table-cell">
      <style:table-cell-properties fo:background-color="#eeeeee" fo:padding="0.097cm" fo:border-left="0.05pt solid #000000" fo:border-right="none" fo:border-top="none" fo:border-bottom="0.05pt solid #000000">
        <style:background-image/>
      </style:table-cell-properties>
    </style:style>
    <style:style style:name="Tabelle109.B2" style:family="table-cell">
      <style:table-cell-properties fo:padding="0.097cm" fo:border-left="0.05pt solid #000000" fo:border-right="0.05pt solid #000000" fo:border-top="none" fo:border-bottom="0.05pt solid #000000"/>
    </style:style>
    <style:style style:name="Tabelle109.B3" style:family="table-cell">
      <style:table-cell-properties fo:padding="0.097cm" fo:border-left="0.05pt solid #000000" fo:border-right="0.05pt solid #000000" fo:border-top="none" fo:border-bottom="0.05pt solid #000000"/>
    </style:style>
    <style:style style:name="Tabelle110" style:family="table">
      <style:table-properties style:width="18cm" table:align="margins"/>
    </style:style>
    <style:style style:name="Tabelle110.A" style:family="table-column">
      <style:table-column-properties style:column-width="8.999cm" style:rel-column-width="32767*"/>
    </style:style>
    <style:style style:name="Tabelle110.B" style:family="table-column">
      <style:table-column-properties style:column-width="9.001cm" style:rel-column-width="32768*"/>
    </style:style>
    <style:style style:name="Tabelle1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0.B1" style:family="table-cell">
      <style:table-cell-properties fo:background-color="#eeeeee" fo:padding="0.097cm" fo:border="0.05pt solid #000000">
        <style:background-image/>
      </style:table-cell-properties>
    </style:style>
    <style:style style:name="Tabelle110.A2" style:family="table-cell">
      <style:table-cell-properties fo:padding="0.097cm" fo:border-left="0.05pt solid #000000" fo:border-right="none" fo:border-top="none" fo:border-bottom="0.05pt solid #000000"/>
    </style:style>
    <style:style style:name="Tabelle110.B2" style:family="table-cell">
      <style:table-cell-properties fo:padding="0.097cm" fo:border-left="0.05pt solid #000000" fo:border-right="0.05pt solid #000000" fo:border-top="none" fo:border-bottom="0.05pt solid #000000"/>
    </style:style>
    <style:style style:name="Tabelle110.A3" style:family="table-cell">
      <style:table-cell-properties fo:padding="0.097cm" fo:border-left="0.05pt solid #000000" fo:border-right="none" fo:border-top="none" fo:border-bottom="0.05pt solid #000000"/>
    </style:style>
    <style:style style:name="Tabelle110.B3" style:family="table-cell">
      <style:table-cell-properties fo:padding="0.097cm" fo:border-left="0.05pt solid #000000" fo:border-right="0.05pt solid #000000" fo:border-top="none" fo:border-bottom="0.05pt solid #000000"/>
    </style:style>
    <style:style style:name="Tabelle110.A4" style:family="table-cell">
      <style:table-cell-properties fo:padding="0.097cm" fo:border-left="0.05pt solid #000000" fo:border-right="none" fo:border-top="none" fo:border-bottom="0.05pt solid #000000"/>
    </style:style>
    <style:style style:name="Tabelle110.B4" style:family="table-cell">
      <style:table-cell-properties fo:padding="0.097cm" fo:border-left="0.05pt solid #000000" fo:border-right="0.05pt solid #000000" fo:border-top="none" fo:border-bottom="0.05pt solid #000000"/>
    </style:style>
    <style:style style:name="Tabelle110.A5" style:family="table-cell">
      <style:table-cell-properties fo:padding="0.097cm" fo:border-left="0.05pt solid #000000" fo:border-right="none" fo:border-top="none" fo:border-bottom="0.05pt solid #000000"/>
    </style:style>
    <style:style style:name="Tabelle110.B5" style:family="table-cell">
      <style:table-cell-properties fo:padding="0.097cm" fo:border-left="0.05pt solid #000000" fo:border-right="0.05pt solid #000000" fo:border-top="none" fo:border-bottom="0.05pt solid #000000"/>
    </style:style>
    <style:style style:name="Tabelle110.A6" style:family="table-cell">
      <style:table-cell-properties fo:padding="0.097cm" fo:border-left="0.05pt solid #000000" fo:border-right="none" fo:border-top="none" fo:border-bottom="0.05pt solid #000000"/>
    </style:style>
    <style:style style:name="Tabelle110.B6" style:family="table-cell">
      <style:table-cell-properties fo:padding="0.097cm" fo:border-left="0.05pt solid #000000" fo:border-right="0.05pt solid #000000" fo:border-top="none" fo:border-bottom="0.05pt solid #000000"/>
    </style:style>
    <style:style style:name="Tabelle111" style:family="table">
      <style:table-properties style:width="18cm" table:align="margins"/>
    </style:style>
    <style:style style:name="Tabelle111.A" style:family="table-column">
      <style:table-column-properties style:column-width="8.999cm" style:rel-column-width="32767*"/>
    </style:style>
    <style:style style:name="Tabelle111.B" style:family="table-column">
      <style:table-column-properties style:column-width="9.001cm" style:rel-column-width="32768*"/>
    </style:style>
    <style:style style:name="Tabelle1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1.B1" style:family="table-cell">
      <style:table-cell-properties fo:background-color="#eeeeee" fo:padding="0.097cm" fo:border="0.05pt solid #000000">
        <style:background-image/>
      </style:table-cell-properties>
    </style:style>
    <style:style style:name="Tabelle111.A2" style:family="table-cell">
      <style:table-cell-properties fo:padding="0.097cm" fo:border-left="0.05pt solid #000000" fo:border-right="none" fo:border-top="none" fo:border-bottom="0.05pt solid #000000"/>
    </style:style>
    <style:style style:name="Tabelle111.B2" style:family="table-cell">
      <style:table-cell-properties fo:padding="0.097cm" fo:border-left="0.05pt solid #000000" fo:border-right="0.05pt solid #000000" fo:border-top="none" fo:border-bottom="0.05pt solid #000000"/>
    </style:style>
    <style:style style:name="Tabelle111.A3" style:family="table-cell">
      <style:table-cell-properties fo:padding="0.097cm" fo:border-left="0.05pt solid #000000" fo:border-right="0.05pt solid #000000" fo:border-top="none" fo:border-bottom="0.05pt solid #000000"/>
    </style:style>
    <style:style style:name="Tabelle111.A4" style:family="table-cell">
      <style:table-cell-properties fo:background-color="#eeeeee" fo:padding="0.097cm" fo:border-left="0.05pt solid #000000" fo:border-right="none" fo:border-top="none" fo:border-bottom="0.05pt solid #000000">
        <style:background-image/>
      </style:table-cell-properties>
    </style:style>
    <style:style style:name="Tabelle11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1.A5" style:family="table-cell">
      <style:table-cell-properties fo:padding="0.097cm" fo:border-left="0.05pt solid #000000" fo:border-right="none" fo:border-top="none" fo:border-bottom="0.05pt solid #000000"/>
    </style:style>
    <style:style style:name="Tabelle111.B5" style:family="table-cell">
      <style:table-cell-properties fo:padding="0.097cm" fo:border-left="0.05pt solid #000000" fo:border-right="0.05pt solid #000000" fo:border-top="none" fo:border-bottom="0.05pt solid #000000"/>
    </style:style>
    <style:style style:name="Tabelle120" style:family="table">
      <style:table-properties style:width="17.992cm" table:align="left"/>
    </style:style>
    <style:style style:name="Tabelle120.A" style:family="table-column">
      <style:table-column-properties style:column-width="3.493cm"/>
    </style:style>
    <style:style style:name="Tabelle120.B" style:family="table-column">
      <style:table-column-properties style:column-width="14.499cm"/>
    </style:style>
    <style:style style:name="Tabelle1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0.B1" style:family="table-cell">
      <style:table-cell-properties fo:padding="0.097cm" fo:border="0.05pt solid #000000"/>
    </style:style>
    <style:style style:name="Tabelle120.A2" style:family="table-cell">
      <style:table-cell-properties fo:background-color="#eeeeee" fo:padding="0.097cm" fo:border-left="0.05pt solid #000000" fo:border-right="none" fo:border-top="none" fo:border-bottom="0.05pt solid #000000">
        <style:background-image/>
      </style:table-cell-properties>
    </style:style>
    <style:style style:name="Tabelle120.B2" style:family="table-cell">
      <style:table-cell-properties fo:padding="0.097cm" fo:border-left="0.05pt solid #000000" fo:border-right="0.05pt solid #000000" fo:border-top="none" fo:border-bottom="0.05pt solid #000000"/>
    </style:style>
    <style:style style:name="Tabelle120.B3" style:family="table-cell">
      <style:table-cell-properties fo:padding="0.097cm" fo:border-left="0.05pt solid #000000" fo:border-right="0.05pt solid #000000" fo:border-top="none" fo:border-bottom="0.05pt solid #000000"/>
    </style:style>
    <style:style style:name="Tabelle121" style:family="table">
      <style:table-properties style:width="18cm" table:align="margins"/>
    </style:style>
    <style:style style:name="Tabelle121.A" style:family="table-column">
      <style:table-column-properties style:column-width="8.999cm" style:rel-column-width="32767*"/>
    </style:style>
    <style:style style:name="Tabelle121.B" style:family="table-column">
      <style:table-column-properties style:column-width="9.001cm" style:rel-column-width="32768*"/>
    </style:style>
    <style:style style:name="Tabelle1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1.B1" style:family="table-cell">
      <style:table-cell-properties fo:background-color="#eeeeee" fo:padding="0.097cm" fo:border="0.05pt solid #000000">
        <style:background-image/>
      </style:table-cell-properties>
    </style:style>
    <style:style style:name="Tabelle121.A2" style:family="table-cell">
      <style:table-cell-properties fo:padding="0.097cm" fo:border-left="0.05pt solid #000000" fo:border-right="none" fo:border-top="none" fo:border-bottom="0.05pt solid #000000"/>
    </style:style>
    <style:style style:name="Tabelle121.B2" style:family="table-cell">
      <style:table-cell-properties fo:padding="0.097cm" fo:border-left="0.05pt solid #000000" fo:border-right="0.05pt solid #000000" fo:border-top="none" fo:border-bottom="0.05pt solid #000000"/>
    </style:style>
    <style:style style:name="Tabelle122" style:family="table">
      <style:table-properties style:width="18cm" table:align="margins"/>
    </style:style>
    <style:style style:name="Tabelle122.A" style:family="table-column">
      <style:table-column-properties style:column-width="8.999cm" style:rel-column-width="32767*"/>
    </style:style>
    <style:style style:name="Tabelle122.B" style:family="table-column">
      <style:table-column-properties style:column-width="9.001cm" style:rel-column-width="32768*"/>
    </style:style>
    <style:style style:name="Tabelle1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2.B1" style:family="table-cell">
      <style:table-cell-properties fo:background-color="#eeeeee" fo:padding="0.097cm" fo:border="0.05pt solid #000000">
        <style:background-image/>
      </style:table-cell-properties>
    </style:style>
    <style:style style:name="Tabelle122.A2" style:family="table-cell">
      <style:table-cell-properties fo:padding="0.097cm" fo:border-left="0.05pt solid #000000" fo:border-right="none" fo:border-top="none" fo:border-bottom="0.05pt solid #000000"/>
    </style:style>
    <style:style style:name="Tabelle122.B2" style:family="table-cell">
      <style:table-cell-properties fo:padding="0.097cm" fo:border-left="0.05pt solid #000000" fo:border-right="0.05pt solid #000000" fo:border-top="none" fo:border-bottom="0.05pt solid #000000"/>
    </style:style>
    <style:style style:name="Tabelle122.A3" style:family="table-cell">
      <style:table-cell-properties fo:padding="0.097cm" fo:border-left="0.05pt solid #000000" fo:border-right="0.05pt solid #000000" fo:border-top="none" fo:border-bottom="0.05pt solid #000000"/>
    </style:style>
    <style:style style:name="Tabelle122.A4" style:family="table-cell">
      <style:table-cell-properties fo:background-color="#eeeeee" fo:padding="0.097cm" fo:border-left="0.05pt solid #000000" fo:border-right="none" fo:border-top="none" fo:border-bottom="0.05pt solid #000000">
        <style:background-image/>
      </style:table-cell-properties>
    </style:style>
    <style:style style:name="Tabelle12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2.A5" style:family="table-cell">
      <style:table-cell-properties fo:padding="0.097cm" fo:border-left="0.05pt solid #000000" fo:border-right="none" fo:border-top="none" fo:border-bottom="0.05pt solid #000000"/>
    </style:style>
    <style:style style:name="Tabelle122.B5" style:family="table-cell">
      <style:table-cell-properties fo:padding="0.097cm" fo:border-left="0.05pt solid #000000" fo:border-right="0.05pt solid #000000" fo:border-top="none" fo:border-bottom="0.05pt solid #000000"/>
    </style:style>
    <style:style style:name="Tabelle123" style:family="table">
      <style:table-properties style:width="17.992cm" table:align="left"/>
    </style:style>
    <style:style style:name="Tabelle123.A" style:family="table-column">
      <style:table-column-properties style:column-width="3.493cm"/>
    </style:style>
    <style:style style:name="Tabelle123.B" style:family="table-column">
      <style:table-column-properties style:column-width="14.499cm"/>
    </style:style>
    <style:style style:name="Tabelle1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3.B1" style:family="table-cell">
      <style:table-cell-properties fo:padding="0.097cm" fo:border="0.05pt solid #000000"/>
    </style:style>
    <style:style style:name="Tabelle123.A2" style:family="table-cell">
      <style:table-cell-properties fo:background-color="#eeeeee" fo:padding="0.097cm" fo:border-left="0.05pt solid #000000" fo:border-right="none" fo:border-top="none" fo:border-bottom="0.05pt solid #000000">
        <style:background-image/>
      </style:table-cell-properties>
    </style:style>
    <style:style style:name="Tabelle123.B2" style:family="table-cell">
      <style:table-cell-properties fo:padding="0.097cm" fo:border-left="0.05pt solid #000000" fo:border-right="0.05pt solid #000000" fo:border-top="none" fo:border-bottom="0.05pt solid #000000"/>
    </style:style>
    <style:style style:name="Tabelle123.B3" style:family="table-cell">
      <style:table-cell-properties fo:padding="0.097cm" fo:border-left="0.05pt solid #000000" fo:border-right="0.05pt solid #000000" fo:border-top="none" fo:border-bottom="0.05pt solid #000000"/>
    </style:style>
    <style:style style:name="Tabelle124" style:family="table">
      <style:table-properties style:width="18cm" table:align="margins"/>
    </style:style>
    <style:style style:name="Tabelle124.A" style:family="table-column">
      <style:table-column-properties style:column-width="8.999cm" style:rel-column-width="32767*"/>
    </style:style>
    <style:style style:name="Tabelle124.B" style:family="table-column">
      <style:table-column-properties style:column-width="9.001cm" style:rel-column-width="32768*"/>
    </style:style>
    <style:style style:name="Tabelle1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4.B1" style:family="table-cell">
      <style:table-cell-properties fo:background-color="#eeeeee" fo:padding="0.097cm" fo:border="0.05pt solid #000000">
        <style:background-image/>
      </style:table-cell-properties>
    </style:style>
    <style:style style:name="Tabelle124.A2" style:family="table-cell">
      <style:table-cell-properties fo:padding="0.097cm" fo:border-left="0.05pt solid #000000" fo:border-right="none" fo:border-top="none" fo:border-bottom="0.05pt solid #000000"/>
    </style:style>
    <style:style style:name="Tabelle124.B2" style:family="table-cell">
      <style:table-cell-properties fo:padding="0.097cm" fo:border-left="0.05pt solid #000000" fo:border-right="0.05pt solid #000000" fo:border-top="none" fo:border-bottom="0.05pt solid #000000"/>
    </style:style>
    <style:style style:name="Tabelle125" style:family="table">
      <style:table-properties style:width="18cm" table:align="margins"/>
    </style:style>
    <style:style style:name="Tabelle125.A" style:family="table-column">
      <style:table-column-properties style:column-width="8.999cm" style:rel-column-width="32767*"/>
    </style:style>
    <style:style style:name="Tabelle125.B" style:family="table-column">
      <style:table-column-properties style:column-width="9.001cm" style:rel-column-width="32768*"/>
    </style:style>
    <style:style style:name="Tabelle1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5.B1" style:family="table-cell">
      <style:table-cell-properties fo:background-color="#eeeeee" fo:padding="0.097cm" fo:border="0.05pt solid #000000">
        <style:background-image/>
      </style:table-cell-properties>
    </style:style>
    <style:style style:name="Tabelle125.A2" style:family="table-cell">
      <style:table-cell-properties fo:padding="0.097cm" fo:border-left="0.05pt solid #000000" fo:border-right="none" fo:border-top="none" fo:border-bottom="0.05pt solid #000000"/>
    </style:style>
    <style:style style:name="Tabelle125.B2" style:family="table-cell">
      <style:table-cell-properties fo:padding="0.097cm" fo:border-left="0.05pt solid #000000" fo:border-right="0.05pt solid #000000" fo:border-top="none" fo:border-bottom="0.05pt solid #000000"/>
    </style:style>
    <style:style style:name="Tabelle125.A3" style:family="table-cell">
      <style:table-cell-properties fo:padding="0.097cm" fo:border-left="0.05pt solid #000000" fo:border-right="0.05pt solid #000000" fo:border-top="none" fo:border-bottom="0.05pt solid #000000"/>
    </style:style>
    <style:style style:name="Tabelle125.A4" style:family="table-cell">
      <style:table-cell-properties fo:background-color="#eeeeee" fo:padding="0.097cm" fo:border-left="0.05pt solid #000000" fo:border-right="none" fo:border-top="none" fo:border-bottom="0.05pt solid #000000">
        <style:background-image/>
      </style:table-cell-properties>
    </style:style>
    <style:style style:name="Tabelle12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5.A5" style:family="table-cell">
      <style:table-cell-properties fo:padding="0.097cm" fo:border-left="0.05pt solid #000000" fo:border-right="none" fo:border-top="none" fo:border-bottom="0.05pt solid #000000"/>
    </style:style>
    <style:style style:name="Tabelle125.B5" style:family="table-cell">
      <style:table-cell-properties fo:padding="0.097cm" fo:border-left="0.05pt solid #000000" fo:border-right="0.05pt solid #000000" fo:border-top="none" fo:border-bottom="0.05pt solid #000000"/>
    </style:style>
    <style:style style:name="Tabelle23" style:family="table">
      <style:table-properties style:width="17.992cm" table:align="left"/>
    </style:style>
    <style:style style:name="Tabelle23.A" style:family="table-column">
      <style:table-column-properties style:column-width="3.493cm"/>
    </style:style>
    <style:style style:name="Tabelle23.B" style:family="table-column">
      <style:table-column-properties style:column-width="14.499cm"/>
    </style:style>
    <style:style style:name="Tabelle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3.B1" style:family="table-cell">
      <style:table-cell-properties fo:padding="0.097cm" fo:border="0.05pt solid #000000"/>
    </style:style>
    <style:style style:name="Tabelle23.A2" style:family="table-cell">
      <style:table-cell-properties fo:background-color="#eeeeee" fo:padding="0.097cm" fo:border-left="0.05pt solid #000000" fo:border-right="none" fo:border-top="none" fo:border-bottom="0.05pt solid #000000">
        <style:background-image/>
      </style:table-cell-properties>
    </style:style>
    <style:style style:name="Tabelle23.B2" style:family="table-cell">
      <style:table-cell-properties fo:padding="0.097cm" fo:border-left="0.05pt solid #000000" fo:border-right="0.05pt solid #000000" fo:border-top="none" fo:border-bottom="0.05pt solid #000000"/>
    </style:style>
    <style:style style:name="Tabelle23.B3" style:family="table-cell">
      <style:table-cell-properties fo:padding="0.097cm" fo:border-left="0.05pt solid #000000" fo:border-right="0.05pt solid #000000" fo:border-top="none" fo:border-bottom="0.05pt solid #000000"/>
    </style:style>
    <style:style style:name="Tabelle24" style:family="table">
      <style:table-properties style:width="18cm" table:align="margins"/>
    </style:style>
    <style:style style:name="Tabelle24.A" style:family="table-column">
      <style:table-column-properties style:column-width="8.999cm" style:rel-column-width="32767*"/>
    </style:style>
    <style:style style:name="Tabelle24.B" style:family="table-column">
      <style:table-column-properties style:column-width="9.001cm" style:rel-column-width="32768*"/>
    </style:style>
    <style:style style:name="Tabelle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4.B1" style:family="table-cell">
      <style:table-cell-properties fo:background-color="#eeeeee" fo:padding="0.097cm" fo:border="0.05pt solid #000000">
        <style:background-image/>
      </style:table-cell-properties>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5" style:family="table">
      <style:table-properties style:width="18cm" table:align="margins"/>
    </style:style>
    <style:style style:name="Tabelle25.A" style:family="table-column">
      <style:table-column-properties style:column-width="8.999cm" style:rel-column-width="32767*"/>
    </style:style>
    <style:style style:name="Tabelle25.B" style:family="table-column">
      <style:table-column-properties style:column-width="9.001cm" style:rel-column-width="32768*"/>
    </style:style>
    <style:style style:name="Tabelle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5.B1" style:family="table-cell">
      <style:table-cell-properties fo:background-color="#eeeeee" fo:padding="0.097cm" fo:border="0.05pt solid #000000">
        <style:background-image/>
      </style:table-cell-properties>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5.A3" style:family="table-cell">
      <style:table-cell-properties fo:padding="0.097cm" fo:border-left="0.05pt solid #000000" fo:border-right="0.05pt solid #000000" fo:border-top="none" fo:border-bottom="0.05pt solid #000000"/>
    </style:style>
    <style:style style:name="Tabelle25.A4" style:family="table-cell">
      <style:table-cell-properties fo:background-color="#eeeeee" fo:padding="0.097cm" fo:border-left="0.05pt solid #000000" fo:border-right="none" fo:border-top="none" fo:border-bottom="0.05pt solid #000000">
        <style:background-image/>
      </style:table-cell-properties>
    </style:style>
    <style:style style:name="Tabelle2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5.A5" style:family="table-cell">
      <style:table-cell-properties fo:padding="0.097cm" fo:border-left="0.05pt solid #000000" fo:border-right="none" fo:border-top="none" fo:border-bottom="0.05pt solid #000000"/>
    </style:style>
    <style:style style:name="Tabelle25.B5" style:family="table-cell">
      <style:table-cell-properties fo:padding="0.097cm" fo:border-left="0.05pt solid #000000" fo:border-right="0.05pt solid #000000" fo:border-top="none" fo:border-bottom="0.05pt solid #000000"/>
    </style:style>
    <style:style style:name="Tabelle126" style:family="table">
      <style:table-properties style:width="17.992cm" table:align="left"/>
    </style:style>
    <style:style style:name="Tabelle126.A" style:family="table-column">
      <style:table-column-properties style:column-width="3.493cm"/>
    </style:style>
    <style:style style:name="Tabelle126.B" style:family="table-column">
      <style:table-column-properties style:column-width="14.499cm"/>
    </style:style>
    <style:style style:name="Tabelle1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6.B1" style:family="table-cell">
      <style:table-cell-properties fo:padding="0.097cm" fo:border="0.05pt solid #000000"/>
    </style:style>
    <style:style style:name="Tabelle126.A2" style:family="table-cell">
      <style:table-cell-properties fo:background-color="#eeeeee" fo:padding="0.097cm" fo:border-left="0.05pt solid #000000" fo:border-right="none" fo:border-top="none" fo:border-bottom="0.05pt solid #000000">
        <style:background-image/>
      </style:table-cell-properties>
    </style:style>
    <style:style style:name="Tabelle126.B2" style:family="table-cell">
      <style:table-cell-properties fo:padding="0.097cm" fo:border-left="0.05pt solid #000000" fo:border-right="0.05pt solid #000000" fo:border-top="none" fo:border-bottom="0.05pt solid #000000"/>
    </style:style>
    <style:style style:name="Tabelle126.B3" style:family="table-cell">
      <style:table-cell-properties fo:padding="0.097cm" fo:border-left="0.05pt solid #000000" fo:border-right="0.05pt solid #000000" fo:border-top="none" fo:border-bottom="0.05pt solid #000000"/>
    </style:style>
    <style:style style:name="Tabelle127" style:family="table">
      <style:table-properties style:width="18cm" table:align="margins"/>
    </style:style>
    <style:style style:name="Tabelle127.A" style:family="table-column">
      <style:table-column-properties style:column-width="8.999cm" style:rel-column-width="32767*"/>
    </style:style>
    <style:style style:name="Tabelle127.B" style:family="table-column">
      <style:table-column-properties style:column-width="9.001cm" style:rel-column-width="32768*"/>
    </style:style>
    <style:style style:name="Tabelle1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7.B1" style:family="table-cell">
      <style:table-cell-properties fo:background-color="#eeeeee" fo:padding="0.097cm" fo:border="0.05pt solid #000000">
        <style:background-image/>
      </style:table-cell-properties>
    </style:style>
    <style:style style:name="Tabelle127.A2" style:family="table-cell">
      <style:table-cell-properties fo:padding="0.097cm" fo:border-left="0.05pt solid #000000" fo:border-right="none" fo:border-top="none" fo:border-bottom="0.05pt solid #000000"/>
    </style:style>
    <style:style style:name="Tabelle127.B2" style:family="table-cell">
      <style:table-cell-properties fo:padding="0.097cm" fo:border-left="0.05pt solid #000000" fo:border-right="0.05pt solid #000000" fo:border-top="none" fo:border-bottom="0.05pt solid #000000"/>
    </style:style>
    <style:style style:name="Tabelle128" style:family="table">
      <style:table-properties style:width="18cm" table:align="margins"/>
    </style:style>
    <style:style style:name="Tabelle128.A" style:family="table-column">
      <style:table-column-properties style:column-width="8.999cm" style:rel-column-width="32767*"/>
    </style:style>
    <style:style style:name="Tabelle128.B" style:family="table-column">
      <style:table-column-properties style:column-width="9.001cm" style:rel-column-width="32768*"/>
    </style:style>
    <style:style style:name="Tabelle1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8.B1" style:family="table-cell">
      <style:table-cell-properties fo:background-color="#eeeeee" fo:padding="0.097cm" fo:border="0.05pt solid #000000">
        <style:background-image/>
      </style:table-cell-properties>
    </style:style>
    <style:style style:name="Tabelle128.A2" style:family="table-cell">
      <style:table-cell-properties fo:padding="0.097cm" fo:border-left="0.05pt solid #000000" fo:border-right="none" fo:border-top="none" fo:border-bottom="0.05pt solid #000000"/>
    </style:style>
    <style:style style:name="Tabelle128.B2" style:family="table-cell">
      <style:table-cell-properties fo:padding="0.097cm" fo:border-left="0.05pt solid #000000" fo:border-right="0.05pt solid #000000" fo:border-top="none" fo:border-bottom="0.05pt solid #000000"/>
    </style:style>
    <style:style style:name="Tabelle128.A3" style:family="table-cell">
      <style:table-cell-properties fo:padding="0.097cm" fo:border-left="0.05pt solid #000000" fo:border-right="0.05pt solid #000000" fo:border-top="none" fo:border-bottom="0.05pt solid #000000"/>
    </style:style>
    <style:style style:name="Tabelle128.A4" style:family="table-cell">
      <style:table-cell-properties fo:background-color="#eeeeee" fo:padding="0.097cm" fo:border-left="0.05pt solid #000000" fo:border-right="none" fo:border-top="none" fo:border-bottom="0.05pt solid #000000">
        <style:background-image/>
      </style:table-cell-properties>
    </style:style>
    <style:style style:name="Tabelle12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8.A5" style:family="table-cell">
      <style:table-cell-properties fo:padding="0.097cm" fo:border-left="0.05pt solid #000000" fo:border-right="none" fo:border-top="none" fo:border-bottom="0.05pt solid #000000"/>
    </style:style>
    <style:style style:name="Tabelle128.B5" style:family="table-cell">
      <style:table-cell-properties fo:padding="0.097cm" fo:border-left="0.05pt solid #000000" fo:border-right="0.05pt solid #000000" fo:border-top="none" fo:border-bottom="0.05pt solid #000000"/>
    </style:style>
    <style:style style:name="Tabelle83" style:family="table">
      <style:table-properties style:width="17.992cm" table:align="left"/>
    </style:style>
    <style:style style:name="Tabelle83.A" style:family="table-column">
      <style:table-column-properties style:column-width="3.493cm"/>
    </style:style>
    <style:style style:name="Tabelle83.B" style:family="table-column">
      <style:table-column-properties style:column-width="14.499cm"/>
    </style:style>
    <style:style style:name="Tabelle8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3.B1" style:family="table-cell">
      <style:table-cell-properties fo:padding="0.097cm" fo:border="0.05pt solid #000000"/>
    </style:style>
    <style:style style:name="Tabelle83.A2" style:family="table-cell">
      <style:table-cell-properties fo:background-color="#eeeeee" fo:padding="0.097cm" fo:border-left="0.05pt solid #000000" fo:border-right="none" fo:border-top="none" fo:border-bottom="0.05pt solid #000000">
        <style:background-image/>
      </style:table-cell-properties>
    </style:style>
    <style:style style:name="Tabelle83.B2" style:family="table-cell">
      <style:table-cell-properties fo:padding="0.097cm" fo:border-left="0.05pt solid #000000" fo:border-right="0.05pt solid #000000" fo:border-top="none" fo:border-bottom="0.05pt solid #000000"/>
    </style:style>
    <style:style style:name="Tabelle83.B3" style:family="table-cell">
      <style:table-cell-properties fo:padding="0.097cm" fo:border-left="0.05pt solid #000000" fo:border-right="0.05pt solid #000000" fo:border-top="none" fo:border-bottom="0.05pt solid #000000"/>
    </style:style>
    <style:style style:name="Tabelle84" style:family="table">
      <style:table-properties style:width="18cm" table:align="margins"/>
    </style:style>
    <style:style style:name="Tabelle84.A" style:family="table-column">
      <style:table-column-properties style:column-width="8.999cm" style:rel-column-width="32767*"/>
    </style:style>
    <style:style style:name="Tabelle84.B" style:family="table-column">
      <style:table-column-properties style:column-width="9.001cm" style:rel-column-width="32768*"/>
    </style:style>
    <style:style style:name="Tabelle8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4.B1" style:family="table-cell">
      <style:table-cell-properties fo:background-color="#eeeeee" fo:padding="0.097cm" fo:border="0.05pt solid #000000">
        <style:background-image/>
      </style:table-cell-properties>
    </style:style>
    <style:style style:name="Tabelle84.A2" style:family="table-cell">
      <style:table-cell-properties fo:padding="0.097cm" fo:border-left="0.05pt solid #000000" fo:border-right="none" fo:border-top="none" fo:border-bottom="0.05pt solid #000000"/>
    </style:style>
    <style:style style:name="Tabelle84.B2" style:family="table-cell">
      <style:table-cell-properties fo:padding="0.097cm" fo:border-left="0.05pt solid #000000" fo:border-right="0.05pt solid #000000" fo:border-top="none" fo:border-bottom="0.05pt solid #000000"/>
    </style:style>
    <style:style style:name="Tabelle84.A3" style:family="table-cell">
      <style:table-cell-properties fo:padding="0.097cm" fo:border-left="0.05pt solid #000000" fo:border-right="none" fo:border-top="none" fo:border-bottom="0.05pt solid #000000"/>
    </style:style>
    <style:style style:name="Tabelle84.B3" style:family="table-cell">
      <style:table-cell-properties fo:padding="0.097cm" fo:border-left="0.05pt solid #000000" fo:border-right="0.05pt solid #000000" fo:border-top="none" fo:border-bottom="0.05pt solid #000000"/>
    </style:style>
    <style:style style:name="Tabelle84.A4" style:family="table-cell">
      <style:table-cell-properties fo:padding="0.097cm" fo:border-left="0.05pt solid #000000" fo:border-right="none" fo:border-top="none" fo:border-bottom="0.05pt solid #000000"/>
    </style:style>
    <style:style style:name="Tabelle84.B4" style:family="table-cell">
      <style:table-cell-properties fo:padding="0.097cm" fo:border-left="0.05pt solid #000000" fo:border-right="0.05pt solid #000000" fo:border-top="none" fo:border-bottom="0.05pt solid #000000"/>
    </style:style>
    <style:style style:name="Tabelle84.A5" style:family="table-cell">
      <style:table-cell-properties fo:padding="0.097cm" fo:border-left="0.05pt solid #000000" fo:border-right="none" fo:border-top="none" fo:border-bottom="0.05pt solid #000000"/>
    </style:style>
    <style:style style:name="Tabelle84.B5" style:family="table-cell">
      <style:table-cell-properties fo:padding="0.097cm" fo:border-left="0.05pt solid #000000" fo:border-right="0.05pt solid #000000" fo:border-top="none" fo:border-bottom="0.05pt solid #000000"/>
    </style:style>
    <style:style style:name="Tabelle84.A6" style:family="table-cell">
      <style:table-cell-properties fo:padding="0.097cm" fo:border-left="0.05pt solid #000000" fo:border-right="none" fo:border-top="none" fo:border-bottom="0.05pt solid #000000"/>
    </style:style>
    <style:style style:name="Tabelle84.B6" style:family="table-cell">
      <style:table-cell-properties fo:padding="0.097cm" fo:border-left="0.05pt solid #000000" fo:border-right="0.05pt solid #000000" fo:border-top="none" fo:border-bottom="0.05pt solid #000000"/>
    </style:style>
    <style:style style:name="Tabelle84.A7" style:family="table-cell">
      <style:table-cell-properties fo:padding="0.097cm" fo:border-left="0.05pt solid #000000" fo:border-right="none" fo:border-top="none" fo:border-bottom="0.05pt solid #000000"/>
    </style:style>
    <style:style style:name="Tabelle84.B7" style:family="table-cell">
      <style:table-cell-properties fo:padding="0.097cm" fo:border-left="0.05pt solid #000000" fo:border-right="0.05pt solid #000000" fo:border-top="none" fo:border-bottom="0.05pt solid #000000"/>
    </style:style>
    <style:style style:name="Tabelle85" style:family="table">
      <style:table-properties style:width="18cm" table:align="margins"/>
    </style:style>
    <style:style style:name="Tabelle85.A" style:family="table-column">
      <style:table-column-properties style:column-width="8.999cm" style:rel-column-width="32767*"/>
    </style:style>
    <style:style style:name="Tabelle85.B" style:family="table-column">
      <style:table-column-properties style:column-width="9.001cm" style:rel-column-width="32768*"/>
    </style:style>
    <style:style style:name="Tabelle8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5.B1" style:family="table-cell">
      <style:table-cell-properties fo:background-color="#eeeeee" fo:padding="0.097cm" fo:border="0.05pt solid #000000">
        <style:background-image/>
      </style:table-cell-properties>
    </style:style>
    <style:style style:name="Tabelle85.A2" style:family="table-cell">
      <style:table-cell-properties fo:padding="0.097cm" fo:border-left="0.05pt solid #000000" fo:border-right="none" fo:border-top="none" fo:border-bottom="0.05pt solid #000000"/>
    </style:style>
    <style:style style:name="Tabelle85.B2" style:family="table-cell">
      <style:table-cell-properties fo:padding="0.097cm" fo:border-left="0.05pt solid #000000" fo:border-right="0.05pt solid #000000" fo:border-top="none" fo:border-bottom="0.05pt solid #000000"/>
    </style:style>
    <style:style style:name="Tabelle85.A3" style:family="table-cell">
      <style:table-cell-properties fo:padding="0.097cm" fo:border-left="0.05pt solid #000000" fo:border-right="0.05pt solid #000000" fo:border-top="none" fo:border-bottom="0.05pt solid #000000"/>
    </style:style>
    <style:style style:name="Tabelle85.A4" style:family="table-cell">
      <style:table-cell-properties fo:background-color="#eeeeee" fo:padding="0.097cm" fo:border-left="0.05pt solid #000000" fo:border-right="none" fo:border-top="none" fo:border-bottom="0.05pt solid #000000">
        <style:background-image/>
      </style:table-cell-properties>
    </style:style>
    <style:style style:name="Tabelle8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85.A5" style:family="table-cell">
      <style:table-cell-properties fo:padding="0.097cm" fo:border-left="0.05pt solid #000000" fo:border-right="none" fo:border-top="none" fo:border-bottom="0.05pt solid #000000"/>
    </style:style>
    <style:style style:name="Tabelle85.B5" style:family="table-cell">
      <style:table-cell-properties fo:padding="0.097cm" fo:border-left="0.05pt solid #000000" fo:border-right="0.05pt solid #000000" fo:border-top="none" fo:border-bottom="0.05pt solid #000000"/>
    </style:style>
    <style:style style:name="Tabelle80" style:family="table">
      <style:table-properties style:width="17.992cm" table:align="left"/>
    </style:style>
    <style:style style:name="Tabelle80.A" style:family="table-column">
      <style:table-column-properties style:column-width="3.493cm"/>
    </style:style>
    <style:style style:name="Tabelle80.B" style:family="table-column">
      <style:table-column-properties style:column-width="14.499cm"/>
    </style:style>
    <style:style style:name="Tabelle8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0.B1" style:family="table-cell">
      <style:table-cell-properties fo:padding="0.097cm" fo:border="0.05pt solid #000000"/>
    </style:style>
    <style:style style:name="Tabelle80.A2" style:family="table-cell">
      <style:table-cell-properties fo:background-color="#eeeeee" fo:padding="0.097cm" fo:border-left="0.05pt solid #000000" fo:border-right="none" fo:border-top="none" fo:border-bottom="0.05pt solid #000000">
        <style:background-image/>
      </style:table-cell-properties>
    </style:style>
    <style:style style:name="Tabelle80.B2" style:family="table-cell">
      <style:table-cell-properties fo:padding="0.097cm" fo:border-left="0.05pt solid #000000" fo:border-right="0.05pt solid #000000" fo:border-top="none" fo:border-bottom="0.05pt solid #000000"/>
    </style:style>
    <style:style style:name="Tabelle80.B3" style:family="table-cell">
      <style:table-cell-properties fo:padding="0.097cm" fo:border-left="0.05pt solid #000000" fo:border-right="0.05pt solid #000000" fo:border-top="none" fo:border-bottom="0.05pt solid #000000"/>
    </style:style>
    <style:style style:name="Tabelle81" style:family="table">
      <style:table-properties style:width="18cm" table:align="margins"/>
    </style:style>
    <style:style style:name="Tabelle81.A" style:family="table-column">
      <style:table-column-properties style:column-width="8.999cm" style:rel-column-width="32767*"/>
    </style:style>
    <style:style style:name="Tabelle81.B" style:family="table-column">
      <style:table-column-properties style:column-width="9.001cm" style:rel-column-width="32768*"/>
    </style:style>
    <style:style style:name="Tabelle8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1.B1" style:family="table-cell">
      <style:table-cell-properties fo:background-color="#eeeeee" fo:padding="0.097cm" fo:border="0.05pt solid #000000">
        <style:background-image/>
      </style:table-cell-properties>
    </style:style>
    <style:style style:name="Tabelle81.A2" style:family="table-cell">
      <style:table-cell-properties fo:padding="0.097cm" fo:border-left="0.05pt solid #000000" fo:border-right="none" fo:border-top="none" fo:border-bottom="0.05pt solid #000000"/>
    </style:style>
    <style:style style:name="Tabelle81.B2" style:family="table-cell">
      <style:table-cell-properties fo:padding="0.097cm" fo:border-left="0.05pt solid #000000" fo:border-right="0.05pt solid #000000" fo:border-top="none" fo:border-bottom="0.05pt solid #000000"/>
    </style:style>
    <style:style style:name="Tabelle81.A3" style:family="table-cell">
      <style:table-cell-properties fo:padding="0.097cm" fo:border-left="0.05pt solid #000000" fo:border-right="none" fo:border-top="none" fo:border-bottom="0.05pt solid #000000"/>
    </style:style>
    <style:style style:name="Tabelle81.B3" style:family="table-cell">
      <style:table-cell-properties fo:padding="0.097cm" fo:border-left="0.05pt solid #000000" fo:border-right="0.05pt solid #000000" fo:border-top="none" fo:border-bottom="0.05pt solid #000000"/>
    </style:style>
    <style:style style:name="Tabelle81.A4" style:family="table-cell">
      <style:table-cell-properties fo:padding="0.097cm" fo:border-left="0.05pt solid #000000" fo:border-right="none" fo:border-top="none" fo:border-bottom="0.05pt solid #000000"/>
    </style:style>
    <style:style style:name="Tabelle81.B4" style:family="table-cell">
      <style:table-cell-properties fo:padding="0.097cm" fo:border-left="0.05pt solid #000000" fo:border-right="0.05pt solid #000000" fo:border-top="none" fo:border-bottom="0.05pt solid #000000"/>
    </style:style>
    <style:style style:name="Tabelle81.A5" style:family="table-cell">
      <style:table-cell-properties fo:padding="0.097cm" fo:border-left="0.05pt solid #000000" fo:border-right="none" fo:border-top="none" fo:border-bottom="0.05pt solid #000000"/>
    </style:style>
    <style:style style:name="Tabelle81.B5" style:family="table-cell">
      <style:table-cell-properties fo:padding="0.097cm" fo:border-left="0.05pt solid #000000" fo:border-right="0.05pt solid #000000" fo:border-top="none" fo:border-bottom="0.05pt solid #000000"/>
    </style:style>
    <style:style style:name="Tabelle81.A6" style:family="table-cell">
      <style:table-cell-properties fo:padding="0.097cm" fo:border-left="0.05pt solid #000000" fo:border-right="none" fo:border-top="none" fo:border-bottom="0.05pt solid #000000"/>
    </style:style>
    <style:style style:name="Tabelle81.B6" style:family="table-cell">
      <style:table-cell-properties fo:padding="0.097cm" fo:border-left="0.05pt solid #000000" fo:border-right="0.05pt solid #000000" fo:border-top="none" fo:border-bottom="0.05pt solid #000000"/>
    </style:style>
    <style:style style:name="Tabelle81.A7" style:family="table-cell">
      <style:table-cell-properties fo:padding="0.097cm" fo:border-left="0.05pt solid #000000" fo:border-right="none" fo:border-top="none" fo:border-bottom="0.05pt solid #000000"/>
    </style:style>
    <style:style style:name="Tabelle81.B7" style:family="table-cell">
      <style:table-cell-properties fo:padding="0.097cm" fo:border-left="0.05pt solid #000000" fo:border-right="0.05pt solid #000000" fo:border-top="none" fo:border-bottom="0.05pt solid #000000"/>
    </style:style>
    <style:style style:name="Tabelle82" style:family="table">
      <style:table-properties style:width="18cm" table:align="margins"/>
    </style:style>
    <style:style style:name="Tabelle82.A" style:family="table-column">
      <style:table-column-properties style:column-width="8.999cm" style:rel-column-width="32767*"/>
    </style:style>
    <style:style style:name="Tabelle82.B" style:family="table-column">
      <style:table-column-properties style:column-width="9.001cm" style:rel-column-width="32768*"/>
    </style:style>
    <style:style style:name="Tabelle8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2.B1" style:family="table-cell">
      <style:table-cell-properties fo:background-color="#eeeeee" fo:padding="0.097cm" fo:border="0.05pt solid #000000">
        <style:background-image/>
      </style:table-cell-properties>
    </style:style>
    <style:style style:name="Tabelle82.A2" style:family="table-cell">
      <style:table-cell-properties fo:padding="0.097cm" fo:border-left="0.05pt solid #000000" fo:border-right="none" fo:border-top="none" fo:border-bottom="0.05pt solid #000000"/>
    </style:style>
    <style:style style:name="Tabelle82.B2" style:family="table-cell">
      <style:table-cell-properties fo:padding="0.097cm" fo:border-left="0.05pt solid #000000" fo:border-right="0.05pt solid #000000" fo:border-top="none" fo:border-bottom="0.05pt solid #000000"/>
    </style:style>
    <style:style style:name="Tabelle82.A3" style:family="table-cell">
      <style:table-cell-properties fo:padding="0.097cm" fo:border-left="0.05pt solid #000000" fo:border-right="0.05pt solid #000000" fo:border-top="none" fo:border-bottom="0.05pt solid #000000"/>
    </style:style>
    <style:style style:name="Tabelle82.A4" style:family="table-cell">
      <style:table-cell-properties fo:background-color="#eeeeee" fo:padding="0.097cm" fo:border-left="0.05pt solid #000000" fo:border-right="none" fo:border-top="none" fo:border-bottom="0.05pt solid #000000">
        <style:background-image/>
      </style:table-cell-properties>
    </style:style>
    <style:style style:name="Tabelle8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82.A5" style:family="table-cell">
      <style:table-cell-properties fo:padding="0.097cm" fo:border-left="0.05pt solid #000000" fo:border-right="none" fo:border-top="none" fo:border-bottom="0.05pt solid #000000"/>
    </style:style>
    <style:style style:name="Tabelle82.B5" style:family="table-cell">
      <style:table-cell-properties fo:padding="0.097cm" fo:border-left="0.05pt solid #000000" fo:border-right="0.05pt solid #000000" fo:border-top="none" fo:border-bottom="0.05pt solid #000000"/>
    </style:style>
    <style:style style:name="Tabelle86" style:family="table">
      <style:table-properties style:width="17.992cm" table:align="left"/>
    </style:style>
    <style:style style:name="Tabelle86.A" style:family="table-column">
      <style:table-column-properties style:column-width="3.493cm"/>
    </style:style>
    <style:style style:name="Tabelle86.B" style:family="table-column">
      <style:table-column-properties style:column-width="14.499cm"/>
    </style:style>
    <style:style style:name="Tabelle8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6.B1" style:family="table-cell">
      <style:table-cell-properties fo:padding="0.097cm" fo:border="0.05pt solid #000000"/>
    </style:style>
    <style:style style:name="Tabelle86.A2" style:family="table-cell">
      <style:table-cell-properties fo:background-color="#eeeeee" fo:padding="0.097cm" fo:border-left="0.05pt solid #000000" fo:border-right="none" fo:border-top="none" fo:border-bottom="0.05pt solid #000000">
        <style:background-image/>
      </style:table-cell-properties>
    </style:style>
    <style:style style:name="Tabelle86.B2" style:family="table-cell">
      <style:table-cell-properties fo:padding="0.097cm" fo:border-left="0.05pt solid #000000" fo:border-right="0.05pt solid #000000" fo:border-top="none" fo:border-bottom="0.05pt solid #000000"/>
    </style:style>
    <style:style style:name="Tabelle86.B3" style:family="table-cell">
      <style:table-cell-properties fo:padding="0.097cm" fo:border-left="0.05pt solid #000000" fo:border-right="0.05pt solid #000000" fo:border-top="none" fo:border-bottom="0.05pt solid #000000"/>
    </style:style>
    <style:style style:name="Tabelle87" style:family="table">
      <style:table-properties style:width="18cm" table:align="margins"/>
    </style:style>
    <style:style style:name="Tabelle87.A" style:family="table-column">
      <style:table-column-properties style:column-width="8.999cm" style:rel-column-width="32767*"/>
    </style:style>
    <style:style style:name="Tabelle87.B" style:family="table-column">
      <style:table-column-properties style:column-width="9.001cm" style:rel-column-width="32768*"/>
    </style:style>
    <style:style style:name="Tabelle8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7.B1" style:family="table-cell">
      <style:table-cell-properties fo:background-color="#eeeeee" fo:padding="0.097cm" fo:border="0.05pt solid #000000">
        <style:background-image/>
      </style:table-cell-properties>
    </style:style>
    <style:style style:name="Tabelle87.A2" style:family="table-cell">
      <style:table-cell-properties fo:padding="0.097cm" fo:border-left="0.05pt solid #000000" fo:border-right="none" fo:border-top="none" fo:border-bottom="0.05pt solid #000000"/>
    </style:style>
    <style:style style:name="Tabelle87.B2" style:family="table-cell">
      <style:table-cell-properties fo:padding="0.097cm" fo:border-left="0.05pt solid #000000" fo:border-right="0.05pt solid #000000" fo:border-top="none" fo:border-bottom="0.05pt solid #000000"/>
    </style:style>
    <style:style style:name="Tabelle88" style:family="table">
      <style:table-properties style:width="17.992cm" table:align="left"/>
    </style:style>
    <style:style style:name="Tabelle88.A" style:family="table-column">
      <style:table-column-properties style:column-width="3.493cm"/>
    </style:style>
    <style:style style:name="Tabelle88.B" style:family="table-column">
      <style:table-column-properties style:column-width="14.499cm"/>
    </style:style>
    <style:style style:name="Tabelle8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8.B1" style:family="table-cell">
      <style:table-cell-properties fo:padding="0.097cm" fo:border="0.05pt solid #000000"/>
    </style:style>
    <style:style style:name="Tabelle88.A2" style:family="table-cell">
      <style:table-cell-properties fo:background-color="#eeeeee" fo:padding="0.097cm" fo:border-left="0.05pt solid #000000" fo:border-right="none" fo:border-top="none" fo:border-bottom="0.05pt solid #000000">
        <style:background-image/>
      </style:table-cell-properties>
    </style:style>
    <style:style style:name="Tabelle88.B2" style:family="table-cell">
      <style:table-cell-properties fo:padding="0.097cm" fo:border-left="0.05pt solid #000000" fo:border-right="0.05pt solid #000000" fo:border-top="none" fo:border-bottom="0.05pt solid #000000"/>
    </style:style>
    <style:style style:name="Tabelle88.B3" style:family="table-cell">
      <style:table-cell-properties fo:padding="0.097cm" fo:border-left="0.05pt solid #000000" fo:border-right="0.05pt solid #000000" fo:border-top="none" fo:border-bottom="0.05pt solid #000000"/>
    </style:style>
    <style:style style:name="Tabelle89" style:family="table">
      <style:table-properties style:width="18cm" table:align="margins"/>
    </style:style>
    <style:style style:name="Tabelle89.A" style:family="table-column">
      <style:table-column-properties style:column-width="8.999cm" style:rel-column-width="32767*"/>
    </style:style>
    <style:style style:name="Tabelle89.B" style:family="table-column">
      <style:table-column-properties style:column-width="9.001cm" style:rel-column-width="32768*"/>
    </style:style>
    <style:style style:name="Tabelle8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9.B1" style:family="table-cell">
      <style:table-cell-properties fo:background-color="#eeeeee" fo:padding="0.097cm" fo:border="0.05pt solid #000000">
        <style:background-image/>
      </style:table-cell-properties>
    </style:style>
    <style:style style:name="Tabelle89.A2" style:family="table-cell">
      <style:table-cell-properties fo:padding="0.097cm" fo:border-left="0.05pt solid #000000" fo:border-right="none" fo:border-top="none" fo:border-bottom="0.05pt solid #000000"/>
    </style:style>
    <style:style style:name="Tabelle89.B2" style:family="table-cell">
      <style:table-cell-properties fo:padding="0.097cm" fo:border-left="0.05pt solid #000000" fo:border-right="0.05pt solid #000000" fo:border-top="none" fo:border-bottom="0.05pt solid #000000"/>
    </style:style>
    <style:style style:name="Tabelle132" style:family="table">
      <style:table-properties style:width="17.992cm" table:align="left"/>
    </style:style>
    <style:style style:name="Tabelle132.A" style:family="table-column">
      <style:table-column-properties style:column-width="3.493cm"/>
    </style:style>
    <style:style style:name="Tabelle132.B" style:family="table-column">
      <style:table-column-properties style:column-width="14.499cm"/>
    </style:style>
    <style:style style:name="Tabelle1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2.B1" style:family="table-cell">
      <style:table-cell-properties fo:padding="0.097cm" fo:border="0.05pt solid #000000"/>
    </style:style>
    <style:style style:name="Tabelle132.A2" style:family="table-cell">
      <style:table-cell-properties fo:background-color="#eeeeee" fo:padding="0.097cm" fo:border-left="0.05pt solid #000000" fo:border-right="none" fo:border-top="none" fo:border-bottom="0.05pt solid #000000">
        <style:background-image/>
      </style:table-cell-properties>
    </style:style>
    <style:style style:name="Tabelle132.B2" style:family="table-cell">
      <style:table-cell-properties fo:padding="0.097cm" fo:border-left="0.05pt solid #000000" fo:border-right="0.05pt solid #000000" fo:border-top="none" fo:border-bottom="0.05pt solid #000000"/>
    </style:style>
    <style:style style:name="Tabelle132.B3" style:family="table-cell">
      <style:table-cell-properties fo:padding="0.097cm" fo:border-left="0.05pt solid #000000" fo:border-right="0.05pt solid #000000" fo:border-top="none" fo:border-bottom="0.05pt solid #000000"/>
    </style:style>
    <style:style style:name="Tabelle133" style:family="table">
      <style:table-properties style:width="18cm" table:align="margins"/>
    </style:style>
    <style:style style:name="Tabelle133.A" style:family="table-column">
      <style:table-column-properties style:column-width="8.999cm" style:rel-column-width="32767*"/>
    </style:style>
    <style:style style:name="Tabelle133.B" style:family="table-column">
      <style:table-column-properties style:column-width="9.001cm" style:rel-column-width="32768*"/>
    </style:style>
    <style:style style:name="Tabelle1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3.B1" style:family="table-cell">
      <style:table-cell-properties fo:background-color="#eeeeee" fo:padding="0.097cm" fo:border="0.05pt solid #000000">
        <style:background-image/>
      </style:table-cell-properties>
    </style:style>
    <style:style style:name="Tabelle133.A2" style:family="table-cell">
      <style:table-cell-properties fo:padding="0.097cm" fo:border-left="0.05pt solid #000000" fo:border-right="none" fo:border-top="none" fo:border-bottom="0.05pt solid #000000"/>
    </style:style>
    <style:style style:name="Tabelle133.B2" style:family="table-cell">
      <style:table-cell-properties fo:padding="0.097cm" fo:border-left="0.05pt solid #000000" fo:border-right="0.05pt solid #000000" fo:border-top="none" fo:border-bottom="0.05pt solid #000000"/>
    </style:style>
    <style:style style:name="Tabelle7" style:family="table">
      <style:table-properties style:width="17.992cm" table:align="left"/>
    </style:style>
    <style:style style:name="Tabelle7.A" style:family="table-column">
      <style:table-column-properties style:column-width="3.493cm"/>
    </style:style>
    <style:style style:name="Tabelle7.B" style:family="table-column">
      <style:table-column-properties style:column-width="14.499cm"/>
    </style:style>
    <style:style style:name="Tabel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B1" style:family="table-cell">
      <style:table-cell-properties fo:padding="0.097cm" fo:border="0.05pt solid #000000"/>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B2" style:family="table-cell">
      <style:table-cell-properties fo:padding="0.097cm" fo:border-left="0.05pt solid #000000" fo:border-right="0.05pt solid #000000"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8" style:family="table">
      <style:table-properties style:width="18cm" table:align="margins"/>
    </style:style>
    <style:style style:name="Tabelle8.A" style:family="table-column">
      <style:table-column-properties style:column-width="8.999cm" style:rel-column-width="32767*"/>
    </style:style>
    <style:style style:name="Tabelle8.B" style:family="table-column">
      <style:table-column-properties style:column-width="9.001cm" style:rel-column-width="32768*"/>
    </style:style>
    <style:style style:name="Tabel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eeeeee"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18cm" table:align="margins"/>
    </style:style>
    <style:style style:name="Tabelle9.A" style:family="table-column">
      <style:table-column-properties style:column-width="8.999cm" style:rel-column-width="32767*"/>
    </style:style>
    <style:style style:name="Tabelle9.B" style:family="table-column">
      <style:table-column-properties style:column-width="9.001cm" style:rel-column-width="32768*"/>
    </style:style>
    <style:style style:name="Tabel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B1" style:family="table-cell">
      <style:table-cell-properties fo:background-color="#eeeeee" fo:padding="0.097cm" fo:border="0.05pt solid #000000">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0.05pt solid #000000" fo:border-top="none" fo:border-bottom="0.05pt solid #000000"/>
    </style:style>
    <style:style style:name="Tabelle9.A4" style:family="table-cell">
      <style:table-cell-properties fo:background-color="#eeeeee" fo:padding="0.097cm" fo:border-left="0.05pt solid #000000" fo:border-right="none" fo:border-top="none" fo:border-bottom="0.05pt solid #000000">
        <style:background-image/>
      </style:table-cell-properties>
    </style:style>
    <style:style style:name="Tabelle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0.05pt solid #000000" fo:border-top="none" fo:border-bottom="0.05pt solid #000000"/>
    </style:style>
    <style:style style:name="Tabelle10" style:family="table">
      <style:table-properties style:width="17.992cm" table:align="left"/>
    </style:style>
    <style:style style:name="Tabelle10.A" style:family="table-column">
      <style:table-column-properties style:column-width="3.493cm"/>
    </style:style>
    <style:style style:name="Tabelle10.B" style:family="table-column">
      <style:table-column-properties style:column-width="14.499cm"/>
    </style:style>
    <style:style style:name="Tabel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B1" style:family="table-cell">
      <style:table-cell-properties fo:padding="0.097cm" fo:border="0.05pt solid #000000"/>
    </style:style>
    <style:style style:name="Tabelle10.A2" style:family="table-cell">
      <style:table-cell-properties fo:background-color="#eeeeee" fo:padding="0.097cm" fo:border-left="0.05pt solid #000000" fo:border-right="none" fo:border-top="none" fo:border-bottom="0.05pt solid #000000">
        <style:background-image/>
      </style:table-cell-properties>
    </style:style>
    <style:style style:name="Tabelle10.B2" style:family="table-cell">
      <style:table-cell-properties fo:padding="0.097cm" fo:border-left="0.05pt solid #000000" fo:border-right="0.05pt solid #000000" fo:border-top="none" fo:border-bottom="0.05pt solid #000000"/>
    </style:style>
    <style:style style:name="Tabelle10.B3" style:family="table-cell">
      <style:table-cell-properties fo:padding="0.097cm" fo:border-left="0.05pt solid #000000" fo:border-right="0.05pt solid #000000" fo:border-top="none" fo:border-bottom="0.05pt solid #000000"/>
    </style:style>
    <style:style style:name="Tabelle12" style:family="table">
      <style:table-properties style:width="18cm" table:align="margins"/>
    </style:style>
    <style:style style:name="Tabelle12.A" style:family="table-column">
      <style:table-column-properties style:column-width="8.999cm" style:rel-column-width="32767*"/>
    </style:style>
    <style:style style:name="Tabelle12.B" style:family="table-column">
      <style:table-column-properties style:column-width="9.001cm" style:rel-column-width="32768*"/>
    </style:style>
    <style:style style:name="Tabel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B1" style:family="table-cell">
      <style:table-cell-properties fo:background-color="#eeeeee"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8cm" table:align="margins"/>
    </style:style>
    <style:style style:name="Tabelle13.A" style:family="table-column">
      <style:table-column-properties style:column-width="8.999cm" style:rel-column-width="32767*"/>
    </style:style>
    <style:style style:name="Tabelle13.B" style:family="table-column">
      <style:table-column-properties style:column-width="9.001cm" style:rel-column-width="32768*"/>
    </style:style>
    <style:style style:name="Tabel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B1" style:family="table-cell">
      <style:table-cell-properties fo:background-color="#eeeeee"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3.A3" style:family="table-cell">
      <style:table-cell-properties fo:padding="0.097cm" fo:border-left="0.05pt solid #000000" fo:border-right="0.05pt solid #000000" fo:border-top="none" fo:border-bottom="0.05pt solid #000000"/>
    </style:style>
    <style:style style:name="Tabelle13.A4" style:family="table-cell">
      <style:table-cell-properties fo:background-color="#eeeeee" fo:padding="0.097cm" fo:border-left="0.05pt solid #000000" fo:border-right="none" fo:border-top="none" fo:border-bottom="0.05pt solid #000000">
        <style:background-image/>
      </style:table-cell-properties>
    </style:style>
    <style:style style:name="Tabelle1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A5" style:family="table-cell">
      <style:table-cell-properties fo:padding="0.097cm" fo:border-left="0.05pt solid #000000" fo:border-right="none" fo:border-top="none" fo:border-bottom="0.05pt solid #000000"/>
    </style:style>
    <style:style style:name="Tabelle13.B5" style:family="table-cell">
      <style:table-cell-properties fo:padding="0.097cm" fo:border-left="0.05pt solid #000000" fo:border-right="0.05pt solid #000000" fo:border-top="none" fo:border-bottom="0.05pt solid #000000"/>
    </style:style>
    <style:style style:name="Tabelle14" style:family="table">
      <style:table-properties style:width="17.992cm" table:align="left"/>
    </style:style>
    <style:style style:name="Tabelle14.A" style:family="table-column">
      <style:table-column-properties style:column-width="3.493cm"/>
    </style:style>
    <style:style style:name="Tabelle14.B" style:family="table-column">
      <style:table-column-properties style:column-width="14.499cm"/>
    </style:style>
    <style:style style:name="Tabel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4.B1" style:family="table-cell">
      <style:table-cell-properties fo:padding="0.097cm" fo:border="0.05pt solid #000000"/>
    </style:style>
    <style:style style:name="Tabelle14.A2" style:family="table-cell">
      <style:table-cell-properties fo:background-color="#eeeeee" fo:padding="0.097cm" fo:border-left="0.05pt solid #000000" fo:border-right="none" fo:border-top="none" fo:border-bottom="0.05pt solid #000000">
        <style:background-image/>
      </style:table-cell-properties>
    </style:style>
    <style:style style:name="Tabelle14.B2" style:family="table-cell">
      <style:table-cell-properties fo:padding="0.097cm" fo:border-left="0.05pt solid #000000" fo:border-right="0.05pt solid #000000" fo:border-top="none" fo:border-bottom="0.05pt solid #000000"/>
    </style:style>
    <style:style style:name="Tabelle14.B3" style:family="table-cell">
      <style:table-cell-properties fo:padding="0.097cm" fo:border-left="0.05pt solid #000000" fo:border-right="0.05pt solid #000000" fo:border-top="none" fo:border-bottom="0.05pt solid #000000"/>
    </style:style>
    <style:style style:name="Tabelle15" style:family="table">
      <style:table-properties style:width="18cm" table:align="margins"/>
    </style:style>
    <style:style style:name="Tabelle15.A" style:family="table-column">
      <style:table-column-properties style:column-width="8.999cm" style:rel-column-width="32767*"/>
    </style:style>
    <style:style style:name="Tabelle15.B" style:family="table-column">
      <style:table-column-properties style:column-width="9.001cm" style:rel-column-width="32768*"/>
    </style:style>
    <style:style style:name="Tabelle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5.B1" style:family="table-cell">
      <style:table-cell-properties fo:background-color="#eeeeee" fo:padding="0.097cm" fo:border="0.05pt solid #000000">
        <style:background-image/>
      </style:table-cell-properties>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6" style:family="table">
      <style:table-properties style:width="18cm" table:align="margins"/>
    </style:style>
    <style:style style:name="Tabelle16.A" style:family="table-column">
      <style:table-column-properties style:column-width="8.999cm" style:rel-column-width="32767*"/>
    </style:style>
    <style:style style:name="Tabelle16.B" style:family="table-column">
      <style:table-column-properties style:column-width="9.001cm" style:rel-column-width="32768*"/>
    </style:style>
    <style:style style:name="Tabelle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6.B1" style:family="table-cell">
      <style:table-cell-properties fo:background-color="#eeeeee"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0.05pt solid #000000" fo:border-top="none" fo:border-bottom="0.05pt solid #000000"/>
    </style:style>
    <style:style style:name="Tabelle16.A4" style:family="table-cell">
      <style:table-cell-properties fo:background-color="#eeeeee" fo:padding="0.097cm" fo:border-left="0.05pt solid #000000" fo:border-right="none" fo:border-top="none" fo:border-bottom="0.05pt solid #000000">
        <style:background-image/>
      </style:table-cell-properties>
    </style:style>
    <style:style style:name="Tabelle16.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6.A5" style:family="table-cell">
      <style:table-cell-properties fo:padding="0.097cm" fo:border-left="0.05pt solid #000000" fo:border-right="none" fo:border-top="none" fo:border-bottom="0.05pt solid #000000"/>
    </style:style>
    <style:style style:name="Tabelle16.B5" style:family="table-cell">
      <style:table-cell-properties fo:padding="0.097cm" fo:border-left="0.05pt solid #000000" fo:border-right="0.05pt solid #000000" fo:border-top="none" fo:border-bottom="0.05pt solid #000000"/>
    </style:style>
    <style:style style:name="Tabelle17" style:family="table">
      <style:table-properties style:width="17.992cm" table:align="left"/>
    </style:style>
    <style:style style:name="Tabelle17.A" style:family="table-column">
      <style:table-column-properties style:column-width="3.493cm"/>
    </style:style>
    <style:style style:name="Tabelle17.B" style:family="table-column">
      <style:table-column-properties style:column-width="14.499cm"/>
    </style:style>
    <style:style style:name="Tabelle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7.B1" style:family="table-cell">
      <style:table-cell-properties fo:padding="0.097cm" fo:border="0.05pt solid #000000"/>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B2" style:family="table-cell">
      <style:table-cell-properties fo:padding="0.097cm" fo:border-left="0.05pt solid #000000" fo:border-right="0.05pt solid #000000"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8" style:family="table">
      <style:table-properties style:width="18cm" table:align="margins"/>
    </style:style>
    <style:style style:name="Tabelle18.A" style:family="table-column">
      <style:table-column-properties style:column-width="8.999cm" style:rel-column-width="32767*"/>
    </style:style>
    <style:style style:name="Tabelle18.B" style:family="table-column">
      <style:table-column-properties style:column-width="9.001cm" style:rel-column-width="32768*"/>
    </style:style>
    <style:style style:name="Tabelle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8.B1" style:family="table-cell">
      <style:table-cell-properties fo:background-color="#eeeeee"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9" style:family="table">
      <style:table-properties style:width="18cm" table:align="margins"/>
    </style:style>
    <style:style style:name="Tabelle19.A" style:family="table-column">
      <style:table-column-properties style:column-width="8.999cm" style:rel-column-width="32767*"/>
    </style:style>
    <style:style style:name="Tabelle19.B" style:family="table-column">
      <style:table-column-properties style:column-width="9.001cm" style:rel-column-width="32768*"/>
    </style:style>
    <style:style style:name="Tabelle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9.B1" style:family="table-cell">
      <style:table-cell-properties fo:background-color="#eeeeee" fo:padding="0.097cm" fo:border="0.05pt solid #000000">
        <style:background-image/>
      </style:table-cell-properties>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A3" style:family="table-cell">
      <style:table-cell-properties fo:padding="0.097cm" fo:border-left="0.05pt solid #000000" fo:border-right="0.05pt solid #000000" fo:border-top="none" fo:border-bottom="0.05pt solid #000000"/>
    </style:style>
    <style:style style:name="Tabelle19.A4" style:family="table-cell">
      <style:table-cell-properties fo:background-color="#eeeeee" fo:padding="0.097cm" fo:border-left="0.05pt solid #000000" fo:border-right="none" fo:border-top="none" fo:border-bottom="0.05pt solid #000000">
        <style:background-image/>
      </style:table-cell-properties>
    </style:style>
    <style:style style:name="Tabelle1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9.A5" style:family="table-cell">
      <style:table-cell-properties fo:padding="0.097cm" fo:border-left="0.05pt solid #000000" fo:border-right="none" fo:border-top="none" fo:border-bottom="0.05pt solid #000000"/>
    </style:style>
    <style:style style:name="Tabelle19.B5" style:family="table-cell">
      <style:table-cell-properties fo:padding="0.097cm" fo:border-left="0.05pt solid #000000" fo:border-right="0.05pt solid #000000" fo:border-top="none" fo:border-bottom="0.05pt solid #000000"/>
    </style:style>
    <style:style style:name="Tabelle20" style:family="table">
      <style:table-properties style:width="17.992cm" table:align="left"/>
    </style:style>
    <style:style style:name="Tabelle20.A" style:family="table-column">
      <style:table-column-properties style:column-width="3.493cm"/>
    </style:style>
    <style:style style:name="Tabelle20.B" style:family="table-column">
      <style:table-column-properties style:column-width="14.499cm"/>
    </style:style>
    <style:style style:name="Tabelle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0.B1" style:family="table-cell">
      <style:table-cell-properties fo:padding="0.097cm" fo:border="0.05pt solid #000000"/>
    </style:style>
    <style:style style:name="Tabelle20.A2" style:family="table-cell">
      <style:table-cell-properties fo:background-color="#eeeeee" fo:padding="0.097cm" fo:border-left="0.05pt solid #000000" fo:border-right="none" fo:border-top="none" fo:border-bottom="0.05pt solid #000000">
        <style:background-image/>
      </style:table-cell-properties>
    </style:style>
    <style:style style:name="Tabelle20.B2" style:family="table-cell">
      <style:table-cell-properties fo:padding="0.097cm" fo:border-left="0.05pt solid #000000" fo:border-right="0.05pt solid #000000" fo:border-top="none" fo:border-bottom="0.05pt solid #000000"/>
    </style:style>
    <style:style style:name="Tabelle20.B3" style:family="table-cell">
      <style:table-cell-properties fo:padding="0.097cm" fo:border-left="0.05pt solid #000000" fo:border-right="0.05pt solid #000000" fo:border-top="none" fo:border-bottom="0.05pt solid #000000"/>
    </style:style>
    <style:style style:name="Tabelle21" style:family="table">
      <style:table-properties style:width="18cm" table:align="margins"/>
    </style:style>
    <style:style style:name="Tabelle21.A" style:family="table-column">
      <style:table-column-properties style:column-width="8.999cm" style:rel-column-width="32767*"/>
    </style:style>
    <style:style style:name="Tabelle21.B" style:family="table-column">
      <style:table-column-properties style:column-width="9.001cm" style:rel-column-width="32768*"/>
    </style:style>
    <style:style style:name="Tabelle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1.B1" style:family="table-cell">
      <style:table-cell-properties fo:background-color="#eeeeee" fo:padding="0.097cm" fo:border="0.05pt solid #000000">
        <style:background-image/>
      </style:table-cell-properties>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2" style:family="table">
      <style:table-properties style:width="18cm" table:align="margins"/>
    </style:style>
    <style:style style:name="Tabelle22.A" style:family="table-column">
      <style:table-column-properties style:column-width="8.999cm" style:rel-column-width="32767*"/>
    </style:style>
    <style:style style:name="Tabelle22.B" style:family="table-column">
      <style:table-column-properties style:column-width="9.001cm" style:rel-column-width="32768*"/>
    </style:style>
    <style:style style:name="Tabelle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2.B1" style:family="table-cell">
      <style:table-cell-properties fo:background-color="#eeeeee"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0.05pt solid #000000" fo:border-top="none" fo:border-bottom="0.05pt solid #000000"/>
    </style:style>
    <style:style style:name="Tabelle22.A4" style:family="table-cell">
      <style:table-cell-properties fo:background-color="#eeeeee" fo:padding="0.097cm" fo:border-left="0.05pt solid #000000" fo:border-right="none" fo:border-top="none" fo:border-bottom="0.05pt solid #000000">
        <style:background-image/>
      </style:table-cell-properties>
    </style:style>
    <style:style style:name="Tabelle2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ntarell" fo:font-size="9pt" fo:font-style="italic" officeooo:rsid="00167bfb" officeooo:paragraph-rsid="00167bfb" style:font-size-asian="9pt" style:font-style-asian="italic" style:font-size-complex="9pt" style:font-style-complex="italic"/>
    </style:style>
    <style:style style:name="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P3" style:family="paragraph" style:parent-style-name="Standard">
      <style:text-properties style:font-name="Cantarell" fo:font-size="10pt" officeooo:rsid="0010a613" officeooo:paragraph-rsid="0050f63a" style:font-size-asian="10pt" style:font-size-complex="10pt"/>
    </style:style>
    <style:style style:name="P4" style:family="paragraph" style:parent-style-name="Standard">
      <style:text-properties style:font-name="Cantarell" fo:font-size="10pt" officeooo:rsid="0010a613" officeooo:paragraph-rsid="00536581" style:font-size-asian="10pt" style:font-size-complex="10pt"/>
    </style:style>
    <style:style style:name="P5" style:family="paragraph" style:parent-style-name="Standard">
      <style:text-properties style:font-name="Cantarell" fo:font-size="10pt" officeooo:rsid="0010a613" officeooo:paragraph-rsid="006326ed" style:font-size-asian="10pt" style:font-size-complex="10pt"/>
    </style:style>
    <style:style style:name="P6" style:family="paragraph" style:parent-style-name="Standard">
      <style:text-properties style:font-name="Cantarell" fo:font-size="10pt" officeooo:rsid="0010a613" officeooo:paragraph-rsid="006555f2" style:font-size-asian="10pt" style:font-size-complex="10pt"/>
    </style:style>
    <style:style style:name="P7" style:family="paragraph" style:parent-style-name="Standard">
      <style:text-properties style:font-name="Cantarell" fo:font-size="10pt" officeooo:rsid="0010a613" officeooo:paragraph-rsid="00694341" style:font-size-asian="10pt" style:font-size-complex="10pt"/>
    </style:style>
    <style:style style:name="P8" style:family="paragraph" style:parent-style-name="Standard">
      <style:text-properties style:font-name="Cantarell" fo:font-size="10pt" officeooo:rsid="0010a613" officeooo:paragraph-rsid="006d55ad" style:font-size-asian="10pt" style:font-size-complex="10pt"/>
    </style:style>
    <style:style style:name="P9" style:family="paragraph" style:parent-style-name="Standard">
      <style:text-properties style:font-name="Cantarell" fo:font-size="10pt" officeooo:rsid="0010a613" officeooo:paragraph-rsid="00472687" style:font-size-asian="10pt" style:font-size-complex="10pt"/>
    </style:style>
    <style:style style:name="P10" style:family="paragraph" style:parent-style-name="Standard">
      <style:text-properties style:font-name="Cantarell" fo:font-size="10pt" officeooo:rsid="0010a613" officeooo:paragraph-rsid="004f3017" style:font-size-asian="10pt" style:font-size-complex="10pt"/>
    </style:style>
    <style:style style:name="P11" style:family="paragraph" style:parent-style-name="Standard">
      <style:text-properties style:font-name="Cantarell" fo:font-size="10pt" officeooo:rsid="0010a613" officeooo:paragraph-rsid="002eb21b" style:font-size-asian="10pt" style:font-size-complex="10pt"/>
    </style:style>
    <style:style style:name="P12" style:family="paragraph" style:parent-style-name="Standard">
      <style:text-properties style:font-name="Cantarell" fo:font-size="10pt" officeooo:rsid="0010a613" officeooo:paragraph-rsid="003adaef" style:font-size-asian="10pt" style:font-size-complex="10pt"/>
    </style:style>
    <style:style style:name="P13" style:family="paragraph" style:parent-style-name="Standard">
      <style:text-properties style:font-name="Cantarell" fo:font-size="10pt" officeooo:rsid="0010a613" officeooo:paragraph-rsid="004aa5c8" style:font-size-asian="10pt" style:font-size-complex="10pt"/>
    </style:style>
    <style:style style:name="P14" style:family="paragraph" style:parent-style-name="Standard">
      <style:text-properties style:font-name="Cantarell" fo:font-size="10pt" officeooo:rsid="0010a613" officeooo:paragraph-rsid="0064434a" style:font-size-asian="10pt" style:font-size-complex="10pt"/>
    </style:style>
    <style:style style:name="P15" style:family="paragraph" style:parent-style-name="Standard">
      <style:text-properties style:font-name="Cantarell" fo:font-size="10pt" officeooo:rsid="0010a613" officeooo:paragraph-rsid="004bfc8c" style:font-size-asian="10pt" style:font-size-complex="10pt"/>
    </style:style>
    <style:style style:name="P16" style:family="paragraph" style:parent-style-name="Standard">
      <style:text-properties style:font-name="Cantarell" fo:font-size="10pt" officeooo:rsid="0010a613" officeooo:paragraph-rsid="00677d2c" style:font-size-asian="10pt" style:font-size-complex="10pt"/>
    </style:style>
    <style:style style:name="P17" style:family="paragraph" style:parent-style-name="Standard">
      <style:text-properties style:font-name="Cantarell" fo:font-size="10pt" officeooo:rsid="0010a613" officeooo:paragraph-rsid="004dfbc6" style:font-size-asian="10pt" style:font-size-complex="10pt"/>
    </style:style>
    <style:style style:name="P18" style:family="paragraph" style:parent-style-name="Standard">
      <style:text-properties style:font-name="Cantarell" fo:font-size="10pt" officeooo:rsid="0010a613" officeooo:paragraph-rsid="00557205" style:font-size-asian="10pt" style:font-size-complex="10pt"/>
    </style:style>
    <style:style style:name="P19" style:family="paragraph" style:parent-style-name="Standard">
      <style:text-properties style:font-name="Cantarell" fo:font-size="10pt" officeooo:rsid="0010a613" officeooo:paragraph-rsid="0055f252" style:font-size-asian="10pt" style:font-size-complex="10pt"/>
    </style:style>
    <style:style style:name="P20" style:family="paragraph" style:parent-style-name="Standard">
      <style:text-properties style:font-name="Cantarell" fo:font-size="10pt" officeooo:rsid="0010a613" officeooo:paragraph-rsid="006b4199" style:font-size-asian="10pt" style:font-size-complex="10pt"/>
    </style:style>
    <style:style style:name="P21" style:family="paragraph" style:parent-style-name="Standard">
      <style:text-properties style:font-name="Cantarell" fo:font-size="10pt" officeooo:rsid="0010a613" officeooo:paragraph-rsid="006c1f28" style:font-size-asian="10pt" style:font-size-complex="10pt"/>
    </style:style>
    <style:style style:name="P22" style:family="paragraph" style:parent-style-name="Standard">
      <style:text-properties style:font-name="Cantarell" fo:font-size="10pt" officeooo:rsid="0010a613" officeooo:paragraph-rsid="00702c4f" style:font-size-asian="10pt" style:font-size-complex="10pt"/>
    </style:style>
    <style:style style:name="P23" style:family="paragraph" style:parent-style-name="Standard">
      <style:text-properties style:font-name="Cantarell" fo:font-size="10pt" officeooo:rsid="0010a613" officeooo:paragraph-rsid="007240e1" style:font-size-asian="10pt" style:font-size-complex="10pt"/>
    </style:style>
    <style:style style:name="P24" style:family="paragraph" style:parent-style-name="Standard">
      <style:text-properties style:font-name="Cantarell" fo:font-size="10pt" officeooo:rsid="0010a613" officeooo:paragraph-rsid="00752fe1" style:font-size-asian="10pt" style:font-size-complex="10pt"/>
    </style:style>
    <style:style style:name="P25" style:family="paragraph" style:parent-style-name="Standard">
      <style:text-properties style:font-name="Cantarell" fo:font-size="10pt" officeooo:rsid="0010a613" officeooo:paragraph-rsid="0075f844" style:font-size-asian="10pt" style:font-size-complex="10pt"/>
    </style:style>
    <style:style style:name="P26" style:family="paragraph" style:parent-style-name="Standard">
      <style:text-properties style:font-name="Cantarell" fo:font-size="10pt" officeooo:rsid="0010a613" officeooo:paragraph-rsid="0076f385" style:font-size-asian="10pt" style:font-size-complex="10pt"/>
    </style:style>
    <style:style style:name="P27" style:family="paragraph" style:parent-style-name="Standard">
      <style:text-properties style:font-name="Cantarell" fo:font-size="10pt" officeooo:rsid="0010a613" officeooo:paragraph-rsid="00777307" style:font-size-asian="10pt" style:font-size-complex="10pt"/>
    </style:style>
    <style:style style:name="P28" style:family="paragraph" style:parent-style-name="Standard">
      <style:text-properties style:font-name="Cantarell" fo:font-size="10pt" officeooo:rsid="0010a613" officeooo:paragraph-rsid="007924c2" style:font-size-asian="10pt" style:font-size-complex="10pt"/>
    </style:style>
    <style:style style:name="P29" style:family="paragraph" style:parent-style-name="Standard">
      <style:text-properties style:font-name="Cantarell" fo:font-size="10pt" officeooo:rsid="0010a613" officeooo:paragraph-rsid="007b0c39" style:font-size-asian="10pt" style:font-size-complex="10pt"/>
    </style:style>
    <style:style style:name="P30" style:family="paragraph" style:parent-style-name="Standard">
      <style:text-properties style:font-name="Cantarell" fo:font-size="10pt" officeooo:rsid="0010a613" officeooo:paragraph-rsid="007b3bc5" style:font-size-asian="10pt" style:font-size-complex="10pt"/>
    </style:style>
    <style:style style:name="P31" style:family="paragraph" style:parent-style-name="Standard">
      <style:text-properties style:font-name="Cantarell" fo:font-size="10pt" officeooo:rsid="0010a613" officeooo:paragraph-rsid="007e6eb6" style:font-size-asian="10pt" style:font-size-complex="10pt"/>
    </style:style>
    <style:style style:name="P32" style:family="paragraph" style:parent-style-name="Standard">
      <style:text-properties style:font-name="Cantarell" fo:font-size="10pt" officeooo:rsid="0010a613" officeooo:paragraph-rsid="007f4412" style:font-size-asian="10pt" style:font-size-complex="10pt"/>
    </style:style>
    <style:style style:name="P33" style:family="paragraph" style:parent-style-name="Standard">
      <style:text-properties style:font-name="Cantarell" fo:font-size="10pt" officeooo:rsid="0010a613" officeooo:paragraph-rsid="00804e87" style:font-size-asian="10pt" style:font-size-complex="10pt"/>
    </style:style>
    <style:style style:name="P34" style:family="paragraph" style:parent-style-name="Standard">
      <style:text-properties style:font-name="Cantarell" fo:font-size="10pt" officeooo:rsid="0010a613" officeooo:paragraph-rsid="0081f799" style:font-size-asian="10pt" style:font-size-complex="10pt"/>
    </style:style>
    <style:style style:name="P35" style:family="paragraph" style:parent-style-name="Standard">
      <style:text-properties style:font-name="Cantarell" fo:font-size="10pt" officeooo:rsid="0010a613" officeooo:paragraph-rsid="008215cd" style:font-size-asian="10pt" style:font-size-complex="10pt"/>
    </style:style>
    <style:style style:name="P36" style:family="paragraph" style:parent-style-name="Standard">
      <style:text-properties style:font-name="Cantarell" fo:font-size="10pt" officeooo:rsid="0010a613" officeooo:paragraph-rsid="0085abdc" style:font-size-asian="10pt" style:font-size-complex="10pt"/>
    </style:style>
    <style:style style:name="P37" style:family="paragraph" style:parent-style-name="Standard">
      <style:text-properties style:font-name="Cantarell" fo:font-size="10pt" officeooo:rsid="0010a613" officeooo:paragraph-rsid="00872a52" style:font-size-asian="10pt" style:font-size-complex="10pt"/>
    </style:style>
    <style:style style:name="P38" style:family="paragraph" style:parent-style-name="Standard">
      <style:text-properties style:font-name="Cantarell" fo:font-size="10pt" officeooo:rsid="0010a613" officeooo:paragraph-rsid="00884f3d" style:font-size-asian="10pt" style:font-size-complex="10pt"/>
    </style:style>
    <style:style style:name="P39" style:family="paragraph" style:parent-style-name="Standard">
      <style:text-properties style:font-name="Cantarell" fo:font-size="10pt" officeooo:rsid="0010a613" officeooo:paragraph-rsid="0088d76b" style:font-size-asian="10pt" style:font-size-complex="10pt"/>
    </style:style>
    <style:style style:name="P40" style:family="paragraph" style:parent-style-name="Standard">
      <style:text-properties style:font-name="Cantarell" fo:font-size="10pt" officeooo:rsid="0010a613" officeooo:paragraph-rsid="008cf6ba" style:font-size-asian="10pt" style:font-size-complex="10pt"/>
    </style:style>
    <style:style style:name="P41" style:family="paragraph" style:parent-style-name="Standard">
      <style:text-properties style:font-name="Cantarell" fo:font-size="10pt" officeooo:paragraph-rsid="002eb21b" style:font-size-asian="10pt" style:font-size-complex="10pt"/>
    </style:style>
    <style:style style:name="P42" style:family="paragraph" style:parent-style-name="Standard">
      <style:text-properties style:font-name="Cantarell" fo:font-size="10pt" officeooo:paragraph-rsid="003adaef" style:font-size-asian="10pt" style:font-size-complex="10pt"/>
    </style:style>
    <style:style style:name="P43" style:family="paragraph" style:parent-style-name="Standard">
      <style:text-properties style:font-name="Cantarell" fo:font-size="10pt" officeooo:rsid="0040577c" officeooo:paragraph-rsid="0040577c" style:font-size-asian="10pt" style:font-size-complex="10pt"/>
    </style:style>
    <style:style style:name="P44" style:family="paragraph" style:parent-style-name="Standard">
      <style:text-properties style:font-name="Cantarell" fo:font-size="10pt" officeooo:rsid="0040577c" officeooo:paragraph-rsid="004dfbc6" style:font-size-asian="10pt" style:font-size-complex="10pt"/>
    </style:style>
    <style:style style:name="P45" style:family="paragraph" style:parent-style-name="Standard">
      <style:text-properties style:font-name="Cantarell" fo:font-size="10pt" officeooo:rsid="0040577c" officeooo:paragraph-rsid="0050f63a" style:font-size-asian="10pt" style:font-size-complex="10pt"/>
    </style:style>
    <style:style style:name="P46" style:family="paragraph" style:parent-style-name="Standard">
      <style:text-properties style:font-name="Cantarell" fo:font-size="10pt" officeooo:rsid="0040577c" officeooo:paragraph-rsid="006555f2" style:font-size-asian="10pt" style:font-size-complex="10pt"/>
    </style:style>
    <style:style style:name="P47" style:family="paragraph" style:parent-style-name="Standard">
      <style:text-properties style:font-name="Cantarell" fo:font-size="10pt" officeooo:rsid="0040577c" officeooo:paragraph-rsid="00752fe1" style:font-size-asian="10pt" style:font-size-complex="10pt"/>
    </style:style>
    <style:style style:name="P48" style:family="paragraph" style:parent-style-name="Standard">
      <style:text-properties style:font-name="Cantarell" fo:font-size="10pt" officeooo:rsid="0040577c" officeooo:paragraph-rsid="0075f844" style:font-size-asian="10pt" style:font-size-complex="10pt"/>
    </style:style>
    <style:style style:name="P49" style:family="paragraph" style:parent-style-name="Standard">
      <style:text-properties style:font-name="Cantarell" fo:font-size="10pt" officeooo:rsid="0040577c" officeooo:paragraph-rsid="00872a52" style:font-size-asian="10pt" style:font-size-complex="10pt"/>
    </style:style>
    <style:style style:name="P50" style:family="paragraph" style:parent-style-name="Standard">
      <style:text-properties style:font-name="Cantarell" fo:font-size="10pt" officeooo:rsid="00433cfa" officeooo:paragraph-rsid="00536581" style:font-size-asian="10pt" style:font-size-complex="10pt"/>
    </style:style>
    <style:style style:name="P51" style:family="paragraph" style:parent-style-name="Standard">
      <style:text-properties style:font-name="Cantarell" fo:font-size="10pt" officeooo:rsid="00433cfa" officeooo:paragraph-rsid="00557205" style:font-size-asian="10pt" style:font-size-complex="10pt"/>
    </style:style>
    <style:style style:name="P52" style:family="paragraph" style:parent-style-name="Standard">
      <style:text-properties style:font-name="Cantarell" fo:font-size="10pt" officeooo:rsid="00433cfa" officeooo:paragraph-rsid="0055f252" style:font-size-asian="10pt" style:font-size-complex="10pt"/>
    </style:style>
    <style:style style:name="P53" style:family="paragraph" style:parent-style-name="Standard">
      <style:text-properties style:font-name="Cantarell" fo:font-size="10pt" officeooo:rsid="00433cfa" officeooo:paragraph-rsid="00694341" style:font-size-asian="10pt" style:font-size-complex="10pt"/>
    </style:style>
    <style:style style:name="P54" style:family="paragraph" style:parent-style-name="Standard">
      <style:text-properties style:font-name="Cantarell" fo:font-size="10pt" officeooo:rsid="00433cfa" officeooo:paragraph-rsid="006b4199" style:font-size-asian="10pt" style:font-size-complex="10pt"/>
    </style:style>
    <style:style style:name="P55" style:family="paragraph" style:parent-style-name="Standard">
      <style:text-properties style:font-name="Cantarell" fo:font-size="10pt" officeooo:rsid="00433cfa" officeooo:paragraph-rsid="006d55ad" style:font-size-asian="10pt" style:font-size-complex="10pt"/>
    </style:style>
    <style:style style:name="P56" style:family="paragraph" style:parent-style-name="Standard">
      <style:text-properties style:font-name="Cantarell" fo:font-size="10pt" officeooo:rsid="00433cfa" officeooo:paragraph-rsid="00702c4f" style:font-size-asian="10pt" style:font-size-complex="10pt"/>
    </style:style>
    <style:style style:name="P57" style:family="paragraph" style:parent-style-name="Standard">
      <style:text-properties style:font-name="Cantarell" fo:font-size="10pt" officeooo:rsid="00433cfa" officeooo:paragraph-rsid="007240e1" style:font-size-asian="10pt" style:font-size-complex="10pt"/>
    </style:style>
    <style:style style:name="P58" style:family="paragraph" style:parent-style-name="Standard">
      <style:text-properties style:font-name="Cantarell" fo:font-size="10pt" officeooo:rsid="00433cfa" officeooo:paragraph-rsid="0076f385" style:font-size-asian="10pt" style:font-size-complex="10pt"/>
    </style:style>
    <style:style style:name="P59" style:family="paragraph" style:parent-style-name="Standard">
      <style:text-properties style:font-name="Cantarell" fo:font-size="10pt" officeooo:rsid="00433cfa" officeooo:paragraph-rsid="00777307" style:font-size-asian="10pt" style:font-size-complex="10pt"/>
    </style:style>
    <style:style style:name="P60" style:family="paragraph" style:parent-style-name="Standard">
      <style:text-properties style:font-name="Cantarell" fo:font-size="10pt" officeooo:rsid="00433cfa" officeooo:paragraph-rsid="007924c2" style:font-size-asian="10pt" style:font-size-complex="10pt"/>
    </style:style>
    <style:style style:name="P61" style:family="paragraph" style:parent-style-name="Standard">
      <style:text-properties style:font-name="Cantarell" fo:font-size="10pt" officeooo:rsid="00433cfa" officeooo:paragraph-rsid="007b3bc5" style:font-size-asian="10pt" style:font-size-complex="10pt"/>
    </style:style>
    <style:style style:name="P62" style:family="paragraph" style:parent-style-name="Standard">
      <style:text-properties style:font-name="Cantarell" fo:font-size="10pt" officeooo:rsid="00433cfa" officeooo:paragraph-rsid="007e6eb6" style:font-size-asian="10pt" style:font-size-complex="10pt"/>
    </style:style>
    <style:style style:name="P63" style:family="paragraph" style:parent-style-name="Standard">
      <style:text-properties style:font-name="Cantarell" fo:font-size="10pt" officeooo:rsid="00433cfa" officeooo:paragraph-rsid="007f4412" style:font-size-asian="10pt" style:font-size-complex="10pt"/>
    </style:style>
    <style:style style:name="P64" style:family="paragraph" style:parent-style-name="Standard">
      <style:text-properties style:font-name="Cantarell" fo:font-size="10pt" officeooo:rsid="00433cfa" officeooo:paragraph-rsid="00804e87" style:font-size-asian="10pt" style:font-size-complex="10pt"/>
    </style:style>
    <style:style style:name="P65" style:family="paragraph" style:parent-style-name="Standard">
      <style:text-properties style:font-name="Cantarell" fo:font-size="10pt" officeooo:rsid="00433cfa" officeooo:paragraph-rsid="0081f799" style:font-size-asian="10pt" style:font-size-complex="10pt"/>
    </style:style>
    <style:style style:name="P66" style:family="paragraph" style:parent-style-name="Standard">
      <style:text-properties style:font-name="Cantarell" fo:font-size="10pt" officeooo:rsid="00433cfa" officeooo:paragraph-rsid="008215cd" style:font-size-asian="10pt" style:font-size-complex="10pt"/>
    </style:style>
    <style:style style:name="P67" style:family="paragraph" style:parent-style-name="Standard">
      <style:text-properties style:font-name="Cantarell" fo:font-size="10pt" officeooo:rsid="00433cfa" officeooo:paragraph-rsid="00884f3d" style:font-size-asian="10pt" style:font-size-complex="10pt"/>
    </style:style>
    <style:style style:name="P68" style:family="paragraph" style:parent-style-name="Standard">
      <style:text-properties style:font-name="Cantarell" fo:font-size="10pt" officeooo:rsid="00433cfa" officeooo:paragraph-rsid="0088d76b" style:font-size-asian="10pt" style:font-size-complex="10pt"/>
    </style:style>
    <style:style style:name="P69" style:family="paragraph" style:parent-style-name="Standard">
      <style:text-properties style:font-name="Cantarell" fo:font-size="10pt" officeooo:rsid="00433cfa" officeooo:paragraph-rsid="008cf6ba" style:font-size-asian="10pt" style:font-size-complex="10pt"/>
    </style:style>
    <style:style style:name="P70" style:family="paragraph" style:parent-style-name="Standard">
      <style:text-properties style:font-name="Cantarell" fo:font-size="10pt" officeooo:rsid="00441e47" officeooo:paragraph-rsid="004aa5c8" style:font-size-asian="10pt" style:font-size-complex="10pt"/>
    </style:style>
    <style:style style:name="P71" style:family="paragraph" style:parent-style-name="Standard">
      <style:text-properties style:font-name="Cantarell" fo:font-size="10pt" officeooo:rsid="00441e47" officeooo:paragraph-rsid="004bfc8c" style:font-size-asian="10pt" style:font-size-complex="10pt"/>
    </style:style>
    <style:style style:name="P72" style:family="paragraph" style:parent-style-name="Standard">
      <style:text-properties style:font-name="Cantarell" fo:font-size="10pt" officeooo:rsid="00441e47" officeooo:paragraph-rsid="0064434a" style:font-size-asian="10pt" style:font-size-complex="10pt"/>
    </style:style>
    <style:style style:name="P73" style:family="paragraph" style:parent-style-name="Standard">
      <style:text-properties style:font-name="Cantarell" fo:font-size="10pt" officeooo:rsid="00441e47" officeooo:paragraph-rsid="00677d2c" style:font-size-asian="10pt" style:font-size-complex="10pt"/>
    </style:style>
    <style:style style:name="P74" style:family="paragraph" style:parent-style-name="Standard">
      <style:text-properties style:font-name="Cantarell" fo:font-size="10pt" officeooo:rsid="00441e47" officeooo:paragraph-rsid="0085abdc" style:font-size-asian="10pt" style:font-size-complex="10pt"/>
    </style:style>
    <style:style style:name="P75" style:family="paragraph" style:parent-style-name="Standard">
      <style:text-properties style:font-name="Cantarell" fo:font-size="10pt" officeooo:rsid="00449aba" officeooo:paragraph-rsid="00449aba" style:font-size-asian="10pt" style:font-size-complex="10pt"/>
    </style:style>
    <style:style style:name="P76" style:family="paragraph" style:parent-style-name="Standard">
      <style:text-properties style:font-name="Cantarell" fo:font-size="10pt" officeooo:rsid="00449aba" officeooo:paragraph-rsid="006326ed" style:font-size-asian="10pt" style:font-size-complex="10pt"/>
    </style:style>
    <style:style style:name="P77" style:family="paragraph" style:parent-style-name="Standard">
      <style:text-properties style:font-name="Cantarell" fo:font-size="10pt" officeooo:paragraph-rsid="004aa5c8" style:font-size-asian="10pt" style:font-size-complex="10pt"/>
    </style:style>
    <style:style style:name="P78" style:family="paragraph" style:parent-style-name="Standard">
      <style:text-properties style:font-name="Cantarell" fo:font-size="10pt" officeooo:rsid="004aa5c8" officeooo:paragraph-rsid="004aa5c8" style:font-size-asian="10pt" style:font-size-complex="10pt"/>
    </style:style>
    <style:style style:name="P79" style:family="paragraph" style:parent-style-name="Standard">
      <style:text-properties style:font-name="Cantarell" fo:font-size="10pt" officeooo:rsid="004aa5c8" officeooo:paragraph-rsid="004bfc8c" style:font-size-asian="10pt" style:font-size-complex="10pt"/>
    </style:style>
    <style:style style:name="P80" style:family="paragraph" style:parent-style-name="Standard">
      <style:text-properties style:font-name="Cantarell" fo:font-size="10pt" officeooo:rsid="004aa5c8" officeooo:paragraph-rsid="0064434a" style:font-size-asian="10pt" style:font-size-complex="10pt"/>
    </style:style>
    <style:style style:name="P81" style:family="paragraph" style:parent-style-name="Standard">
      <style:text-properties style:font-name="Cantarell" fo:font-size="10pt" officeooo:rsid="004aa5c8" officeooo:paragraph-rsid="00677d2c" style:font-size-asian="10pt" style:font-size-complex="10pt"/>
    </style:style>
    <style:style style:name="P82" style:family="paragraph" style:parent-style-name="Standard">
      <style:text-properties style:font-name="Cantarell" fo:font-size="10pt" officeooo:paragraph-rsid="004bfc8c" style:font-size-asian="10pt" style:font-size-complex="10pt"/>
    </style:style>
    <style:style style:name="P83" style:family="paragraph" style:parent-style-name="Standard">
      <style:text-properties style:font-name="Cantarell" fo:font-size="10pt" officeooo:paragraph-rsid="004dfbc6" style:font-size-asian="10pt" style:font-size-complex="10pt"/>
    </style:style>
    <style:style style:name="P84" style:family="paragraph" style:parent-style-name="Standard">
      <style:text-properties style:font-name="Cantarell" fo:font-size="10pt" officeooo:paragraph-rsid="0050f63a" style:font-size-asian="10pt" style:font-size-complex="10pt"/>
    </style:style>
    <style:style style:name="P85" style:family="paragraph" style:parent-style-name="Standard">
      <style:text-properties style:font-name="Cantarell" fo:font-size="10pt" officeooo:paragraph-rsid="00536581" style:font-size-asian="10pt" style:font-size-complex="10pt"/>
    </style:style>
    <style:style style:name="P86" style:family="paragraph" style:parent-style-name="Standard">
      <style:text-properties style:font-name="Cantarell" fo:font-size="10pt" officeooo:rsid="00536581" officeooo:paragraph-rsid="00536581" style:font-size-asian="10pt" style:font-size-complex="10pt"/>
    </style:style>
    <style:style style:name="P87" style:family="paragraph" style:parent-style-name="Standard">
      <style:text-properties style:font-name="Cantarell" fo:font-size="10pt" officeooo:rsid="00536581" officeooo:paragraph-rsid="00557205" style:font-size-asian="10pt" style:font-size-complex="10pt"/>
    </style:style>
    <style:style style:name="P88" style:family="paragraph" style:parent-style-name="Standard">
      <style:text-properties style:font-name="Cantarell" fo:font-size="10pt" officeooo:rsid="00536581" officeooo:paragraph-rsid="0055f252" style:font-size-asian="10pt" style:font-size-complex="10pt"/>
    </style:style>
    <style:style style:name="P89" style:family="paragraph" style:parent-style-name="Standard">
      <style:text-properties style:font-name="Cantarell" fo:font-size="10pt" officeooo:rsid="00536581" officeooo:paragraph-rsid="00694341" style:font-size-asian="10pt" style:font-size-complex="10pt"/>
    </style:style>
    <style:style style:name="P90" style:family="paragraph" style:parent-style-name="Standard">
      <style:text-properties style:font-name="Cantarell" fo:font-size="10pt" officeooo:rsid="00536581" officeooo:paragraph-rsid="006b4199" style:font-size-asian="10pt" style:font-size-complex="10pt"/>
    </style:style>
    <style:style style:name="P91" style:family="paragraph" style:parent-style-name="Standard">
      <style:text-properties style:font-name="Cantarell" fo:font-size="10pt" officeooo:rsid="00536581" officeooo:paragraph-rsid="006d55ad" style:font-size-asian="10pt" style:font-size-complex="10pt"/>
    </style:style>
    <style:style style:name="P92" style:family="paragraph" style:parent-style-name="Standard">
      <style:text-properties style:font-name="Cantarell" fo:font-size="10pt" officeooo:rsid="00536581" officeooo:paragraph-rsid="00702c4f" style:font-size-asian="10pt" style:font-size-complex="10pt"/>
    </style:style>
    <style:style style:name="P93" style:family="paragraph" style:parent-style-name="Standard">
      <style:text-properties style:font-name="Cantarell" fo:font-size="10pt" officeooo:rsid="00536581" officeooo:paragraph-rsid="007240e1" style:font-size-asian="10pt" style:font-size-complex="10pt"/>
    </style:style>
    <style:style style:name="P94" style:family="paragraph" style:parent-style-name="Standard">
      <style:text-properties style:font-name="Cantarell" fo:font-size="10pt" officeooo:rsid="00536581" officeooo:paragraph-rsid="0076f385" style:font-size-asian="10pt" style:font-size-complex="10pt"/>
    </style:style>
    <style:style style:name="P95" style:family="paragraph" style:parent-style-name="Standard">
      <style:text-properties style:font-name="Cantarell" fo:font-size="10pt" officeooo:rsid="00536581" officeooo:paragraph-rsid="00884f3d" style:font-size-asian="10pt" style:font-size-complex="10pt"/>
    </style:style>
    <style:style style:name="P96" style:family="paragraph" style:parent-style-name="Standard">
      <style:text-properties style:font-name="Cantarell" fo:font-size="10pt" officeooo:rsid="00536581" officeooo:paragraph-rsid="0088d76b" style:font-size-asian="10pt" style:font-size-complex="10pt"/>
    </style:style>
    <style:style style:name="P97" style:family="paragraph" style:parent-style-name="Standard">
      <style:text-properties style:font-name="Cantarell" fo:font-size="10pt" officeooo:paragraph-rsid="00557205" style:font-size-asian="10pt" style:font-size-complex="10pt"/>
    </style:style>
    <style:style style:name="P98" style:family="paragraph" style:parent-style-name="Standard">
      <style:text-properties style:font-name="Cantarell" fo:font-size="10pt" officeooo:paragraph-rsid="0055f252" style:font-size-asian="10pt" style:font-size-complex="10pt"/>
    </style:style>
    <style:style style:name="P99" style:family="paragraph" style:parent-style-name="Standard">
      <style:text-properties style:font-name="Cantarell" fo:font-size="10pt" officeooo:paragraph-rsid="006326ed" style:font-size-asian="10pt" style:font-size-complex="10pt"/>
    </style:style>
    <style:style style:name="P100" style:family="paragraph" style:parent-style-name="Standard">
      <style:text-properties style:font-name="Cantarell" fo:font-size="10pt" officeooo:paragraph-rsid="0064434a" style:font-size-asian="10pt" style:font-size-complex="10pt"/>
    </style:style>
    <style:style style:name="P101" style:family="paragraph" style:parent-style-name="Standard">
      <style:text-properties style:font-name="Cantarell" fo:font-size="10pt" officeooo:paragraph-rsid="006555f2" style:font-size-asian="10pt" style:font-size-complex="10pt"/>
    </style:style>
    <style:style style:name="P102" style:family="paragraph" style:parent-style-name="Standard">
      <style:text-properties style:font-name="Cantarell" fo:font-size="10pt" officeooo:paragraph-rsid="00677d2c" style:font-size-asian="10pt" style:font-size-complex="10pt"/>
    </style:style>
    <style:style style:name="P103" style:family="paragraph" style:parent-style-name="Standard">
      <style:text-properties style:font-name="Cantarell" fo:font-size="10pt" officeooo:paragraph-rsid="00694341" style:font-size-asian="10pt" style:font-size-complex="10pt"/>
    </style:style>
    <style:style style:name="P104" style:family="paragraph" style:parent-style-name="Standard">
      <style:text-properties style:font-name="Cantarell" fo:font-size="10pt" officeooo:paragraph-rsid="006b4199" style:font-size-asian="10pt" style:font-size-complex="10pt"/>
    </style:style>
    <style:style style:name="P105" style:family="paragraph" style:parent-style-name="Standard">
      <style:text-properties style:font-name="Cantarell" fo:font-size="10pt" officeooo:paragraph-rsid="006d55ad" style:font-size-asian="10pt" style:font-size-complex="10pt"/>
    </style:style>
    <style:style style:name="P106" style:family="paragraph" style:parent-style-name="Standard">
      <style:text-properties style:font-name="Cantarell" fo:font-size="10pt" officeooo:rsid="0028eea3" officeooo:paragraph-rsid="006555f2" style:font-size-asian="10pt" style:font-size-complex="10pt"/>
    </style:style>
    <style:style style:name="P107" style:family="paragraph" style:parent-style-name="Standard">
      <style:text-properties style:font-name="Cantarell" fo:font-size="10pt" officeooo:rsid="0028eea3" officeooo:paragraph-rsid="002eb21b" style:font-size-asian="10pt" style:font-size-complex="10pt"/>
    </style:style>
    <style:style style:name="P108" style:family="paragraph" style:parent-style-name="Standard">
      <style:text-properties style:font-name="Cantarell" fo:font-size="10pt" officeooo:rsid="0028eea3" officeooo:paragraph-rsid="003adaef" style:font-size-asian="10pt" style:font-size-complex="10pt"/>
    </style:style>
    <style:style style:name="P109" style:family="paragraph" style:parent-style-name="Standard">
      <style:text-properties style:font-name="Cantarell" fo:font-size="10pt" officeooo:rsid="0028eea3" officeooo:paragraph-rsid="006326ed" style:font-size-asian="10pt" style:font-size-complex="10pt"/>
    </style:style>
    <style:style style:name="P110" style:family="paragraph" style:parent-style-name="Standard">
      <style:text-properties style:font-name="Cantarell" fo:font-size="10pt" officeooo:rsid="0028eea3" officeooo:paragraph-rsid="004aa5c8" style:font-size-asian="10pt" style:font-size-complex="10pt"/>
    </style:style>
    <style:style style:name="P111" style:family="paragraph" style:parent-style-name="Standard">
      <style:text-properties style:font-name="Cantarell" fo:font-size="10pt" officeooo:rsid="0028eea3" officeooo:paragraph-rsid="0064434a" style:font-size-asian="10pt" style:font-size-complex="10pt"/>
    </style:style>
    <style:style style:name="P112" style:family="paragraph" style:parent-style-name="Standard">
      <style:text-properties style:font-name="Cantarell" fo:font-size="10pt" officeooo:rsid="0028eea3" officeooo:paragraph-rsid="004bfc8c" style:font-size-asian="10pt" style:font-size-complex="10pt"/>
    </style:style>
    <style:style style:name="P113" style:family="paragraph" style:parent-style-name="Standard">
      <style:text-properties style:font-name="Cantarell" fo:font-size="10pt" officeooo:rsid="0028eea3" officeooo:paragraph-rsid="00677d2c" style:font-size-asian="10pt" style:font-size-complex="10pt"/>
    </style:style>
    <style:style style:name="P114" style:family="paragraph" style:parent-style-name="Standard">
      <style:text-properties style:font-name="Cantarell" fo:font-size="10pt" officeooo:rsid="0028eea3" officeooo:paragraph-rsid="004dfbc6" style:font-size-asian="10pt" style:font-size-complex="10pt"/>
    </style:style>
    <style:style style:name="P115" style:family="paragraph" style:parent-style-name="Standard">
      <style:text-properties style:font-name="Cantarell" fo:font-size="10pt" officeooo:rsid="0028eea3" officeooo:paragraph-rsid="0050f63a" style:font-size-asian="10pt" style:font-size-complex="10pt"/>
    </style:style>
    <style:style style:name="P116" style:family="paragraph" style:parent-style-name="Standard">
      <style:text-properties style:font-name="Cantarell" fo:font-size="10pt" officeooo:rsid="0028eea3" officeooo:paragraph-rsid="00536581" style:font-size-asian="10pt" style:font-size-complex="10pt"/>
    </style:style>
    <style:style style:name="P117" style:family="paragraph" style:parent-style-name="Standard">
      <style:text-properties style:font-name="Cantarell" fo:font-size="10pt" officeooo:rsid="0028eea3" officeooo:paragraph-rsid="00694341" style:font-size-asian="10pt" style:font-size-complex="10pt"/>
    </style:style>
    <style:style style:name="P118" style:family="paragraph" style:parent-style-name="Standard">
      <style:text-properties style:font-name="Cantarell" fo:font-size="10pt" officeooo:rsid="0028eea3" officeooo:paragraph-rsid="00557205" style:font-size-asian="10pt" style:font-size-complex="10pt"/>
    </style:style>
    <style:style style:name="P119" style:family="paragraph" style:parent-style-name="Standard">
      <style:text-properties style:font-name="Cantarell" fo:font-size="10pt" officeooo:rsid="0028eea3" officeooo:paragraph-rsid="0055f252" style:font-size-asian="10pt" style:font-size-complex="10pt"/>
    </style:style>
    <style:style style:name="P120" style:family="paragraph" style:parent-style-name="Standard">
      <style:text-properties style:font-name="Cantarell" fo:font-size="10pt" officeooo:rsid="0028eea3" officeooo:paragraph-rsid="006b4199" style:font-size-asian="10pt" style:font-size-complex="10pt"/>
    </style:style>
    <style:style style:name="P121" style:family="paragraph" style:parent-style-name="Standard">
      <style:text-properties style:font-name="Cantarell" fo:font-size="10pt" officeooo:rsid="0028eea3" officeooo:paragraph-rsid="006d55ad" style:font-size-asian="10pt" style:font-size-complex="10pt"/>
    </style:style>
    <style:style style:name="P122" style:family="paragraph" style:parent-style-name="Standard">
      <style:text-properties style:font-name="Cantarell" fo:font-size="10pt" officeooo:rsid="0028eea3" officeooo:paragraph-rsid="00702c4f" style:font-size-asian="10pt" style:font-size-complex="10pt"/>
    </style:style>
    <style:style style:name="P123" style:family="paragraph" style:parent-style-name="Standard">
      <style:text-properties style:font-name="Cantarell" fo:font-size="10pt" officeooo:rsid="0028eea3" officeooo:paragraph-rsid="007240e1" style:font-size-asian="10pt" style:font-size-complex="10pt"/>
    </style:style>
    <style:style style:name="P124" style:family="paragraph" style:parent-style-name="Standard">
      <style:text-properties style:font-name="Cantarell" fo:font-size="10pt" officeooo:rsid="0028eea3" officeooo:paragraph-rsid="00752fe1" style:font-size-asian="10pt" style:font-size-complex="10pt"/>
    </style:style>
    <style:style style:name="P125" style:family="paragraph" style:parent-style-name="Standard">
      <style:text-properties style:font-name="Cantarell" fo:font-size="10pt" officeooo:rsid="0028eea3" officeooo:paragraph-rsid="0075f844" style:font-size-asian="10pt" style:font-size-complex="10pt"/>
    </style:style>
    <style:style style:name="P126" style:family="paragraph" style:parent-style-name="Standard">
      <style:text-properties style:font-name="Cantarell" fo:font-size="10pt" officeooo:rsid="0028eea3" officeooo:paragraph-rsid="0076f385" style:font-size-asian="10pt" style:font-size-complex="10pt"/>
    </style:style>
    <style:style style:name="P127" style:family="paragraph" style:parent-style-name="Standard">
      <style:text-properties style:font-name="Cantarell" fo:font-size="10pt" officeooo:rsid="0028eea3" officeooo:paragraph-rsid="00777307" style:font-size-asian="10pt" style:font-size-complex="10pt"/>
    </style:style>
    <style:style style:name="P128" style:family="paragraph" style:parent-style-name="Standard">
      <style:text-properties style:font-name="Cantarell" fo:font-size="10pt" officeooo:rsid="0028eea3" officeooo:paragraph-rsid="007924c2" style:font-size-asian="10pt" style:font-size-complex="10pt"/>
    </style:style>
    <style:style style:name="P129" style:family="paragraph" style:parent-style-name="Standard">
      <style:text-properties style:font-name="Cantarell" fo:font-size="10pt" officeooo:rsid="0028eea3" officeooo:paragraph-rsid="007b3bc5" style:font-size-asian="10pt" style:font-size-complex="10pt"/>
    </style:style>
    <style:style style:name="P130" style:family="paragraph" style:parent-style-name="Standard">
      <style:text-properties style:font-name="Cantarell" fo:font-size="10pt" officeooo:rsid="0028eea3" officeooo:paragraph-rsid="007e6eb6" style:font-size-asian="10pt" style:font-size-complex="10pt"/>
    </style:style>
    <style:style style:name="P131" style:family="paragraph" style:parent-style-name="Standard">
      <style:text-properties style:font-name="Cantarell" fo:font-size="10pt" officeooo:rsid="0028eea3" officeooo:paragraph-rsid="007f4412" style:font-size-asian="10pt" style:font-size-complex="10pt"/>
    </style:style>
    <style:style style:name="P132" style:family="paragraph" style:parent-style-name="Standard">
      <style:text-properties style:font-name="Cantarell" fo:font-size="10pt" officeooo:rsid="0028eea3" officeooo:paragraph-rsid="00804e87" style:font-size-asian="10pt" style:font-size-complex="10pt"/>
    </style:style>
    <style:style style:name="P133" style:family="paragraph" style:parent-style-name="Standard">
      <style:text-properties style:font-name="Cantarell" fo:font-size="10pt" officeooo:rsid="0028eea3" officeooo:paragraph-rsid="0081f799" style:font-size-asian="10pt" style:font-size-complex="10pt"/>
    </style:style>
    <style:style style:name="P134" style:family="paragraph" style:parent-style-name="Standard">
      <style:text-properties style:font-name="Cantarell" fo:font-size="10pt" officeooo:rsid="0028eea3" officeooo:paragraph-rsid="008215cd" style:font-size-asian="10pt" style:font-size-complex="10pt"/>
    </style:style>
    <style:style style:name="P135" style:family="paragraph" style:parent-style-name="Standard">
      <style:text-properties style:font-name="Cantarell" fo:font-size="10pt" officeooo:rsid="0028eea3" officeooo:paragraph-rsid="0085abdc" style:font-size-asian="10pt" style:font-size-complex="10pt"/>
    </style:style>
    <style:style style:name="P136" style:family="paragraph" style:parent-style-name="Standard">
      <style:text-properties style:font-name="Cantarell" fo:font-size="10pt" officeooo:rsid="0028eea3" officeooo:paragraph-rsid="00872a52" style:font-size-asian="10pt" style:font-size-complex="10pt"/>
    </style:style>
    <style:style style:name="P137" style:family="paragraph" style:parent-style-name="Standard">
      <style:text-properties style:font-name="Cantarell" fo:font-size="10pt" officeooo:rsid="0028eea3" officeooo:paragraph-rsid="00884f3d" style:font-size-asian="10pt" style:font-size-complex="10pt"/>
    </style:style>
    <style:style style:name="P138" style:family="paragraph" style:parent-style-name="Standard">
      <style:text-properties style:font-name="Cantarell" fo:font-size="10pt" officeooo:rsid="0028eea3" officeooo:paragraph-rsid="0088d76b" style:font-size-asian="10pt" style:font-size-complex="10pt"/>
    </style:style>
    <style:style style:name="P139" style:family="paragraph" style:parent-style-name="Standard">
      <style:text-properties style:font-name="Cantarell" fo:font-size="10pt" officeooo:rsid="0028eea3" officeooo:paragraph-rsid="008cf6ba" style:font-size-asian="10pt" style:font-size-complex="10pt"/>
    </style:style>
    <style:style style:name="P140" style:family="paragraph" style:parent-style-name="Standard">
      <style:text-properties style:font-name="Cantarell" fo:font-size="10pt" officeooo:paragraph-rsid="00702c4f" style:font-size-asian="10pt" style:font-size-complex="10pt"/>
    </style:style>
    <style:style style:name="P141" style:family="paragraph" style:parent-style-name="Standard">
      <style:text-properties style:font-name="Cantarell" fo:font-size="10pt" officeooo:paragraph-rsid="007240e1" style:font-size-asian="10pt" style:font-size-complex="10pt"/>
    </style:style>
    <style:style style:name="P142" style:family="paragraph" style:parent-style-name="Standard">
      <style:text-properties style:font-name="Cantarell" fo:font-size="10pt" officeooo:paragraph-rsid="00752fe1" style:font-size-asian="10pt" style:font-size-complex="10pt"/>
    </style:style>
    <style:style style:name="P143" style:family="paragraph" style:parent-style-name="Standard">
      <style:text-properties style:font-name="Cantarell" fo:font-size="10pt" officeooo:paragraph-rsid="0075f844" style:font-size-asian="10pt" style:font-size-complex="10pt"/>
    </style:style>
    <style:style style:name="P144" style:family="paragraph" style:parent-style-name="Standard">
      <style:text-properties style:font-name="Cantarell" fo:font-size="10pt" officeooo:paragraph-rsid="0076f385" style:font-size-asian="10pt" style:font-size-complex="10pt"/>
    </style:style>
    <style:style style:name="P145" style:family="paragraph" style:parent-style-name="Standard">
      <style:text-properties style:font-name="Cantarell" fo:font-size="10pt" officeooo:paragraph-rsid="00777307" style:font-size-asian="10pt" style:font-size-complex="10pt"/>
    </style:style>
    <style:style style:name="P146" style:family="paragraph" style:parent-style-name="Standard">
      <style:text-properties style:font-name="Cantarell" fo:font-size="10pt" officeooo:rsid="00777307" officeooo:paragraph-rsid="00777307" style:font-size-asian="10pt" style:font-size-complex="10pt"/>
    </style:style>
    <style:style style:name="P147" style:family="paragraph" style:parent-style-name="Standard">
      <style:text-properties style:font-name="Cantarell" fo:font-size="10pt" officeooo:rsid="00777307" officeooo:paragraph-rsid="007924c2" style:font-size-asian="10pt" style:font-size-complex="10pt"/>
    </style:style>
    <style:style style:name="P148" style:family="paragraph" style:parent-style-name="Standard">
      <style:text-properties style:font-name="Cantarell" fo:font-size="10pt" officeooo:rsid="00777307" officeooo:paragraph-rsid="007b3bc5" style:font-size-asian="10pt" style:font-size-complex="10pt"/>
    </style:style>
    <style:style style:name="P149" style:family="paragraph" style:parent-style-name="Standard">
      <style:text-properties style:font-name="Cantarell" fo:font-size="10pt" officeooo:paragraph-rsid="007924c2" style:font-size-asian="10pt" style:font-size-complex="10pt"/>
    </style:style>
    <style:style style:name="P150" style:family="paragraph" style:parent-style-name="Standard">
      <style:text-properties style:font-name="Cantarell" fo:font-size="10pt" officeooo:paragraph-rsid="007b3bc5" style:font-size-asian="10pt" style:font-size-complex="10pt"/>
    </style:style>
    <style:style style:name="P151" style:family="paragraph" style:parent-style-name="Standard">
      <style:text-properties style:font-name="Cantarell" fo:font-size="10pt" officeooo:paragraph-rsid="007e6eb6" style:font-size-asian="10pt" style:font-size-complex="10pt"/>
    </style:style>
    <style:style style:name="P152" style:family="paragraph" style:parent-style-name="Standard">
      <style:text-properties style:font-name="Cantarell" fo:font-size="10pt" officeooo:rsid="007e6eb6" officeooo:paragraph-rsid="007e6eb6" style:font-size-asian="10pt" style:font-size-complex="10pt"/>
    </style:style>
    <style:style style:name="P153" style:family="paragraph" style:parent-style-name="Standard">
      <style:text-properties style:font-name="Cantarell" fo:font-size="10pt" officeooo:rsid="007e6eb6" officeooo:paragraph-rsid="007f4412" style:font-size-asian="10pt" style:font-size-complex="10pt"/>
    </style:style>
    <style:style style:name="P154" style:family="paragraph" style:parent-style-name="Standard">
      <style:text-properties style:font-name="Cantarell" fo:font-size="10pt" officeooo:paragraph-rsid="007f4412" style:font-size-asian="10pt" style:font-size-complex="10pt"/>
    </style:style>
    <style:style style:name="P155" style:family="paragraph" style:parent-style-name="Standard">
      <style:text-properties style:font-name="Cantarell" fo:font-size="10pt" officeooo:paragraph-rsid="00804e87" style:font-size-asian="10pt" style:font-size-complex="10pt"/>
    </style:style>
    <style:style style:name="P156" style:family="paragraph" style:parent-style-name="Standard">
      <style:text-properties style:font-name="Cantarell" fo:font-size="10pt" officeooo:rsid="00804e87" officeooo:paragraph-rsid="00804e87" style:font-size-asian="10pt" style:font-size-complex="10pt"/>
    </style:style>
    <style:style style:name="P157" style:family="paragraph" style:parent-style-name="Standard">
      <style:text-properties style:font-name="Cantarell" fo:font-size="10pt" officeooo:paragraph-rsid="0081f799" style:font-size-asian="10pt" style:font-size-complex="10pt"/>
    </style:style>
    <style:style style:name="P158" style:family="paragraph" style:parent-style-name="Standard">
      <style:text-properties style:font-name="Cantarell" fo:font-size="10pt" officeooo:rsid="0081f799" officeooo:paragraph-rsid="0081f799" style:font-size-asian="10pt" style:font-size-complex="10pt"/>
    </style:style>
    <style:style style:name="P159" style:family="paragraph" style:parent-style-name="Standard">
      <style:text-properties style:font-name="Cantarell" fo:font-size="10pt" officeooo:rsid="0081f799" officeooo:paragraph-rsid="008215cd" style:font-size-asian="10pt" style:font-size-complex="10pt"/>
    </style:style>
    <style:style style:name="P160" style:family="paragraph" style:parent-style-name="Standard">
      <style:text-properties style:font-name="Cantarell" fo:font-size="10pt" officeooo:paragraph-rsid="008215cd" style:font-size-asian="10pt" style:font-size-complex="10pt"/>
    </style:style>
    <style:style style:name="P161" style:family="paragraph" style:parent-style-name="Standard">
      <style:text-properties style:font-name="Cantarell" fo:font-size="10pt" officeooo:paragraph-rsid="0085abdc" style:font-size-asian="10pt" style:font-size-complex="10pt"/>
    </style:style>
    <style:style style:name="P162" style:family="paragraph" style:parent-style-name="Standard">
      <style:text-properties style:font-name="Cantarell" fo:font-size="10pt" officeooo:paragraph-rsid="00872a52" style:font-size-asian="10pt" style:font-size-complex="10pt"/>
    </style:style>
    <style:style style:name="P163" style:family="paragraph" style:parent-style-name="Standard">
      <style:text-properties style:font-name="Cantarell" fo:font-size="10pt" officeooo:paragraph-rsid="00884f3d" style:font-size-asian="10pt" style:font-size-complex="10pt"/>
    </style:style>
    <style:style style:name="P164" style:family="paragraph" style:parent-style-name="Standard">
      <style:text-properties style:font-name="Cantarell" fo:font-size="10pt" officeooo:paragraph-rsid="0088d76b" style:font-size-asian="10pt" style:font-size-complex="10pt"/>
    </style:style>
    <style:style style:name="P165" style:family="paragraph" style:parent-style-name="Standard">
      <style:text-properties style:font-name="Cantarell" fo:font-size="10pt" officeooo:rsid="0041afc0" officeooo:paragraph-rsid="008cf6ba" style:font-size-asian="10pt" style:font-size-complex="10pt"/>
    </style:style>
    <style:style style:name="P166" style:family="paragraph" style:parent-style-name="Standard">
      <style:text-properties style:font-name="Cantarell" fo:font-size="10pt" officeooo:paragraph-rsid="008cf6ba" style:font-size-asian="10pt" style:font-size-complex="10pt"/>
    </style:style>
    <style:style style:name="P167" style:family="paragraph" style:parent-style-name="Standard">
      <style:paragraph-properties fo:text-align="start" style:justify-single-word="false"/>
      <style:text-properties style:font-name="Cantarell" fo:font-size="32pt" fo:font-weight="bold" officeooo:rsid="005d3ed0" officeooo:paragraph-rsid="005d3ed0" style:font-size-asian="32pt" style:font-weight-asian="bold" style:font-size-complex="32pt" style:font-weight-complex="bold"/>
    </style:style>
    <style:style style:name="P168" style:family="paragraph" style:parent-style-name="Standard">
      <style:text-properties officeooo:paragraph-rsid="004a3abf"/>
    </style:style>
    <style:style style:name="P169" style:family="paragraph" style:parent-style-name="Standard">
      <style:text-properties officeooo:paragraph-rsid="004ff89e"/>
    </style:style>
    <style:style style:name="P170" style:family="paragraph" style:parent-style-name="Standard">
      <style:text-properties officeooo:paragraph-rsid="0050f63a"/>
    </style:style>
    <style:style style:name="P171" style:family="paragraph" style:parent-style-name="Standard">
      <style:text-properties officeooo:rsid="005af761" officeooo:paragraph-rsid="005af761"/>
    </style:style>
    <style:style style:name="P172" style:family="paragraph" style:parent-style-name="Standard">
      <style:text-properties officeooo:paragraph-rsid="006326ed"/>
    </style:style>
    <style:style style:name="P173" style:family="paragraph" style:parent-style-name="Standard">
      <style:text-properties officeooo:paragraph-rsid="00752fe1"/>
    </style:style>
    <style:style style:name="P174" style:family="paragraph" style:parent-style-name="Standard">
      <style:text-properties officeooo:paragraph-rsid="0075f844"/>
    </style:style>
    <style:style style:name="P175" style:family="paragraph" style:parent-style-name="Standard">
      <style:text-properties officeooo:paragraph-rsid="002eb21b"/>
    </style:style>
    <style:style style:name="P176" style:family="paragraph" style:parent-style-name="Standard">
      <style:text-properties officeooo:paragraph-rsid="00872a52"/>
    </style:style>
    <style:style style:name="P177" style:family="paragraph" style:parent-style-name="Standard">
      <style:text-properties fo:language="en" fo:country="US"/>
    </style:style>
    <style:style style:name="P178" style:family="paragraph" style:parent-style-name="Standard">
      <style:text-properties fo:language="en" fo:country="US" officeooo:rsid="005af761" officeooo:paragraph-rsid="005af761"/>
    </style:style>
    <style:style style:name="P179" style:family="paragraph" style:parent-style-name="Standard">
      <style:text-properties fo:language="en" fo:country="US" officeooo:rsid="00893e98" officeooo:paragraph-rsid="00893e98"/>
    </style:style>
    <style:style style:name="P180" style:family="paragraph" style:parent-style-name="Standard">
      <style:text-properties fo:language="en" fo:country="US" officeooo:rsid="00591166" officeooo:paragraph-rsid="00591166"/>
    </style:style>
    <style:style style:name="P181" style:family="paragraph" style:parent-style-name="Standard">
      <style:text-properties fo:language="en" fo:country="US" officeooo:rsid="008e1645" officeooo:paragraph-rsid="008e1645"/>
    </style:style>
    <style:style style:name="P182" style:family="paragraph" style:parent-style-name="Standard">
      <style:text-properties fo:language="en" fo:country="US" officeooo:rsid="008e6d6c" officeooo:paragraph-rsid="008e6d6c"/>
    </style:style>
    <style:style style:name="P183" style:family="paragraph" style:parent-style-name="Table_20_Contents">
      <style:text-properties style:font-name="Cantarell" fo:font-size="10pt" fo:font-weight="bold" officeooo:rsid="00127ba7" officeooo:paragraph-rsid="002eb21b" style:font-size-asian="10pt" style:font-weight-asian="bold" style:font-size-complex="10pt" style:font-weight-complex="bold"/>
    </style:style>
    <style:style style:name="P184" style:family="paragraph" style:parent-style-name="Table_20_Contents">
      <style:text-properties style:font-name="Cantarell" fo:font-size="10pt" fo:font-weight="bold" officeooo:rsid="00127ba7" officeooo:paragraph-rsid="003adaef" style:font-size-asian="10pt" style:font-weight-asian="bold" style:font-size-complex="10pt" style:font-weight-complex="bold"/>
    </style:style>
    <style:style style:name="P185" style:family="paragraph" style:parent-style-name="Table_20_Contents">
      <style:text-properties style:font-name="Cantarell" fo:font-size="10pt" fo:font-weight="bold" officeooo:rsid="00127ba7" officeooo:paragraph-rsid="004aa5c8" style:font-size-asian="10pt" style:font-weight-asian="bold" style:font-size-complex="10pt" style:font-weight-complex="bold"/>
    </style:style>
    <style:style style:name="P186" style:family="paragraph" style:parent-style-name="Table_20_Contents">
      <style:text-properties style:font-name="Cantarell" fo:font-size="10pt" fo:font-weight="bold" officeooo:rsid="00127ba7" officeooo:paragraph-rsid="004bfc8c" style:font-size-asian="10pt" style:font-weight-asian="bold" style:font-size-complex="10pt" style:font-weight-complex="bold"/>
    </style:style>
    <style:style style:name="P187" style:family="paragraph" style:parent-style-name="Table_20_Contents">
      <style:text-properties style:font-name="Cantarell" fo:font-size="10pt" fo:font-weight="bold" officeooo:rsid="00127ba7" officeooo:paragraph-rsid="004dfbc6" style:font-size-asian="10pt" style:font-weight-asian="bold" style:font-size-complex="10pt" style:font-weight-complex="bold"/>
    </style:style>
    <style:style style:name="P188" style:family="paragraph" style:parent-style-name="Table_20_Contents">
      <style:text-properties style:font-name="Cantarell" fo:font-size="10pt" fo:font-weight="bold" officeooo:rsid="00127ba7" officeooo:paragraph-rsid="0050f63a" style:font-size-asian="10pt" style:font-weight-asian="bold" style:font-size-complex="10pt" style:font-weight-complex="bold"/>
    </style:style>
    <style:style style:name="P189" style:family="paragraph" style:parent-style-name="Table_20_Contents">
      <style:text-properties style:font-name="Cantarell" fo:font-size="10pt" fo:font-weight="bold" officeooo:rsid="00127ba7" officeooo:paragraph-rsid="00536581" style:font-size-asian="10pt" style:font-weight-asian="bold" style:font-size-complex="10pt" style:font-weight-complex="bold"/>
    </style:style>
    <style:style style:name="P190" style:family="paragraph" style:parent-style-name="Table_20_Contents">
      <style:text-properties style:font-name="Cantarell" fo:font-size="10pt" fo:font-weight="bold" officeooo:rsid="00127ba7" officeooo:paragraph-rsid="00557205" style:font-size-asian="10pt" style:font-weight-asian="bold" style:font-size-complex="10pt" style:font-weight-complex="bold"/>
    </style:style>
    <style:style style:name="P191" style:family="paragraph" style:parent-style-name="Table_20_Contents">
      <style:text-properties style:font-name="Cantarell" fo:font-size="10pt" fo:font-weight="bold" officeooo:rsid="00127ba7" officeooo:paragraph-rsid="0055f252" style:font-size-asian="10pt" style:font-weight-asian="bold" style:font-size-complex="10pt" style:font-weight-complex="bold"/>
    </style:style>
    <style:style style:name="P192" style:family="paragraph" style:parent-style-name="Table_20_Contents">
      <style:text-properties style:font-name="Cantarell" fo:font-size="10pt" fo:font-weight="bold" officeooo:rsid="00127ba7" officeooo:paragraph-rsid="006326ed" style:font-size-asian="10pt" style:font-weight-asian="bold" style:font-size-complex="10pt" style:font-weight-complex="bold"/>
    </style:style>
    <style:style style:name="P193" style:family="paragraph" style:parent-style-name="Table_20_Contents">
      <style:text-properties style:font-name="Cantarell" fo:font-size="10pt" fo:font-weight="bold" officeooo:rsid="00127ba7" officeooo:paragraph-rsid="0064434a" style:font-size-asian="10pt" style:font-weight-asian="bold" style:font-size-complex="10pt" style:font-weight-complex="bold"/>
    </style:style>
    <style:style style:name="P194" style:family="paragraph" style:parent-style-name="Table_20_Contents">
      <style:text-properties style:font-name="Cantarell" fo:font-size="10pt" fo:font-weight="bold" officeooo:rsid="00127ba7" officeooo:paragraph-rsid="006555f2" style:font-size-asian="10pt" style:font-weight-asian="bold" style:font-size-complex="10pt" style:font-weight-complex="bold"/>
    </style:style>
    <style:style style:name="P195" style:family="paragraph" style:parent-style-name="Table_20_Contents">
      <style:text-properties style:font-name="Cantarell" fo:font-size="10pt" fo:font-weight="bold" officeooo:rsid="00127ba7" officeooo:paragraph-rsid="00677d2c" style:font-size-asian="10pt" style:font-weight-asian="bold" style:font-size-complex="10pt" style:font-weight-complex="bold"/>
    </style:style>
    <style:style style:name="P196" style:family="paragraph" style:parent-style-name="Table_20_Contents">
      <style:text-properties style:font-name="Cantarell" fo:font-size="10pt" fo:font-weight="bold" officeooo:rsid="00127ba7" officeooo:paragraph-rsid="00694341" style:font-size-asian="10pt" style:font-weight-asian="bold" style:font-size-complex="10pt" style:font-weight-complex="bold"/>
    </style:style>
    <style:style style:name="P197" style:family="paragraph" style:parent-style-name="Table_20_Contents">
      <style:text-properties style:font-name="Cantarell" fo:font-size="10pt" fo:font-weight="bold" officeooo:rsid="00127ba7" officeooo:paragraph-rsid="006b4199" style:font-size-asian="10pt" style:font-weight-asian="bold" style:font-size-complex="10pt" style:font-weight-complex="bold"/>
    </style:style>
    <style:style style:name="P198" style:family="paragraph" style:parent-style-name="Table_20_Contents">
      <style:text-properties style:font-name="Cantarell" fo:font-size="10pt" fo:font-weight="bold" officeooo:rsid="00127ba7" officeooo:paragraph-rsid="006d55ad" style:font-size-asian="10pt" style:font-weight-asian="bold" style:font-size-complex="10pt" style:font-weight-complex="bold"/>
    </style:style>
    <style:style style:name="P199" style:family="paragraph" style:parent-style-name="Table_20_Contents">
      <style:text-properties style:font-name="Cantarell" fo:font-size="10pt" fo:font-weight="bold" officeooo:rsid="00127ba7" officeooo:paragraph-rsid="00472687" style:font-size-asian="10pt" style:font-weight-asian="bold" style:font-size-complex="10pt" style:font-weight-complex="bold"/>
    </style:style>
    <style:style style:name="P200" style:family="paragraph" style:parent-style-name="Table_20_Contents">
      <style:text-properties style:font-name="Cantarell" fo:font-size="10pt" fo:font-weight="bold" officeooo:rsid="00127ba7" officeooo:paragraph-rsid="00486b02" style:font-size-asian="10pt" style:font-weight-asian="bold" style:font-size-complex="10pt" style:font-weight-complex="bold"/>
    </style:style>
    <style:style style:name="P201" style:family="paragraph" style:parent-style-name="Table_20_Contents">
      <style:text-properties style:font-name="Cantarell" fo:font-size="10pt" fo:font-weight="bold" officeooo:rsid="00127ba7" officeooo:paragraph-rsid="004a3abf" style:font-size-asian="10pt" style:font-weight-asian="bold" style:font-size-complex="10pt" style:font-weight-complex="bold"/>
    </style:style>
    <style:style style:name="P202" style:family="paragraph" style:parent-style-name="Table_20_Contents">
      <style:text-properties style:font-name="Cantarell" fo:font-size="10pt" fo:font-weight="bold" officeooo:rsid="00127ba7" officeooo:paragraph-rsid="004f3017" style:font-size-asian="10pt" style:font-weight-asian="bold" style:font-size-complex="10pt" style:font-weight-complex="bold"/>
    </style:style>
    <style:style style:name="P203" style:family="paragraph" style:parent-style-name="Table_20_Contents">
      <style:text-properties style:font-name="Cantarell" fo:font-size="10pt" fo:font-weight="bold" officeooo:rsid="00127ba7" officeooo:paragraph-rsid="004ff89e" style:font-size-asian="10pt" style:font-weight-asian="bold" style:font-size-complex="10pt" style:font-weight-complex="bold"/>
    </style:style>
    <style:style style:name="P204" style:family="paragraph" style:parent-style-name="Table_20_Contents">
      <style:text-properties style:font-name="Cantarell" fo:font-size="10pt" fo:font-weight="bold" officeooo:rsid="00127ba7" officeooo:paragraph-rsid="006c1f28" style:font-size-asian="10pt" style:font-weight-asian="bold" style:font-size-complex="10pt" style:font-weight-complex="bold"/>
    </style:style>
    <style:style style:name="P205" style:family="paragraph" style:parent-style-name="Table_20_Contents">
      <style:text-properties style:font-name="Cantarell" fo:font-size="10pt" fo:font-weight="bold" officeooo:rsid="00127ba7" officeooo:paragraph-rsid="00702c4f" style:font-size-asian="10pt" style:font-weight-asian="bold" style:font-size-complex="10pt" style:font-weight-complex="bold"/>
    </style:style>
    <style:style style:name="P206" style:family="paragraph" style:parent-style-name="Table_20_Contents">
      <style:text-properties style:font-name="Cantarell" fo:font-size="10pt" fo:font-weight="bold" officeooo:rsid="00127ba7" officeooo:paragraph-rsid="007240e1" style:font-size-asian="10pt" style:font-weight-asian="bold" style:font-size-complex="10pt" style:font-weight-complex="bold"/>
    </style:style>
    <style:style style:name="P207" style:family="paragraph" style:parent-style-name="Table_20_Contents">
      <style:text-properties style:font-name="Cantarell" fo:font-size="10pt" fo:font-weight="bold" officeooo:rsid="00127ba7" officeooo:paragraph-rsid="00752fe1" style:font-size-asian="10pt" style:font-weight-asian="bold" style:font-size-complex="10pt" style:font-weight-complex="bold"/>
    </style:style>
    <style:style style:name="P208" style:family="paragraph" style:parent-style-name="Table_20_Contents">
      <style:text-properties style:font-name="Cantarell" fo:font-size="10pt" fo:font-weight="bold" officeooo:rsid="00127ba7" officeooo:paragraph-rsid="0075f844" style:font-size-asian="10pt" style:font-weight-asian="bold" style:font-size-complex="10pt" style:font-weight-complex="bold"/>
    </style:style>
    <style:style style:name="P209" style:family="paragraph" style:parent-style-name="Table_20_Contents">
      <style:text-properties style:font-name="Cantarell" fo:font-size="10pt" fo:font-weight="bold" officeooo:rsid="00127ba7" officeooo:paragraph-rsid="0076f385" style:font-size-asian="10pt" style:font-weight-asian="bold" style:font-size-complex="10pt" style:font-weight-complex="bold"/>
    </style:style>
    <style:style style:name="P210" style:family="paragraph" style:parent-style-name="Table_20_Contents">
      <style:text-properties style:font-name="Cantarell" fo:font-size="10pt" fo:font-weight="bold" officeooo:rsid="00127ba7" officeooo:paragraph-rsid="00777307" style:font-size-asian="10pt" style:font-weight-asian="bold" style:font-size-complex="10pt" style:font-weight-complex="bold"/>
    </style:style>
    <style:style style:name="P211" style:family="paragraph" style:parent-style-name="Table_20_Contents">
      <style:text-properties style:font-name="Cantarell" fo:font-size="10pt" fo:font-weight="bold" officeooo:rsid="00127ba7" officeooo:paragraph-rsid="007924c2" style:font-size-asian="10pt" style:font-weight-asian="bold" style:font-size-complex="10pt" style:font-weight-complex="bold"/>
    </style:style>
    <style:style style:name="P212" style:family="paragraph" style:parent-style-name="Table_20_Contents">
      <style:text-properties style:font-name="Cantarell" fo:font-size="10pt" fo:font-weight="bold" officeooo:rsid="00127ba7" officeooo:paragraph-rsid="007b0c39" style:font-size-asian="10pt" style:font-weight-asian="bold" style:font-size-complex="10pt" style:font-weight-complex="bold"/>
    </style:style>
    <style:style style:name="P213" style:family="paragraph" style:parent-style-name="Table_20_Contents">
      <style:text-properties style:font-name="Cantarell" fo:font-size="10pt" fo:font-weight="bold" officeooo:rsid="00127ba7" officeooo:paragraph-rsid="007b3bc5" style:font-size-asian="10pt" style:font-weight-asian="bold" style:font-size-complex="10pt" style:font-weight-complex="bold"/>
    </style:style>
    <style:style style:name="P214" style:family="paragraph" style:parent-style-name="Table_20_Contents">
      <style:text-properties style:font-name="Cantarell" fo:font-size="10pt" fo:font-weight="bold" officeooo:rsid="00127ba7" officeooo:paragraph-rsid="007e6eb6" style:font-size-asian="10pt" style:font-weight-asian="bold" style:font-size-complex="10pt" style:font-weight-complex="bold"/>
    </style:style>
    <style:style style:name="P215" style:family="paragraph" style:parent-style-name="Table_20_Contents">
      <style:text-properties style:font-name="Cantarell" fo:font-size="10pt" fo:font-weight="bold" officeooo:rsid="00127ba7" officeooo:paragraph-rsid="007f4412" style:font-size-asian="10pt" style:font-weight-asian="bold" style:font-size-complex="10pt" style:font-weight-complex="bold"/>
    </style:style>
    <style:style style:name="P216" style:family="paragraph" style:parent-style-name="Table_20_Contents">
      <style:text-properties style:font-name="Cantarell" fo:font-size="10pt" fo:font-weight="bold" officeooo:rsid="00127ba7" officeooo:paragraph-rsid="00804e87" style:font-size-asian="10pt" style:font-weight-asian="bold" style:font-size-complex="10pt" style:font-weight-complex="bold"/>
    </style:style>
    <style:style style:name="P217" style:family="paragraph" style:parent-style-name="Table_20_Contents">
      <style:text-properties style:font-name="Cantarell" fo:font-size="10pt" fo:font-weight="bold" officeooo:rsid="00127ba7" officeooo:paragraph-rsid="0081f799" style:font-size-asian="10pt" style:font-weight-asian="bold" style:font-size-complex="10pt" style:font-weight-complex="bold"/>
    </style:style>
    <style:style style:name="P218" style:family="paragraph" style:parent-style-name="Table_20_Contents">
      <style:text-properties style:font-name="Cantarell" fo:font-size="10pt" fo:font-weight="bold" officeooo:rsid="00127ba7" officeooo:paragraph-rsid="008215cd" style:font-size-asian="10pt" style:font-weight-asian="bold" style:font-size-complex="10pt" style:font-weight-complex="bold"/>
    </style:style>
    <style:style style:name="P219" style:family="paragraph" style:parent-style-name="Table_20_Contents">
      <style:text-properties style:font-name="Cantarell" fo:font-size="10pt" fo:font-weight="bold" officeooo:rsid="00127ba7" officeooo:paragraph-rsid="0085abdc" style:font-size-asian="10pt" style:font-weight-asian="bold" style:font-size-complex="10pt" style:font-weight-complex="bold"/>
    </style:style>
    <style:style style:name="P220" style:family="paragraph" style:parent-style-name="Table_20_Contents">
      <style:text-properties style:font-name="Cantarell" fo:font-size="10pt" fo:font-weight="bold" officeooo:rsid="00127ba7" officeooo:paragraph-rsid="00872a52" style:font-size-asian="10pt" style:font-weight-asian="bold" style:font-size-complex="10pt" style:font-weight-complex="bold"/>
    </style:style>
    <style:style style:name="P221" style:family="paragraph" style:parent-style-name="Table_20_Contents">
      <style:text-properties style:font-name="Cantarell" fo:font-size="10pt" fo:font-weight="bold" officeooo:rsid="00127ba7" officeooo:paragraph-rsid="00884f3d" style:font-size-asian="10pt" style:font-weight-asian="bold" style:font-size-complex="10pt" style:font-weight-complex="bold"/>
    </style:style>
    <style:style style:name="P222" style:family="paragraph" style:parent-style-name="Table_20_Contents">
      <style:text-properties style:font-name="Cantarell" fo:font-size="10pt" fo:font-weight="bold" officeooo:rsid="00127ba7" officeooo:paragraph-rsid="0088d76b" style:font-size-asian="10pt" style:font-weight-asian="bold" style:font-size-complex="10pt" style:font-weight-complex="bold"/>
    </style:style>
    <style:style style:name="P223" style:family="paragraph" style:parent-style-name="Table_20_Contents">
      <style:text-properties style:font-name="Cantarell" fo:font-size="10pt" fo:font-weight="bold" officeooo:rsid="00127ba7" officeooo:paragraph-rsid="008cf6ba" style:font-size-asian="10pt" style:font-weight-asian="bold" style:font-size-complex="10pt" style:font-weight-complex="bold"/>
    </style:style>
    <style:style style:name="P224" style:family="paragraph" style:parent-style-name="Table_20_Contents">
      <style:text-properties style:font-name="Cantarell" fo:font-size="10pt" fo:font-weight="bold" officeooo:rsid="0013aec8" officeooo:paragraph-rsid="002eb21b" style:font-size-asian="10pt" style:font-weight-asian="bold" style:font-size-complex="10pt" style:font-weight-complex="bold"/>
    </style:style>
    <style:style style:name="P225" style:family="paragraph" style:parent-style-name="Table_20_Contents">
      <style:text-properties style:font-name="Cantarell" fo:font-size="10pt" fo:font-weight="bold" officeooo:rsid="0013aec8" officeooo:paragraph-rsid="003adaef" style:font-size-asian="10pt" style:font-weight-asian="bold" style:font-size-complex="10pt" style:font-weight-complex="bold"/>
    </style:style>
    <style:style style:name="P226" style:family="paragraph" style:parent-style-name="Table_20_Contents">
      <style:text-properties style:font-name="Cantarell" fo:font-size="10pt" fo:font-weight="bold" officeooo:rsid="0013aec8" officeooo:paragraph-rsid="00472687" style:font-size-asian="10pt" style:font-weight-asian="bold" style:font-size-complex="10pt" style:font-weight-complex="bold"/>
    </style:style>
    <style:style style:name="P227" style:family="paragraph" style:parent-style-name="Table_20_Contents">
      <style:text-properties style:font-name="Cantarell" fo:font-size="10pt" fo:font-weight="bold" officeooo:rsid="0013aec8" officeooo:paragraph-rsid="00486b02" style:font-size-asian="10pt" style:font-weight-asian="bold" style:font-size-complex="10pt" style:font-weight-complex="bold"/>
    </style:style>
    <style:style style:name="P228" style:family="paragraph" style:parent-style-name="Table_20_Contents">
      <style:text-properties style:font-name="Cantarell" fo:font-size="10pt" fo:font-weight="bold" officeooo:rsid="0013aec8" officeooo:paragraph-rsid="004a3abf" style:font-size-asian="10pt" style:font-weight-asian="bold" style:font-size-complex="10pt" style:font-weight-complex="bold"/>
    </style:style>
    <style:style style:name="P229" style:family="paragraph" style:parent-style-name="Table_20_Contents">
      <style:text-properties style:font-name="Cantarell" fo:font-size="10pt" fo:font-weight="bold" officeooo:rsid="0013aec8" officeooo:paragraph-rsid="004dfbc6" style:font-size-asian="10pt" style:font-weight-asian="bold" style:font-size-complex="10pt" style:font-weight-complex="bold"/>
    </style:style>
    <style:style style:name="P230" style:family="paragraph" style:parent-style-name="Table_20_Contents">
      <style:text-properties style:font-name="Cantarell" fo:font-size="10pt" fo:font-weight="bold" officeooo:rsid="0013aec8" officeooo:paragraph-rsid="004f3017" style:font-size-asian="10pt" style:font-weight-asian="bold" style:font-size-complex="10pt" style:font-weight-complex="bold"/>
    </style:style>
    <style:style style:name="P231" style:family="paragraph" style:parent-style-name="Table_20_Contents">
      <style:text-properties style:font-name="Cantarell" fo:font-size="10pt" fo:font-weight="bold" officeooo:rsid="0013aec8" officeooo:paragraph-rsid="004ff89e" style:font-size-asian="10pt" style:font-weight-asian="bold" style:font-size-complex="10pt" style:font-weight-complex="bold"/>
    </style:style>
    <style:style style:name="P232" style:family="paragraph" style:parent-style-name="Table_20_Contents">
      <style:text-properties style:font-name="Cantarell" fo:font-size="10pt" fo:font-weight="bold" officeooo:rsid="0013aec8" officeooo:paragraph-rsid="0050f63a" style:font-size-asian="10pt" style:font-weight-asian="bold" style:font-size-complex="10pt" style:font-weight-complex="bold"/>
    </style:style>
    <style:style style:name="P233" style:family="paragraph" style:parent-style-name="Table_20_Contents">
      <style:text-properties style:font-name="Cantarell" fo:font-size="10pt" fo:font-weight="bold" officeooo:rsid="0013aec8" officeooo:paragraph-rsid="00536581" style:font-size-asian="10pt" style:font-weight-asian="bold" style:font-size-complex="10pt" style:font-weight-complex="bold"/>
    </style:style>
    <style:style style:name="P234" style:family="paragraph" style:parent-style-name="Table_20_Contents">
      <style:text-properties style:font-name="Cantarell" fo:font-size="10pt" fo:font-weight="bold" officeooo:rsid="0013aec8" officeooo:paragraph-rsid="006326ed" style:font-size-asian="10pt" style:font-weight-asian="bold" style:font-size-complex="10pt" style:font-weight-complex="bold"/>
    </style:style>
    <style:style style:name="P235" style:family="paragraph" style:parent-style-name="Table_20_Contents">
      <style:text-properties style:font-name="Cantarell" fo:font-size="10pt" fo:font-weight="bold" officeooo:rsid="0013aec8" officeooo:paragraph-rsid="006555f2" style:font-size-asian="10pt" style:font-weight-asian="bold" style:font-size-complex="10pt" style:font-weight-complex="bold"/>
    </style:style>
    <style:style style:name="P236" style:family="paragraph" style:parent-style-name="Table_20_Contents">
      <style:text-properties style:font-name="Cantarell" fo:font-size="10pt" fo:font-weight="bold" officeooo:rsid="0013aec8" officeooo:paragraph-rsid="00694341" style:font-size-asian="10pt" style:font-weight-asian="bold" style:font-size-complex="10pt" style:font-weight-complex="bold"/>
    </style:style>
    <style:style style:name="P237" style:family="paragraph" style:parent-style-name="Table_20_Contents">
      <style:text-properties style:font-name="Cantarell" fo:font-size="10pt" fo:font-weight="bold" officeooo:rsid="0013aec8" officeooo:paragraph-rsid="006c1f28" style:font-size-asian="10pt" style:font-weight-asian="bold" style:font-size-complex="10pt" style:font-weight-complex="bold"/>
    </style:style>
    <style:style style:name="P238" style:family="paragraph" style:parent-style-name="Table_20_Contents">
      <style:text-properties style:font-name="Cantarell" fo:font-size="10pt" fo:font-weight="bold" officeooo:rsid="0013aec8" officeooo:paragraph-rsid="006d55ad" style:font-size-asian="10pt" style:font-weight-asian="bold" style:font-size-complex="10pt" style:font-weight-complex="bold"/>
    </style:style>
    <style:style style:name="P239" style:family="paragraph" style:parent-style-name="Table_20_Contents">
      <style:text-properties style:font-name="Cantarell" fo:font-size="10pt" fo:font-weight="bold" officeooo:rsid="0013aec8" officeooo:paragraph-rsid="00752fe1" style:font-size-asian="10pt" style:font-weight-asian="bold" style:font-size-complex="10pt" style:font-weight-complex="bold"/>
    </style:style>
    <style:style style:name="P240" style:family="paragraph" style:parent-style-name="Table_20_Contents">
      <style:text-properties style:font-name="Cantarell" fo:font-size="10pt" fo:font-weight="bold" officeooo:rsid="0013aec8" officeooo:paragraph-rsid="0075f844" style:font-size-asian="10pt" style:font-weight-asian="bold" style:font-size-complex="10pt" style:font-weight-complex="bold"/>
    </style:style>
    <style:style style:name="P241" style:family="paragraph" style:parent-style-name="Table_20_Contents">
      <style:text-properties style:font-name="Cantarell" fo:font-size="10pt" fo:font-weight="bold" officeooo:rsid="0013aec8" officeooo:paragraph-rsid="007b0c39" style:font-size-asian="10pt" style:font-weight-asian="bold" style:font-size-complex="10pt" style:font-weight-complex="bold"/>
    </style:style>
    <style:style style:name="P242" style:family="paragraph" style:parent-style-name="Table_20_Contents">
      <style:text-properties style:font-name="Cantarell" fo:font-size="10pt" fo:font-weight="bold" officeooo:rsid="0013aec8" officeooo:paragraph-rsid="007b3bc5" style:font-size-asian="10pt" style:font-weight-asian="bold" style:font-size-complex="10pt" style:font-weight-complex="bold"/>
    </style:style>
    <style:style style:name="P243" style:family="paragraph" style:parent-style-name="Table_20_Contents">
      <style:text-properties style:font-name="Cantarell" fo:font-size="10pt" fo:font-weight="bold" officeooo:rsid="0013aec8" officeooo:paragraph-rsid="0081f799" style:font-size-asian="10pt" style:font-weight-asian="bold" style:font-size-complex="10pt" style:font-weight-complex="bold"/>
    </style:style>
    <style:style style:name="P244" style:family="paragraph" style:parent-style-name="Table_20_Contents">
      <style:text-properties style:font-name="Cantarell" fo:font-size="10pt" fo:font-weight="bold" officeooo:rsid="0013aec8" officeooo:paragraph-rsid="008215cd" style:font-size-asian="10pt" style:font-weight-asian="bold" style:font-size-complex="10pt" style:font-weight-complex="bold"/>
    </style:style>
    <style:style style:name="P245" style:family="paragraph" style:parent-style-name="Table_20_Contents">
      <style:text-properties style:font-name="Cantarell" fo:font-size="10pt" fo:font-weight="bold" officeooo:rsid="0013aec8" officeooo:paragraph-rsid="0085abdc" style:font-size-asian="10pt" style:font-weight-asian="bold" style:font-size-complex="10pt" style:font-weight-complex="bold"/>
    </style:style>
    <style:style style:name="P246" style:family="paragraph" style:parent-style-name="Table_20_Contents">
      <style:text-properties style:font-name="Cantarell" fo:font-size="10pt" fo:font-weight="bold" officeooo:rsid="0013aec8" officeooo:paragraph-rsid="00872a52" style:font-size-asian="10pt" style:font-weight-asian="bold" style:font-size-complex="10pt" style:font-weight-complex="bold"/>
    </style:style>
    <style:style style:name="P247" style:family="paragraph" style:parent-style-name="Table_20_Contents">
      <style:text-properties style:font-name="Cantarell" fo:font-size="10pt" fo:font-weight="bold" officeooo:rsid="0013aec8" officeooo:paragraph-rsid="008cf6ba" style:font-size-asian="10pt" style:font-weight-asian="bold" style:font-size-complex="10pt" style:font-weight-complex="bold"/>
    </style:style>
    <style:style style:name="P248" style:family="paragraph" style:parent-style-name="Table_20_Contents">
      <style:text-properties style:font-name="Cantarell" fo:font-size="10pt" officeooo:rsid="00127ba7" officeooo:paragraph-rsid="002eb21b" style:font-size-asian="10pt" style:font-size-complex="10pt"/>
    </style:style>
    <style:style style:name="P249" style:family="paragraph" style:parent-style-name="Table_20_Contents">
      <style:text-properties style:font-name="Cantarell" fo:font-size="10pt" officeooo:rsid="00127ba7" officeooo:paragraph-rsid="004aa5c8" style:font-size-asian="10pt" style:font-size-complex="10pt"/>
    </style:style>
    <style:style style:name="P250" style:family="paragraph" style:parent-style-name="Table_20_Contents">
      <style:text-properties style:font-name="Cantarell" fo:font-size="10pt" officeooo:rsid="00127ba7" officeooo:paragraph-rsid="004bfc8c" style:font-size-asian="10pt" style:font-size-complex="10pt"/>
    </style:style>
    <style:style style:name="P251" style:family="paragraph" style:parent-style-name="Table_20_Contents">
      <style:text-properties style:font-name="Cantarell" fo:font-size="10pt" officeooo:rsid="00127ba7" officeooo:paragraph-rsid="00536581" style:font-size-asian="10pt" style:font-size-complex="10pt"/>
    </style:style>
    <style:style style:name="P252" style:family="paragraph" style:parent-style-name="Table_20_Contents">
      <style:text-properties style:font-name="Cantarell" fo:font-size="10pt" officeooo:rsid="00127ba7" officeooo:paragraph-rsid="0055f252" style:font-size-asian="10pt" style:font-size-complex="10pt"/>
    </style:style>
    <style:style style:name="P253" style:family="paragraph" style:parent-style-name="Table_20_Contents">
      <style:text-properties style:font-name="Cantarell" fo:font-size="10pt" officeooo:rsid="00127ba7" officeooo:paragraph-rsid="0064434a" style:font-size-asian="10pt" style:font-size-complex="10pt"/>
    </style:style>
    <style:style style:name="P254" style:family="paragraph" style:parent-style-name="Table_20_Contents">
      <style:text-properties style:font-name="Cantarell" fo:font-size="10pt" officeooo:rsid="00127ba7" officeooo:paragraph-rsid="006555f2" style:font-size-asian="10pt" style:font-size-complex="10pt"/>
    </style:style>
    <style:style style:name="P255" style:family="paragraph" style:parent-style-name="Table_20_Contents">
      <style:text-properties style:font-name="Cantarell" fo:font-size="10pt" officeooo:rsid="00127ba7" officeooo:paragraph-rsid="00677d2c" style:font-size-asian="10pt" style:font-size-complex="10pt"/>
    </style:style>
    <style:style style:name="P256" style:family="paragraph" style:parent-style-name="Table_20_Contents">
      <style:text-properties style:font-name="Cantarell" fo:font-size="10pt" officeooo:rsid="00127ba7" officeooo:paragraph-rsid="00694341" style:font-size-asian="10pt" style:font-size-complex="10pt"/>
    </style:style>
    <style:style style:name="P257" style:family="paragraph" style:parent-style-name="Table_20_Contents">
      <style:text-properties style:font-name="Cantarell" fo:font-size="10pt" officeooo:rsid="00127ba7" officeooo:paragraph-rsid="006b4199" style:font-size-asian="10pt" style:font-size-complex="10pt"/>
    </style:style>
    <style:style style:name="P258" style:family="paragraph" style:parent-style-name="Table_20_Contents">
      <style:text-properties style:font-name="Cantarell" fo:font-size="10pt" officeooo:rsid="00127ba7" officeooo:paragraph-rsid="006d55ad" style:font-size-asian="10pt" style:font-size-complex="10pt"/>
    </style:style>
    <style:style style:name="P259" style:family="paragraph" style:parent-style-name="Table_20_Contents">
      <style:text-properties style:font-name="Cantarell" fo:font-size="10pt" officeooo:rsid="00127ba7" officeooo:paragraph-rsid="004a3abf" style:font-size-asian="10pt" style:font-size-complex="10pt"/>
    </style:style>
    <style:style style:name="P260" style:family="paragraph" style:parent-style-name="Table_20_Contents">
      <style:text-properties style:font-name="Cantarell" fo:font-size="10pt" officeooo:rsid="00127ba7" officeooo:paragraph-rsid="004dfbc6" style:font-size-asian="10pt" style:font-size-complex="10pt"/>
    </style:style>
    <style:style style:name="P261" style:family="paragraph" style:parent-style-name="Table_20_Contents">
      <style:text-properties style:font-name="Cantarell" fo:font-size="10pt" officeooo:rsid="00127ba7" officeooo:paragraph-rsid="0050f63a" style:font-size-asian="10pt" style:font-size-complex="10pt"/>
    </style:style>
    <style:style style:name="P262" style:family="paragraph" style:parent-style-name="Table_20_Contents">
      <style:text-properties style:font-name="Cantarell" fo:font-size="10pt" officeooo:rsid="00127ba7" officeooo:paragraph-rsid="006326ed" style:font-size-asian="10pt" style:font-size-complex="10pt"/>
    </style:style>
    <style:style style:name="P263" style:family="paragraph" style:parent-style-name="Table_20_Contents">
      <style:text-properties style:font-name="Cantarell" fo:font-size="10pt" officeooo:rsid="00127ba7" officeooo:paragraph-rsid="006c1f28" style:font-size-asian="10pt" style:font-size-complex="10pt"/>
    </style:style>
    <style:style style:name="P264" style:family="paragraph" style:parent-style-name="Table_20_Contents">
      <style:text-properties style:font-name="Cantarell" fo:font-size="10pt" officeooo:rsid="00127ba7" officeooo:paragraph-rsid="00752fe1" style:font-size-asian="10pt" style:font-size-complex="10pt"/>
    </style:style>
    <style:style style:name="P265" style:family="paragraph" style:parent-style-name="Table_20_Contents">
      <style:text-properties style:font-name="Cantarell" fo:font-size="10pt" officeooo:rsid="00127ba7" officeooo:paragraph-rsid="0075f844" style:font-size-asian="10pt" style:font-size-complex="10pt"/>
    </style:style>
    <style:style style:name="P266" style:family="paragraph" style:parent-style-name="Table_20_Contents">
      <style:text-properties style:font-name="Cantarell" fo:font-size="10pt" officeooo:rsid="00127ba7" officeooo:paragraph-rsid="007b0c39" style:font-size-asian="10pt" style:font-size-complex="10pt"/>
    </style:style>
    <style:style style:name="P267" style:family="paragraph" style:parent-style-name="Table_20_Contents">
      <style:text-properties style:font-name="Cantarell" fo:font-size="10pt" officeooo:rsid="00127ba7" officeooo:paragraph-rsid="007b3bc5" style:font-size-asian="10pt" style:font-size-complex="10pt"/>
    </style:style>
    <style:style style:name="P268" style:family="paragraph" style:parent-style-name="Table_20_Contents">
      <style:text-properties style:font-name="Cantarell" fo:font-size="10pt" officeooo:rsid="00127ba7" officeooo:paragraph-rsid="0081f799" style:font-size-asian="10pt" style:font-size-complex="10pt"/>
    </style:style>
    <style:style style:name="P269" style:family="paragraph" style:parent-style-name="Table_20_Contents">
      <style:text-properties style:font-name="Cantarell" fo:font-size="10pt" officeooo:rsid="00127ba7" officeooo:paragraph-rsid="008215cd" style:font-size-asian="10pt" style:font-size-complex="10pt"/>
    </style:style>
    <style:style style:name="P270" style:family="paragraph" style:parent-style-name="Table_20_Contents">
      <style:text-properties style:font-name="Cantarell" fo:font-size="10pt" officeooo:rsid="00127ba7" officeooo:paragraph-rsid="0085abdc" style:font-size-asian="10pt" style:font-size-complex="10pt"/>
    </style:style>
    <style:style style:name="P271" style:family="paragraph" style:parent-style-name="Table_20_Contents">
      <style:text-properties style:font-name="Cantarell" fo:font-size="10pt" officeooo:rsid="00127ba7" officeooo:paragraph-rsid="00872a52" style:font-size-asian="10pt" style:font-size-complex="10pt"/>
    </style:style>
    <style:style style:name="P272" style:family="paragraph" style:parent-style-name="Table_20_Contents">
      <style:text-properties style:font-name="Cantarell" fo:font-size="10pt" officeooo:rsid="00127ba7" officeooo:paragraph-rsid="00884f3d" style:font-size-asian="10pt" style:font-size-complex="10pt"/>
    </style:style>
    <style:style style:name="P273" style:family="paragraph" style:parent-style-name="Table_20_Contents">
      <style:text-properties style:font-name="Cantarell" fo:font-size="10pt" officeooo:rsid="00127ba7" officeooo:paragraph-rsid="008cf6ba" style:font-size-asian="10pt" style:font-size-complex="10pt"/>
    </style:style>
    <style:style style:name="P274" style:family="paragraph" style:parent-style-name="Table_20_Contents">
      <style:text-properties style:font-name="Cantarell" fo:font-size="10pt" officeooo:rsid="0029f8b0" officeooo:paragraph-rsid="006555f2" style:font-size-asian="10pt" style:font-size-complex="10pt"/>
    </style:style>
    <style:style style:name="P275" style:family="paragraph" style:parent-style-name="Table_20_Contents">
      <style:text-properties style:font-name="Cantarell" fo:font-size="10pt" officeooo:rsid="003adaef" officeooo:paragraph-rsid="003adaef" style:font-size-asian="10pt" style:font-size-complex="10pt"/>
    </style:style>
    <style:style style:name="P276" style:family="paragraph" style:parent-style-name="Table_20_Contents">
      <style:text-properties style:font-name="Cantarell" fo:font-size="10pt" officeooo:rsid="003adaef" officeooo:paragraph-rsid="006326ed" style:font-size-asian="10pt" style:font-size-complex="10pt"/>
    </style:style>
    <style:style style:name="P277" style:family="paragraph" style:parent-style-name="Table_20_Contents">
      <style:text-properties style:font-name="Cantarell" fo:font-size="10pt" officeooo:rsid="004bfc8c" officeooo:paragraph-rsid="004bfc8c" style:font-size-asian="10pt" style:font-size-complex="10pt"/>
    </style:style>
    <style:style style:name="P278" style:family="paragraph" style:parent-style-name="Table_20_Contents">
      <style:text-properties style:font-name="Cantarell" fo:font-size="10pt" officeooo:rsid="004bfc8c" officeooo:paragraph-rsid="00677d2c" style:font-size-asian="10pt" style:font-size-complex="10pt"/>
    </style:style>
    <style:style style:name="P279" style:family="paragraph" style:parent-style-name="Table_20_Contents">
      <style:text-properties style:font-name="Cantarell" fo:font-size="10pt" officeooo:rsid="004dfbc6" officeooo:paragraph-rsid="004dfbc6" style:font-size-asian="10pt" style:font-size-complex="10pt"/>
    </style:style>
    <style:style style:name="P280" style:family="paragraph" style:parent-style-name="Table_20_Contents">
      <style:text-properties style:font-name="Cantarell" fo:font-size="10pt" officeooo:rsid="004dfbc6" officeooo:paragraph-rsid="0050f63a" style:font-size-asian="10pt" style:font-size-complex="10pt"/>
    </style:style>
    <style:style style:name="P281" style:family="paragraph" style:parent-style-name="Table_20_Contents">
      <style:text-properties style:font-name="Cantarell" fo:font-size="10pt" officeooo:rsid="004dfbc6" officeooo:paragraph-rsid="00752fe1" style:font-size-asian="10pt" style:font-size-complex="10pt"/>
    </style:style>
    <style:style style:name="P282" style:family="paragraph" style:parent-style-name="Table_20_Contents">
      <style:text-properties style:font-name="Cantarell" fo:font-size="10pt" officeooo:rsid="004dfbc6" officeooo:paragraph-rsid="0075f844" style:font-size-asian="10pt" style:font-size-complex="10pt"/>
    </style:style>
    <style:style style:name="P283" style:family="paragraph" style:parent-style-name="Table_20_Contents">
      <style:text-properties style:font-name="Cantarell" fo:font-size="10pt" officeooo:rsid="00552074" officeooo:paragraph-rsid="00552074" style:font-size-asian="10pt" style:font-size-complex="10pt"/>
    </style:style>
    <style:style style:name="P284" style:family="paragraph" style:parent-style-name="Table_20_Contents">
      <style:text-properties style:font-name="Cantarell" fo:font-size="10pt" officeooo:rsid="00552074" officeooo:paragraph-rsid="00557205" style:font-size-asian="10pt" style:font-size-complex="10pt"/>
    </style:style>
    <style:style style:name="P285" style:family="paragraph" style:parent-style-name="Table_20_Contents">
      <style:text-properties style:font-name="Cantarell" fo:font-size="10pt" officeooo:rsid="00552074" officeooo:paragraph-rsid="0055f252" style:font-size-asian="10pt" style:font-size-complex="10pt"/>
    </style:style>
    <style:style style:name="P286" style:family="paragraph" style:parent-style-name="Table_20_Contents">
      <style:text-properties style:font-name="Cantarell" fo:font-size="10pt" officeooo:rsid="00552074" officeooo:paragraph-rsid="00694341" style:font-size-asian="10pt" style:font-size-complex="10pt"/>
    </style:style>
    <style:style style:name="P287" style:family="paragraph" style:parent-style-name="Table_20_Contents">
      <style:text-properties style:font-name="Cantarell" fo:font-size="10pt" officeooo:rsid="00552074" officeooo:paragraph-rsid="006b4199" style:font-size-asian="10pt" style:font-size-complex="10pt"/>
    </style:style>
    <style:style style:name="P288" style:family="paragraph" style:parent-style-name="Table_20_Contents">
      <style:text-properties style:font-name="Cantarell" fo:font-size="10pt" officeooo:rsid="00552074" officeooo:paragraph-rsid="006d55ad" style:font-size-asian="10pt" style:font-size-complex="10pt"/>
    </style:style>
    <style:style style:name="P289" style:family="paragraph" style:parent-style-name="Table_20_Contents">
      <style:text-properties style:font-name="Cantarell" fo:font-size="10pt" officeooo:rsid="00552074" officeooo:paragraph-rsid="00702c4f" style:font-size-asian="10pt" style:font-size-complex="10pt"/>
    </style:style>
    <style:style style:name="P290" style:family="paragraph" style:parent-style-name="Table_20_Contents">
      <style:text-properties style:font-name="Cantarell" fo:font-size="10pt" officeooo:rsid="00552074" officeooo:paragraph-rsid="007240e1" style:font-size-asian="10pt" style:font-size-complex="10pt"/>
    </style:style>
    <style:style style:name="P291" style:family="paragraph" style:parent-style-name="Table_20_Contents">
      <style:text-properties style:font-name="Cantarell" fo:font-size="10pt" officeooo:rsid="00552074" officeooo:paragraph-rsid="0076f385" style:font-size-asian="10pt" style:font-size-complex="10pt"/>
    </style:style>
    <style:style style:name="P292" style:family="paragraph" style:parent-style-name="Table_20_Contents">
      <style:text-properties style:font-name="Cantarell" fo:font-size="10pt" officeooo:rsid="00552074" officeooo:paragraph-rsid="007e6eb6" style:font-size-asian="10pt" style:font-size-complex="10pt"/>
    </style:style>
    <style:style style:name="P293" style:family="paragraph" style:parent-style-name="Table_20_Contents">
      <style:text-properties style:font-name="Cantarell" fo:font-size="10pt" officeooo:rsid="00552074" officeooo:paragraph-rsid="007f4412" style:font-size-asian="10pt" style:font-size-complex="10pt"/>
    </style:style>
    <style:style style:name="P294" style:family="paragraph" style:parent-style-name="Table_20_Contents">
      <style:text-properties style:font-name="Cantarell" fo:font-size="10pt" officeooo:rsid="00552074" officeooo:paragraph-rsid="00804e87" style:font-size-asian="10pt" style:font-size-complex="10pt"/>
    </style:style>
    <style:style style:name="P295" style:family="paragraph" style:parent-style-name="Table_20_Contents">
      <style:text-properties style:font-name="Cantarell" fo:font-size="10pt" officeooo:rsid="00552074" officeooo:paragraph-rsid="00884f3d" style:font-size-asian="10pt" style:font-size-complex="10pt"/>
    </style:style>
    <style:style style:name="P296" style:family="paragraph" style:parent-style-name="Table_20_Contents">
      <style:text-properties style:font-name="Cantarell" fo:font-size="10pt" officeooo:rsid="00552074" officeooo:paragraph-rsid="0088d76b" style:font-size-asian="10pt" style:font-size-complex="10pt"/>
    </style:style>
    <style:style style:name="P297" style:family="paragraph" style:parent-style-name="Table_20_Contents">
      <style:text-properties style:font-name="Cantarell" fo:font-size="10pt" officeooo:rsid="0055f252" officeooo:paragraph-rsid="0055f252" style:font-size-asian="10pt" style:font-size-complex="10pt"/>
    </style:style>
    <style:style style:name="P298" style:family="paragraph" style:parent-style-name="Table_20_Contents">
      <style:text-properties style:font-name="Cantarell" fo:font-size="10pt" officeooo:rsid="0055f252" officeooo:paragraph-rsid="006b4199" style:font-size-asian="10pt" style:font-size-complex="10pt"/>
    </style:style>
    <style:style style:name="P299" style:family="paragraph" style:parent-style-name="Table_20_Contents">
      <style:text-properties style:font-name="Cantarell" fo:font-size="10pt" officeooo:rsid="0055f252" officeooo:paragraph-rsid="006d55ad" style:font-size-asian="10pt" style:font-size-complex="10pt"/>
    </style:style>
    <style:style style:name="P300" style:family="paragraph" style:parent-style-name="Table_20_Contents">
      <style:text-properties style:font-name="Cantarell" fo:font-size="10pt" officeooo:rsid="0055f252" officeooo:paragraph-rsid="00777307" style:font-size-asian="10pt" style:font-size-complex="10pt"/>
    </style:style>
    <style:style style:name="P301" style:family="paragraph" style:parent-style-name="Table_20_Contents">
      <style:text-properties style:font-name="Cantarell" fo:font-size="10pt" officeooo:rsid="0055f252" officeooo:paragraph-rsid="00884f3d" style:font-size-asian="10pt" style:font-size-complex="10pt"/>
    </style:style>
    <style:style style:name="P302" style:family="paragraph" style:parent-style-name="Table_20_Contents">
      <style:text-properties style:font-name="Cantarell" fo:font-size="10pt" officeooo:rsid="006b4199" officeooo:paragraph-rsid="006b4199" style:font-size-asian="10pt" style:font-size-complex="10pt"/>
    </style:style>
    <style:style style:name="P303" style:family="paragraph" style:parent-style-name="Table_20_Contents">
      <style:text-properties style:font-name="Cantarell" fo:font-size="10pt" officeooo:rsid="006b4199" officeooo:paragraph-rsid="006d55ad" style:font-size-asian="10pt" style:font-size-complex="10pt"/>
    </style:style>
    <style:style style:name="P304" style:family="paragraph" style:parent-style-name="Table_20_Contents">
      <style:text-properties style:font-name="Cantarell" fo:font-size="10pt" officeooo:rsid="006b4199" officeooo:paragraph-rsid="00702c4f" style:font-size-asian="10pt" style:font-size-complex="10pt"/>
    </style:style>
    <style:style style:name="P305" style:family="paragraph" style:parent-style-name="Table_20_Contents">
      <style:text-properties style:font-name="Cantarell" fo:font-size="10pt" officeooo:rsid="00153d7c" officeooo:paragraph-rsid="002eb21b" style:font-size-asian="10pt" style:font-size-complex="10pt"/>
    </style:style>
    <style:style style:name="P306" style:family="paragraph" style:parent-style-name="Table_20_Contents">
      <style:text-properties style:font-name="Cantarell" fo:font-size="10pt" officeooo:rsid="00153d7c" officeooo:paragraph-rsid="003adaef" style:font-size-asian="10pt" style:font-size-complex="10pt"/>
    </style:style>
    <style:style style:name="P307" style:family="paragraph" style:parent-style-name="Table_20_Contents">
      <style:text-properties style:font-name="Cantarell" fo:font-size="10pt" officeooo:rsid="00153d7c" officeooo:paragraph-rsid="00472687" style:font-size-asian="10pt" style:font-size-complex="10pt"/>
    </style:style>
    <style:style style:name="P308" style:family="paragraph" style:parent-style-name="Table_20_Contents">
      <style:text-properties style:font-name="Cantarell" fo:font-size="10pt" officeooo:rsid="00153d7c" officeooo:paragraph-rsid="00486b02" style:font-size-asian="10pt" style:font-size-complex="10pt"/>
    </style:style>
    <style:style style:name="P309" style:family="paragraph" style:parent-style-name="Table_20_Contents">
      <style:text-properties style:font-name="Cantarell" fo:font-size="10pt" officeooo:rsid="00153d7c" officeooo:paragraph-rsid="004a3abf" style:font-size-asian="10pt" style:font-size-complex="10pt"/>
    </style:style>
    <style:style style:name="P310" style:family="paragraph" style:parent-style-name="Table_20_Contents">
      <style:text-properties style:font-name="Cantarell" fo:font-size="10pt" officeooo:rsid="00153d7c" officeooo:paragraph-rsid="004dfbc6" style:font-size-asian="10pt" style:font-size-complex="10pt"/>
    </style:style>
    <style:style style:name="P311" style:family="paragraph" style:parent-style-name="Table_20_Contents">
      <style:text-properties style:font-name="Cantarell" fo:font-size="10pt" officeooo:rsid="00153d7c" officeooo:paragraph-rsid="004f3017" style:font-size-asian="10pt" style:font-size-complex="10pt"/>
    </style:style>
    <style:style style:name="P312" style:family="paragraph" style:parent-style-name="Table_20_Contents">
      <style:text-properties style:font-name="Cantarell" fo:font-size="10pt" officeooo:rsid="00153d7c" officeooo:paragraph-rsid="004ff89e" style:font-size-asian="10pt" style:font-size-complex="10pt"/>
    </style:style>
    <style:style style:name="P313" style:family="paragraph" style:parent-style-name="Table_20_Contents">
      <style:text-properties style:font-name="Cantarell" fo:font-size="10pt" officeooo:rsid="00153d7c" officeooo:paragraph-rsid="0050f63a" style:font-size-asian="10pt" style:font-size-complex="10pt"/>
    </style:style>
    <style:style style:name="P314" style:family="paragraph" style:parent-style-name="Table_20_Contents">
      <style:text-properties style:font-name="Cantarell" fo:font-size="10pt" officeooo:rsid="00153d7c" officeooo:paragraph-rsid="00536581" style:font-size-asian="10pt" style:font-size-complex="10pt"/>
    </style:style>
    <style:style style:name="P315" style:family="paragraph" style:parent-style-name="Table_20_Contents">
      <style:text-properties style:font-name="Cantarell" fo:font-size="10pt" officeooo:rsid="00153d7c" officeooo:paragraph-rsid="006326ed" style:font-size-asian="10pt" style:font-size-complex="10pt"/>
    </style:style>
    <style:style style:name="P316" style:family="paragraph" style:parent-style-name="Table_20_Contents">
      <style:text-properties style:font-name="Cantarell" fo:font-size="10pt" officeooo:rsid="00153d7c" officeooo:paragraph-rsid="006555f2" style:font-size-asian="10pt" style:font-size-complex="10pt"/>
    </style:style>
    <style:style style:name="P317" style:family="paragraph" style:parent-style-name="Table_20_Contents">
      <style:text-properties style:font-name="Cantarell" fo:font-size="10pt" officeooo:rsid="00153d7c" officeooo:paragraph-rsid="00694341" style:font-size-asian="10pt" style:font-size-complex="10pt"/>
    </style:style>
    <style:style style:name="P318" style:family="paragraph" style:parent-style-name="Table_20_Contents">
      <style:text-properties style:font-name="Cantarell" fo:font-size="10pt" officeooo:rsid="00153d7c" officeooo:paragraph-rsid="006c1f28" style:font-size-asian="10pt" style:font-size-complex="10pt"/>
    </style:style>
    <style:style style:name="P319" style:family="paragraph" style:parent-style-name="Table_20_Contents">
      <style:text-properties style:font-name="Cantarell" fo:font-size="10pt" officeooo:rsid="00153d7c" officeooo:paragraph-rsid="006d55ad" style:font-size-asian="10pt" style:font-size-complex="10pt"/>
    </style:style>
    <style:style style:name="P320" style:family="paragraph" style:parent-style-name="Table_20_Contents">
      <style:text-properties style:font-name="Cantarell" fo:font-size="10pt" officeooo:rsid="00153d7c" officeooo:paragraph-rsid="00752fe1" style:font-size-asian="10pt" style:font-size-complex="10pt"/>
    </style:style>
    <style:style style:name="P321" style:family="paragraph" style:parent-style-name="Table_20_Contents">
      <style:text-properties style:font-name="Cantarell" fo:font-size="10pt" officeooo:rsid="00153d7c" officeooo:paragraph-rsid="0075f844" style:font-size-asian="10pt" style:font-size-complex="10pt"/>
    </style:style>
    <style:style style:name="P322" style:family="paragraph" style:parent-style-name="Table_20_Contents">
      <style:text-properties style:font-name="Cantarell" fo:font-size="10pt" officeooo:rsid="00153d7c" officeooo:paragraph-rsid="007b0c39" style:font-size-asian="10pt" style:font-size-complex="10pt"/>
    </style:style>
    <style:style style:name="P323" style:family="paragraph" style:parent-style-name="Table_20_Contents">
      <style:text-properties style:font-name="Cantarell" fo:font-size="10pt" officeooo:rsid="00153d7c" officeooo:paragraph-rsid="007b3bc5" style:font-size-asian="10pt" style:font-size-complex="10pt"/>
    </style:style>
    <style:style style:name="P324" style:family="paragraph" style:parent-style-name="Table_20_Contents">
      <style:text-properties style:font-name="Cantarell" fo:font-size="10pt" officeooo:rsid="00153d7c" officeooo:paragraph-rsid="0081f799" style:font-size-asian="10pt" style:font-size-complex="10pt"/>
    </style:style>
    <style:style style:name="P325" style:family="paragraph" style:parent-style-name="Table_20_Contents">
      <style:text-properties style:font-name="Cantarell" fo:font-size="10pt" officeooo:rsid="00153d7c" officeooo:paragraph-rsid="008215cd" style:font-size-asian="10pt" style:font-size-complex="10pt"/>
    </style:style>
    <style:style style:name="P326" style:family="paragraph" style:parent-style-name="Table_20_Contents">
      <style:text-properties style:font-name="Cantarell" fo:font-size="10pt" officeooo:rsid="00153d7c" officeooo:paragraph-rsid="0085abdc" style:font-size-asian="10pt" style:font-size-complex="10pt"/>
    </style:style>
    <style:style style:name="P327" style:family="paragraph" style:parent-style-name="Table_20_Contents">
      <style:text-properties style:font-name="Cantarell" fo:font-size="10pt" officeooo:rsid="00153d7c" officeooo:paragraph-rsid="00872a52" style:font-size-asian="10pt" style:font-size-complex="10pt"/>
    </style:style>
    <style:style style:name="P328" style:family="paragraph" style:parent-style-name="Table_20_Contents">
      <style:text-properties style:font-name="Cantarell" fo:font-size="10pt" officeooo:rsid="00153d7c" officeooo:paragraph-rsid="008cf6ba" style:font-size-asian="10pt" style:font-size-complex="10pt"/>
    </style:style>
    <style:style style:name="P329" style:family="paragraph" style:parent-style-name="Table_20_Contents">
      <style:text-properties style:font-name="Cantarell" fo:font-size="10pt" officeooo:rsid="0014ad61" officeooo:paragraph-rsid="002eb21b" style:font-size-asian="10pt" style:font-size-complex="10pt"/>
    </style:style>
    <style:style style:name="P330" style:family="paragraph" style:parent-style-name="Table_20_Contents">
      <style:text-properties style:font-name="Cantarell" fo:font-size="10pt" officeooo:rsid="0014ad61" officeooo:paragraph-rsid="00552074" style:font-size-asian="10pt" style:font-size-complex="10pt"/>
    </style:style>
    <style:style style:name="P331" style:family="paragraph" style:parent-style-name="Table_20_Contents">
      <style:text-properties style:font-name="Cantarell" fo:font-size="10pt" officeooo:rsid="0014ad61" officeooo:paragraph-rsid="006555f2" style:font-size-asian="10pt" style:font-size-complex="10pt"/>
    </style:style>
    <style:style style:name="P332" style:family="paragraph" style:parent-style-name="Table_20_Contents">
      <style:text-properties style:font-name="Cantarell" fo:font-size="10pt" officeooo:rsid="0014ad61" officeooo:paragraph-rsid="00694341" style:font-size-asian="10pt" style:font-size-complex="10pt"/>
    </style:style>
    <style:style style:name="P333" style:family="paragraph" style:parent-style-name="Table_20_Contents">
      <style:text-properties style:font-name="Cantarell" fo:font-size="10pt" officeooo:rsid="0014ad61" officeooo:paragraph-rsid="006c1f28" style:font-size-asian="10pt" style:font-size-complex="10pt"/>
    </style:style>
    <style:style style:name="P334" style:family="paragraph" style:parent-style-name="Table_20_Contents">
      <style:text-properties style:font-name="Cantarell" fo:font-size="10pt" officeooo:rsid="0014ad61" officeooo:paragraph-rsid="006d55ad" style:font-size-asian="10pt" style:font-size-complex="10pt"/>
    </style:style>
    <style:style style:name="P335" style:family="paragraph" style:parent-style-name="Table_20_Contents">
      <style:text-properties style:font-name="Cantarell" fo:font-size="10pt" officeooo:rsid="0014ad61" officeooo:paragraph-rsid="007b0c39" style:font-size-asian="10pt" style:font-size-complex="10pt"/>
    </style:style>
    <style:style style:name="P336" style:family="paragraph" style:parent-style-name="Table_20_Contents">
      <style:text-properties style:font-name="Cantarell" fo:font-size="10pt" officeooo:rsid="0014ad61" officeooo:paragraph-rsid="007b3bc5" style:font-size-asian="10pt" style:font-size-complex="10pt"/>
    </style:style>
    <style:style style:name="P337" style:family="paragraph" style:parent-style-name="Table_20_Contents">
      <style:text-properties style:font-name="Cantarell" fo:font-size="10pt" officeooo:rsid="0014ad61" officeooo:paragraph-rsid="0081f799" style:font-size-asian="10pt" style:font-size-complex="10pt"/>
    </style:style>
    <style:style style:name="P338" style:family="paragraph" style:parent-style-name="Table_20_Contents">
      <style:text-properties style:font-name="Cantarell" fo:font-size="10pt" officeooo:rsid="0014ad61" officeooo:paragraph-rsid="008215cd" style:font-size-asian="10pt" style:font-size-complex="10pt"/>
    </style:style>
    <style:style style:name="P339" style:family="paragraph" style:parent-style-name="Table_20_Contents">
      <style:text-properties style:font-name="Cantarell" fo:font-size="10pt" officeooo:rsid="0014ad61" officeooo:paragraph-rsid="0085abdc" style:font-size-asian="10pt" style:font-size-complex="10pt"/>
    </style:style>
    <style:style style:name="P340" style:family="paragraph" style:parent-style-name="Table_20_Contents">
      <style:text-properties style:font-name="Cantarell" fo:font-size="10pt" officeooo:rsid="0014ad61" officeooo:paragraph-rsid="00872a52" style:font-size-asian="10pt" style:font-size-complex="10pt"/>
    </style:style>
    <style:style style:name="P341" style:family="paragraph" style:parent-style-name="Table_20_Contents">
      <style:text-properties style:font-name="Cantarell" fo:font-size="10pt" officeooo:rsid="001b969b" officeooo:paragraph-rsid="006555f2" style:font-size-asian="10pt" style:font-size-complex="10pt"/>
    </style:style>
    <style:style style:name="P342" style:family="paragraph" style:parent-style-name="Table_20_Contents">
      <style:text-properties style:font-name="Cantarell" fo:font-size="10pt" officeooo:rsid="001d0f72" officeooo:paragraph-rsid="004e9aa6" style:font-size-asian="10pt" style:font-size-complex="10pt"/>
    </style:style>
    <style:style style:name="P343" style:family="paragraph" style:parent-style-name="Table_20_Contents">
      <style:text-properties style:font-name="Cantarell" fo:font-size="10pt" officeooo:rsid="001d0f72" officeooo:paragraph-rsid="004f3017" style:font-size-asian="10pt" style:font-size-complex="10pt"/>
    </style:style>
    <style:style style:name="P344" style:family="paragraph" style:parent-style-name="Table_20_Contents">
      <style:text-properties style:font-name="Cantarell" fo:font-size="10pt" officeooo:rsid="001d0f72" officeooo:paragraph-rsid="004ff89e" style:font-size-asian="10pt" style:font-size-complex="10pt"/>
    </style:style>
    <style:style style:name="P345" style:family="paragraph" style:parent-style-name="Table_20_Contents">
      <style:text-properties style:font-name="Cantarell" fo:font-size="10pt" officeooo:rsid="001d0f72" officeooo:paragraph-rsid="0050f63a" style:font-size-asian="10pt" style:font-size-complex="10pt"/>
    </style:style>
    <style:style style:name="P346" style:family="paragraph" style:parent-style-name="Table_20_Contents">
      <style:text-properties style:font-name="Cantarell" fo:font-size="10pt" officeooo:rsid="001d0f72" officeooo:paragraph-rsid="006555f2" style:font-size-asian="10pt" style:font-size-complex="10pt"/>
    </style:style>
    <style:style style:name="P347" style:family="paragraph" style:parent-style-name="Table_20_Contents">
      <style:text-properties style:font-name="Cantarell" fo:font-size="10pt" officeooo:rsid="001d0f72" officeooo:paragraph-rsid="00752fe1" style:font-size-asian="10pt" style:font-size-complex="10pt"/>
    </style:style>
    <style:style style:name="P348" style:family="paragraph" style:parent-style-name="Table_20_Contents">
      <style:text-properties style:font-name="Cantarell" fo:font-size="10pt" officeooo:rsid="001d0f72" officeooo:paragraph-rsid="0075f844" style:font-size-asian="10pt" style:font-size-complex="10pt"/>
    </style:style>
    <style:style style:name="P349" style:family="paragraph" style:parent-style-name="Table_20_Contents">
      <style:text-properties style:font-name="Cantarell" fo:font-size="10pt" officeooo:rsid="003cfb09" officeooo:paragraph-rsid="003cfb09" style:font-size-asian="10pt" style:font-size-complex="10pt"/>
    </style:style>
    <style:style style:name="P350" style:family="paragraph" style:parent-style-name="Table_20_Contents">
      <style:text-properties style:font-name="Cantarell" fo:font-size="10pt" officeooo:rsid="003cfb09" officeooo:paragraph-rsid="00472687" style:font-size-asian="10pt" style:font-size-complex="10pt"/>
    </style:style>
    <style:style style:name="P351" style:family="paragraph" style:parent-style-name="Table_20_Contents">
      <style:text-properties style:font-name="Cantarell" fo:font-size="10pt" officeooo:rsid="003cfb09" officeooo:paragraph-rsid="00486b02" style:font-size-asian="10pt" style:font-size-complex="10pt"/>
    </style:style>
    <style:style style:name="P352" style:family="paragraph" style:parent-style-name="Table_20_Contents">
      <style:text-properties style:font-name="Cantarell" fo:font-size="10pt" officeooo:rsid="003cfb09" officeooo:paragraph-rsid="004a3abf" style:font-size-asian="10pt" style:font-size-complex="10pt"/>
    </style:style>
    <style:style style:name="P353" style:family="paragraph" style:parent-style-name="Table_20_Contents">
      <style:text-properties style:font-name="Cantarell" fo:font-size="10pt" officeooo:rsid="003cfb09" officeooo:paragraph-rsid="006326ed" style:font-size-asian="10pt" style:font-size-complex="10pt"/>
    </style:style>
    <style:style style:name="P354" style:family="paragraph" style:parent-style-name="Table_20_Contents">
      <style:text-properties style:font-name="Cantarell" fo:font-size="10pt" officeooo:rsid="0045ee92" officeooo:paragraph-rsid="0045ee92" style:font-size-asian="10pt" style:font-size-complex="10pt"/>
    </style:style>
    <style:style style:name="P355" style:family="paragraph" style:parent-style-name="Table_20_Contents">
      <style:text-properties style:font-name="Cantarell" fo:font-size="10pt" officeooo:rsid="0045ee92" officeooo:paragraph-rsid="00472687" style:font-size-asian="10pt" style:font-size-complex="10pt"/>
    </style:style>
    <style:style style:name="P356" style:family="paragraph" style:parent-style-name="Table_20_Contents">
      <style:text-properties style:font-name="Cantarell" fo:font-size="10pt" officeooo:rsid="0045ee92" officeooo:paragraph-rsid="00486b02" style:font-size-asian="10pt" style:font-size-complex="10pt"/>
    </style:style>
    <style:style style:name="P357" style:family="paragraph" style:parent-style-name="Table_20_Contents">
      <style:text-properties style:font-name="Cantarell" fo:font-size="10pt" officeooo:rsid="0045ee92" officeooo:paragraph-rsid="004a3abf" style:font-size-asian="10pt" style:font-size-complex="10pt"/>
    </style:style>
    <style:style style:name="P358" style:family="paragraph" style:parent-style-name="Table_20_Contents">
      <style:text-properties style:font-name="Cantarell" fo:font-size="10pt" officeooo:rsid="0045ee92" officeooo:paragraph-rsid="006326ed" style:font-size-asian="10pt" style:font-size-complex="10pt"/>
    </style:style>
    <style:style style:name="P359" style:family="paragraph" style:parent-style-name="Table_20_Contents">
      <style:text-properties style:font-name="Cantarell" fo:font-size="10pt" officeooo:rsid="00472687" officeooo:paragraph-rsid="00472687" style:font-size-asian="10pt" style:font-size-complex="10pt"/>
    </style:style>
    <style:style style:name="P360" style:family="paragraph" style:parent-style-name="Table_20_Contents">
      <style:text-properties style:font-name="Cantarell" fo:font-size="10pt" officeooo:rsid="00472687" officeooo:paragraph-rsid="006326ed" style:font-size-asian="10pt" style:font-size-complex="10pt"/>
    </style:style>
    <style:style style:name="P361" style:family="paragraph" style:parent-style-name="Table_20_Contents">
      <style:text-properties style:font-name="Cantarell" fo:font-size="10pt" officeooo:rsid="00486b02" officeooo:paragraph-rsid="00486b02" style:font-size-asian="10pt" style:font-size-complex="10pt"/>
    </style:style>
    <style:style style:name="P362" style:family="paragraph" style:parent-style-name="Table_20_Contents">
      <style:text-properties style:font-name="Cantarell" fo:font-size="10pt" officeooo:rsid="00486b02" officeooo:paragraph-rsid="006326ed" style:font-size-asian="10pt" style:font-size-complex="10pt"/>
    </style:style>
    <style:style style:name="P363" style:family="paragraph" style:parent-style-name="Table_20_Contents">
      <style:text-properties style:font-name="Cantarell" fo:font-size="10pt" officeooo:rsid="004a3abf" officeooo:paragraph-rsid="004a3abf" style:font-size-asian="10pt" style:font-size-complex="10pt"/>
    </style:style>
    <style:style style:name="P364" style:family="paragraph" style:parent-style-name="Table_20_Contents">
      <style:text-properties style:font-name="Cantarell" fo:font-size="10pt" officeooo:rsid="004a3abf" officeooo:paragraph-rsid="006326ed" style:font-size-asian="10pt" style:font-size-complex="10pt"/>
    </style:style>
    <style:style style:name="P365" style:family="paragraph" style:parent-style-name="Table_20_Contents">
      <style:text-properties style:font-name="Cantarell" fo:font-size="10pt" officeooo:rsid="004e8176" officeooo:paragraph-rsid="004e8176" style:font-size-asian="10pt" style:font-size-complex="10pt"/>
    </style:style>
    <style:style style:name="P366" style:family="paragraph" style:parent-style-name="Table_20_Contents">
      <style:text-properties style:font-name="Cantarell" fo:font-size="10pt" officeooo:rsid="004e8176" officeooo:paragraph-rsid="0050f63a" style:font-size-asian="10pt" style:font-size-complex="10pt"/>
    </style:style>
    <style:style style:name="P367" style:family="paragraph" style:parent-style-name="Table_20_Contents">
      <style:text-properties style:font-name="Cantarell" fo:font-size="10pt" officeooo:rsid="004e8176" officeooo:paragraph-rsid="00752fe1" style:font-size-asian="10pt" style:font-size-complex="10pt"/>
    </style:style>
    <style:style style:name="P368" style:family="paragraph" style:parent-style-name="Table_20_Contents">
      <style:text-properties style:font-name="Cantarell" fo:font-size="10pt" officeooo:rsid="004e8176" officeooo:paragraph-rsid="0075f844" style:font-size-asian="10pt" style:font-size-complex="10pt"/>
    </style:style>
    <style:style style:name="P369" style:family="paragraph" style:parent-style-name="Table_20_Contents">
      <style:text-properties style:font-name="Cantarell" fo:font-size="10pt" officeooo:rsid="004e9aa6" officeooo:paragraph-rsid="004e9aa6" style:font-size-asian="10pt" style:font-size-complex="10pt"/>
    </style:style>
    <style:style style:name="P370" style:family="paragraph" style:parent-style-name="Table_20_Contents">
      <style:text-properties style:font-name="Cantarell" fo:font-size="10pt" officeooo:rsid="004e9aa6" officeooo:paragraph-rsid="004f3017" style:font-size-asian="10pt" style:font-size-complex="10pt"/>
    </style:style>
    <style:style style:name="P371" style:family="paragraph" style:parent-style-name="Table_20_Contents">
      <style:text-properties style:font-name="Cantarell" fo:font-size="10pt" officeooo:rsid="004e9aa6" officeooo:paragraph-rsid="004ff89e" style:font-size-asian="10pt" style:font-size-complex="10pt"/>
    </style:style>
    <style:style style:name="P372" style:family="paragraph" style:parent-style-name="Table_20_Contents">
      <style:text-properties style:font-name="Cantarell" fo:font-size="10pt" officeooo:rsid="004e9aa6" officeooo:paragraph-rsid="0050f63a" style:font-size-asian="10pt" style:font-size-complex="10pt"/>
    </style:style>
    <style:style style:name="P373" style:family="paragraph" style:parent-style-name="Table_20_Contents">
      <style:text-properties style:font-name="Cantarell" fo:font-size="10pt" officeooo:rsid="004e9aa6" officeooo:paragraph-rsid="00752fe1" style:font-size-asian="10pt" style:font-size-complex="10pt"/>
    </style:style>
    <style:style style:name="P374" style:family="paragraph" style:parent-style-name="Table_20_Contents">
      <style:text-properties style:font-name="Cantarell" fo:font-size="10pt" officeooo:rsid="004e9aa6" officeooo:paragraph-rsid="0075f844" style:font-size-asian="10pt" style:font-size-complex="10pt"/>
    </style:style>
    <style:style style:name="P375" style:family="paragraph" style:parent-style-name="Table_20_Contents">
      <style:text-properties style:font-name="Cantarell" fo:font-size="10pt" officeooo:rsid="004f3017" officeooo:paragraph-rsid="004f3017" style:font-size-asian="10pt" style:font-size-complex="10pt"/>
    </style:style>
    <style:style style:name="P376" style:family="paragraph" style:parent-style-name="Table_20_Contents">
      <style:text-properties style:font-name="Cantarell" fo:font-size="10pt" officeooo:rsid="004f3017" officeooo:paragraph-rsid="004ff89e" style:font-size-asian="10pt" style:font-size-complex="10pt"/>
    </style:style>
    <style:style style:name="P377" style:family="paragraph" style:parent-style-name="Table_20_Contents">
      <style:text-properties style:font-name="Cantarell" fo:font-size="10pt" officeooo:rsid="004f3017" officeooo:paragraph-rsid="0050f63a" style:font-size-asian="10pt" style:font-size-complex="10pt"/>
    </style:style>
    <style:style style:name="P378" style:family="paragraph" style:parent-style-name="Table_20_Contents">
      <style:text-properties style:font-name="Cantarell" fo:font-size="10pt" officeooo:rsid="004f3017" officeooo:paragraph-rsid="00752fe1" style:font-size-asian="10pt" style:font-size-complex="10pt"/>
    </style:style>
    <style:style style:name="P379" style:family="paragraph" style:parent-style-name="Table_20_Contents">
      <style:text-properties style:font-name="Cantarell" fo:font-size="10pt" officeooo:rsid="004f3017" officeooo:paragraph-rsid="0075f844" style:font-size-asian="10pt" style:font-size-complex="10pt"/>
    </style:style>
    <style:style style:name="P380" style:family="paragraph" style:parent-style-name="Table_20_Contents">
      <style:text-properties style:font-name="Cantarell" fo:font-size="10pt" officeooo:rsid="004f3017" officeooo:paragraph-rsid="009cd46f" style:font-size-asian="10pt" style:font-size-complex="10pt"/>
    </style:style>
    <style:style style:name="P381" style:family="paragraph" style:parent-style-name="Table_20_Contents">
      <style:text-properties style:font-name="Cantarell" fo:font-size="10pt" officeooo:rsid="004ff89e" officeooo:paragraph-rsid="004ff89e" style:font-size-asian="10pt" style:font-size-complex="10pt"/>
    </style:style>
    <style:style style:name="P382" style:family="paragraph" style:parent-style-name="Table_20_Contents">
      <style:text-properties style:font-name="Cantarell" fo:font-size="10pt" officeooo:rsid="004ff89e" officeooo:paragraph-rsid="0050f63a" style:font-size-asian="10pt" style:font-size-complex="10pt"/>
    </style:style>
    <style:style style:name="P383" style:family="paragraph" style:parent-style-name="Table_20_Contents">
      <style:text-properties style:font-name="Cantarell" fo:font-size="10pt" officeooo:rsid="004ff89e" officeooo:paragraph-rsid="00752fe1" style:font-size-asian="10pt" style:font-size-complex="10pt"/>
    </style:style>
    <style:style style:name="P384" style:family="paragraph" style:parent-style-name="Table_20_Contents">
      <style:text-properties style:font-name="Cantarell" fo:font-size="10pt" officeooo:rsid="004ff89e" officeooo:paragraph-rsid="0075f844" style:font-size-asian="10pt" style:font-size-complex="10pt"/>
    </style:style>
    <style:style style:name="P385" style:family="paragraph" style:parent-style-name="Table_20_Contents">
      <style:text-properties style:font-name="Cantarell" fo:font-size="10pt" officeooo:rsid="006c1f28" officeooo:paragraph-rsid="006c1f28" style:font-size-asian="10pt" style:font-size-complex="10pt"/>
    </style:style>
    <style:style style:name="P386" style:family="paragraph" style:parent-style-name="Table_20_Contents">
      <style:text-properties style:font-name="Cantarell" fo:font-size="10pt" officeooo:rsid="006c1f28" officeooo:paragraph-rsid="006d55ad" style:font-size-asian="10pt" style:font-size-complex="10pt"/>
    </style:style>
    <style:style style:name="P387" style:family="paragraph" style:parent-style-name="Table_20_Contents">
      <style:text-properties style:font-name="Cantarell" fo:font-size="10pt" officeooo:rsid="00198cb5" officeooo:paragraph-rsid="003adaef" style:font-size-asian="10pt" style:font-size-complex="10pt"/>
    </style:style>
    <style:style style:name="P388" style:family="paragraph" style:parent-style-name="Table_20_Contents">
      <style:text-properties style:font-name="Cantarell" fo:font-size="10pt" officeooo:rsid="00198cb5" officeooo:paragraph-rsid="00472687" style:font-size-asian="10pt" style:font-size-complex="10pt"/>
    </style:style>
    <style:style style:name="P389" style:family="paragraph" style:parent-style-name="Table_20_Contents">
      <style:text-properties style:font-name="Cantarell" fo:font-size="10pt" officeooo:rsid="00198cb5" officeooo:paragraph-rsid="00486b02" style:font-size-asian="10pt" style:font-size-complex="10pt"/>
    </style:style>
    <style:style style:name="P390" style:family="paragraph" style:parent-style-name="Table_20_Contents">
      <style:text-properties style:font-name="Cantarell" fo:font-size="10pt" officeooo:rsid="00198cb5" officeooo:paragraph-rsid="006326ed" style:font-size-asian="10pt" style:font-size-complex="10pt"/>
    </style:style>
    <style:style style:name="P391" style:family="paragraph" style:parent-style-name="Table_20_Contents">
      <style:text-properties style:font-name="Cantarell" fo:font-size="10pt" officeooo:rsid="00198cb5" officeooo:paragraph-rsid="00536581" style:font-size-asian="10pt" style:font-size-complex="10pt"/>
    </style:style>
    <style:style style:name="P392" style:family="paragraph" style:parent-style-name="Table_20_Contents">
      <style:text-properties style:font-name="Cantarell" fo:font-size="10pt" officeooo:rsid="00198cb5" officeooo:paragraph-rsid="00694341" style:font-size-asian="10pt" style:font-size-complex="10pt"/>
    </style:style>
    <style:style style:name="P393" style:family="paragraph" style:parent-style-name="Table_20_Contents">
      <style:text-properties style:font-name="Cantarell" fo:font-size="10pt" officeooo:rsid="00198cb5" officeooo:paragraph-rsid="007b0c39" style:font-size-asian="10pt" style:font-size-complex="10pt"/>
    </style:style>
    <style:style style:name="P394" style:family="paragraph" style:parent-style-name="Table_20_Contents">
      <style:text-properties style:font-name="Cantarell" fo:font-size="10pt" officeooo:rsid="00198cb5" officeooo:paragraph-rsid="007b3bc5" style:font-size-asian="10pt" style:font-size-complex="10pt"/>
    </style:style>
    <style:style style:name="P395" style:family="paragraph" style:parent-style-name="Table_20_Contents">
      <style:text-properties style:font-name="Cantarell" fo:font-size="10pt" officeooo:rsid="00198cb5" officeooo:paragraph-rsid="0081f799" style:font-size-asian="10pt" style:font-size-complex="10pt"/>
    </style:style>
    <style:style style:name="P396" style:family="paragraph" style:parent-style-name="Table_20_Contents">
      <style:text-properties style:font-name="Cantarell" fo:font-size="10pt" officeooo:rsid="00198cb5" officeooo:paragraph-rsid="008215cd" style:font-size-asian="10pt" style:font-size-complex="10pt"/>
    </style:style>
    <style:style style:name="P397" style:family="paragraph" style:parent-style-name="Table_20_Contents">
      <style:text-properties style:font-name="Cantarell" fo:font-size="10pt" officeooo:rsid="00198cb5" officeooo:paragraph-rsid="0085abdc" style:font-size-asian="10pt" style:font-size-complex="10pt"/>
    </style:style>
    <style:style style:name="P398" style:family="paragraph" style:parent-style-name="Table_20_Contents">
      <style:text-properties style:font-name="Cantarell" fo:font-size="10pt" officeooo:rsid="00198cb5" officeooo:paragraph-rsid="008cf6ba" style:font-size-asian="10pt" style:font-size-complex="10pt"/>
    </style:style>
    <style:style style:name="P399" style:family="paragraph" style:parent-style-name="Table_20_Contents">
      <style:text-properties style:font-name="Cantarell" fo:font-size="10pt" officeooo:rsid="00743e09" officeooo:paragraph-rsid="00743e09" style:font-size-asian="10pt" style:font-size-complex="10pt"/>
    </style:style>
    <style:style style:name="P400" style:family="paragraph" style:parent-style-name="Table_20_Contents">
      <style:text-properties style:font-name="Cantarell" fo:font-size="10pt" officeooo:rsid="00743e09" officeooo:paragraph-rsid="0088d76b" style:font-size-asian="10pt" style:font-size-complex="10pt"/>
    </style:style>
    <style:style style:name="P401" style:family="paragraph" style:parent-style-name="Table_20_Contents">
      <style:text-properties style:font-name="Cantarell" fo:font-size="10pt" officeooo:rsid="00777307" officeooo:paragraph-rsid="00777307" style:font-size-asian="10pt" style:font-size-complex="10pt"/>
    </style:style>
    <style:style style:name="P402" style:family="paragraph" style:parent-style-name="Table_20_Contents">
      <style:text-properties style:font-name="Cantarell" fo:font-size="10pt" officeooo:rsid="00777307" officeooo:paragraph-rsid="007924c2" style:font-size-asian="10pt" style:font-size-complex="10pt"/>
    </style:style>
    <style:style style:name="P403" style:family="paragraph" style:parent-style-name="Table_20_Contents">
      <style:text-properties style:font-name="Cantarell" fo:font-size="10pt" officeooo:rsid="00777307" officeooo:paragraph-rsid="007b3bc5" style:font-size-asian="10pt" style:font-size-complex="10pt"/>
    </style:style>
    <style:style style:name="P404" style:family="paragraph" style:parent-style-name="Table_20_Contents">
      <style:text-properties style:font-name="Cantarell" fo:font-size="10pt" officeooo:rsid="007924c2" officeooo:paragraph-rsid="007924c2" style:font-size-asian="10pt" style:font-size-complex="10pt"/>
    </style:style>
    <style:style style:name="P405" style:family="paragraph" style:parent-style-name="Table_20_Contents">
      <style:text-properties style:font-name="Cantarell" fo:font-size="10pt" officeooo:rsid="007924c2" officeooo:paragraph-rsid="007b3bc5" style:font-size-asian="10pt" style:font-size-complex="10pt"/>
    </style:style>
    <style:style style:name="P406" style:family="paragraph" style:parent-style-name="Table_20_Contents">
      <style:text-properties style:font-name="Cantarell" fo:font-size="10pt" officeooo:rsid="007924c2" officeooo:paragraph-rsid="0081f799" style:font-size-asian="10pt" style:font-size-complex="10pt"/>
    </style:style>
    <style:style style:name="P407" style:family="paragraph" style:parent-style-name="Table_20_Contents">
      <style:text-properties style:font-name="Cantarell" fo:font-size="10pt" officeooo:rsid="007924c2" officeooo:paragraph-rsid="008215cd" style:font-size-asian="10pt" style:font-size-complex="10pt"/>
    </style:style>
    <style:style style:name="P408" style:family="paragraph" style:parent-style-name="Table_20_Contents">
      <style:text-properties style:font-name="Cantarell" fo:font-size="10pt" officeooo:rsid="007e6eb6" officeooo:paragraph-rsid="007e6eb6" style:font-size-asian="10pt" style:font-size-complex="10pt"/>
    </style:style>
    <style:style style:name="P409" style:family="paragraph" style:parent-style-name="Table_20_Contents">
      <style:text-properties style:font-name="Cantarell" fo:font-size="10pt" officeooo:rsid="007e6eb6" officeooo:paragraph-rsid="007f4412" style:font-size-asian="10pt" style:font-size-complex="10pt"/>
    </style:style>
    <style:style style:name="P410" style:family="paragraph" style:parent-style-name="Table_20_Contents">
      <style:text-properties style:font-name="Cantarell" fo:font-size="10pt" officeooo:rsid="007e6eb6" officeooo:paragraph-rsid="00804e87" style:font-size-asian="10pt" style:font-size-complex="10pt"/>
    </style:style>
    <style:style style:name="P411" style:family="paragraph" style:parent-style-name="Table_20_Contents">
      <style:text-properties style:font-name="Cantarell" fo:font-size="10pt" officeooo:rsid="003050ab" officeooo:paragraph-rsid="008cf6ba" style:font-size-asian="10pt" style:font-size-complex="10pt"/>
    </style:style>
    <style:style style:name="P412" style:family="paragraph" style:parent-style-name="Table_20_Contents">
      <style:text-properties style:font-name="Cantarell" fo:font-size="10pt" officeooo:rsid="00978a48" officeooo:paragraph-rsid="00978a48" style:font-size-asian="10pt" style:font-size-complex="10pt"/>
    </style:style>
    <style:style style:name="P413" style:family="paragraph" style:parent-style-name="Table_20_Contents">
      <style:text-properties style:font-name="Cantarell" fo:font-size="10pt" officeooo:rsid="0097cca9" officeooo:paragraph-rsid="0097cca9" style:font-size-asian="10pt" style:font-size-complex="10pt"/>
    </style:style>
    <style:style style:name="P414" style:family="paragraph" style:parent-style-name="Table_20_Contents">
      <style:text-properties style:font-name="Cantarell" fo:font-size="10pt" officeooo:rsid="00998c17" officeooo:paragraph-rsid="00998c17" style:font-size-asian="10pt" style:font-size-complex="10pt"/>
    </style:style>
    <style:style style:name="P415" style:family="paragraph" style:parent-style-name="Table_20_Contents">
      <style:text-properties style:font-name="Cantarell" fo:font-size="10pt" officeooo:rsid="009c64f4" officeooo:paragraph-rsid="009c64f4" style:font-size-asian="10pt" style:font-size-complex="10pt"/>
    </style:style>
    <style:style style:name="P416" style:family="paragraph" style:parent-style-name="Überschrift_20_klein_20_Checks_20_">
      <style:text-properties officeooo:paragraph-rsid="004aa5c8"/>
    </style:style>
    <style:style style:name="P417" style:family="paragraph" style:parent-style-name="Überschrift_20_klein_20_Checks_20_">
      <style:text-properties style:font-name="Cantarell" fo:font-size="10pt" officeooo:rsid="0010a613" officeooo:paragraph-rsid="004aa5c8" style:font-size-asian="10pt" style:font-size-complex="10pt"/>
    </style:style>
    <style:style style:name="P418" style:family="paragraph" style:parent-style-name="Überschrift_20_klein_20_Checks_20_">
      <style:text-properties style:font-name="Cantarell" fo:font-size="10pt" officeooo:rsid="0010a613" officeooo:paragraph-rsid="004bfc8c" style:font-size-asian="10pt" style:font-size-complex="10pt"/>
    </style:style>
    <style:style style:name="P419" style:family="paragraph" style:parent-style-name="Überschrift_20_klein_20_Checks_20_">
      <style:text-properties style:font-name="Cantarell" fo:font-size="10pt" officeooo:rsid="0010a613" officeooo:paragraph-rsid="0064434a" style:font-size-asian="10pt" style:font-size-complex="10pt"/>
    </style:style>
    <style:style style:name="P420" style:family="paragraph" style:parent-style-name="Überschrift_20_klein_20_Checks_20_">
      <style:text-properties style:font-name="Cantarell" fo:font-size="10pt" officeooo:rsid="0010a613" officeooo:paragraph-rsid="00677d2c" style:font-size-asian="10pt" style:font-size-complex="10pt"/>
    </style:style>
    <style:style style:name="P421" style:family="paragraph" style:parent-style-name="Überschrift_20_klein_20_Checks_20_">
      <style:text-properties style:font-name="Cantarell" fo:font-size="10pt" officeooo:rsid="0010a613" officeooo:paragraph-rsid="00702c4f" style:font-size-asian="10pt" style:font-size-complex="10pt"/>
    </style:style>
    <style:style style:name="P422" style:family="paragraph" style:parent-style-name="Überschrift_20_klein_20_Checks_20_">
      <style:text-properties style:font-name="Cantarell" fo:font-size="10pt" officeooo:rsid="0010a613" officeooo:paragraph-rsid="007240e1" style:font-size-asian="10pt" style:font-size-complex="10pt"/>
    </style:style>
    <style:style style:name="P423" style:family="paragraph" style:parent-style-name="Überschrift_20_klein_20_Checks_20_">
      <style:text-properties style:font-name="Cantarell" fo:font-size="10pt" officeooo:rsid="0010a613" officeooo:paragraph-rsid="00557205" style:font-size-asian="10pt" style:font-size-complex="10pt"/>
    </style:style>
    <style:style style:name="P424" style:family="paragraph" style:parent-style-name="Überschrift_20_klein_20_Checks_20_">
      <style:text-properties style:font-name="Cantarell" fo:font-size="10pt" officeooo:rsid="0010a613" officeooo:paragraph-rsid="0076f385" style:font-size-asian="10pt" style:font-size-complex="10pt"/>
    </style:style>
    <style:style style:name="P425" style:family="paragraph" style:parent-style-name="Überschrift_20_klein_20_Checks_20_">
      <style:text-properties style:font-name="Cantarell" fo:font-size="10pt" officeooo:rsid="0010a613" officeooo:paragraph-rsid="0055f252" style:font-size-asian="10pt" style:font-size-complex="10pt"/>
    </style:style>
    <style:style style:name="P426" style:family="paragraph" style:parent-style-name="Überschrift_20_klein_20_Checks_20_">
      <style:text-properties style:font-name="Cantarell" fo:font-size="10pt" officeooo:rsid="0010a613" officeooo:paragraph-rsid="00777307" style:font-size-asian="10pt" style:font-size-complex="10pt"/>
    </style:style>
    <style:style style:name="P427" style:family="paragraph" style:parent-style-name="Überschrift_20_klein_20_Checks_20_">
      <style:text-properties style:font-name="Cantarell" fo:font-size="10pt" officeooo:rsid="0010a613" officeooo:paragraph-rsid="007e6eb6" style:font-size-asian="10pt" style:font-size-complex="10pt"/>
    </style:style>
    <style:style style:name="P428" style:family="paragraph" style:parent-style-name="Überschrift_20_klein_20_Checks_20_">
      <style:text-properties style:font-name="Cantarell" fo:font-size="10pt" officeooo:rsid="0010a613" officeooo:paragraph-rsid="007f4412" style:font-size-asian="10pt" style:font-size-complex="10pt"/>
    </style:style>
    <style:style style:name="P429" style:family="paragraph" style:parent-style-name="Überschrift_20_klein_20_Checks_20_">
      <style:text-properties style:font-name="Cantarell" fo:font-size="10pt" officeooo:rsid="0010a613" officeooo:paragraph-rsid="00804e87" style:font-size-asian="10pt" style:font-size-complex="10pt"/>
    </style:style>
    <style:style style:name="P430" style:family="paragraph" style:parent-style-name="Überschrift_20_klein_20_Checks_20_">
      <style:text-properties style:font-name="Cantarell" fo:font-size="10pt" officeooo:rsid="0010a613" officeooo:paragraph-rsid="00884f3d" style:font-size-asian="10pt" style:font-size-complex="10pt"/>
    </style:style>
    <style:style style:name="P431" style:family="paragraph" style:parent-style-name="Überschrift_20_klein_20_Checks_20_">
      <style:text-properties style:font-name="Cantarell" fo:font-size="10pt" officeooo:rsid="0010a613" officeooo:paragraph-rsid="0088d76b" style:font-size-asian="10pt" style:font-size-complex="10pt"/>
    </style:style>
    <style:style style:name="P432" style:family="paragraph" style:parent-style-name="Überschrift_20_klein_20_Checks_20_">
      <style:text-properties officeooo:paragraph-rsid="004bfc8c"/>
    </style:style>
    <style:style style:name="P433" style:family="paragraph" style:parent-style-name="Überschrift_20_klein_20_Checks_20_">
      <style:text-properties officeooo:paragraph-rsid="004dfbc6"/>
    </style:style>
    <style:style style:name="P434" style:family="paragraph" style:parent-style-name="Überschrift_20_klein_20_Checks_20_">
      <style:text-properties officeooo:paragraph-rsid="0050f63a"/>
    </style:style>
    <style:style style:name="P435" style:family="paragraph" style:parent-style-name="Überschrift_20_klein_20_Checks_20_">
      <style:text-properties officeooo:paragraph-rsid="00536581"/>
    </style:style>
    <style:style style:name="P436" style:family="paragraph" style:parent-style-name="Überschrift_20_klein_20_Checks_20_">
      <style:text-properties officeooo:paragraph-rsid="00557205"/>
    </style:style>
    <style:style style:name="P437" style:family="paragraph" style:parent-style-name="Überschrift_20_klein_20_Checks_20_">
      <style:text-properties officeooo:paragraph-rsid="0055f252"/>
    </style:style>
    <style:style style:name="P438" style:family="paragraph" style:parent-style-name="Überschrift_20_klein_20_Checks_20_">
      <style:text-properties officeooo:paragraph-rsid="006326ed"/>
    </style:style>
    <style:style style:name="P439" style:family="paragraph" style:parent-style-name="Überschrift_20_klein_20_Checks_20_">
      <style:text-properties officeooo:paragraph-rsid="0064434a"/>
    </style:style>
    <style:style style:name="P440" style:family="paragraph" style:parent-style-name="Überschrift_20_klein_20_Checks_20_">
      <style:text-properties officeooo:paragraph-rsid="006555f2"/>
    </style:style>
    <style:style style:name="P441" style:family="paragraph" style:parent-style-name="Überschrift_20_klein_20_Checks_20_">
      <style:text-properties officeooo:paragraph-rsid="00677d2c"/>
    </style:style>
    <style:style style:name="P442" style:family="paragraph" style:parent-style-name="Überschrift_20_klein_20_Checks_20_">
      <style:text-properties officeooo:paragraph-rsid="00694341"/>
    </style:style>
    <style:style style:name="P443" style:family="paragraph" style:parent-style-name="Überschrift_20_klein_20_Checks_20_">
      <style:text-properties officeooo:paragraph-rsid="006b4199"/>
    </style:style>
    <style:style style:name="P444" style:family="paragraph" style:parent-style-name="Überschrift_20_klein_20_Checks_20_">
      <style:text-properties officeooo:paragraph-rsid="006c1f28"/>
    </style:style>
    <style:style style:name="P445" style:family="paragraph" style:parent-style-name="Überschrift_20_klein_20_Checks_20_">
      <style:text-properties officeooo:paragraph-rsid="006d55ad"/>
    </style:style>
    <style:style style:name="P446" style:family="paragraph" style:parent-style-name="Überschrift_20_klein_20_Checks_20_">
      <style:text-properties officeooo:paragraph-rsid="00702c4f"/>
    </style:style>
    <style:style style:name="P447" style:family="paragraph" style:parent-style-name="Überschrift_20_klein_20_Checks_20_">
      <style:text-properties officeooo:paragraph-rsid="007240e1"/>
    </style:style>
    <style:style style:name="P448" style:family="paragraph" style:parent-style-name="Überschrift_20_klein_20_Checks_20_">
      <style:text-properties officeooo:paragraph-rsid="00752fe1"/>
    </style:style>
    <style:style style:name="P449" style:family="paragraph" style:parent-style-name="Überschrift_20_klein_20_Checks_20_">
      <style:text-properties officeooo:paragraph-rsid="0075f844"/>
    </style:style>
    <style:style style:name="P450" style:family="paragraph" style:parent-style-name="Überschrift_20_klein_20_Checks_20_">
      <style:text-properties officeooo:paragraph-rsid="0076f385"/>
    </style:style>
    <style:style style:name="P451" style:family="paragraph" style:parent-style-name="Überschrift_20_klein_20_Checks_20_">
      <style:text-properties officeooo:paragraph-rsid="00777307"/>
    </style:style>
    <style:style style:name="P452" style:family="paragraph" style:parent-style-name="Überschrift_20_klein_20_Checks_20_">
      <style:text-properties officeooo:paragraph-rsid="007924c2"/>
    </style:style>
    <style:style style:name="P453" style:family="paragraph" style:parent-style-name="Überschrift_20_klein_20_Checks_20_">
      <style:text-properties officeooo:paragraph-rsid="007b0c39"/>
    </style:style>
    <style:style style:name="P454" style:family="paragraph" style:parent-style-name="Überschrift_20_klein_20_Checks_20_">
      <style:text-properties officeooo:paragraph-rsid="007b3bc5"/>
    </style:style>
    <style:style style:name="P455" style:family="paragraph" style:parent-style-name="Überschrift_20_klein_20_Checks_20_">
      <style:text-properties officeooo:paragraph-rsid="007e6eb6"/>
    </style:style>
    <style:style style:name="P456" style:family="paragraph" style:parent-style-name="Überschrift_20_klein_20_Checks_20_">
      <style:text-properties officeooo:paragraph-rsid="007f4412"/>
    </style:style>
    <style:style style:name="P457" style:family="paragraph" style:parent-style-name="Überschrift_20_klein_20_Checks_20_">
      <style:text-properties officeooo:paragraph-rsid="00804e87"/>
    </style:style>
    <style:style style:name="P458" style:family="paragraph" style:parent-style-name="Überschrift_20_klein_20_Checks_20_">
      <style:text-properties officeooo:paragraph-rsid="0081f799"/>
    </style:style>
    <style:style style:name="P459" style:family="paragraph" style:parent-style-name="Überschrift_20_klein_20_Checks_20_">
      <style:text-properties officeooo:paragraph-rsid="008215cd"/>
    </style:style>
    <style:style style:name="P460" style:family="paragraph" style:parent-style-name="Überschrift_20_klein_20_Checks_20_">
      <style:text-properties officeooo:paragraph-rsid="0085abdc"/>
    </style:style>
    <style:style style:name="P461" style:family="paragraph" style:parent-style-name="Überschrift_20_klein_20_Checks_20_">
      <style:text-properties officeooo:paragraph-rsid="00872a52"/>
    </style:style>
    <style:style style:name="P462" style:family="paragraph" style:parent-style-name="Überschrift_20_klein_20_Checks_20_">
      <style:text-properties officeooo:paragraph-rsid="00884f3d"/>
    </style:style>
    <style:style style:name="P463" style:family="paragraph" style:parent-style-name="Überschrift_20_klein_20_Checks_20_">
      <style:text-properties officeooo:paragraph-rsid="0088d76b"/>
    </style:style>
    <style:style style:name="P464" style:family="paragraph" style:parent-style-name="Überschrift_20_klein_20_Checks_20_">
      <style:text-properties officeooo:paragraph-rsid="008cf6ba"/>
    </style:style>
    <style:style style:name="P465" style:family="paragraph" style:parent-style-name="Überschrift_20_klein_20_Checks_20_">
      <style:paragraph-properties fo:margin-top="0.4cm" fo:margin-bottom="0.199cm" loext:contextual-spacing="false"/>
    </style:style>
    <style:style style:name="P466" style:family="paragraph" style:parent-style-name="Überschrift_20_klein_20_Checks_20_">
      <style:paragraph-properties fo:margin-top="0.4cm" fo:margin-bottom="0.199cm" loext:contextual-spacing="false"/>
      <style:text-properties officeooo:paragraph-rsid="006326ed"/>
    </style:style>
    <style:style style:name="P467" style:family="paragraph" style:parent-style-name="Überschrift_20_Checks">
      <style:paragraph-properties fo:break-before="page"/>
    </style:style>
    <style:style style:name="P468" style:family="paragraph" style:parent-style-name="Überschrift_20_Checks">
      <style:paragraph-properties fo:break-before="page"/>
      <style:text-properties officeooo:paragraph-rsid="0064434a"/>
    </style:style>
    <style:style style:name="P469" style:family="paragraph" style:parent-style-name="Überschrift_20_Checks">
      <style:paragraph-properties fo:break-before="page"/>
      <style:text-properties officeooo:paragraph-rsid="006555f2"/>
    </style:style>
    <style:style style:name="P470" style:family="paragraph" style:parent-style-name="Überschrift_20_Checks">
      <style:paragraph-properties fo:break-before="page"/>
      <style:text-properties officeooo:paragraph-rsid="00677d2c"/>
    </style:style>
    <style:style style:name="P471" style:family="paragraph" style:parent-style-name="Überschrift_20_Checks">
      <style:paragraph-properties fo:break-before="page"/>
      <style:text-properties officeooo:paragraph-rsid="00694341"/>
    </style:style>
    <style:style style:name="P472" style:family="paragraph" style:parent-style-name="Überschrift_20_Checks">
      <style:paragraph-properties fo:break-before="page"/>
      <style:text-properties officeooo:paragraph-rsid="006b4199"/>
    </style:style>
    <style:style style:name="P473" style:family="paragraph" style:parent-style-name="Überschrift_20_Checks">
      <style:paragraph-properties fo:break-before="page"/>
      <style:text-properties officeooo:paragraph-rsid="00702c4f"/>
    </style:style>
    <style:style style:name="P474" style:family="paragraph" style:parent-style-name="Überschrift_20_Checks">
      <style:paragraph-properties fo:break-before="page"/>
      <style:text-properties officeooo:paragraph-rsid="007240e1"/>
    </style:style>
    <style:style style:name="P475" style:family="paragraph" style:parent-style-name="Überschrift_20_Checks">
      <style:paragraph-properties fo:break-before="page"/>
      <style:text-properties officeooo:paragraph-rsid="00752fe1"/>
    </style:style>
    <style:style style:name="P476" style:family="paragraph" style:parent-style-name="Überschrift_20_Checks">
      <style:paragraph-properties fo:break-before="page"/>
      <style:text-properties officeooo:paragraph-rsid="0075f844"/>
    </style:style>
    <style:style style:name="P477" style:family="paragraph" style:parent-style-name="Überschrift_20_Checks">
      <style:paragraph-properties fo:break-before="page"/>
      <style:text-properties officeooo:paragraph-rsid="0076f385"/>
    </style:style>
    <style:style style:name="P478" style:family="paragraph" style:parent-style-name="Überschrift_20_Checks">
      <style:paragraph-properties fo:break-before="page"/>
      <style:text-properties officeooo:paragraph-rsid="00777307"/>
    </style:style>
    <style:style style:name="P479" style:family="paragraph" style:parent-style-name="Überschrift_20_Checks">
      <style:paragraph-properties fo:break-before="page"/>
      <style:text-properties officeooo:paragraph-rsid="007924c2"/>
    </style:style>
    <style:style style:name="P480" style:family="paragraph" style:parent-style-name="Überschrift_20_Checks">
      <style:paragraph-properties fo:break-before="page"/>
      <style:text-properties officeooo:paragraph-rsid="007b3bc5"/>
    </style:style>
    <style:style style:name="P481" style:family="paragraph" style:parent-style-name="Überschrift_20_Checks">
      <style:paragraph-properties fo:break-before="page"/>
      <style:text-properties officeooo:paragraph-rsid="007e6eb6"/>
    </style:style>
    <style:style style:name="P482" style:family="paragraph" style:parent-style-name="Überschrift_20_Checks">
      <style:paragraph-properties fo:break-before="page"/>
      <style:text-properties officeooo:paragraph-rsid="007f4412"/>
    </style:style>
    <style:style style:name="P483" style:family="paragraph" style:parent-style-name="Überschrift_20_Checks">
      <style:paragraph-properties fo:break-before="page"/>
      <style:text-properties officeooo:paragraph-rsid="00804e87"/>
    </style:style>
    <style:style style:name="P484" style:family="paragraph" style:parent-style-name="Überschrift_20_Checks">
      <style:paragraph-properties fo:break-before="page"/>
      <style:text-properties officeooo:paragraph-rsid="0081f799"/>
    </style:style>
    <style:style style:name="P485" style:family="paragraph" style:parent-style-name="Überschrift_20_Checks">
      <style:paragraph-properties fo:break-before="page"/>
      <style:text-properties officeooo:paragraph-rsid="008215cd"/>
    </style:style>
    <style:style style:name="P486" style:family="paragraph" style:parent-style-name="Überschrift_20_Checks">
      <style:paragraph-properties fo:break-before="page"/>
      <style:text-properties officeooo:paragraph-rsid="0085abdc"/>
    </style:style>
    <style:style style:name="P487" style:family="paragraph" style:parent-style-name="Überschrift_20_Checks">
      <style:paragraph-properties fo:break-before="page"/>
      <style:text-properties officeooo:paragraph-rsid="00872a52"/>
    </style:style>
    <style:style style:name="P488" style:family="paragraph" style:parent-style-name="Überschrift_20_Checks">
      <style:paragraph-properties fo:break-before="page"/>
      <style:text-properties officeooo:paragraph-rsid="006d55ad"/>
    </style:style>
    <style:style style:name="P489" style:family="paragraph" style:parent-style-name="Überschrift_20_Checks">
      <style:paragraph-properties fo:break-before="page"/>
      <style:text-properties officeooo:paragraph-rsid="00884f3d"/>
    </style:style>
    <style:style style:name="P490" style:family="paragraph" style:parent-style-name="Überschrift_20_Checks">
      <style:paragraph-properties fo:break-before="page"/>
      <style:text-properties officeooo:paragraph-rsid="0088d76b"/>
    </style:style>
    <style:style style:name="P491" style:family="paragraph" style:parent-style-name="Überschrift_20_Checks">
      <style:paragraph-properties fo:break-before="page"/>
      <style:text-properties fo:language="en" fo:country="US"/>
    </style:style>
    <style:style style:name="P492" style:family="paragraph" style:parent-style-name="Überschrift_20_Checks">
      <style:paragraph-properties fo:break-before="page"/>
      <style:text-properties fo:language="en" fo:country="US" officeooo:rsid="00591166" officeooo:paragraph-rsid="00591166"/>
    </style:style>
    <style:style style:name="P493" style:family="paragraph" style:parent-style-name="Überschrift_20_Checks">
      <style:paragraph-properties fo:break-before="page"/>
      <style:text-properties officeooo:paragraph-rsid="008cf6ba"/>
    </style:style>
    <style:style style:name="P494" style:family="paragraph" style:parent-style-name="Überschrift_20_Checks">
      <style:paragraph-properties fo:margin-top="0cm" fo:margin-bottom="0.199cm" loext:contextual-spacing="false" fo:break-before="page"/>
    </style:style>
    <style:style style:name="P495" style:family="paragraph" style:parent-style-name="Überschrift_20_Checks">
      <style:paragraph-properties fo:margin-top="0cm" fo:margin-bottom="0.199cm" loext:contextual-spacing="false" fo:break-before="page"/>
      <style:text-properties officeooo:paragraph-rsid="006326ed"/>
    </style:style>
    <style:style style:name="P496" style:family="paragraph" style:parent-style-name="Überschrift_20_Checks">
      <style:text-properties officeooo:paragraph-rsid="006555f2"/>
    </style:style>
    <style:style style:name="P497" style:family="paragraph" style:parent-style-name="Standard">
      <style:paragraph-properties fo:margin-top="5.001cm" fo:margin-bottom="0.199cm" loext:contextual-spacing="false" fo:text-align="end" style:justify-single-word="false"/>
      <style:text-properties style:font-name="Cantarell" fo:font-size="32pt" fo:language="en" fo:country="US" fo:font-weight="bold" officeooo:rsid="005d3ed0" officeooo:paragraph-rsid="005d3ed0" style:font-size-asian="32pt" style:font-weight-asian="bold" style:font-size-complex="32pt" style:font-weight-complex="bold"/>
    </style:style>
    <style:style style:name="P498" style:family="paragraph" style:parent-style-name="Standard">
      <style:paragraph-properties fo:margin-top="0.199cm" fo:margin-bottom="0.199cm" loext:contextual-spacing="false" fo:text-align="end" style:justify-single-word="false"/>
      <style:text-properties style:font-name="Cantarell" fo:font-size="20pt" fo:language="en" fo:country="US" fo:font-weight="bold" officeooo:rsid="005f3203" officeooo:paragraph-rsid="00964fcc" style:font-size-asian="20pt" style:font-weight-asian="bold" style:font-size-complex="20pt" style:font-weight-complex="bold"/>
    </style:style>
    <style:style style:name="P499" style:family="paragraph" style:parent-style-name="Standard">
      <style:paragraph-properties fo:margin-top="0.199cm" fo:margin-bottom="0.199cm" loext:contextual-spacing="false" fo:text-align="end" style:justify-single-word="false"/>
      <style:text-properties style:font-name="Cantarell" fo:font-size="14pt" fo:language="en" fo:country="US" fo:font-weight="bold" officeooo:rsid="00df5c01" officeooo:paragraph-rsid="00964fcc" style:font-size-asian="14pt" style:font-weight-asian="bold" style:font-size-complex="14pt" style:font-weight-complex="bold"/>
    </style:style>
    <style:style style:name="P500" style:family="paragraph" style:parent-style-name="Contents_20_Heading">
      <style:paragraph-properties fo:break-before="page"/>
    </style:style>
    <style:style style:name="P501" style:family="paragraph" style:parent-style-name="Contents_20_1">
      <style:paragraph-properties>
        <style:tab-stops>
          <style:tab-stop style:position="18cm" style:type="right" style:leader-style="dotted" style:leader-text="."/>
        </style:tab-stops>
      </style:paragraph-properties>
    </style:style>
    <style:style style:name="T1" style:family="text">
      <style:text-properties officeooo:rsid="0014ad61"/>
    </style:style>
    <style:style style:name="T2" style:family="text">
      <style:text-properties officeooo:rsid="00153d7c"/>
    </style:style>
    <style:style style:name="T3" style:family="text">
      <style:text-properties officeooo:rsid="0016d47e"/>
    </style:style>
    <style:style style:name="T4" style:family="text">
      <style:text-properties officeooo:rsid="00198cb5"/>
    </style:style>
    <style:style style:name="T5" style:family="text">
      <style:text-properties officeooo:rsid="00244beb"/>
    </style:style>
    <style:style style:name="T6" style:family="text">
      <style:text-properties officeooo:rsid="00259916"/>
    </style:style>
    <style:style style:name="T7" style:family="text">
      <style:text-properties officeooo:rsid="002be5f3"/>
    </style:style>
    <style:style style:name="T8" style:family="text">
      <style:text-properties officeooo:rsid="002eb21b"/>
    </style:style>
    <style:style style:name="T9" style:family="text">
      <style:text-properties officeooo:rsid="003050ab"/>
    </style:style>
    <style:style style:name="T10" style:family="text">
      <style:text-properties officeooo:rsid="0031c7d3"/>
    </style:style>
    <style:style style:name="T11" style:family="text">
      <style:text-properties officeooo:rsid="0031dc8a"/>
    </style:style>
    <style:style style:name="T12" style:family="text">
      <style:text-properties fo:font-weight="bold" style:font-weight-asian="bold" style:font-weight-complex="bold"/>
    </style:style>
    <style:style style:name="T13" style:family="text">
      <style:text-properties fo:font-weight="bold" officeooo:rsid="003050ab" style:font-weight-asian="bold" style:font-weight-complex="bold"/>
    </style:style>
    <style:style style:name="T14" style:family="text">
      <style:text-properties fo:font-weight="bold" officeooo:rsid="00327666" style:font-weight-asian="bold" style:font-weight-complex="bold"/>
    </style:style>
    <style:style style:name="T15" style:family="text">
      <style:text-properties officeooo:rsid="00327666"/>
    </style:style>
    <style:style style:name="T16" style:family="text">
      <style:text-properties officeooo:rsid="00347a17"/>
    </style:style>
    <style:style style:name="T17" style:family="text">
      <style:text-properties officeooo:rsid="00372743"/>
    </style:style>
    <style:style style:name="T18" style:family="text">
      <style:text-properties officeooo:rsid="003adaef"/>
    </style:style>
    <style:style style:name="T19" style:family="text">
      <style:text-properties officeooo:rsid="003cfb09"/>
    </style:style>
    <style:style style:name="T20" style:family="text">
      <style:text-properties officeooo:rsid="003ec952"/>
    </style:style>
    <style:style style:name="T21" style:family="text">
      <style:text-properties officeooo:rsid="00433cfa"/>
    </style:style>
    <style:style style:name="T22" style:family="text">
      <style:text-properties officeooo:rsid="0045ca19"/>
    </style:style>
    <style:style style:name="T23" style:family="text">
      <style:text-properties officeooo:rsid="004725c7"/>
    </style:style>
    <style:style style:name="T24" style:family="text">
      <style:text-properties officeooo:rsid="00486b02"/>
    </style:style>
    <style:style style:name="T25" style:family="text">
      <style:text-properties officeooo:rsid="004a3abf"/>
    </style:style>
    <style:style style:name="T26" style:family="text">
      <style:text-properties officeooo:rsid="004aa5c8"/>
    </style:style>
    <style:style style:name="T27" style:family="text">
      <style:text-properties officeooo:rsid="004bfc8c"/>
    </style:style>
    <style:style style:name="T28" style:family="text">
      <style:text-properties officeooo:rsid="004dfbc6"/>
    </style:style>
    <style:style style:name="T29" style:family="text">
      <style:text-properties officeooo:rsid="004ff89e"/>
    </style:style>
    <style:style style:name="T30" style:family="text">
      <style:text-properties officeooo:rsid="0050f63a"/>
    </style:style>
    <style:style style:name="T31" style:family="text">
      <style:text-properties officeooo:rsid="0051e8c8"/>
    </style:style>
    <style:style style:name="T32" style:family="text">
      <style:text-properties officeooo:rsid="00536581"/>
    </style:style>
    <style:style style:name="T33" style:family="text">
      <style:text-properties officeooo:rsid="00557205"/>
    </style:style>
    <style:style style:name="T34" style:family="text">
      <style:text-properties officeooo:rsid="0055f252"/>
    </style:style>
    <style:style style:name="T35" style:family="text">
      <style:text-properties officeooo:rsid="00591166"/>
    </style:style>
    <style:style style:name="T36" style:family="text">
      <style:text-properties officeooo:rsid="005bad2a"/>
    </style:style>
    <style:style style:name="T37" style:family="text">
      <style:text-properties officeooo:rsid="006326ed"/>
    </style:style>
    <style:style style:name="T38" style:family="text">
      <style:text-properties officeooo:rsid="0064434a"/>
    </style:style>
    <style:style style:name="T39" style:family="text">
      <style:text-properties officeooo:rsid="006555f2"/>
    </style:style>
    <style:style style:name="T40" style:family="text">
      <style:text-properties officeooo:rsid="0065ae64"/>
    </style:style>
    <style:style style:name="T41" style:family="text">
      <style:text-properties officeooo:rsid="00677d2c"/>
    </style:style>
    <style:style style:name="T42" style:family="text">
      <style:text-properties officeooo:rsid="00694341"/>
    </style:style>
    <style:style style:name="T43" style:family="text">
      <style:text-properties officeooo:rsid="006b4199"/>
    </style:style>
    <style:style style:name="T44" style:family="text">
      <style:text-properties officeooo:rsid="006c1f28"/>
    </style:style>
    <style:style style:name="T45" style:family="text">
      <style:text-properties officeooo:rsid="006d55ad"/>
    </style:style>
    <style:style style:name="T46" style:family="text">
      <style:text-properties officeooo:rsid="00702c4f"/>
    </style:style>
    <style:style style:name="T47" style:family="text">
      <style:text-properties officeooo:rsid="007240e1"/>
    </style:style>
    <style:style style:name="T48" style:family="text">
      <style:text-properties officeooo:rsid="00752fe1"/>
    </style:style>
    <style:style style:name="T49" style:family="text">
      <style:text-properties officeooo:rsid="0075f844"/>
    </style:style>
    <style:style style:name="T50" style:family="text">
      <style:text-properties officeooo:rsid="0076f385"/>
    </style:style>
    <style:style style:name="T51" style:family="text">
      <style:text-properties officeooo:rsid="00777307"/>
    </style:style>
    <style:style style:name="T52" style:family="text">
      <style:text-properties officeooo:rsid="007924c2"/>
    </style:style>
    <style:style style:name="T53" style:family="text">
      <style:text-properties officeooo:rsid="007b3bc5"/>
    </style:style>
    <style:style style:name="T54" style:family="text">
      <style:text-properties officeooo:rsid="007e6eb6"/>
    </style:style>
    <style:style style:name="T55" style:family="text">
      <style:text-properties officeooo:rsid="007f4412"/>
    </style:style>
    <style:style style:name="T56" style:family="text">
      <style:text-properties officeooo:rsid="00804e87"/>
    </style:style>
    <style:style style:name="T57" style:family="text">
      <style:text-properties officeooo:rsid="0081f799"/>
    </style:style>
    <style:style style:name="T58" style:family="text">
      <style:text-properties officeooo:rsid="008215cd"/>
    </style:style>
    <style:style style:name="T59" style:family="text">
      <style:text-properties officeooo:rsid="008400e1"/>
    </style:style>
    <style:style style:name="T60" style:family="text">
      <style:text-properties officeooo:rsid="0085abdc"/>
    </style:style>
    <style:style style:name="T61" style:family="text">
      <style:text-properties officeooo:rsid="00872a52"/>
    </style:style>
    <style:style style:name="T62" style:family="text">
      <style:text-properties officeooo:rsid="0088d76b"/>
    </style:style>
    <style:style style:name="T63" style:family="text">
      <style:text-properties officeooo:rsid="008d1d76"/>
    </style:style>
    <style:style style:name="T64" style:family="text">
      <style:text-properties officeooo:rsid="008da735"/>
    </style:style>
    <style:style style:name="T65" style:family="text">
      <style:text-properties officeooo:rsid="008f9df0"/>
    </style:style>
    <style:style style:name="T66" style:family="text">
      <style:text-properties officeooo:rsid="0090ff53"/>
    </style:style>
    <style:style style:name="T67" style:family="text">
      <style:text-properties officeooo:rsid="009b842c"/>
    </style:style>
    <style:style style:name="T68" style:family="text">
      <style:text-properties officeooo:rsid="009cd46f"/>
    </style:style>
    <style:style style:name="T69" style:family="text">
      <style:text-properties officeooo:rsid="009e903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7">Business Rule Engine</text:p>
      <text:p text:style-name="P498">Detailed <text:span text:style-name="T63">Listing of Checks</text:span></text:p>
      <text:p text:style-name="P499">for Jare Version 0.7<text:span text:style-name="T69">7</text:span></text:p>
      <text:table-of-content text:style-name="Sect1" text:protected="true" text:name="Inhaltsverzeichni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Überschrift_20_Checks"/>
          </text:index-source-styles>
        </text:table-of-content-source>
        <text:index-body>
          <text:index-title text:style-name="Sect1" text:name="Inhaltsverzeichnis1_Head">
            <text:p text:style-name="P500">Table of Contents</text:p>
          </text:index-title>
          <text:p text:style-name="P501"><text:a xlink:type="simple" xlink:href="#__RefHeading___Toc1320_1468108940" text:style-name="Index_20_Link" text:visited-style-name="Index_20_Link">Overview<text:tab/>4</text:a></text:p>
          <text:p text:style-name="P501"><text:a xlink:type="simple" xlink:href="#__RefHeading___Toc1326_1468108940" text:style-name="Index_20_Link" text:visited-style-name="Index_20_Link">Prerequisites<text:tab/>5</text:a></text:p>
          <text:p text:style-name="P501"><text:a xlink:type="simple" xlink:href="#__RefHeading___Toc1488_1468108940" text:style-name="Index_20_Link" text:visited-style-name="Index_20_Link">Check Is Equal<text:tab/>6</text:a></text:p>
          <text:p text:style-name="P501"><text:a xlink:type="simple" xlink:href="#__RefHeading___Toc1490_1468108940" text:style-name="Index_20_Link" text:visited-style-name="Index_20_Link">Check Is Not Equal<text:tab/>7</text:a></text:p>
          <text:p text:style-name="P501"><text:a xlink:type="simple" xlink:href="#__RefHeading___Toc1080_1468108940" text:style-name="Index_20_Link" text:visited-style-name="Index_20_Link">Check Contains<text:tab/>8</text:a></text:p>
          <text:p text:style-name="P501"><text:a xlink:type="simple" xlink:href="#__RefHeading___Toc3620_565488630" text:style-name="Index_20_Link" text:visited-style-name="Index_20_Link">Check Not Contains<text:tab/>9</text:a></text:p>
          <text:p text:style-name="P501"><text:a xlink:type="simple" xlink:href="#__RefHeading___Toc1074_1468108940" text:style-name="Index_20_Link" text:visited-style-name="Index_20_Link">Check Is Between<text:tab/>10</text:a></text:p>
          <text:p text:style-name="P501"><text:a xlink:type="simple" xlink:href="#__RefHeading___Toc1469_1468108940" text:style-name="Index_20_Link" text:visited-style-name="Index_20_Link">Check Is Not Between<text:tab/>13</text:a></text:p>
          <text:p text:style-name="P501"><text:a xlink:type="simple" xlink:href="#__RefHeading___Toc1094_1468108940" text:style-name="Index_20_Link" text:visited-style-name="Index_20_Link">Check Is Empty<text:tab/>16</text:a></text:p>
          <text:p text:style-name="P501"><text:a xlink:type="simple" xlink:href="#__RefHeading___Toc1492_1468108940" text:style-name="Index_20_Link" text:visited-style-name="Index_20_Link">Check Is Not Empty<text:tab/>17</text:a></text:p>
          <text:p text:style-name="P501"><text:a xlink:type="simple" xlink:href="#__RefHeading___Toc1096_1468108940" text:style-name="Index_20_Link" text:visited-style-name="Index_20_Link">Check Is Even<text:tab/>18</text:a></text:p>
          <text:p text:style-name="P501"><text:a xlink:type="simple" xlink:href="#__RefHeading___Toc1504_1468108940" text:style-name="Index_20_Link" text:visited-style-name="Index_20_Link">Check Is Not Even<text:tab/>19</text:a></text:p>
          <text:p text:style-name="P501"><text:a xlink:type="simple" xlink:href="#__RefHeading___Toc1098_1468108940" text:style-name="Index_20_Link" text:visited-style-name="Index_20_Link">Check Is Greater<text:tab/>20</text:a></text:p>
          <text:p text:style-name="P501"><text:a xlink:type="simple" xlink:href="#__RefHeading___Toc1100_1468108940" text:style-name="Index_20_Link" text:visited-style-name="Index_20_Link">Check Is Greater or Equal<text:tab/>22</text:a></text:p>
          <text:p text:style-name="P501"><text:a xlink:type="simple" xlink:href="#__RefHeading___Toc3517_565488630" text:style-name="Index_20_Link" text:visited-style-name="Index_20_Link">Check Is Smaller<text:tab/>24</text:a></text:p>
          <text:p text:style-name="P501"><text:a xlink:type="simple" xlink:href="#__RefHeading___Toc3519_565488630" text:style-name="Index_20_Link" text:visited-style-name="Index_20_Link">Check Is Smaller or Equal<text:tab/>26</text:a></text:p>
          <text:p text:style-name="P501"><text:a xlink:type="simple" xlink:href="#__RefHeading___Toc1102_1468108940" text:style-name="Index_20_Link" text:visited-style-name="Index_20_Link">Check Is In List<text:tab/>28</text:a></text:p>
          <text:p text:style-name="P501"><text:a xlink:type="simple" xlink:href="#__RefHeading___Toc1506_1468108940" text:style-name="Index_20_Link" text:visited-style-name="Index_20_Link">Check Is Not In List<text:tab/>29</text:a></text:p>
          <text:p text:style-name="P501"><text:a xlink:type="simple" xlink:href="#__RefHeading___Toc1104_1468108940" text:style-name="Index_20_Link" text:visited-style-name="Index_20_Link">Check Is Lowercase<text:tab/>30</text:a></text:p>
          <text:p text:style-name="P501"><text:a xlink:type="simple" xlink:href="#__RefHeading___Toc3549_565488630" text:style-name="Index_20_Link" text:visited-style-name="Index_20_Link">Check Is Uppercase<text:tab/>31</text:a></text:p>
          <text:p text:style-name="P501"><text:a xlink:type="simple" xlink:href="#__RefHeading___Toc3571_565488630" text:style-name="Index_20_Link" text:visited-style-name="Index_20_Link">Check Matches<text:tab/>32</text:a></text:p>
          <text:p text:style-name="P501"><text:a xlink:type="simple" xlink:href="#__RefHeading___Toc3573_565488630" text:style-name="Index_20_Link" text:visited-style-name="Index_20_Link">Check Not Matches<text:tab/>33</text:a></text:p>
          <text:p text:style-name="P501"><text:a xlink:type="simple" xlink:href="#__RefHeading___Toc3581_565488630" text:style-name="Index_20_Link" text:visited-style-name="Index_20_Link">Check Sounds Like<text:tab/>34</text:a></text:p>
          <text:p text:style-name="P501"><text:a xlink:type="simple" xlink:href="#__RefHeading___Toc3583_565488630" text:style-name="Index_20_Link" text:visited-style-name="Index_20_Link">Check Not Sounds Like<text:tab/>35</text:a></text:p>
          <text:p text:style-name="P501"><text:a xlink:type="simple" xlink:href="#__RefHeading___Toc1106_1468108940" text:style-name="Index_20_Link" text:visited-style-name="Index_20_Link">Check Is Negative Number<text:tab/>36</text:a></text:p>
          <text:p text:style-name="P501"><text:a xlink:type="simple" xlink:href="#__RefHeading___Toc3626_565488630" text:style-name="Index_20_Link" text:visited-style-name="Index_20_Link">Check Is Not Negative Number<text:tab/>37</text:a></text:p>
          <text:p text:style-name="P501"><text:a xlink:type="simple" xlink:href="#__RefHeading___Toc3551_565488630" text:style-name="Index_20_Link" text:visited-style-name="Index_20_Link">Check Length<text:tab/>38</text:a></text:p>
          <text:p text:style-name="P501"><text:a xlink:type="simple" xlink:href="#__RefHeading___Toc3553_565488630" text:style-name="Index_20_Link" text:visited-style-name="Index_20_Link">Check List Has Member<text:tab/>39</text:a></text:p>
          <text:p text:style-name="P501"><text:a xlink:type="simple" xlink:href="#__RefHeading___Toc3555_565488630" text:style-name="Index_20_Link" text:visited-style-name="Index_20_Link">Check List Not Has Member<text:tab/>40</text:a></text:p>
          <text:p text:style-name="P501"><text:a xlink:type="simple" xlink:href="#__RefHeading___Toc3599_565488630" text:style-name="Index_20_Link" text:visited-style-name="Index_20_Link">Check Starts With<text:tab/>41</text:a></text:p>
          <text:p text:style-name="P501"><text:a xlink:type="simple" xlink:href="#__RefHeading___Toc3601_565488630" text:style-name="Index_20_Link" text:visited-style-name="Index_20_Link">Check Not Starts With<text:tab/>42</text:a></text:p>
          <text:p text:style-name="P501"><text:a xlink:type="simple" xlink:href="#__RefHeading___Toc3611_565488630" text:style-name="Index_20_Link" text:visited-style-name="Index_20_Link">Check Ends With<text:tab/>43</text:a></text:p>
          <text:p text:style-name="P501"><text:a xlink:type="simple" xlink:href="#__RefHeading___Toc3613_565488630" text:style-name="Index_20_Link" text:visited-style-name="Index_20_Link">Check Not Ends With<text:tab/>44</text:a></text:p>
          <text:p text:style-name="P501"><text:a xlink:type="simple" xlink:href="#__RefHeading___Toc1529_1468108940" text:style-name="Index_20_Link" text:visited-style-name="Index_20_Link">Check Is Null<text:tab/>45</text:a></text:p>
          <text:p text:style-name="P501"><text:a xlink:type="simple" xlink:href="#__RefHeading___Toc1531_1468108940" text:style-name="Index_20_Link" text:visited-style-name="Index_20_Link">Check Is Not Null<text:tab/>46</text:a></text:p>
          <text:p text:style-name="P501"><text:a xlink:type="simple" xlink:href="#__RefHeading___Toc3497_565488630" text:style-name="Index_20_Link" text:visited-style-name="Index_20_Link">Check Is Numeric<text:tab/>47</text:a></text:p>
          <text:p text:style-name="P501"><text:a xlink:type="simple" xlink:href="#__RefHeading___Toc3499_565488630" text:style-name="Index_20_Link" text:visited-style-name="Index_20_Link">Check Is Prime<text:tab/>48</text:a></text:p>
          <text:p text:style-name="P501"><text:a xlink:type="simple" xlink:href="#__RefHeading___Toc3633_565488630" text:style-name="Index_20_Link" text:visited-style-name="Index_20_Link">Check Is Not Prime<text:tab/>49</text:a></text:p>
          <text:p text:style-name="P501"><text:soft-page-break/><text:a xlink:type="simple" xlink:href="#__RefHeading___Toc3670_565488630" text:style-name="Index_20_Link" text:visited-style-name="Index_20_Link">Check Levenshtein Distance is equal<text:tab/>50</text:a></text:p>
          <text:p text:style-name="P501"><text:a xlink:type="simple" xlink:href="#__RefHeading___Toc1084_1468108940" text:style-name="Index_20_Link" text:visited-style-name="Index_20_Link">Check Levenshtein Distance is greater<text:tab/>51</text:a></text:p>
          <text:p text:style-name="P501"><text:a xlink:type="simple" xlink:href="#__RefHeading___Toc1086_1468108940" text:style-name="Index_20_Link" text:visited-style-name="Index_20_Link">Check Levenshtein Distance is greater or equal<text:tab/>52</text:a></text:p>
          <text:p text:style-name="P501"><text:a xlink:type="simple" xlink:href="#__RefHeading___Toc1088_1468108940" text:style-name="Index_20_Link" text:visited-style-name="Index_20_Link">Check Levenshtein Distance is smaller<text:tab/>53</text:a></text:p>
          <text:p text:style-name="P501"><text:a xlink:type="simple" xlink:href="#__RefHeading___Toc1090_1468108940" text:style-name="Index_20_Link" text:visited-style-name="Index_20_Link">Check Levenshtein Distance is smaller or equal<text:tab/>54</text:a></text:p>
        </text:index-body>
      </text:table-of-content>
      <text:p text:style-name="P167"/>
      <text:p text:style-name="P492"><text:bookmark-start text:name="__RefHeading___Toc1320_1468108940"/>Overview<text:bookmark-end text:name="__RefHeading___Toc1320_1468108940"/></text:p>
      <text:p text:style-name="P177">This document <text:span text:style-name="T35">contains a detailed listing of the available checks for the Business Rule Engine „Jare“. It lists the available data types, their combinations and possible optional or required parameters.</text:span></text:p>
      <text:p text:style-name="P178">In most cases two values are compared against each other. <text:span text:style-name="T64">But i</text:span>n some cases there are additional parameters available, tha<text:span text:style-name="T64">t</text:span> can be specified (optional<text:span text:style-name="T64">ly</text:span>) or that must be specified (required).</text:p>
      <text:p text:style-name="P179">There are checks that are logical checks and only expect <text:span text:style-name="T64">a single</text:span> value. An example is the CheckIsUppercase or CheckIsPrime – <text:span text:style-name="T65">they don't compare values, but make a logical evaluation.</text:span></text:p>
      <text:p text:style-name="P181">The “compare” column is always the value that comes from the source data. It will always be passed first to the relevant Java method.</text:p>
      <text:p text:style-name="P182">The “compare to” column is the value to check against. It can be another value coming from the source data or it can be a fixed, defined value.</text:p>
      <text:p text:style-name="P171"/>
      <text:p text:style-name="Standard"/>
      <text:p text:style-name="Standard"/>
      <text:p text:style-name="P491"><text:bookmark-start text:name="__RefHeading___Toc1326_1468108940"/>Prerequisites<text:bookmark-end text:name="__RefHeading___Toc1326_1468108940"/></text:p>
      <text:p text:style-name="P180">The default date format used is: yyyy-MM-dd. <text:span text:style-name="T36">If not otherwise specified for String to Date conversions, it is assumed that the value is provided in this format. Date formats need to be according to the Java SimpleDateFormat format definitions.</text:span></text:p>
      <text:p text:style-name="P180"/>
      <text:p text:style-name="P469"><text:bookmark-start text:name="__RefHeading___Toc1488_1468108940"/>Check Is Equal<text:bookmark-end text:name="__RefHeading___Toc1488_1468108940"/></text:p>
      <table:table table:name="Tabelle69" table:style-name="Tabelle69">
        <table:table-column table:style-name="Tabelle69.A"/>
        <table:table-column table:style-name="Tabelle69.B"/>
        <table:table-row>
          <table:table-cell table:style-name="Tabelle69.A1" office:value-type="string">
            <text:p text:style-name="P6">Purpose:</text:p>
          </table:table-cell>
          <table:table-cell table:style-name="Tabelle69.B1" office:value-type="string">
            <text:p text:style-name="P101">Check for equality of <text:span text:style-name="T3">two </text:span>values</text:p>
          </table:table-cell>
        </table:table-row>
        <table:table-row>
          <table:table-cell table:style-name="Tabelle69.A2" office:value-type="string">
            <text:p text:style-name="P106">Java Class:</text:p>
          </table:table-cell>
          <table:table-cell table:style-name="Tabelle69.B2" office:value-type="string">
            <text:p text:style-name="P106">CheckIsEqual</text:p>
          </table:table-cell>
        </table:table-row>
        <table:table-row>
          <table:table-cell table:style-name="Tabelle69.A2" office:value-type="string">
            <text:p text:style-name="P46">Interface Name:</text:p>
          </table:table-cell>
          <table:table-cell table:style-name="Tabelle69.B3" office:value-type="string">
            <text:p text:style-name="P46">is equal to</text:p>
          </table:table-cell>
        </table:table-row>
      </table:table>
      <text:p text:style-name="P440">Possible comparisons:</text:p>
      <table:table table:name="Tabelle70" table:style-name="Tabelle70">
        <table:table-column table:style-name="Tabelle70.A"/>
        <table:table-column table:style-name="Tabelle70.B"/>
        <table:table-row>
          <table:table-cell table:style-name="Tabelle70.A1" office:value-type="string">
            <text:p text:style-name="P194"><text:span text:style-name="T2">C</text:span>ompare</text:p>
          </table:table-cell>
          <table:table-cell table:style-name="Tabelle70.B1" office:value-type="string">
            <text:p text:style-name="P194"><text:span text:style-name="T2">C</text:span>ompare to</text:p>
          </table:table-cell>
        </table:table-row>
        <table:table-row>
          <table:table-cell table:style-name="Tabelle70.A2" office:value-type="string">
            <text:p text:style-name="P254">String</text:p>
          </table:table-cell>
          <table:table-cell table:style-name="Tabelle70.B2" office:value-type="string">
            <text:p text:style-name="P254">String</text:p>
          </table:table-cell>
        </table:table-row>
        <table:table-row>
          <table:table-cell table:style-name="Tabelle70.A10" office:value-type="string">
            <text:p text:style-name="P274">Boolean</text:p>
          </table:table-cell>
          <table:table-cell table:style-name="Tabelle70.B10" office:value-type="string">
            <text:p text:style-name="P274">Boolean</text:p>
          </table:table-cell>
        </table:table-row>
        <table:table-row>
          <table:table-cell table:style-name="Tabelle70.A10" office:value-type="string">
            <text:p text:style-name="P274">Date</text:p>
          </table:table-cell>
          <table:table-cell table:style-name="Tabelle70.B10" office:value-type="string">
            <text:p text:style-name="P274">Date</text:p>
          </table:table-cell>
        </table:table-row>
        <table:table-row>
          <table:table-cell table:style-name="Tabelle70.A10" office:value-type="string">
            <text:p text:style-name="P274">Date</text:p>
          </table:table-cell>
          <table:table-cell table:style-name="Tabelle70.B10" office:value-type="string">
            <text:p text:style-name="P274">String</text:p>
          </table:table-cell>
        </table:table-row>
        <table:table-row>
          <table:table-cell table:style-name="Tabelle70.A10" office:value-type="string">
            <text:p text:style-name="P274">Double</text:p>
          </table:table-cell>
          <table:table-cell table:style-name="Tabelle70.B10" office:value-type="string">
            <text:p text:style-name="P274">Double</text:p>
          </table:table-cell>
        </table:table-row>
        <table:table-row>
          <table:table-cell table:style-name="Tabelle70.A10" office:value-type="string">
            <text:p text:style-name="P274">Float</text:p>
          </table:table-cell>
          <table:table-cell table:style-name="Tabelle70.B10" office:value-type="string">
            <text:p text:style-name="P274">Float</text:p>
          </table:table-cell>
        </table:table-row>
        <table:table-row>
          <table:table-cell table:style-name="Tabelle70.A10" office:value-type="string">
            <text:p text:style-name="P274">Integer</text:p>
          </table:table-cell>
          <table:table-cell table:style-name="Tabelle70.B10" office:value-type="string">
            <text:p text:style-name="P274">Integer</text:p>
          </table:table-cell>
        </table:table-row>
        <table:table-row>
          <table:table-cell table:style-name="Tabelle70.A10" office:value-type="string">
            <text:p text:style-name="P274">Integer</text:p>
          </table:table-cell>
          <table:table-cell table:style-name="Tabelle70.B10" office:value-type="string">
            <text:p text:style-name="P274">Long</text:p>
          </table:table-cell>
        </table:table-row>
        <table:table-row>
          <table:table-cell table:style-name="Tabelle70.A10" office:value-type="string">
            <text:p text:style-name="P274">Long</text:p>
          </table:table-cell>
          <table:table-cell table:style-name="Tabelle70.B10" office:value-type="string">
            <text:p text:style-name="P274">Integer</text:p>
          </table:table-cell>
        </table:table-row>
        <table:table-row>
          <table:table-cell table:style-name="Tabelle70.A11" office:value-type="string">
            <text:p text:style-name="P274">Long</text:p>
          </table:table-cell>
          <table:table-cell table:style-name="Tabelle70.B11" office:value-type="string">
            <text:p text:style-name="P274">Long</text:p>
          </table:table-cell>
        </table:table-row>
      </table:table>
      <text:p text:style-name="P440">Special Notes:</text:p>
      <table:table table:name="Tabelle71" table:style-name="Tabelle71">
        <table:table-column table:style-name="Tabelle71.A"/>
        <table:table-column table:style-name="Tabelle71.B"/>
        <table:table-row>
          <table:table-cell table:style-name="Tabelle71.A1" office:value-type="string">
            <text:p text:style-name="P194"><text:span text:style-name="T2">C</text:span>ompare</text:p>
          </table:table-cell>
          <table:table-cell table:style-name="Tabelle71.B1" office:value-type="string">
            <text:p text:style-name="P194"><text:span text:style-name="T2">C</text:span>ompare to</text:p>
          </table:table-cell>
        </table:table-row>
        <table:table-row>
          <table:table-cell table:style-name="Tabelle71.A2" office:value-type="string">
            <text:p text:style-name="P254">String</text:p>
          </table:table-cell>
          <table:table-cell table:style-name="Tabelle71.B2" office:value-type="string">
            <text:p text:style-name="P254">String</text:p>
          </table:table-cell>
        </table:table-row>
        <table:table-row>
          <table:table-cell table:style-name="Tabelle71.A3" table:number-columns-spanned="2" office:value-type="string">
            <text:p text:style-name="P316">Note:</text:p>
            <text:p text:style-name="P316"><text:span text:style-name="T5">T</text:span>he default is to compare the values case sensitive.</text:p>
          </table:table-cell>
          <table:covered-table-cell/>
        </table:table-row>
        <table:table-row>
          <table:table-cell table:style-name="Tabelle71.A4" office:value-type="string">
            <text:p text:style-name="P194"><text:span text:style-name="T1">Optional a</text:span>dditional Parameter</text:p>
          </table:table-cell>
          <table:table-cell table:style-name="Tabelle71.B4" office:value-type="string">
            <text:p text:style-name="P235">Explanation</text:p>
          </table:table-cell>
        </table:table-row>
        <table:table-row>
          <table:table-cell table:style-name="Tabelle71.A5" office:value-type="string">
            <text:p text:style-name="P254"><text:span text:style-name="T4">Parameter 1: </text:span>Boolean</text:p>
          </table:table-cell>
          <table:table-cell table:style-name="Tabelle71.B5" office:value-type="string">
            <text:p text:style-name="P331">Ignore case <text:span text:style-name="T3">differences during comparison.</text:span></text:p>
          </table:table-cell>
        </table:table-row>
      </table:table>
      <text:p text:style-name="P6"/>
      <table:table table:name="Tabelle72" table:style-name="Tabelle72">
        <table:table-column table:style-name="Tabelle72.A"/>
        <table:table-column table:style-name="Tabelle72.B"/>
        <table:table-row>
          <table:table-cell table:style-name="Tabelle72.A1" office:value-type="string">
            <text:p text:style-name="P194"><text:span text:style-name="T2">C</text:span>ompare</text:p>
          </table:table-cell>
          <table:table-cell table:style-name="Tabelle72.B1" office:value-type="string">
            <text:p text:style-name="P194"><text:span text:style-name="T2">C</text:span>ompare to</text:p>
          </table:table-cell>
        </table:table-row>
        <table:table-row>
          <table:table-cell table:style-name="Tabelle72.A2" office:value-type="string">
            <text:p text:style-name="P341">Date</text:p>
          </table:table-cell>
          <table:table-cell table:style-name="Tabelle72.B2" office:value-type="string">
            <text:p text:style-name="P341">String</text:p>
          </table:table-cell>
        </table:table-row>
        <table:table-row>
          <table:table-cell table:style-name="Tabelle72.A3" table:number-columns-spanned="2" office:value-type="string">
            <text:p text:style-name="P316">Note:</text:p>
            <text:p text:style-name="P341">The „compare to“ <text:span text:style-name="T6">String </text:span>value will be converted internally to a date, using <text:s/>the default date format, <text:span text:style-name="T39">if no different date format is specified.</text:span></text:p>
          </table:table-cell>
          <table:covered-table-cell/>
        </table:table-row>
        <table:table-row>
          <table:table-cell table:style-name="Tabelle72.A4" office:value-type="string">
            <text:p text:style-name="P194"><text:span text:style-name="T1">Optional a</text:span>dditional Parameter</text:p>
          </table:table-cell>
          <table:table-cell table:style-name="Tabelle72.B4" office:value-type="string">
            <text:p text:style-name="P235">Explanation</text:p>
          </table:table-cell>
        </table:table-row>
        <table:table-row>
          <table:table-cell table:style-name="Tabelle72.A5" office:value-type="string">
            <text:p text:style-name="P346">Parameter 1: String</text:p>
          </table:table-cell>
          <table:table-cell table:style-name="Tabelle72.B5" office:value-type="string">
            <text:p text:style-name="P346">Provide a date format <text:span text:style-name="T7">if </text:span>different from the default.</text:p>
          </table:table-cell>
        </table:table-row>
      </table:table>
      <text:p text:style-name="P496"><text:bookmark-start text:name="__RefHeading___Toc1490_1468108940"/><text:soft-page-break/>Check Is <text:span text:style-name="T39">Not </text:span>Equal<text:bookmark-end text:name="__RefHeading___Toc1490_1468108940"/></text:p>
      <table:table table:name="Tabelle1" table:style-name="Tabelle1">
        <table:table-column table:style-name="Tabelle1.A"/>
        <table:table-column table:style-name="Tabelle1.B"/>
        <table:table-row>
          <table:table-cell table:style-name="Tabelle1.A1" office:value-type="string">
            <text:p text:style-name="P6">Purpose:</text:p>
          </table:table-cell>
          <table:table-cell table:style-name="Tabelle1.B1" office:value-type="string">
            <text:p text:style-name="P101">Check <text:span text:style-name="T40">i</text:span>f <text:span text:style-name="T3">two </text:span>values <text:span text:style-name="T40">are not equal</text:span></text:p>
          </table:table-cell>
        </table:table-row>
        <table:table-row>
          <table:table-cell table:style-name="Tabelle1.A2" office:value-type="string">
            <text:p text:style-name="P106">Java Class:</text:p>
          </table:table-cell>
          <table:table-cell table:style-name="Tabelle1.B2" office:value-type="string">
            <text:p text:style-name="P106">CheckIsNotEqual</text:p>
          </table:table-cell>
        </table:table-row>
        <table:table-row>
          <table:table-cell table:style-name="Tabelle1.A2" office:value-type="string">
            <text:p text:style-name="P46">Interface Name:</text:p>
          </table:table-cell>
          <table:table-cell table:style-name="Tabelle1.B3" office:value-type="string">
            <text:p text:style-name="P46">is <text:span text:style-name="T39">not </text:span>equal to</text:p>
          </table:table-cell>
        </table:table-row>
      </table:table>
      <text:p text:style-name="P440">Possible comparisons:</text:p>
      <table:table table:name="Tabelle2" table:style-name="Tabelle2">
        <table:table-column table:style-name="Tabelle2.A"/>
        <table:table-column table:style-name="Tabelle2.B"/>
        <table:table-row>
          <table:table-cell table:style-name="Tabelle2.A1" office:value-type="string">
            <text:p text:style-name="P194"><text:span text:style-name="T2">C</text:span>ompare</text:p>
          </table:table-cell>
          <table:table-cell table:style-name="Tabelle2.B1" office:value-type="string">
            <text:p text:style-name="P194"><text:span text:style-name="T2">C</text:span>ompare to</text:p>
          </table:table-cell>
        </table:table-row>
        <table:table-row>
          <table:table-cell table:style-name="Tabelle2.A2" office:value-type="string">
            <text:p text:style-name="P254">String</text:p>
          </table:table-cell>
          <table:table-cell table:style-name="Tabelle2.B2" office:value-type="string">
            <text:p text:style-name="P254">String</text:p>
          </table:table-cell>
        </table:table-row>
        <table:table-row>
          <table:table-cell table:style-name="Tabelle2.A10" office:value-type="string">
            <text:p text:style-name="P274">Boolean</text:p>
          </table:table-cell>
          <table:table-cell table:style-name="Tabelle2.B10" office:value-type="string">
            <text:p text:style-name="P274">Boolean</text:p>
          </table:table-cell>
        </table:table-row>
        <table:table-row>
          <table:table-cell table:style-name="Tabelle2.A10" office:value-type="string">
            <text:p text:style-name="P274">Date</text:p>
          </table:table-cell>
          <table:table-cell table:style-name="Tabelle2.B10" office:value-type="string">
            <text:p text:style-name="P274">Date</text:p>
          </table:table-cell>
        </table:table-row>
        <table:table-row>
          <table:table-cell table:style-name="Tabelle2.A10" office:value-type="string">
            <text:p text:style-name="P274">Date</text:p>
          </table:table-cell>
          <table:table-cell table:style-name="Tabelle2.B10" office:value-type="string">
            <text:p text:style-name="P274">String</text:p>
          </table:table-cell>
        </table:table-row>
        <table:table-row>
          <table:table-cell table:style-name="Tabelle2.A10" office:value-type="string">
            <text:p text:style-name="P274">Double</text:p>
          </table:table-cell>
          <table:table-cell table:style-name="Tabelle2.B10" office:value-type="string">
            <text:p text:style-name="P274">Double</text:p>
          </table:table-cell>
        </table:table-row>
        <table:table-row>
          <table:table-cell table:style-name="Tabelle2.A10" office:value-type="string">
            <text:p text:style-name="P274">Float</text:p>
          </table:table-cell>
          <table:table-cell table:style-name="Tabelle2.B10" office:value-type="string">
            <text:p text:style-name="P274">Float</text:p>
          </table:table-cell>
        </table:table-row>
        <table:table-row>
          <table:table-cell table:style-name="Tabelle2.A10" office:value-type="string">
            <text:p text:style-name="P274">Integer</text:p>
          </table:table-cell>
          <table:table-cell table:style-name="Tabelle2.B10" office:value-type="string">
            <text:p text:style-name="P274">Integer</text:p>
          </table:table-cell>
        </table:table-row>
        <table:table-row>
          <table:table-cell table:style-name="Tabelle2.A10" office:value-type="string">
            <text:p text:style-name="P274">Integer</text:p>
          </table:table-cell>
          <table:table-cell table:style-name="Tabelle2.B10" office:value-type="string">
            <text:p text:style-name="P274">Long</text:p>
          </table:table-cell>
        </table:table-row>
        <table:table-row>
          <table:table-cell table:style-name="Tabelle2.A10" office:value-type="string">
            <text:p text:style-name="P274">Long</text:p>
          </table:table-cell>
          <table:table-cell table:style-name="Tabelle2.B10" office:value-type="string">
            <text:p text:style-name="P274">Integer</text:p>
          </table:table-cell>
        </table:table-row>
        <table:table-row>
          <table:table-cell table:style-name="Tabelle2.A11" office:value-type="string">
            <text:p text:style-name="P274">Long</text:p>
          </table:table-cell>
          <table:table-cell table:style-name="Tabelle2.B11" office:value-type="string">
            <text:p text:style-name="P274">Long</text:p>
          </table:table-cell>
        </table:table-row>
      </table:table>
      <text:p text:style-name="P440">Special Notes:</text:p>
      <table:table table:name="Tabelle4" table:style-name="Tabelle4">
        <table:table-column table:style-name="Tabelle4.A"/>
        <table:table-column table:style-name="Tabelle4.B"/>
        <table:table-row>
          <table:table-cell table:style-name="Tabelle4.A1" office:value-type="string">
            <text:p text:style-name="P194"><text:span text:style-name="T2">C</text:span>ompare</text:p>
          </table:table-cell>
          <table:table-cell table:style-name="Tabelle4.B1" office:value-type="string">
            <text:p text:style-name="P194"><text:span text:style-name="T2">C</text:span>ompare to</text:p>
          </table:table-cell>
        </table:table-row>
        <table:table-row>
          <table:table-cell table:style-name="Tabelle4.A2" office:value-type="string">
            <text:p text:style-name="P254">String</text:p>
          </table:table-cell>
          <table:table-cell table:style-name="Tabelle4.B2" office:value-type="string">
            <text:p text:style-name="P254">String</text:p>
          </table:table-cell>
        </table:table-row>
        <table:table-row>
          <table:table-cell table:style-name="Tabelle4.A3" table:number-columns-spanned="2" office:value-type="string">
            <text:p text:style-name="P316">Note:</text:p>
            <text:p text:style-name="P316"><text:span text:style-name="T5">T</text:span>he default is to compare the values case sensitive.</text:p>
          </table:table-cell>
          <table:covered-table-cell/>
        </table:table-row>
        <table:table-row>
          <table:table-cell table:style-name="Tabelle4.A4" office:value-type="string">
            <text:p text:style-name="P194"><text:span text:style-name="T1">Optional a</text:span>dditional Parameter</text:p>
          </table:table-cell>
          <table:table-cell table:style-name="Tabelle4.B4" office:value-type="string">
            <text:p text:style-name="P235">Explanation</text:p>
          </table:table-cell>
        </table:table-row>
        <table:table-row>
          <table:table-cell table:style-name="Tabelle4.A5" office:value-type="string">
            <text:p text:style-name="P254"><text:span text:style-name="T4">Parameter 1: </text:span>Boolean</text:p>
          </table:table-cell>
          <table:table-cell table:style-name="Tabelle4.B5" office:value-type="string">
            <text:p text:style-name="P331">Ignore case <text:span text:style-name="T3">differences during comparison.</text:span></text:p>
          </table:table-cell>
        </table:table-row>
      </table:table>
      <text:p text:style-name="P6"/>
      <table:table table:name="Tabelle11" table:style-name="Tabelle11">
        <table:table-column table:style-name="Tabelle11.A"/>
        <table:table-column table:style-name="Tabelle11.B"/>
        <table:table-row>
          <table:table-cell table:style-name="Tabelle11.A1" office:value-type="string">
            <text:p text:style-name="P194"><text:span text:style-name="T2">C</text:span>ompare</text:p>
          </table:table-cell>
          <table:table-cell table:style-name="Tabelle11.B1" office:value-type="string">
            <text:p text:style-name="P194"><text:span text:style-name="T2">C</text:span>ompare to</text:p>
          </table:table-cell>
        </table:table-row>
        <table:table-row>
          <table:table-cell table:style-name="Tabelle11.A2" office:value-type="string">
            <text:p text:style-name="P341">Date</text:p>
          </table:table-cell>
          <table:table-cell table:style-name="Tabelle11.B2" office:value-type="string">
            <text:p text:style-name="P341">String</text:p>
          </table:table-cell>
        </table:table-row>
        <table:table-row>
          <table:table-cell table:style-name="Tabelle11.A3" table:number-columns-spanned="2" office:value-type="string">
            <text:p text:style-name="P316">Note:</text:p>
            <text:p text:style-name="P341">The „compare to“ <text:span text:style-name="T6">String </text:span>value will be converted internally to a date, using <text:s/>the default date format, <text:span text:style-name="T39">if no different date format is specified.</text:span></text:p>
          </table:table-cell>
          <table:covered-table-cell/>
        </table:table-row>
        <table:table-row>
          <table:table-cell table:style-name="Tabelle11.A4" office:value-type="string">
            <text:p text:style-name="P194"><text:span text:style-name="T1">Optional a</text:span>dditional Parameter</text:p>
          </table:table-cell>
          <table:table-cell table:style-name="Tabelle11.B4" office:value-type="string">
            <text:p text:style-name="P235">Explanation</text:p>
          </table:table-cell>
        </table:table-row>
        <table:table-row>
          <table:table-cell table:style-name="Tabelle11.A5" office:value-type="string">
            <text:p text:style-name="P346">Parameter 1: String</text:p>
          </table:table-cell>
          <table:table-cell table:style-name="Tabelle11.B5" office:value-type="string">
            <text:p text:style-name="P346">Provide a date format <text:span text:style-name="T7">if </text:span>different from the default.</text:p>
          </table:table-cell>
        </table:table-row>
      </table:table>
      <text:p text:style-name="Überschrift_20_Checks"><text:bookmark-start text:name="__RefHeading___Toc1080_1468108940"/><text:soft-page-break/>Check <text:span text:style-name="T8">Contains</text:span><text:bookmark-end text:name="__RefHeading___Toc1080_1468108940"/></text:p>
      <table:table table:name="Tabelle3" table:style-name="Tabelle3">
        <table:table-column table:style-name="Tabelle3.A"/>
        <table:table-column table:style-name="Tabelle3.B"/>
        <table:table-row>
          <table:table-cell table:style-name="Tabelle3.A1" office:value-type="string">
            <text:p text:style-name="P11">Purpose:</text:p>
          </table:table-cell>
          <table:table-cell table:style-name="Tabelle3.B1" office:value-type="string">
            <text:p text:style-name="P41">Check <text:span text:style-name="T8">if a value contains a given other value</text:span></text:p>
          </table:table-cell>
        </table:table-row>
        <table:table-row>
          <table:table-cell table:style-name="Tabelle3.A2" office:value-type="string">
            <text:p text:style-name="P107">Java Class:</text:p>
          </table:table-cell>
          <table:table-cell table:style-name="Tabelle3.B2" office:value-type="string">
            <text:p text:style-name="P107">CheckContains</text:p>
          </table:table-cell>
        </table:table-row>
        <table:table-row>
          <table:table-cell table:style-name="Tabelle3.A2" office:value-type="string">
            <text:p text:style-name="P43">Interface Name</text:p>
          </table:table-cell>
          <table:table-cell table:style-name="Tabelle3.B3" office:value-type="string">
            <text:p text:style-name="P43">contains</text:p>
          </table:table-cell>
        </table:table-row>
      </table:table>
      <text:p text:style-name="Überschrift_20_klein_20_Checks_20_">Possible comparisons:</text:p>
      <table:table table:name="Tabelle5" table:style-name="Tabelle5">
        <table:table-column table:style-name="Tabelle5.A"/>
        <table:table-column table:style-name="Tabelle5.B"/>
        <table:table-row>
          <table:table-cell table:style-name="Tabelle5.A1" office:value-type="string">
            <text:p text:style-name="P183"><text:span text:style-name="T2">C</text:span>ompare</text:p>
          </table:table-cell>
          <table:table-cell table:style-name="Tabelle5.B1" office:value-type="string">
            <text:p text:style-name="P183"><text:span text:style-name="T2">C</text:span>ompare to</text:p>
          </table:table-cell>
        </table:table-row>
        <table:table-row>
          <table:table-cell table:style-name="Tabelle5.A2" office:value-type="string">
            <text:p text:style-name="P248">String</text:p>
          </table:table-cell>
          <table:table-cell table:style-name="Tabelle5.B2" office:value-type="string">
            <text:p text:style-name="P248">String</text:p>
          </table:table-cell>
        </table:table-row>
      </table:table>
      <text:p text:style-name="Überschrift_20_klein_20_Checks_20_">Special Notes:</text:p>
      <table:table table:name="Tabelle6" table:style-name="Tabelle6">
        <table:table-column table:style-name="Tabelle6.A"/>
        <table:table-column table:style-name="Tabelle6.B"/>
        <table:table-row>
          <table:table-cell table:style-name="Tabelle6.A1" office:value-type="string">
            <text:p text:style-name="P183"><text:span text:style-name="T2">C</text:span>ompare</text:p>
          </table:table-cell>
          <table:table-cell table:style-name="Tabelle6.B1" office:value-type="string">
            <text:p text:style-name="P183"><text:span text:style-name="T2">C</text:span>ompare to</text:p>
          </table:table-cell>
        </table:table-row>
        <table:table-row>
          <table:table-cell table:style-name="Tabelle6.A2" office:value-type="string">
            <text:p text:style-name="P248">String</text:p>
          </table:table-cell>
          <table:table-cell table:style-name="Tabelle6.B2" office:value-type="string">
            <text:p text:style-name="P248">String</text:p>
          </table:table-cell>
        </table:table-row>
        <table:table-row>
          <table:table-cell table:style-name="Tabelle6.A3" table:number-columns-spanned="2" office:value-type="string">
            <text:p text:style-name="P305">Note:</text:p>
            <text:p text:style-name="P305"><text:span text:style-name="T5">T</text:span>he default is to compare the values case sensitive.</text:p>
          </table:table-cell>
          <table:covered-table-cell/>
        </table:table-row>
        <table:table-row>
          <table:table-cell table:style-name="Tabelle6.A4" office:value-type="string">
            <text:p text:style-name="P183"><text:span text:style-name="T1">Optional a</text:span>dditional Parameter</text:p>
          </table:table-cell>
          <table:table-cell table:style-name="Tabelle6.B4" office:value-type="string">
            <text:p text:style-name="P224">Explanation</text:p>
          </table:table-cell>
        </table:table-row>
        <table:table-row>
          <table:table-cell table:style-name="Tabelle6.A5" office:value-type="string">
            <text:p text:style-name="P248"><text:span text:style-name="T4">Parameter 1: </text:span>Boolean</text:p>
          </table:table-cell>
          <table:table-cell table:style-name="Tabelle6.B5" office:value-type="string">
            <text:p text:style-name="P329">Ignore case <text:span text:style-name="T3">differences during comparison.</text:span></text:p>
          </table:table-cell>
        </table:table-row>
      </table:table>
      <text:p text:style-name="P175"/>
      <text:p text:style-name="P487"><text:bookmark-start text:name="__RefHeading___Toc3620_565488630"/>Check <text:span text:style-name="T61">Not Contains</text:span><text:bookmark-end text:name="__RefHeading___Toc3620_565488630"/></text:p>
      <table:table table:name="Tabelle129" table:style-name="Tabelle129">
        <table:table-column table:style-name="Tabelle129.A"/>
        <table:table-column table:style-name="Tabelle129.B"/>
        <table:table-row>
          <table:table-cell table:style-name="Tabelle129.A1" office:value-type="string">
            <text:p text:style-name="P37">Purpose:</text:p>
          </table:table-cell>
          <table:table-cell table:style-name="Tabelle129.B1" office:value-type="string">
            <text:p text:style-name="P162">Check <text:span text:style-name="T8">if a value does not contain a given other value</text:span></text:p>
          </table:table-cell>
        </table:table-row>
        <table:table-row>
          <table:table-cell table:style-name="Tabelle129.A2" office:value-type="string">
            <text:p text:style-name="P136">Java Class:</text:p>
          </table:table-cell>
          <table:table-cell table:style-name="Tabelle129.B2" office:value-type="string">
            <text:p text:style-name="P136">Check<text:span text:style-name="T61">Not</text:span>Contains</text:p>
          </table:table-cell>
        </table:table-row>
        <table:table-row>
          <table:table-cell table:style-name="Tabelle129.A2" office:value-type="string">
            <text:p text:style-name="P49">Interface Name</text:p>
          </table:table-cell>
          <table:table-cell table:style-name="Tabelle129.B3" office:value-type="string">
            <text:p text:style-name="P49"><text:span text:style-name="T61">not </text:span>contains</text:p>
          </table:table-cell>
        </table:table-row>
      </table:table>
      <text:p text:style-name="P461">Possible comparisons:</text:p>
      <table:table table:name="Tabelle130" table:style-name="Tabelle130">
        <table:table-column table:style-name="Tabelle130.A"/>
        <table:table-column table:style-name="Tabelle130.B"/>
        <table:table-row>
          <table:table-cell table:style-name="Tabelle130.A1" office:value-type="string">
            <text:p text:style-name="P220"><text:span text:style-name="T2">C</text:span>ompare</text:p>
          </table:table-cell>
          <table:table-cell table:style-name="Tabelle130.B1" office:value-type="string">
            <text:p text:style-name="P220"><text:span text:style-name="T2">C</text:span>ompare to</text:p>
          </table:table-cell>
        </table:table-row>
        <table:table-row>
          <table:table-cell table:style-name="Tabelle130.A2" office:value-type="string">
            <text:p text:style-name="P271">String</text:p>
          </table:table-cell>
          <table:table-cell table:style-name="Tabelle130.B2" office:value-type="string">
            <text:p text:style-name="P271">String</text:p>
          </table:table-cell>
        </table:table-row>
      </table:table>
      <text:p text:style-name="P461">Special Notes:</text:p>
      <table:table table:name="Tabelle131" table:style-name="Tabelle131">
        <table:table-column table:style-name="Tabelle131.A"/>
        <table:table-column table:style-name="Tabelle131.B"/>
        <table:table-row>
          <table:table-cell table:style-name="Tabelle131.A1" office:value-type="string">
            <text:p text:style-name="P220"><text:span text:style-name="T2">C</text:span>ompare</text:p>
          </table:table-cell>
          <table:table-cell table:style-name="Tabelle131.B1" office:value-type="string">
            <text:p text:style-name="P220"><text:span text:style-name="T2">C</text:span>ompare to</text:p>
          </table:table-cell>
        </table:table-row>
        <table:table-row>
          <table:table-cell table:style-name="Tabelle131.A2" office:value-type="string">
            <text:p text:style-name="P271">String</text:p>
          </table:table-cell>
          <table:table-cell table:style-name="Tabelle131.B2" office:value-type="string">
            <text:p text:style-name="P271">String</text:p>
          </table:table-cell>
        </table:table-row>
        <table:table-row>
          <table:table-cell table:style-name="Tabelle131.A3" table:number-columns-spanned="2" office:value-type="string">
            <text:p text:style-name="P327">Note:</text:p>
            <text:p text:style-name="P327"><text:span text:style-name="T5">T</text:span>he default is to compare the values case sensitive.</text:p>
          </table:table-cell>
          <table:covered-table-cell/>
        </table:table-row>
        <table:table-row>
          <table:table-cell table:style-name="Tabelle131.A4" office:value-type="string">
            <text:p text:style-name="P220"><text:span text:style-name="T1">Optional a</text:span>dditional Parameter</text:p>
          </table:table-cell>
          <table:table-cell table:style-name="Tabelle131.B4" office:value-type="string">
            <text:p text:style-name="P246">Explanation</text:p>
          </table:table-cell>
        </table:table-row>
        <table:table-row>
          <table:table-cell table:style-name="Tabelle131.A5" office:value-type="string">
            <text:p text:style-name="P271"><text:span text:style-name="T4">Parameter 1: </text:span>Boolean</text:p>
          </table:table-cell>
          <table:table-cell table:style-name="Tabelle131.B5" office:value-type="string">
            <text:p text:style-name="P340">Ignore case <text:span text:style-name="T3">differences during comparison.</text:span></text:p>
          </table:table-cell>
        </table:table-row>
      </table:table>
      <text:p text:style-name="P176"/>
      <text:p text:style-name="P494"><text:bookmark-start text:name="__RefHeading___Toc1074_1468108940"/>Check <text:span text:style-name="T18">Is Between</text:span><text:bookmark-end text:name="__RefHeading___Toc1074_1468108940"/></text:p>
      <table:table table:name="Tabelle26" table:style-name="Tabelle26">
        <table:table-column table:style-name="Tabelle26.A"/>
        <table:table-column table:style-name="Tabelle26.B"/>
        <table:table-row>
          <table:table-cell table:style-name="Tabelle26.A1" office:value-type="string">
            <text:p text:style-name="P12">Purpose:</text:p>
          </table:table-cell>
          <table:table-cell table:style-name="Tabelle26.B1" office:value-type="string">
            <text:p text:style-name="P42">Check <text:span text:style-name="T10">if a value is between two given other values</text:span></text:p>
          </table:table-cell>
        </table:table-row>
        <table:table-row>
          <table:table-cell table:style-name="Tabelle26.A2" office:value-type="string">
            <text:p text:style-name="P108">Java Class:</text:p>
          </table:table-cell>
          <table:table-cell table:style-name="Tabelle26.B2" office:value-type="string">
            <text:p text:style-name="P108">CheckIsBetween</text:p>
          </table:table-cell>
        </table:table-row>
        <table:table-row>
          <table:table-cell table:style-name="Tabelle26.A2" office:value-type="string">
            <text:p text:style-name="P75">Interface Name:</text:p>
          </table:table-cell>
          <table:table-cell table:style-name="Tabelle26.B3" office:value-type="string">
            <text:p text:style-name="P75">is between</text:p>
          </table:table-cell>
        </table:table-row>
      </table:table>
      <text:p text:style-name="P465">Possible comparisons:</text:p>
      <table:table table:name="Tabelle27" table:style-name="Tabelle27">
        <table:table-column table:style-name="Tabelle27.A"/>
        <table:table-column table:style-name="Tabelle27.B"/>
        <table:table-row>
          <table:table-cell table:style-name="Tabelle27.A1" office:value-type="string">
            <text:p text:style-name="P184"><text:span text:style-name="T2">C</text:span>ompare</text:p>
          </table:table-cell>
          <table:table-cell table:style-name="Tabelle27.B1" office:value-type="string">
            <text:p text:style-name="P184"><text:span text:style-name="T2">C</text:span>ompare to</text:p>
          </table:table-cell>
        </table:table-row>
        <table:table-row>
          <table:table-cell table:style-name="Tabelle27.A7" office:value-type="string">
            <text:p text:style-name="P275">Double</text:p>
          </table:table-cell>
          <table:table-cell table:style-name="Tabelle27.B7" office:value-type="string">
            <text:p text:style-name="P275">Double</text:p>
          </table:table-cell>
        </table:table-row>
        <table:table-row>
          <table:table-cell table:style-name="Tabelle27.A7" office:value-type="string">
            <text:p text:style-name="P275">Float</text:p>
          </table:table-cell>
          <table:table-cell table:style-name="Tabelle27.B7" office:value-type="string">
            <text:p text:style-name="P275">Float</text:p>
          </table:table-cell>
        </table:table-row>
        <table:table-row>
          <table:table-cell table:style-name="Tabelle27.A7" office:value-type="string">
            <text:p text:style-name="P275">Float</text:p>
          </table:table-cell>
          <table:table-cell table:style-name="Tabelle27.B7" office:value-type="string">
            <text:p text:style-name="P275">String</text:p>
          </table:table-cell>
        </table:table-row>
        <table:table-row>
          <table:table-cell table:style-name="Tabelle27.A7" office:value-type="string">
            <text:p text:style-name="P275">Integer</text:p>
          </table:table-cell>
          <table:table-cell table:style-name="Tabelle27.B7" office:value-type="string">
            <text:p text:style-name="P275">Integer</text:p>
          </table:table-cell>
        </table:table-row>
        <table:table-row>
          <table:table-cell table:style-name="Tabelle27.A7" office:value-type="string">
            <text:p text:style-name="P275">Integer</text:p>
          </table:table-cell>
          <table:table-cell table:style-name="Tabelle27.B7" office:value-type="string">
            <text:p text:style-name="P275">String</text:p>
          </table:table-cell>
        </table:table-row>
        <table:table-row>
          <table:table-cell table:style-name="Tabelle27.A7" office:value-type="string">
            <text:p text:style-name="P275">Long</text:p>
          </table:table-cell>
          <table:table-cell table:style-name="Tabelle27.B7" office:value-type="string">
            <text:p text:style-name="P275">Long</text:p>
          </table:table-cell>
        </table:table-row>
        <table:table-row>
          <table:table-cell table:style-name="Tabelle27.A8" office:value-type="string">
            <text:p text:style-name="P275">Long</text:p>
          </table:table-cell>
          <table:table-cell table:style-name="Tabelle27.B8" office:value-type="string">
            <text:p text:style-name="P275">String</text:p>
          </table:table-cell>
        </table:table-row>
      </table:table>
      <text:p text:style-name="Überschrift_20_klein_20_Checks_20_">Special Notes:</text:p>
      <table:table table:name="Tabelle28" table:style-name="Tabelle28">
        <table:table-column table:style-name="Tabelle28.A"/>
        <table:table-column table:style-name="Tabelle28.B"/>
        <table:table-row>
          <table:table-cell table:style-name="Tabelle28.A1" office:value-type="string">
            <text:p text:style-name="P184"><text:span text:style-name="T2">C</text:span>ompare</text:p>
          </table:table-cell>
          <table:table-cell table:style-name="Tabelle28.B1" office:value-type="string">
            <text:p text:style-name="P184"><text:span text:style-name="T2">C</text:span>ompare to</text:p>
          </table:table-cell>
        </table:table-row>
        <table:table-row>
          <table:table-cell table:style-name="Tabelle28.A2" office:value-type="string">
            <text:p text:style-name="P349">Double</text:p>
          </table:table-cell>
          <table:table-cell table:style-name="Tabelle28.B2" office:value-type="string">
            <text:p text:style-name="P349">Double</text:p>
          </table:table-cell>
        </table:table-row>
        <table:table-row>
          <table:table-cell table:style-name="Tabelle28.A3" table:number-columns-spanned="2" office:value-type="string">
            <text:p text:style-name="P306">Note:</text:p>
            <text:p text:style-name="P354">The „compare to“ value define<text:span text:style-name="T24">s</text:span> the lower limit to check against.</text:p>
          </table:table-cell>
          <table:covered-table-cell/>
        </table:table-row>
        <table:table-row>
          <table:table-cell table:style-name="Tabelle28.A4" office:value-type="string">
            <text:p text:style-name="P184"><text:span text:style-name="T19">Required a</text:span>dditional Parameter</text:p>
          </table:table-cell>
          <table:table-cell table:style-name="Tabelle28.B4" office:value-type="string">
            <text:p text:style-name="P225">Explanation</text:p>
          </table:table-cell>
        </table:table-row>
        <table:table-row>
          <table:table-cell table:style-name="Tabelle28.A5" office:value-type="string">
            <text:p text:style-name="P387">Parameter 1: Double</text:p>
          </table:table-cell>
          <table:table-cell table:style-name="Tabelle28.B5" office:value-type="string">
            <text:p text:style-name="P349">Specif<text:span text:style-name="T22">y</text:span> the upper limit <text:span text:style-name="T20">to check against</text:span></text:p>
          </table:table-cell>
        </table:table-row>
      </table:table>
      <text:p text:style-name="P9"/>
      <table:table table:name="Tabelle29" table:style-name="Tabelle29">
        <table:table-column table:style-name="Tabelle29.A"/>
        <table:table-column table:style-name="Tabelle29.B"/>
        <table:table-row>
          <table:table-cell table:style-name="Tabelle29.A1" office:value-type="string">
            <text:p text:style-name="P199"><text:span text:style-name="T2">C</text:span>ompare</text:p>
          </table:table-cell>
          <table:table-cell table:style-name="Tabelle29.B1" office:value-type="string">
            <text:p text:style-name="P199"><text:span text:style-name="T2">C</text:span>ompare to</text:p>
          </table:table-cell>
        </table:table-row>
        <table:table-row>
          <table:table-cell table:style-name="Tabelle29.A2" office:value-type="string">
            <text:p text:style-name="P359">Float</text:p>
          </table:table-cell>
          <table:table-cell table:style-name="Tabelle29.B2" office:value-type="string">
            <text:p text:style-name="P359">Float</text:p>
          </table:table-cell>
        </table:table-row>
        <table:table-row>
          <table:table-cell table:style-name="Tabelle29.A3" table:number-columns-spanned="2" office:value-type="string">
            <text:p text:style-name="P307">Note:</text:p>
            <text:p text:style-name="P355">The „compare to“ value define<text:span text:style-name="T24">s</text:span> the lower limit to check against.</text:p>
          </table:table-cell>
          <table:covered-table-cell/>
        </table:table-row>
        <table:table-row>
          <table:table-cell table:style-name="Tabelle29.A4" office:value-type="string">
            <text:p text:style-name="P199"><text:span text:style-name="T19">Required a</text:span>dditional Parameter</text:p>
          </table:table-cell>
          <table:table-cell table:style-name="Tabelle29.B4" office:value-type="string">
            <text:p text:style-name="P226">Explanation</text:p>
          </table:table-cell>
        </table:table-row>
        <table:table-row>
          <table:table-cell table:style-name="Tabelle29.A5" office:value-type="string">
            <text:p text:style-name="P388">Parameter 1: Float</text:p>
          </table:table-cell>
          <table:table-cell table:style-name="Tabelle29.B5" office:value-type="string">
            <text:p text:style-name="P350">Specif<text:span text:style-name="T22">y</text:span> the upper limit <text:span text:style-name="T20">to check against</text:span></text:p>
          </table:table-cell>
        </table:table-row>
      </table:table>
      <text:p text:style-name="P168"/>
      <table:table table:name="Tabelle31" table:style-name="Tabelle31">
        <table:table-column table:style-name="Tabelle31.A"/>
        <table:table-column table:style-name="Tabelle31.B"/>
        <text:soft-page-break/>
        <table:table-row>
          <table:table-cell table:style-name="Tabelle31.A1" office:value-type="string">
            <text:p text:style-name="P201"><text:span text:style-name="T2">C</text:span>ompare</text:p>
          </table:table-cell>
          <table:table-cell table:style-name="Tabelle31.B1" office:value-type="string">
            <text:p text:style-name="P201"><text:span text:style-name="T2">C</text:span>ompare to</text:p>
          </table:table-cell>
        </table:table-row>
        <table:table-row>
          <table:table-cell table:style-name="Tabelle31.A2" office:value-type="string">
            <text:p text:style-name="P363">Float</text:p>
          </table:table-cell>
          <table:table-cell table:style-name="Tabelle31.B2" office:value-type="string">
            <text:p text:style-name="P363">String</text:p>
          </table:table-cell>
        </table:table-row>
        <table:table-row>
          <table:table-cell table:style-name="Tabelle31.A3" table:number-columns-spanned="2" office:value-type="string">
            <text:p text:style-name="P309">Note:</text:p>
            <text:p text:style-name="P357">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31.A4" office:value-type="string">
            <text:p text:style-name="P201"><text:span text:style-name="T25">Optional a</text:span>dditional Parameter</text:p>
          </table:table-cell>
          <table:table-cell table:style-name="Tabelle31.B4" office:value-type="string">
            <text:p text:style-name="P228">Explanation</text:p>
          </table:table-cell>
        </table:table-row>
        <table:table-row>
          <table:table-cell table:style-name="Tabelle31.A5" office:value-type="string">
            <text:p text:style-name="P259"/>
          </table:table-cell>
          <table:table-cell table:style-name="Tabelle31.B5" office:value-type="string">
            <text:p text:style-name="P352"/>
          </table:table-cell>
        </table:table-row>
      </table:table>
      <text:p text:style-name="P168"/>
      <table:table table:name="Tabelle30" table:style-name="Tabelle30">
        <table:table-column table:style-name="Tabelle30.A"/>
        <table:table-column table:style-name="Tabelle30.B"/>
        <table:table-row>
          <table:table-cell table:style-name="Tabelle30.A1" office:value-type="string">
            <text:p text:style-name="P199"><text:span text:style-name="T2">C</text:span>ompare</text:p>
          </table:table-cell>
          <table:table-cell table:style-name="Tabelle30.B1" office:value-type="string">
            <text:p text:style-name="P199"><text:span text:style-name="T2">C</text:span>ompare to</text:p>
          </table:table-cell>
        </table:table-row>
        <table:table-row>
          <table:table-cell table:style-name="Tabelle30.A2" office:value-type="string">
            <text:p text:style-name="P359">Integer</text:p>
          </table:table-cell>
          <table:table-cell table:style-name="Tabelle30.B2" office:value-type="string">
            <text:p text:style-name="P359">Integer</text:p>
          </table:table-cell>
        </table:table-row>
        <table:table-row>
          <table:table-cell table:style-name="Tabelle30.A3" table:number-columns-spanned="2" office:value-type="string">
            <text:p text:style-name="P307">Note:</text:p>
            <text:p text:style-name="P355">The „compare to“ value define<text:span text:style-name="T24">s</text:span> the lower limit to check against.</text:p>
          </table:table-cell>
          <table:covered-table-cell/>
        </table:table-row>
        <table:table-row>
          <table:table-cell table:style-name="Tabelle30.A4" office:value-type="string">
            <text:p text:style-name="P199"><text:span text:style-name="T19">Required a</text:span>dditional Parameter</text:p>
          </table:table-cell>
          <table:table-cell table:style-name="Tabelle30.B4" office:value-type="string">
            <text:p text:style-name="P226">Explanation</text:p>
          </table:table-cell>
        </table:table-row>
        <table:table-row>
          <table:table-cell table:style-name="Tabelle30.A5" office:value-type="string">
            <text:p text:style-name="P388">Parameter 1: Integer</text:p>
          </table:table-cell>
          <table:table-cell table:style-name="Tabelle30.B5" office:value-type="string">
            <text:p text:style-name="P350">Specif<text:span text:style-name="T22">y</text:span> the upper limit <text:span text:style-name="T20">to check against</text:span></text:p>
          </table:table-cell>
        </table:table-row>
      </table:table>
      <text:p text:style-name="P168"/>
      <table:table table:name="Tabelle33" table:style-name="Tabelle33">
        <table:table-column table:style-name="Tabelle33.A"/>
        <table:table-column table:style-name="Tabelle33.B"/>
        <table:table-row>
          <table:table-cell table:style-name="Tabelle33.A1" office:value-type="string">
            <text:p text:style-name="P201"><text:span text:style-name="T2">C</text:span>ompare</text:p>
          </table:table-cell>
          <table:table-cell table:style-name="Tabelle33.B1" office:value-type="string">
            <text:p text:style-name="P201"><text:span text:style-name="T2">C</text:span>ompare to</text:p>
          </table:table-cell>
        </table:table-row>
        <table:table-row>
          <table:table-cell table:style-name="Tabelle33.A2" office:value-type="string">
            <text:p text:style-name="P363">Integer</text:p>
          </table:table-cell>
          <table:table-cell table:style-name="Tabelle33.B2" office:value-type="string">
            <text:p text:style-name="P363">String</text:p>
          </table:table-cell>
        </table:table-row>
        <table:table-row>
          <table:table-cell table:style-name="Tabelle33.A3" table:number-columns-spanned="2" office:value-type="string">
            <text:p text:style-name="P309">Note:</text:p>
            <text:p text:style-name="P357">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33.A4" office:value-type="string">
            <text:p text:style-name="P201"><text:span text:style-name="T25">Optional a</text:span>dditional Parameter</text:p>
          </table:table-cell>
          <table:table-cell table:style-name="Tabelle33.B4" office:value-type="string">
            <text:p text:style-name="P228">Explanation</text:p>
          </table:table-cell>
        </table:table-row>
        <table:table-row>
          <table:table-cell table:style-name="Tabelle33.A5" office:value-type="string">
            <text:p text:style-name="P259"/>
          </table:table-cell>
          <table:table-cell table:style-name="Tabelle33.B5" office:value-type="string">
            <text:p text:style-name="P352"/>
          </table:table-cell>
        </table:table-row>
      </table:table>
      <text:p text:style-name="P168"/>
      <table:table table:name="Tabelle32" table:style-name="Tabelle32">
        <table:table-column table:style-name="Tabelle32.A"/>
        <table:table-column table:style-name="Tabelle32.B"/>
        <table:table-row>
          <table:table-cell table:style-name="Tabelle32.A1" office:value-type="string">
            <text:p text:style-name="P200"><text:span text:style-name="T2">C</text:span>ompare</text:p>
          </table:table-cell>
          <table:table-cell table:style-name="Tabelle32.B1" office:value-type="string">
            <text:p text:style-name="P200"><text:span text:style-name="T2">C</text:span>ompare to</text:p>
          </table:table-cell>
        </table:table-row>
        <table:table-row>
          <table:table-cell table:style-name="Tabelle32.A2" office:value-type="string">
            <text:p text:style-name="P361">Long</text:p>
          </table:table-cell>
          <table:table-cell table:style-name="Tabelle32.B2" office:value-type="string">
            <text:p text:style-name="P361">Long</text:p>
          </table:table-cell>
        </table:table-row>
        <table:table-row>
          <table:table-cell table:style-name="Tabelle32.A3" table:number-columns-spanned="2" office:value-type="string">
            <text:p text:style-name="P308">Note:</text:p>
            <text:p text:style-name="P356">The „compare to“ value define<text:span text:style-name="T24">s</text:span> the lower limit to check against.</text:p>
          </table:table-cell>
          <table:covered-table-cell/>
        </table:table-row>
        <table:table-row>
          <table:table-cell table:style-name="Tabelle32.A4" office:value-type="string">
            <text:p text:style-name="P200"><text:span text:style-name="T19">Required a</text:span>dditional Parameter</text:p>
          </table:table-cell>
          <table:table-cell table:style-name="Tabelle32.B4" office:value-type="string">
            <text:p text:style-name="P227">Explanation</text:p>
          </table:table-cell>
        </table:table-row>
        <table:table-row>
          <table:table-cell table:style-name="Tabelle32.A5" office:value-type="string">
            <text:p text:style-name="P389">Parameter 1: Long</text:p>
          </table:table-cell>
          <table:table-cell table:style-name="Tabelle32.B5" office:value-type="string">
            <text:p text:style-name="P351">Specif<text:span text:style-name="T22">y</text:span> the upper limit <text:span text:style-name="T20">to check against</text:span></text:p>
          </table:table-cell>
        </table:table-row>
      </table:table>
      <text:p text:style-name="P168"/>
      <table:table table:name="Tabelle34" table:style-name="Tabelle34">
        <table:table-column table:style-name="Tabelle34.A"/>
        <table:table-column table:style-name="Tabelle34.B"/>
        <text:soft-page-break/>
        <table:table-row>
          <table:table-cell table:style-name="Tabelle34.A1" office:value-type="string">
            <text:p text:style-name="P201"><text:span text:style-name="T2">C</text:span>ompare</text:p>
          </table:table-cell>
          <table:table-cell table:style-name="Tabelle34.B1" office:value-type="string">
            <text:p text:style-name="P201"><text:span text:style-name="T2">C</text:span>ompare to</text:p>
          </table:table-cell>
        </table:table-row>
        <table:table-row>
          <table:table-cell table:style-name="Tabelle34.A2" office:value-type="string">
            <text:p text:style-name="P363">Long</text:p>
          </table:table-cell>
          <table:table-cell table:style-name="Tabelle34.B2" office:value-type="string">
            <text:p text:style-name="P363">String</text:p>
          </table:table-cell>
        </table:table-row>
        <table:table-row>
          <table:table-cell table:style-name="Tabelle34.A3" table:number-columns-spanned="2" office:value-type="string">
            <text:p text:style-name="P309">Note:</text:p>
            <text:p text:style-name="P357">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34.A4" office:value-type="string">
            <text:p text:style-name="P201"><text:span text:style-name="T25">Optional a</text:span>dditional Parameter</text:p>
          </table:table-cell>
          <table:table-cell table:style-name="Tabelle34.B4" office:value-type="string">
            <text:p text:style-name="P228">Explanation</text:p>
          </table:table-cell>
        </table:table-row>
        <table:table-row>
          <table:table-cell table:style-name="Tabelle34.A5" office:value-type="string">
            <text:p text:style-name="P259"/>
          </table:table-cell>
          <table:table-cell table:style-name="Tabelle34.B5" office:value-type="string">
            <text:p text:style-name="P352"/>
          </table:table-cell>
        </table:table-row>
      </table:table>
      <text:p text:style-name="P168"/>
      <text:p text:style-name="P495"><text:bookmark-start text:name="__RefHeading___Toc1469_1468108940"/>Check <text:span text:style-name="T18">Is Not Between</text:span><text:bookmark-end text:name="__RefHeading___Toc1469_1468108940"/></text:p>
      <table:table table:name="Tabelle58" table:style-name="Tabelle58">
        <table:table-column table:style-name="Tabelle58.A"/>
        <table:table-column table:style-name="Tabelle58.B"/>
        <table:table-row>
          <table:table-cell table:style-name="Tabelle58.A1" office:value-type="string">
            <text:p text:style-name="P5">Purpose:</text:p>
          </table:table-cell>
          <table:table-cell table:style-name="Tabelle58.B1" office:value-type="string">
            <text:p text:style-name="P99">Check <text:span text:style-name="T10">if a value is not between two given other values</text:span></text:p>
          </table:table-cell>
        </table:table-row>
        <table:table-row>
          <table:table-cell table:style-name="Tabelle58.A2" office:value-type="string">
            <text:p text:style-name="P109">Java Class:</text:p>
          </table:table-cell>
          <table:table-cell table:style-name="Tabelle58.B2" office:value-type="string">
            <text:p text:style-name="P109">CheckIsNotBetween</text:p>
          </table:table-cell>
        </table:table-row>
        <table:table-row>
          <table:table-cell table:style-name="Tabelle58.A2" office:value-type="string">
            <text:p text:style-name="P76">Interface Name:</text:p>
          </table:table-cell>
          <table:table-cell table:style-name="Tabelle58.B3" office:value-type="string">
            <text:p text:style-name="P76">is <text:span text:style-name="T37">not </text:span>between</text:p>
          </table:table-cell>
        </table:table-row>
      </table:table>
      <text:p text:style-name="P466">Possible comparisons:</text:p>
      <table:table table:name="Tabelle59" table:style-name="Tabelle59">
        <table:table-column table:style-name="Tabelle59.A"/>
        <table:table-column table:style-name="Tabelle59.B"/>
        <table:table-row>
          <table:table-cell table:style-name="Tabelle59.A1" office:value-type="string">
            <text:p text:style-name="P192"><text:span text:style-name="T2">C</text:span>ompare</text:p>
          </table:table-cell>
          <table:table-cell table:style-name="Tabelle59.B1" office:value-type="string">
            <text:p text:style-name="P192"><text:span text:style-name="T2">C</text:span>ompare to</text:p>
          </table:table-cell>
        </table:table-row>
        <table:table-row>
          <table:table-cell table:style-name="Tabelle59.A7" office:value-type="string">
            <text:p text:style-name="P276">Double</text:p>
          </table:table-cell>
          <table:table-cell table:style-name="Tabelle59.B7" office:value-type="string">
            <text:p text:style-name="P276">Double</text:p>
          </table:table-cell>
        </table:table-row>
        <table:table-row>
          <table:table-cell table:style-name="Tabelle59.A7" office:value-type="string">
            <text:p text:style-name="P276">Float</text:p>
          </table:table-cell>
          <table:table-cell table:style-name="Tabelle59.B7" office:value-type="string">
            <text:p text:style-name="P276">Float</text:p>
          </table:table-cell>
        </table:table-row>
        <table:table-row>
          <table:table-cell table:style-name="Tabelle59.A7" office:value-type="string">
            <text:p text:style-name="P276">Float</text:p>
          </table:table-cell>
          <table:table-cell table:style-name="Tabelle59.B7" office:value-type="string">
            <text:p text:style-name="P276">String</text:p>
          </table:table-cell>
        </table:table-row>
        <table:table-row>
          <table:table-cell table:style-name="Tabelle59.A7" office:value-type="string">
            <text:p text:style-name="P276">Integer</text:p>
          </table:table-cell>
          <table:table-cell table:style-name="Tabelle59.B7" office:value-type="string">
            <text:p text:style-name="P276">Integer</text:p>
          </table:table-cell>
        </table:table-row>
        <table:table-row>
          <table:table-cell table:style-name="Tabelle59.A7" office:value-type="string">
            <text:p text:style-name="P276">Integer</text:p>
          </table:table-cell>
          <table:table-cell table:style-name="Tabelle59.B7" office:value-type="string">
            <text:p text:style-name="P276">String</text:p>
          </table:table-cell>
        </table:table-row>
        <table:table-row>
          <table:table-cell table:style-name="Tabelle59.A7" office:value-type="string">
            <text:p text:style-name="P276">Long</text:p>
          </table:table-cell>
          <table:table-cell table:style-name="Tabelle59.B7" office:value-type="string">
            <text:p text:style-name="P276">Long</text:p>
          </table:table-cell>
        </table:table-row>
        <table:table-row>
          <table:table-cell table:style-name="Tabelle59.A8" office:value-type="string">
            <text:p text:style-name="P276">Long</text:p>
          </table:table-cell>
          <table:table-cell table:style-name="Tabelle59.B8" office:value-type="string">
            <text:p text:style-name="P276">String</text:p>
          </table:table-cell>
        </table:table-row>
      </table:table>
      <text:p text:style-name="P438">Special Notes:</text:p>
      <table:table table:name="Tabelle60" table:style-name="Tabelle60">
        <table:table-column table:style-name="Tabelle60.A"/>
        <table:table-column table:style-name="Tabelle60.B"/>
        <table:table-row>
          <table:table-cell table:style-name="Tabelle60.A1" office:value-type="string">
            <text:p text:style-name="P192"><text:span text:style-name="T2">C</text:span>ompare</text:p>
          </table:table-cell>
          <table:table-cell table:style-name="Tabelle60.B1" office:value-type="string">
            <text:p text:style-name="P192"><text:span text:style-name="T2">C</text:span>ompare to</text:p>
          </table:table-cell>
        </table:table-row>
        <table:table-row>
          <table:table-cell table:style-name="Tabelle60.A2" office:value-type="string">
            <text:p text:style-name="P353">Double</text:p>
          </table:table-cell>
          <table:table-cell table:style-name="Tabelle60.B2" office:value-type="string">
            <text:p text:style-name="P353">Double</text:p>
          </table:table-cell>
        </table:table-row>
        <table:table-row>
          <table:table-cell table:style-name="Tabelle60.A3" table:number-columns-spanned="2" office:value-type="string">
            <text:p text:style-name="P315">Note:</text:p>
            <text:p text:style-name="P358">The „compare to“ value define<text:span text:style-name="T24">s</text:span> the lower limit to check against.</text:p>
          </table:table-cell>
          <table:covered-table-cell/>
        </table:table-row>
        <table:table-row>
          <table:table-cell table:style-name="Tabelle60.A4" office:value-type="string">
            <text:p text:style-name="P192"><text:span text:style-name="T19">Required a</text:span>dditional Parameter</text:p>
          </table:table-cell>
          <table:table-cell table:style-name="Tabelle60.B4" office:value-type="string">
            <text:p text:style-name="P234">Explanation</text:p>
          </table:table-cell>
        </table:table-row>
        <table:table-row>
          <table:table-cell table:style-name="Tabelle60.A5" office:value-type="string">
            <text:p text:style-name="P390">Parameter 1: Double</text:p>
          </table:table-cell>
          <table:table-cell table:style-name="Tabelle60.B5" office:value-type="string">
            <text:p text:style-name="P353">Specif<text:span text:style-name="T22">y</text:span> the upper limit <text:span text:style-name="T20">to check against</text:span></text:p>
          </table:table-cell>
        </table:table-row>
      </table:table>
      <text:p text:style-name="P5"/>
      <table:table table:name="Tabelle61" table:style-name="Tabelle61">
        <table:table-column table:style-name="Tabelle61.A"/>
        <table:table-column table:style-name="Tabelle61.B"/>
        <table:table-row>
          <table:table-cell table:style-name="Tabelle61.A1" office:value-type="string">
            <text:p text:style-name="P192"><text:span text:style-name="T2">C</text:span>ompare</text:p>
          </table:table-cell>
          <table:table-cell table:style-name="Tabelle61.B1" office:value-type="string">
            <text:p text:style-name="P192"><text:span text:style-name="T2">C</text:span>ompare to</text:p>
          </table:table-cell>
        </table:table-row>
        <table:table-row>
          <table:table-cell table:style-name="Tabelle61.A2" office:value-type="string">
            <text:p text:style-name="P360">Float</text:p>
          </table:table-cell>
          <table:table-cell table:style-name="Tabelle61.B2" office:value-type="string">
            <text:p text:style-name="P360">Float</text:p>
          </table:table-cell>
        </table:table-row>
        <table:table-row>
          <table:table-cell table:style-name="Tabelle61.A3" table:number-columns-spanned="2" office:value-type="string">
            <text:p text:style-name="P315">Note:</text:p>
            <text:p text:style-name="P358">The „compare to“ value define<text:span text:style-name="T24">s</text:span> the lower limit to check against.</text:p>
          </table:table-cell>
          <table:covered-table-cell/>
        </table:table-row>
        <table:table-row>
          <table:table-cell table:style-name="Tabelle61.A4" office:value-type="string">
            <text:p text:style-name="P192"><text:span text:style-name="T19">Required a</text:span>dditional Parameter</text:p>
          </table:table-cell>
          <table:table-cell table:style-name="Tabelle61.B4" office:value-type="string">
            <text:p text:style-name="P234">Explanation</text:p>
          </table:table-cell>
        </table:table-row>
        <table:table-row>
          <table:table-cell table:style-name="Tabelle61.A5" office:value-type="string">
            <text:p text:style-name="P390">Parameter 1: Float</text:p>
          </table:table-cell>
          <table:table-cell table:style-name="Tabelle61.B5" office:value-type="string">
            <text:p text:style-name="P353">Specif<text:span text:style-name="T22">y</text:span> the upper limit <text:span text:style-name="T20">to check against</text:span></text:p>
          </table:table-cell>
        </table:table-row>
      </table:table>
      <text:p text:style-name="P172"/>
      <table:table table:name="Tabelle62" table:style-name="Tabelle62">
        <table:table-column table:style-name="Tabelle62.A"/>
        <table:table-column table:style-name="Tabelle62.B"/>
        <text:soft-page-break/>
        <table:table-row>
          <table:table-cell table:style-name="Tabelle62.A1" office:value-type="string">
            <text:p text:style-name="P192"><text:span text:style-name="T2">C</text:span>ompare</text:p>
          </table:table-cell>
          <table:table-cell table:style-name="Tabelle62.B1" office:value-type="string">
            <text:p text:style-name="P192"><text:span text:style-name="T2">C</text:span>ompare to</text:p>
          </table:table-cell>
        </table:table-row>
        <table:table-row>
          <table:table-cell table:style-name="Tabelle62.A2" office:value-type="string">
            <text:p text:style-name="P364">Float</text:p>
          </table:table-cell>
          <table:table-cell table:style-name="Tabelle62.B2" office:value-type="string">
            <text:p text:style-name="P364">String</text:p>
          </table:table-cell>
        </table:table-row>
        <table:table-row>
          <table:table-cell table:style-name="Tabelle62.A3" table:number-columns-spanned="2" office:value-type="string">
            <text:p text:style-name="P315">Note:</text:p>
            <text:p text:style-name="P358">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62.A4" office:value-type="string">
            <text:p text:style-name="P192"><text:span text:style-name="T25">Optional a</text:span>dditional Parameter</text:p>
          </table:table-cell>
          <table:table-cell table:style-name="Tabelle62.B4" office:value-type="string">
            <text:p text:style-name="P234">Explanation</text:p>
          </table:table-cell>
        </table:table-row>
        <table:table-row>
          <table:table-cell table:style-name="Tabelle62.A5" office:value-type="string">
            <text:p text:style-name="P262"/>
          </table:table-cell>
          <table:table-cell table:style-name="Tabelle62.B5" office:value-type="string">
            <text:p text:style-name="P353"/>
          </table:table-cell>
        </table:table-row>
      </table:table>
      <text:p text:style-name="P172"/>
      <table:table table:name="Tabelle63" table:style-name="Tabelle63">
        <table:table-column table:style-name="Tabelle63.A"/>
        <table:table-column table:style-name="Tabelle63.B"/>
        <table:table-row>
          <table:table-cell table:style-name="Tabelle63.A1" office:value-type="string">
            <text:p text:style-name="P192"><text:span text:style-name="T2">C</text:span>ompare</text:p>
          </table:table-cell>
          <table:table-cell table:style-name="Tabelle63.B1" office:value-type="string">
            <text:p text:style-name="P192"><text:span text:style-name="T2">C</text:span>ompare to</text:p>
          </table:table-cell>
        </table:table-row>
        <table:table-row>
          <table:table-cell table:style-name="Tabelle63.A2" office:value-type="string">
            <text:p text:style-name="P360">Integer</text:p>
          </table:table-cell>
          <table:table-cell table:style-name="Tabelle63.B2" office:value-type="string">
            <text:p text:style-name="P360">Integer</text:p>
          </table:table-cell>
        </table:table-row>
        <table:table-row>
          <table:table-cell table:style-name="Tabelle63.A3" table:number-columns-spanned="2" office:value-type="string">
            <text:p text:style-name="P315">Note:</text:p>
            <text:p text:style-name="P358">The „compare to“ value define<text:span text:style-name="T24">s</text:span> the lower limit to check against.</text:p>
          </table:table-cell>
          <table:covered-table-cell/>
        </table:table-row>
        <table:table-row>
          <table:table-cell table:style-name="Tabelle63.A4" office:value-type="string">
            <text:p text:style-name="P192"><text:span text:style-name="T19">Required a</text:span>dditional Parameter</text:p>
          </table:table-cell>
          <table:table-cell table:style-name="Tabelle63.B4" office:value-type="string">
            <text:p text:style-name="P234">Explanation</text:p>
          </table:table-cell>
        </table:table-row>
        <table:table-row>
          <table:table-cell table:style-name="Tabelle63.A5" office:value-type="string">
            <text:p text:style-name="P390">Parameter 1: Integer</text:p>
          </table:table-cell>
          <table:table-cell table:style-name="Tabelle63.B5" office:value-type="string">
            <text:p text:style-name="P353">Specif<text:span text:style-name="T22">y</text:span> the upper limit <text:span text:style-name="T20">to check against</text:span></text:p>
          </table:table-cell>
        </table:table-row>
      </table:table>
      <text:p text:style-name="P172"/>
      <table:table table:name="Tabelle64" table:style-name="Tabelle64">
        <table:table-column table:style-name="Tabelle64.A"/>
        <table:table-column table:style-name="Tabelle64.B"/>
        <table:table-row>
          <table:table-cell table:style-name="Tabelle64.A1" office:value-type="string">
            <text:p text:style-name="P192"><text:span text:style-name="T2">C</text:span>ompare</text:p>
          </table:table-cell>
          <table:table-cell table:style-name="Tabelle64.B1" office:value-type="string">
            <text:p text:style-name="P192"><text:span text:style-name="T2">C</text:span>ompare to</text:p>
          </table:table-cell>
        </table:table-row>
        <table:table-row>
          <table:table-cell table:style-name="Tabelle64.A2" office:value-type="string">
            <text:p text:style-name="P364">Integer</text:p>
          </table:table-cell>
          <table:table-cell table:style-name="Tabelle64.B2" office:value-type="string">
            <text:p text:style-name="P364">String</text:p>
          </table:table-cell>
        </table:table-row>
        <table:table-row>
          <table:table-cell table:style-name="Tabelle64.A3" table:number-columns-spanned="2" office:value-type="string">
            <text:p text:style-name="P315">Note:</text:p>
            <text:p text:style-name="P358">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64.A4" office:value-type="string">
            <text:p text:style-name="P192"><text:span text:style-name="T25">Optional a</text:span>dditional Parameter</text:p>
          </table:table-cell>
          <table:table-cell table:style-name="Tabelle64.B4" office:value-type="string">
            <text:p text:style-name="P234">Explanation</text:p>
          </table:table-cell>
        </table:table-row>
        <table:table-row>
          <table:table-cell table:style-name="Tabelle64.A5" office:value-type="string">
            <text:p text:style-name="P262"/>
          </table:table-cell>
          <table:table-cell table:style-name="Tabelle64.B5" office:value-type="string">
            <text:p text:style-name="P353"/>
          </table:table-cell>
        </table:table-row>
      </table:table>
      <text:p text:style-name="P172"/>
      <table:table table:name="Tabelle65" table:style-name="Tabelle65">
        <table:table-column table:style-name="Tabelle65.A"/>
        <table:table-column table:style-name="Tabelle65.B"/>
        <table:table-row>
          <table:table-cell table:style-name="Tabelle65.A1" office:value-type="string">
            <text:p text:style-name="P192"><text:span text:style-name="T2">C</text:span>ompare</text:p>
          </table:table-cell>
          <table:table-cell table:style-name="Tabelle65.B1" office:value-type="string">
            <text:p text:style-name="P192"><text:span text:style-name="T2">C</text:span>ompare to</text:p>
          </table:table-cell>
        </table:table-row>
        <table:table-row>
          <table:table-cell table:style-name="Tabelle65.A2" office:value-type="string">
            <text:p text:style-name="P362">Long</text:p>
          </table:table-cell>
          <table:table-cell table:style-name="Tabelle65.B2" office:value-type="string">
            <text:p text:style-name="P362">Long</text:p>
          </table:table-cell>
        </table:table-row>
        <table:table-row>
          <table:table-cell table:style-name="Tabelle65.A3" table:number-columns-spanned="2" office:value-type="string">
            <text:p text:style-name="P315">Note:</text:p>
            <text:p text:style-name="P358">The „compare to“ value define<text:span text:style-name="T24">s</text:span> the lower limit to check against.</text:p>
          </table:table-cell>
          <table:covered-table-cell/>
        </table:table-row>
        <table:table-row>
          <table:table-cell table:style-name="Tabelle65.A4" office:value-type="string">
            <text:p text:style-name="P192"><text:span text:style-name="T19">Required a</text:span>dditional Parameter</text:p>
          </table:table-cell>
          <table:table-cell table:style-name="Tabelle65.B4" office:value-type="string">
            <text:p text:style-name="P234">Explanation</text:p>
          </table:table-cell>
        </table:table-row>
        <table:table-row>
          <table:table-cell table:style-name="Tabelle65.A5" office:value-type="string">
            <text:p text:style-name="P390">Parameter 1: Long</text:p>
          </table:table-cell>
          <table:table-cell table:style-name="Tabelle65.B5" office:value-type="string">
            <text:p text:style-name="P353">Specif<text:span text:style-name="T22">y</text:span> the upper limit <text:span text:style-name="T20">to check against</text:span></text:p>
          </table:table-cell>
        </table:table-row>
      </table:table>
      <text:p text:style-name="P172"/>
      <table:table table:name="Tabelle66" table:style-name="Tabelle66">
        <table:table-column table:style-name="Tabelle66.A"/>
        <table:table-column table:style-name="Tabelle66.B"/>
        <text:soft-page-break/>
        <table:table-row>
          <table:table-cell table:style-name="Tabelle66.A1" office:value-type="string">
            <text:p text:style-name="P192"><text:span text:style-name="T2">C</text:span>ompare</text:p>
          </table:table-cell>
          <table:table-cell table:style-name="Tabelle66.B1" office:value-type="string">
            <text:p text:style-name="P192"><text:span text:style-name="T2">C</text:span>ompare to</text:p>
          </table:table-cell>
        </table:table-row>
        <table:table-row>
          <table:table-cell table:style-name="Tabelle66.A2" office:value-type="string">
            <text:p text:style-name="P364">Long</text:p>
          </table:table-cell>
          <table:table-cell table:style-name="Tabelle66.B2" office:value-type="string">
            <text:p text:style-name="P364">String</text:p>
          </table:table-cell>
        </table:table-row>
        <table:table-row>
          <table:table-cell table:style-name="Tabelle66.A3" table:number-columns-spanned="2" office:value-type="string">
            <text:p text:style-name="P315">Note:</text:p>
            <text:p text:style-name="P358">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66.A4" office:value-type="string">
            <text:p text:style-name="P192"><text:span text:style-name="T25">Optional a</text:span>dditional Parameter</text:p>
          </table:table-cell>
          <table:table-cell table:style-name="Tabelle66.B4" office:value-type="string">
            <text:p text:style-name="P234">Explanation</text:p>
          </table:table-cell>
        </table:table-row>
        <table:table-row>
          <table:table-cell table:style-name="Tabelle66.A5" office:value-type="string">
            <text:p text:style-name="P262"/>
          </table:table-cell>
          <table:table-cell table:style-name="Tabelle66.B5" office:value-type="string">
            <text:p text:style-name="P353"/>
          </table:table-cell>
        </table:table-row>
      </table:table>
      <text:p text:style-name="P172"/>
      <text:p text:style-name="P467"><text:bookmark-start text:name="__RefHeading___Toc1094_1468108940"/>Check <text:span text:style-name="T26">Is Empty</text:span><text:bookmark-end text:name="__RefHeading___Toc1094_1468108940"/></text:p>
      <table:table table:name="Tabelle35" table:style-name="Tabelle35">
        <table:table-column table:style-name="Tabelle35.A"/>
        <table:table-column table:style-name="Tabelle35.B"/>
        <table:table-row>
          <table:table-cell table:style-name="Tabelle35.A1" office:value-type="string">
            <text:p text:style-name="P13">Purpose:</text:p>
          </table:table-cell>
          <table:table-cell table:style-name="Tabelle35.B1" office:value-type="string">
            <text:p text:style-name="P77">Check <text:span text:style-name="T10">if a value is not null but is of zero length/is empty</text:span></text:p>
          </table:table-cell>
        </table:table-row>
        <table:table-row>
          <table:table-cell table:style-name="Tabelle35.A2" office:value-type="string">
            <text:p text:style-name="P110">Java Class:</text:p>
          </table:table-cell>
          <table:table-cell table:style-name="Tabelle35.B2" office:value-type="string">
            <text:p text:style-name="P110">CheckIsEmpty</text:p>
          </table:table-cell>
        </table:table-row>
        <table:table-row>
          <table:table-cell table:style-name="Tabelle35.A2" office:value-type="string">
            <text:p text:style-name="P70">Interface Name:</text:p>
          </table:table-cell>
          <table:table-cell table:style-name="Tabelle35.B3" office:value-type="string">
            <text:p text:style-name="P78">is empty</text:p>
          </table:table-cell>
        </table:table-row>
      </table:table>
      <text:p text:style-name="P416">Possible comparisons:</text:p>
      <table:table table:name="Tabelle36" table:style-name="Tabelle36">
        <table:table-column table:style-name="Tabelle36.A"/>
        <table:table-column table:style-name="Tabelle36.B"/>
        <table:table-row>
          <table:table-cell table:style-name="Tabelle36.A1" office:value-type="string">
            <text:p text:style-name="P185"><text:span text:style-name="T2">C</text:span>ompare</text:p>
          </table:table-cell>
          <table:table-cell table:style-name="Tabelle36.B1" office:value-type="string">
            <text:p text:style-name="P185"><text:span text:style-name="T2">C</text:span>ompare to</text:p>
          </table:table-cell>
        </table:table-row>
        <table:table-row>
          <table:table-cell table:style-name="Tabelle36.A2" office:value-type="string">
            <text:p text:style-name="P249">String</text:p>
          </table:table-cell>
          <table:table-cell table:style-name="Tabelle36.B2" office:value-type="string">
            <text:p text:style-name="P249"/>
          </table:table-cell>
        </table:table-row>
      </table:table>
      <text:p text:style-name="P417"/>
      <text:p text:style-name="P468"><text:bookmark-start text:name="__RefHeading___Toc1492_1468108940"/>Check <text:span text:style-name="T38">Is Not Empty</text:span><text:bookmark-end text:name="__RefHeading___Toc1492_1468108940"/></text:p>
      <table:table table:name="Tabelle67" table:style-name="Tabelle67">
        <table:table-column table:style-name="Tabelle67.A"/>
        <table:table-column table:style-name="Tabelle67.B"/>
        <table:table-row>
          <table:table-cell table:style-name="Tabelle67.A1" office:value-type="string">
            <text:p text:style-name="P14">Purpose:</text:p>
          </table:table-cell>
          <table:table-cell table:style-name="Tabelle67.B1" office:value-type="string">
            <text:p text:style-name="P100">Check <text:span text:style-name="T10">if a value is not null but is not of zero length/is not empty</text:span></text:p>
          </table:table-cell>
        </table:table-row>
        <table:table-row>
          <table:table-cell table:style-name="Tabelle67.A2" office:value-type="string">
            <text:p text:style-name="P111">Java Class:</text:p>
          </table:table-cell>
          <table:table-cell table:style-name="Tabelle67.B2" office:value-type="string">
            <text:p text:style-name="P111">CheckIsNotEmpty</text:p>
          </table:table-cell>
        </table:table-row>
        <table:table-row>
          <table:table-cell table:style-name="Tabelle67.A2" office:value-type="string">
            <text:p text:style-name="P72">Interface Name:</text:p>
          </table:table-cell>
          <table:table-cell table:style-name="Tabelle67.B3" office:value-type="string">
            <text:p text:style-name="P80">is <text:span text:style-name="T38">not </text:span>empty</text:p>
          </table:table-cell>
        </table:table-row>
      </table:table>
      <text:p text:style-name="P439">Possible comparisons:</text:p>
      <table:table table:name="Tabelle68" table:style-name="Tabelle68">
        <table:table-column table:style-name="Tabelle68.A"/>
        <table:table-column table:style-name="Tabelle68.B"/>
        <table:table-row>
          <table:table-cell table:style-name="Tabelle68.A1" office:value-type="string">
            <text:p text:style-name="P193"><text:span text:style-name="T2">C</text:span>ompare</text:p>
          </table:table-cell>
          <table:table-cell table:style-name="Tabelle68.B1" office:value-type="string">
            <text:p text:style-name="P193"><text:span text:style-name="T2">C</text:span>ompare to</text:p>
          </table:table-cell>
        </table:table-row>
        <table:table-row>
          <table:table-cell table:style-name="Tabelle68.A2" office:value-type="string">
            <text:p text:style-name="P253">String</text:p>
          </table:table-cell>
          <table:table-cell table:style-name="Tabelle68.B2" office:value-type="string">
            <text:p text:style-name="P253"/>
          </table:table-cell>
        </table:table-row>
      </table:table>
      <text:p text:style-name="P419"/>
      <text:p text:style-name="P467"><text:bookmark-start text:name="__RefHeading___Toc1096_1468108940"/>Check <text:span text:style-name="T26">Is Even</text:span><text:bookmark-end text:name="__RefHeading___Toc1096_1468108940"/></text:p>
      <table:table table:name="Tabelle37" table:style-name="Tabelle37">
        <table:table-column table:style-name="Tabelle37.A"/>
        <table:table-column table:style-name="Tabelle37.B"/>
        <table:table-row>
          <table:table-cell table:style-name="Tabelle37.A1" office:value-type="string">
            <text:p text:style-name="P15">Purpose:</text:p>
          </table:table-cell>
          <table:table-cell table:style-name="Tabelle37.B1" office:value-type="string">
            <text:p text:style-name="P82">Check <text:span text:style-name="T10">if a value is even</text:span></text:p>
          </table:table-cell>
        </table:table-row>
        <table:table-row>
          <table:table-cell table:style-name="Tabelle37.A2" office:value-type="string">
            <text:p text:style-name="P112">Java Class:</text:p>
          </table:table-cell>
          <table:table-cell table:style-name="Tabelle37.B2" office:value-type="string">
            <text:p text:style-name="P112">CheckIsEven</text:p>
          </table:table-cell>
        </table:table-row>
        <table:table-row>
          <table:table-cell table:style-name="Tabelle37.A2" office:value-type="string">
            <text:p text:style-name="P71">Interface Name:</text:p>
          </table:table-cell>
          <table:table-cell table:style-name="Tabelle37.B3" office:value-type="string">
            <text:p text:style-name="P79">is e<text:span text:style-name="T27">ven</text:span></text:p>
          </table:table-cell>
        </table:table-row>
      </table:table>
      <text:p text:style-name="P432">Possible comparisons:</text:p>
      <table:table table:name="Tabelle38" table:style-name="Tabelle38">
        <table:table-column table:style-name="Tabelle38.A"/>
        <table:table-column table:style-name="Tabelle38.B"/>
        <table:table-row>
          <table:table-cell table:style-name="Tabelle38.A1" office:value-type="string">
            <text:p text:style-name="P186"><text:span text:style-name="T2">C</text:span>ompare</text:p>
          </table:table-cell>
          <table:table-cell table:style-name="Tabelle38.B1" office:value-type="string">
            <text:p text:style-name="P186"><text:span text:style-name="T2">C</text:span>ompare to</text:p>
          </table:table-cell>
        </table:table-row>
        <table:table-row>
          <table:table-cell table:style-name="Tabelle38.A2" office:value-type="string">
            <text:p text:style-name="P277">Integer</text:p>
          </table:table-cell>
          <table:table-cell table:style-name="Tabelle38.B2" office:value-type="string">
            <text:p text:style-name="P250"/>
          </table:table-cell>
        </table:table-row>
        <table:table-row>
          <table:table-cell table:style-name="Tabelle38.A3" office:value-type="string">
            <text:p text:style-name="P277">Long</text:p>
          </table:table-cell>
          <table:table-cell table:style-name="Tabelle38.B3" office:value-type="string">
            <text:p text:style-name="P250"/>
          </table:table-cell>
        </table:table-row>
      </table:table>
      <text:p text:style-name="P418"/>
      <text:p text:style-name="P470"><text:bookmark-start text:name="__RefHeading___Toc1504_1468108940"/>Check <text:span text:style-name="T26">Is Not Even</text:span><text:bookmark-end text:name="__RefHeading___Toc1504_1468108940"/></text:p>
      <table:table table:name="Tabelle73" table:style-name="Tabelle73">
        <table:table-column table:style-name="Tabelle73.A"/>
        <table:table-column table:style-name="Tabelle73.B"/>
        <table:table-row>
          <table:table-cell table:style-name="Tabelle73.A1" office:value-type="string">
            <text:p text:style-name="P16">Purpose:</text:p>
          </table:table-cell>
          <table:table-cell table:style-name="Tabelle73.B1" office:value-type="string">
            <text:p text:style-name="P102">Check <text:span text:style-name="T10">if a value is not even</text:span></text:p>
          </table:table-cell>
        </table:table-row>
        <table:table-row>
          <table:table-cell table:style-name="Tabelle73.A2" office:value-type="string">
            <text:p text:style-name="P113">Java Class:</text:p>
          </table:table-cell>
          <table:table-cell table:style-name="Tabelle73.B2" office:value-type="string">
            <text:p text:style-name="P113">CheckIsNotEven</text:p>
          </table:table-cell>
        </table:table-row>
        <table:table-row>
          <table:table-cell table:style-name="Tabelle73.A2" office:value-type="string">
            <text:p text:style-name="P73">Interface Name:</text:p>
          </table:table-cell>
          <table:table-cell table:style-name="Tabelle73.B3" office:value-type="string">
            <text:p text:style-name="P81">is <text:span text:style-name="T41">not </text:span>e<text:span text:style-name="T27">ven</text:span></text:p>
          </table:table-cell>
        </table:table-row>
      </table:table>
      <text:p text:style-name="P441">Possible comparisons:</text:p>
      <table:table table:name="Tabelle74" table:style-name="Tabelle74">
        <table:table-column table:style-name="Tabelle74.A"/>
        <table:table-column table:style-name="Tabelle74.B"/>
        <table:table-row>
          <table:table-cell table:style-name="Tabelle74.A1" office:value-type="string">
            <text:p text:style-name="P195"><text:span text:style-name="T2">C</text:span>ompare</text:p>
          </table:table-cell>
          <table:table-cell table:style-name="Tabelle74.B1" office:value-type="string">
            <text:p text:style-name="P195"><text:span text:style-name="T2">C</text:span>ompare to</text:p>
          </table:table-cell>
        </table:table-row>
        <table:table-row>
          <table:table-cell table:style-name="Tabelle74.A2" office:value-type="string">
            <text:p text:style-name="P278">Integer</text:p>
          </table:table-cell>
          <table:table-cell table:style-name="Tabelle74.B2" office:value-type="string">
            <text:p text:style-name="P255"/>
          </table:table-cell>
        </table:table-row>
        <table:table-row>
          <table:table-cell table:style-name="Tabelle74.A3" office:value-type="string">
            <text:p text:style-name="P278">Long</text:p>
          </table:table-cell>
          <table:table-cell table:style-name="Tabelle74.B3" office:value-type="string">
            <text:p text:style-name="P255"/>
          </table:table-cell>
        </table:table-row>
      </table:table>
      <text:p text:style-name="P420"/>
      <text:p text:style-name="P467"><text:bookmark-start text:name="__RefHeading___Toc1098_1468108940"/>Check Is <text:span text:style-name="T28">Greater</text:span><text:bookmark-end text:name="__RefHeading___Toc1098_1468108940"/></text:p>
      <table:table table:name="Tabelle39" table:style-name="Tabelle39">
        <table:table-column table:style-name="Tabelle39.A"/>
        <table:table-column table:style-name="Tabelle39.B"/>
        <table:table-row>
          <table:table-cell table:style-name="Tabelle39.A1" office:value-type="string">
            <text:p text:style-name="P17">Purpose:</text:p>
          </table:table-cell>
          <table:table-cell table:style-name="Tabelle39.B1" office:value-type="string">
            <text:p text:style-name="P83">Check <text:span text:style-name="T28">if a value is greater than the other one</text:span></text:p>
          </table:table-cell>
        </table:table-row>
        <table:table-row>
          <table:table-cell table:style-name="Tabelle39.A2" office:value-type="string">
            <text:p text:style-name="P114">Java Class:</text:p>
          </table:table-cell>
          <table:table-cell table:style-name="Tabelle39.B2" office:value-type="string">
            <text:p text:style-name="P114">CheckIsGreater</text:p>
          </table:table-cell>
        </table:table-row>
        <table:table-row>
          <table:table-cell table:style-name="Tabelle39.A2" office:value-type="string">
            <text:p text:style-name="P44">Interface Name:</text:p>
          </table:table-cell>
          <table:table-cell table:style-name="Tabelle39.B3" office:value-type="string">
            <text:p text:style-name="P44">is <text:span text:style-name="T28">greater than</text:span></text:p>
          </table:table-cell>
        </table:table-row>
      </table:table>
      <text:p text:style-name="P433">Possible comparisons:</text:p>
      <table:table table:name="Tabelle40" table:style-name="Tabelle40">
        <table:table-column table:style-name="Tabelle40.A"/>
        <table:table-column table:style-name="Tabelle40.B"/>
        <table:table-row>
          <table:table-cell table:style-name="Tabelle40.A1" office:value-type="string">
            <text:p text:style-name="P187"><text:span text:style-name="T2">C</text:span>ompare</text:p>
          </table:table-cell>
          <table:table-cell table:style-name="Tabelle40.B1" office:value-type="string">
            <text:p text:style-name="P187"><text:span text:style-name="T2">C</text:span>ompare to</text:p>
          </table:table-cell>
        </table:table-row>
        <table:table-row>
          <table:table-cell table:style-name="Tabelle40.A2" office:value-type="string">
            <text:p text:style-name="P279">Date</text:p>
          </table:table-cell>
          <table:table-cell table:style-name="Tabelle40.B2" office:value-type="string">
            <text:p text:style-name="P279">Date</text:p>
          </table:table-cell>
        </table:table-row>
        <table:table-row>
          <table:table-cell table:style-name="Tabelle40.A13" office:value-type="string">
            <text:p text:style-name="P279">Date</text:p>
          </table:table-cell>
          <table:table-cell table:style-name="Tabelle40.B13" office:value-type="string">
            <text:p text:style-name="P279">String</text:p>
          </table:table-cell>
        </table:table-row>
        <table:table-row>
          <table:table-cell table:style-name="Tabelle40.A13" office:value-type="string">
            <text:p text:style-name="P279">Double</text:p>
          </table:table-cell>
          <table:table-cell table:style-name="Tabelle40.B13" office:value-type="string">
            <text:p text:style-name="P279">Double</text:p>
          </table:table-cell>
        </table:table-row>
        <table:table-row>
          <table:table-cell table:style-name="Tabelle40.A13" office:value-type="string">
            <text:p text:style-name="P279">Double</text:p>
          </table:table-cell>
          <table:table-cell table:style-name="Tabelle40.B13" office:value-type="string">
            <text:p text:style-name="P279">Integer</text:p>
          </table:table-cell>
        </table:table-row>
        <table:table-row>
          <table:table-cell table:style-name="Tabelle40.A13" office:value-type="string">
            <text:p text:style-name="P279">Double</text:p>
          </table:table-cell>
          <table:table-cell table:style-name="Tabelle40.B13" office:value-type="string">
            <text:p text:style-name="P279">Long</text:p>
          </table:table-cell>
        </table:table-row>
        <table:table-row>
          <table:table-cell table:style-name="Tabelle40.A13" office:value-type="string">
            <text:p text:style-name="P412">Double</text:p>
          </table:table-cell>
          <table:table-cell table:style-name="Tabelle40.B13" office:value-type="string">
            <text:p text:style-name="P412">Float</text:p>
          </table:table-cell>
        </table:table-row>
        <table:table-row>
          <table:table-cell table:style-name="Tabelle40.A13" office:value-type="string">
            <text:p text:style-name="P279">Float</text:p>
          </table:table-cell>
          <table:table-cell table:style-name="Tabelle40.B13" office:value-type="string">
            <text:p text:style-name="P279">Float</text:p>
          </table:table-cell>
        </table:table-row>
        <table:table-row>
          <table:table-cell table:style-name="Tabelle40.A13" office:value-type="string">
            <text:p text:style-name="P279">Float</text:p>
          </table:table-cell>
          <table:table-cell table:style-name="Tabelle40.B13" office:value-type="string">
            <text:p text:style-name="P279">Integer</text:p>
          </table:table-cell>
        </table:table-row>
        <table:table-row>
          <table:table-cell table:style-name="Tabelle40.A13" office:value-type="string">
            <text:p text:style-name="P412">Float</text:p>
          </table:table-cell>
          <table:table-cell table:style-name="Tabelle40.B13" office:value-type="string">
            <text:p text:style-name="P412">Long</text:p>
          </table:table-cell>
        </table:table-row>
        <table:table-row>
          <table:table-cell table:style-name="Tabelle40.A13" office:value-type="string">
            <text:p text:style-name="P412">Float</text:p>
          </table:table-cell>
          <table:table-cell table:style-name="Tabelle40.B13" office:value-type="string">
            <text:p text:style-name="P412">Double</text:p>
          </table:table-cell>
        </table:table-row>
        <table:table-row>
          <table:table-cell table:style-name="Tabelle40.A13" office:value-type="string">
            <text:p text:style-name="P279">Integer</text:p>
          </table:table-cell>
          <table:table-cell table:style-name="Tabelle40.B13" office:value-type="string">
            <text:p text:style-name="P279">Integer</text:p>
          </table:table-cell>
        </table:table-row>
        <table:table-row>
          <table:table-cell table:style-name="Tabelle40.A13" office:value-type="string">
            <text:p text:style-name="P279">Long</text:p>
          </table:table-cell>
          <table:table-cell table:style-name="Tabelle40.B13" office:value-type="string">
            <text:p text:style-name="P279">Integer</text:p>
          </table:table-cell>
        </table:table-row>
        <table:table-row>
          <table:table-cell table:style-name="Tabelle40.A16" office:value-type="string">
            <text:p text:style-name="P279">Long</text:p>
          </table:table-cell>
          <table:table-cell table:style-name="Tabelle40.B16" office:value-type="string">
            <text:p text:style-name="P279">Long</text:p>
          </table:table-cell>
        </table:table-row>
        <table:table-row>
          <table:table-cell table:style-name="Tabelle40.A16" office:value-type="string">
            <text:p text:style-name="P279">String</text:p>
          </table:table-cell>
          <table:table-cell table:style-name="Tabelle40.B16" office:value-type="string">
            <text:p text:style-name="P279">Integer</text:p>
          </table:table-cell>
        </table:table-row>
        <table:table-row>
          <table:table-cell table:style-name="Tabelle40.A16" office:value-type="string">
            <text:p text:style-name="P279">String</text:p>
          </table:table-cell>
          <table:table-cell table:style-name="Tabelle40.B16" office:value-type="string">
            <text:p text:style-name="P279">Long</text:p>
          </table:table-cell>
        </table:table-row>
        <table:table-row>
          <table:table-cell table:style-name="Tabelle40.A17" office:value-type="string">
            <text:p text:style-name="P279">String</text:p>
          </table:table-cell>
          <table:table-cell table:style-name="Tabelle40.B17" office:value-type="string">
            <text:p text:style-name="P279">String</text:p>
          </table:table-cell>
        </table:table-row>
      </table:table>
      <text:p text:style-name="P433">Special Notes:</text:p>
      <table:table table:name="Tabelle41" table:style-name="Tabelle41">
        <table:table-column table:style-name="Tabelle41.A"/>
        <table:table-column table:style-name="Tabelle41.B"/>
        <table:table-row>
          <table:table-cell table:style-name="Tabelle41.A1" office:value-type="string">
            <text:p text:style-name="P187"><text:span text:style-name="T2">C</text:span>ompare</text:p>
          </table:table-cell>
          <table:table-cell table:style-name="Tabelle41.B1" office:value-type="string">
            <text:p text:style-name="P187"><text:span text:style-name="T2">C</text:span>ompare to</text:p>
          </table:table-cell>
        </table:table-row>
        <table:table-row>
          <table:table-cell table:style-name="Tabelle41.A2" office:value-type="string">
            <text:p text:style-name="P365">Date</text:p>
          </table:table-cell>
          <table:table-cell table:style-name="Tabelle41.B2" office:value-type="string">
            <text:p text:style-name="P260">String</text:p>
          </table:table-cell>
        </table:table-row>
        <table:table-row>
          <table:table-cell table:style-name="Tabelle41.A3" table:number-columns-spanned="2" office:value-type="string">
            <text:p text:style-name="P310">Note:</text:p>
            <text:p text:style-name="P365">The „compare to“ value is a String in the default date format (yyyy-MM-dd)</text:p>
          </table:table-cell>
          <table:covered-table-cell/>
        </table:table-row>
        <table:table-row>
          <table:table-cell table:style-name="Tabelle41.A4" office:value-type="string">
            <text:p text:style-name="P187"><text:span text:style-name="T1">Optional a</text:span>dditional Parameter</text:p>
          </table:table-cell>
          <table:table-cell table:style-name="Tabelle41.B4" office:value-type="string">
            <text:p text:style-name="P229">Explanation</text:p>
          </table:table-cell>
        </table:table-row>
        <table:table-row>
          <table:table-cell table:style-name="Tabelle41.A5" office:value-type="string">
            <text:p text:style-name="P369">Parameter 1: String</text:p>
          </table:table-cell>
          <table:table-cell table:style-name="Tabelle41.B5" office:value-type="string">
            <text:p text:style-name="P342">Provide a date format <text:span text:style-name="T7">if </text:span>different from the default.</text:p>
          </table:table-cell>
        </table:table-row>
      </table:table>
      <text:p text:style-name="P10"/>
      <table:table table:name="Tabelle42" table:style-name="Tabelle42">
        <table:table-column table:style-name="Tabelle42.A"/>
        <table:table-column table:style-name="Tabelle42.B"/>
        <text:soft-page-break/>
        <table:table-row>
          <table:table-cell table:style-name="Tabelle42.A1" office:value-type="string">
            <text:p text:style-name="P202"><text:span text:style-name="T2">C</text:span>ompare</text:p>
          </table:table-cell>
          <table:table-cell table:style-name="Tabelle42.B1" office:value-type="string">
            <text:p text:style-name="P202"><text:span text:style-name="T2">C</text:span>ompare to</text:p>
          </table:table-cell>
        </table:table-row>
        <table:table-row>
          <table:table-cell table:style-name="Tabelle42.A2" office:value-type="string">
            <text:p text:style-name="P375">String</text:p>
          </table:table-cell>
          <table:table-cell table:style-name="Tabelle42.B2" office:value-type="string">
            <text:p text:style-name="P375">Integer</text:p>
          </table:table-cell>
        </table:table-row>
        <table:table-row>
          <table:table-cell table:style-name="Tabelle42.A3" table:number-columns-spanned="2" office:value-type="string">
            <text:p text:style-name="P311">Note:</text:p>
            <text:p text:style-name="P375">Checks if the string <text:span text:style-name="T67">length </text:span>is greater than the given value in „compare to“.</text:p>
          </table:table-cell>
          <table:covered-table-cell/>
        </table:table-row>
        <table:table-row>
          <table:table-cell table:style-name="Tabelle42.A4" office:value-type="string">
            <text:p text:style-name="P202"><text:span text:style-name="T1">Optional a</text:span>dditional Parameter</text:p>
          </table:table-cell>
          <table:table-cell table:style-name="Tabelle42.B4" office:value-type="string">
            <text:p text:style-name="P230">Explanation</text:p>
          </table:table-cell>
        </table:table-row>
        <table:table-row>
          <table:table-cell table:style-name="Tabelle42.A5" office:value-type="string">
            <text:p text:style-name="P370"/>
          </table:table-cell>
          <table:table-cell table:style-name="Tabelle42.B5" office:value-type="string">
            <text:p text:style-name="P343"/>
          </table:table-cell>
        </table:table-row>
      </table:table>
      <text:p text:style-name="P169"/>
      <table:table table:name="Tabelle43" table:style-name="Tabelle43">
        <table:table-column table:style-name="Tabelle43.A"/>
        <table:table-column table:style-name="Tabelle43.B"/>
        <table:table-row>
          <table:table-cell table:style-name="Tabelle43.A1" office:value-type="string">
            <text:p text:style-name="P203"><text:span text:style-name="T2">C</text:span>ompare</text:p>
          </table:table-cell>
          <table:table-cell table:style-name="Tabelle43.B1" office:value-type="string">
            <text:p text:style-name="P203"><text:span text:style-name="T2">C</text:span>ompare to</text:p>
          </table:table-cell>
        </table:table-row>
        <table:table-row>
          <table:table-cell table:style-name="Tabelle43.A2" office:value-type="string">
            <text:p text:style-name="P376">String</text:p>
          </table:table-cell>
          <table:table-cell table:style-name="Tabelle43.B2" office:value-type="string">
            <text:p text:style-name="P381">Long</text:p>
          </table:table-cell>
        </table:table-row>
        <table:table-row>
          <table:table-cell table:style-name="Tabelle43.A3" table:number-columns-spanned="2" office:value-type="string">
            <text:p text:style-name="P312">Note:</text:p>
            <text:p text:style-name="P376">Checks if the string <text:span text:style-name="T67">length </text:span>is greater than the given value in „compare to“.</text:p>
          </table:table-cell>
          <table:covered-table-cell/>
        </table:table-row>
        <table:table-row>
          <table:table-cell table:style-name="Tabelle43.A4" office:value-type="string">
            <text:p text:style-name="P203"><text:span text:style-name="T1">Optional a</text:span>dditional Parameter</text:p>
          </table:table-cell>
          <table:table-cell table:style-name="Tabelle43.B4" office:value-type="string">
            <text:p text:style-name="P231">Explanation</text:p>
          </table:table-cell>
        </table:table-row>
        <table:table-row>
          <table:table-cell table:style-name="Tabelle43.A5" office:value-type="string">
            <text:p text:style-name="P371"/>
          </table:table-cell>
          <table:table-cell table:style-name="Tabelle43.B5" office:value-type="string">
            <text:p text:style-name="P344"/>
          </table:table-cell>
        </table:table-row>
      </table:table>
      <text:p text:style-name="P169"/>
      <table:table table:name="Tabelle44" table:style-name="Tabelle44">
        <table:table-column table:style-name="Tabelle44.A"/>
        <table:table-column table:style-name="Tabelle44.B"/>
        <table:table-row>
          <table:table-cell table:style-name="Tabelle44.A1" office:value-type="string">
            <text:p text:style-name="P203"><text:span text:style-name="T2">C</text:span>ompare</text:p>
          </table:table-cell>
          <table:table-cell table:style-name="Tabelle44.B1" office:value-type="string">
            <text:p text:style-name="P203"><text:span text:style-name="T2">C</text:span>ompare to</text:p>
          </table:table-cell>
        </table:table-row>
        <table:table-row>
          <table:table-cell table:style-name="Tabelle44.A2" office:value-type="string">
            <text:p text:style-name="P376">String</text:p>
          </table:table-cell>
          <table:table-cell table:style-name="Tabelle44.B2" office:value-type="string">
            <text:p text:style-name="P381">String</text:p>
          </table:table-cell>
        </table:table-row>
        <table:table-row>
          <table:table-cell table:style-name="Tabelle44.A3" table:number-columns-spanned="2" office:value-type="string">
            <text:p text:style-name="P312">Note:</text:p>
            <text:p text:style-name="P376">Checks if the string <text:span text:style-name="T67">containing a date </text:span>is greater than the given value in „compare to“.</text:p>
          </table:table-cell>
          <table:covered-table-cell/>
        </table:table-row>
        <table:table-row>
          <table:table-cell table:style-name="Tabelle44.A4" office:value-type="string">
            <text:p text:style-name="P203"><text:span text:style-name="T29">Required a</text:span>dditional Parameter</text:p>
          </table:table-cell>
          <table:table-cell table:style-name="Tabelle44.B4" office:value-type="string">
            <text:p text:style-name="P231">Explanation</text:p>
          </table:table-cell>
        </table:table-row>
        <table:table-row>
          <table:table-cell table:style-name="Tabelle44.A5" office:value-type="string">
            <text:p text:style-name="P381">Parameter 1: String</text:p>
          </table:table-cell>
          <table:table-cell table:style-name="Tabelle44.B5" office:value-type="string">
            <text:p text:style-name="P344">Provide a date format</text:p>
          </table:table-cell>
        </table:table-row>
      </table:table>
      <text:p text:style-name="P169"/>
      <text:p text:style-name="P467"><text:bookmark-start text:name="__RefHeading___Toc1100_1468108940"/>Check Is <text:span text:style-name="T28">Greater</text:span> <text:span text:style-name="T30">or Equal</text:span><text:bookmark-end text:name="__RefHeading___Toc1100_1468108940"/></text:p>
      <table:table table:name="Tabelle45" table:style-name="Tabelle45">
        <table:table-column table:style-name="Tabelle45.A"/>
        <table:table-column table:style-name="Tabelle45.B"/>
        <table:table-row>
          <table:table-cell table:style-name="Tabelle45.A1" office:value-type="string">
            <text:p text:style-name="P3">Purpose:</text:p>
          </table:table-cell>
          <table:table-cell table:style-name="Tabelle45.B1" office:value-type="string">
            <text:p text:style-name="P84">Check <text:span text:style-name="T28">if a value is greater than or equal to the other one</text:span></text:p>
          </table:table-cell>
        </table:table-row>
        <table:table-row>
          <table:table-cell table:style-name="Tabelle45.A2" office:value-type="string">
            <text:p text:style-name="P115">Java Class:</text:p>
          </table:table-cell>
          <table:table-cell table:style-name="Tabelle45.B2" office:value-type="string">
            <text:p text:style-name="P115">CheckIsGreaterOrEqual</text:p>
          </table:table-cell>
        </table:table-row>
        <table:table-row>
          <table:table-cell table:style-name="Tabelle45.A2" office:value-type="string">
            <text:p text:style-name="P45">Interface Name:</text:p>
          </table:table-cell>
          <table:table-cell table:style-name="Tabelle45.B3" office:value-type="string">
            <text:p text:style-name="P45">is <text:span text:style-name="T28">greater or equal than</text:span></text:p>
          </table:table-cell>
        </table:table-row>
      </table:table>
      <text:p text:style-name="P434">Possible comparisons:</text:p>
      <table:table table:name="Tabelle46" table:style-name="Tabelle46">
        <table:table-column table:style-name="Tabelle46.A"/>
        <table:table-column table:style-name="Tabelle46.B"/>
        <table:table-row>
          <table:table-cell table:style-name="Tabelle46.A1" office:value-type="string">
            <text:p text:style-name="P188"><text:span text:style-name="T2">C</text:span>ompare</text:p>
          </table:table-cell>
          <table:table-cell table:style-name="Tabelle46.B1" office:value-type="string">
            <text:p text:style-name="P188"><text:span text:style-name="T2">C</text:span>ompare to</text:p>
          </table:table-cell>
        </table:table-row>
        <table:table-row>
          <table:table-cell table:style-name="Tabelle46.A2" office:value-type="string">
            <text:p text:style-name="P280">Date</text:p>
          </table:table-cell>
          <table:table-cell table:style-name="Tabelle46.B2" office:value-type="string">
            <text:p text:style-name="P280">Date</text:p>
          </table:table-cell>
        </table:table-row>
        <table:table-row>
          <table:table-cell table:style-name="Tabelle46.A13" office:value-type="string">
            <text:p text:style-name="P280">Date</text:p>
          </table:table-cell>
          <table:table-cell table:style-name="Tabelle46.B13" office:value-type="string">
            <text:p text:style-name="P280">String</text:p>
          </table:table-cell>
        </table:table-row>
        <table:table-row>
          <table:table-cell table:style-name="Tabelle46.A13" office:value-type="string">
            <text:p text:style-name="P280">Double</text:p>
          </table:table-cell>
          <table:table-cell table:style-name="Tabelle46.B13" office:value-type="string">
            <text:p text:style-name="P280">Double</text:p>
          </table:table-cell>
        </table:table-row>
        <table:table-row>
          <table:table-cell table:style-name="Tabelle46.A13" office:value-type="string">
            <text:p text:style-name="P280">Double</text:p>
          </table:table-cell>
          <table:table-cell table:style-name="Tabelle46.B13" office:value-type="string">
            <text:p text:style-name="P280">Integer</text:p>
          </table:table-cell>
        </table:table-row>
        <table:table-row>
          <table:table-cell table:style-name="Tabelle46.A13" office:value-type="string">
            <text:p text:style-name="P280">Double</text:p>
          </table:table-cell>
          <table:table-cell table:style-name="Tabelle46.B13" office:value-type="string">
            <text:p text:style-name="P280">Long</text:p>
          </table:table-cell>
        </table:table-row>
        <table:table-row>
          <table:table-cell table:style-name="Tabelle46.A13" office:value-type="string">
            <text:p text:style-name="P413">Dobule</text:p>
          </table:table-cell>
          <table:table-cell table:style-name="Tabelle46.B13" office:value-type="string">
            <text:p text:style-name="P413">Float</text:p>
          </table:table-cell>
        </table:table-row>
        <table:table-row>
          <table:table-cell table:style-name="Tabelle46.A13" office:value-type="string">
            <text:p text:style-name="P280">Float</text:p>
          </table:table-cell>
          <table:table-cell table:style-name="Tabelle46.B13" office:value-type="string">
            <text:p text:style-name="P280">Float</text:p>
          </table:table-cell>
        </table:table-row>
        <table:table-row>
          <table:table-cell table:style-name="Tabelle46.A13" office:value-type="string">
            <text:p text:style-name="P280">Float</text:p>
          </table:table-cell>
          <table:table-cell table:style-name="Tabelle46.B13" office:value-type="string">
            <text:p text:style-name="P280">Integer</text:p>
          </table:table-cell>
        </table:table-row>
        <table:table-row>
          <table:table-cell table:style-name="Tabelle46.A13" office:value-type="string">
            <text:p text:style-name="P413">Float</text:p>
          </table:table-cell>
          <table:table-cell table:style-name="Tabelle46.B13" office:value-type="string">
            <text:p text:style-name="P413">Long</text:p>
          </table:table-cell>
        </table:table-row>
        <table:table-row>
          <table:table-cell table:style-name="Tabelle46.A13" office:value-type="string">
            <text:p text:style-name="P413">Float</text:p>
          </table:table-cell>
          <table:table-cell table:style-name="Tabelle46.B13" office:value-type="string">
            <text:p text:style-name="P413">Double</text:p>
          </table:table-cell>
        </table:table-row>
        <table:table-row>
          <table:table-cell table:style-name="Tabelle46.A13" office:value-type="string">
            <text:p text:style-name="P280">Integer</text:p>
          </table:table-cell>
          <table:table-cell table:style-name="Tabelle46.B13" office:value-type="string">
            <text:p text:style-name="P280">Integer</text:p>
          </table:table-cell>
        </table:table-row>
        <table:table-row>
          <table:table-cell table:style-name="Tabelle46.A13" office:value-type="string">
            <text:p text:style-name="P280">Long</text:p>
          </table:table-cell>
          <table:table-cell table:style-name="Tabelle46.B13" office:value-type="string">
            <text:p text:style-name="P280">Integer</text:p>
          </table:table-cell>
        </table:table-row>
        <table:table-row>
          <table:table-cell table:style-name="Tabelle46.A16" office:value-type="string">
            <text:p text:style-name="P280">Long</text:p>
          </table:table-cell>
          <table:table-cell table:style-name="Tabelle46.B16" office:value-type="string">
            <text:p text:style-name="P280">Long</text:p>
          </table:table-cell>
        </table:table-row>
        <table:table-row>
          <table:table-cell table:style-name="Tabelle46.A16" office:value-type="string">
            <text:p text:style-name="P280">String</text:p>
          </table:table-cell>
          <table:table-cell table:style-name="Tabelle46.B16" office:value-type="string">
            <text:p text:style-name="P280">Integer</text:p>
          </table:table-cell>
        </table:table-row>
        <table:table-row>
          <table:table-cell table:style-name="Tabelle46.A16" office:value-type="string">
            <text:p text:style-name="P280">String</text:p>
          </table:table-cell>
          <table:table-cell table:style-name="Tabelle46.B16" office:value-type="string">
            <text:p text:style-name="P280">Long</text:p>
          </table:table-cell>
        </table:table-row>
        <table:table-row>
          <table:table-cell table:style-name="Tabelle46.A17" office:value-type="string">
            <text:p text:style-name="P280">String</text:p>
          </table:table-cell>
          <table:table-cell table:style-name="Tabelle46.B17" office:value-type="string">
            <text:p text:style-name="P280">String</text:p>
          </table:table-cell>
        </table:table-row>
      </table:table>
      <text:p text:style-name="P434">Special Notes:</text:p>
      <table:table table:name="Tabelle47" table:style-name="Tabelle47">
        <table:table-column table:style-name="Tabelle47.A"/>
        <table:table-column table:style-name="Tabelle47.B"/>
        <table:table-row>
          <table:table-cell table:style-name="Tabelle47.A1" office:value-type="string">
            <text:p text:style-name="P188"><text:span text:style-name="T2">C</text:span>ompare</text:p>
          </table:table-cell>
          <table:table-cell table:style-name="Tabelle47.B1" office:value-type="string">
            <text:p text:style-name="P188"><text:span text:style-name="T2">C</text:span>ompare to</text:p>
          </table:table-cell>
        </table:table-row>
        <table:table-row>
          <table:table-cell table:style-name="Tabelle47.A2" office:value-type="string">
            <text:p text:style-name="P366">Date</text:p>
          </table:table-cell>
          <table:table-cell table:style-name="Tabelle47.B2" office:value-type="string">
            <text:p text:style-name="P261">String</text:p>
          </table:table-cell>
        </table:table-row>
        <table:table-row>
          <table:table-cell table:style-name="Tabelle47.A3" table:number-columns-spanned="2" office:value-type="string">
            <text:p text:style-name="P313">Note:</text:p>
            <text:p text:style-name="P366">The „compare to“ value is a String format in the default date format (yyyy-MM-dd)</text:p>
          </table:table-cell>
          <table:covered-table-cell/>
        </table:table-row>
        <table:table-row>
          <table:table-cell table:style-name="Tabelle47.A4" office:value-type="string">
            <text:p text:style-name="P188"><text:span text:style-name="T1">Optional a</text:span>dditional Parameter</text:p>
          </table:table-cell>
          <table:table-cell table:style-name="Tabelle47.B4" office:value-type="string">
            <text:p text:style-name="P232">Explanation</text:p>
          </table:table-cell>
        </table:table-row>
        <table:table-row>
          <table:table-cell table:style-name="Tabelle47.A5" office:value-type="string">
            <text:p text:style-name="P372">Parameter 1: String</text:p>
          </table:table-cell>
          <table:table-cell table:style-name="Tabelle47.B5" office:value-type="string">
            <text:p text:style-name="P345">Provide a date format <text:span text:style-name="T7">if </text:span>different from the default.</text:p>
          </table:table-cell>
        </table:table-row>
      </table:table>
      <text:p text:style-name="P3"/>
      <table:table table:name="Tabelle48" table:style-name="Tabelle48">
        <table:table-column table:style-name="Tabelle48.A"/>
        <table:table-column table:style-name="Tabelle48.B"/>
        <text:soft-page-break/>
        <table:table-row>
          <table:table-cell table:style-name="Tabelle48.A1" office:value-type="string">
            <text:p text:style-name="P188"><text:span text:style-name="T2">C</text:span>ompare</text:p>
          </table:table-cell>
          <table:table-cell table:style-name="Tabelle48.B1" office:value-type="string">
            <text:p text:style-name="P188"><text:span text:style-name="T2">C</text:span>ompare to</text:p>
          </table:table-cell>
        </table:table-row>
        <table:table-row>
          <table:table-cell table:style-name="Tabelle48.A2" office:value-type="string">
            <text:p text:style-name="P377">String</text:p>
          </table:table-cell>
          <table:table-cell table:style-name="Tabelle48.B2" office:value-type="string">
            <text:p text:style-name="P377">Integer</text:p>
          </table:table-cell>
        </table:table-row>
        <table:table-row>
          <table:table-cell table:style-name="Tabelle48.A3" table:number-columns-spanned="2" office:value-type="string">
            <text:p text:style-name="P313">Note:</text:p>
            <text:p text:style-name="P377">Checks if the string <text:span text:style-name="T68">length </text:span>is greater than <text:span text:style-name="T31">or equal to </text:span>the given value in „compare to“.</text:p>
          </table:table-cell>
          <table:covered-table-cell/>
        </table:table-row>
        <table:table-row>
          <table:table-cell table:style-name="Tabelle48.A4" office:value-type="string">
            <text:p text:style-name="P188"><text:span text:style-name="T1">Optional a</text:span>dditional Parameter</text:p>
          </table:table-cell>
          <table:table-cell table:style-name="Tabelle48.B4" office:value-type="string">
            <text:p text:style-name="P232">Explanation</text:p>
          </table:table-cell>
        </table:table-row>
        <table:table-row>
          <table:table-cell table:style-name="Tabelle48.A5" office:value-type="string">
            <text:p text:style-name="P372"/>
          </table:table-cell>
          <table:table-cell table:style-name="Tabelle48.B5" office:value-type="string">
            <text:p text:style-name="P345"/>
          </table:table-cell>
        </table:table-row>
      </table:table>
      <text:p text:style-name="P170"/>
      <table:table table:name="Tabelle49" table:style-name="Tabelle49">
        <table:table-column table:style-name="Tabelle49.A"/>
        <table:table-column table:style-name="Tabelle49.B"/>
        <table:table-row>
          <table:table-cell table:style-name="Tabelle49.A1" office:value-type="string">
            <text:p text:style-name="P188"><text:span text:style-name="T2">C</text:span>ompare</text:p>
          </table:table-cell>
          <table:table-cell table:style-name="Tabelle49.B1" office:value-type="string">
            <text:p text:style-name="P188"><text:span text:style-name="T2">C</text:span>ompare to</text:p>
          </table:table-cell>
        </table:table-row>
        <table:table-row>
          <table:table-cell table:style-name="Tabelle49.A2" office:value-type="string">
            <text:p text:style-name="P377">String</text:p>
          </table:table-cell>
          <table:table-cell table:style-name="Tabelle49.B2" office:value-type="string">
            <text:p text:style-name="P382">Long</text:p>
          </table:table-cell>
        </table:table-row>
        <table:table-row>
          <table:table-cell table:style-name="Tabelle49.A3" table:number-columns-spanned="2" office:value-type="string">
            <text:p text:style-name="P313">Note:</text:p>
            <text:p text:style-name="P377">Checks if the string <text:span text:style-name="T68">length </text:span>is greater than the given value in „compare to“.</text:p>
          </table:table-cell>
          <table:covered-table-cell/>
        </table:table-row>
        <table:table-row>
          <table:table-cell table:style-name="Tabelle49.A4" office:value-type="string">
            <text:p text:style-name="P188"><text:span text:style-name="T1">Optional a</text:span>dditional Parameter</text:p>
          </table:table-cell>
          <table:table-cell table:style-name="Tabelle49.B4" office:value-type="string">
            <text:p text:style-name="P232">Explanation</text:p>
          </table:table-cell>
        </table:table-row>
        <table:table-row>
          <table:table-cell table:style-name="Tabelle49.A5" office:value-type="string">
            <text:p text:style-name="P372"/>
          </table:table-cell>
          <table:table-cell table:style-name="Tabelle49.B5" office:value-type="string">
            <text:p text:style-name="P345"/>
          </table:table-cell>
        </table:table-row>
      </table:table>
      <text:p text:style-name="P170"/>
      <table:table table:name="Tabelle50" table:style-name="Tabelle50">
        <table:table-column table:style-name="Tabelle50.A"/>
        <table:table-column table:style-name="Tabelle50.B"/>
        <table:table-row>
          <table:table-cell table:style-name="Tabelle50.A1" office:value-type="string">
            <text:p text:style-name="P188"><text:span text:style-name="T2">C</text:span>ompare</text:p>
          </table:table-cell>
          <table:table-cell table:style-name="Tabelle50.B1" office:value-type="string">
            <text:p text:style-name="P188"><text:span text:style-name="T2">C</text:span>ompare to</text:p>
          </table:table-cell>
        </table:table-row>
        <table:table-row>
          <table:table-cell table:style-name="Tabelle50.A2" office:value-type="string">
            <text:p text:style-name="P377">String</text:p>
          </table:table-cell>
          <table:table-cell table:style-name="Tabelle50.B2" office:value-type="string">
            <text:p text:style-name="P382">String</text:p>
          </table:table-cell>
        </table:table-row>
        <table:table-row>
          <table:table-cell table:style-name="Tabelle50.A3" table:number-columns-spanned="2" office:value-type="string">
            <text:p text:style-name="P313">Note:</text:p>
            <text:p text:style-name="P380">Checks if the string <text:span text:style-name="T67">containing a date </text:span>is greater than <text:span text:style-name="T31">or equal to </text:span>the given value in „compare to“.</text:p>
          </table:table-cell>
          <table:covered-table-cell/>
        </table:table-row>
        <table:table-row>
          <table:table-cell table:style-name="Tabelle50.A4" office:value-type="string">
            <text:p text:style-name="P188"><text:span text:style-name="T29">Required a</text:span>dditional Parameter</text:p>
          </table:table-cell>
          <table:table-cell table:style-name="Tabelle50.B4" office:value-type="string">
            <text:p text:style-name="P232">Explanation</text:p>
          </table:table-cell>
        </table:table-row>
        <table:table-row>
          <table:table-cell table:style-name="Tabelle50.A5" office:value-type="string">
            <text:p text:style-name="P382">Parameter 1: String</text:p>
          </table:table-cell>
          <table:table-cell table:style-name="Tabelle50.B5" office:value-type="string">
            <text:p text:style-name="P345">Provide a date format</text:p>
          </table:table-cell>
        </table:table-row>
      </table:table>
      <text:p text:style-name="P170"/>
      <text:p text:style-name="P475"><text:bookmark-start text:name="__RefHeading___Toc3517_565488630"/>Check Is <text:span text:style-name="T48">Smaller</text:span><text:bookmark-end text:name="__RefHeading___Toc3517_565488630"/></text:p>
      <table:table table:name="Tabelle90" table:style-name="Tabelle90">
        <table:table-column table:style-name="Tabelle90.A"/>
        <table:table-column table:style-name="Tabelle90.B"/>
        <table:table-row>
          <table:table-cell table:style-name="Tabelle90.A1" office:value-type="string">
            <text:p text:style-name="P24">Purpose:</text:p>
          </table:table-cell>
          <table:table-cell table:style-name="Tabelle90.B1" office:value-type="string">
            <text:p text:style-name="P142">Check <text:span text:style-name="T28">if a value is smaller than the other one</text:span></text:p>
          </table:table-cell>
        </table:table-row>
        <table:table-row>
          <table:table-cell table:style-name="Tabelle90.A2" office:value-type="string">
            <text:p text:style-name="P124">Java Class:</text:p>
          </table:table-cell>
          <table:table-cell table:style-name="Tabelle90.B2" office:value-type="string">
            <text:p text:style-name="P124">CheckIs<text:span text:style-name="T48">Smaller</text:span></text:p>
          </table:table-cell>
        </table:table-row>
        <table:table-row>
          <table:table-cell table:style-name="Tabelle90.A2" office:value-type="string">
            <text:p text:style-name="P47">Interface Name:</text:p>
          </table:table-cell>
          <table:table-cell table:style-name="Tabelle90.B3" office:value-type="string">
            <text:p text:style-name="P47">is <text:span text:style-name="T48">smaller than</text:span></text:p>
          </table:table-cell>
        </table:table-row>
      </table:table>
      <text:p text:style-name="P448">Possible comparisons:</text:p>
      <table:table table:name="Tabelle91" table:style-name="Tabelle91">
        <table:table-column table:style-name="Tabelle91.A"/>
        <table:table-column table:style-name="Tabelle91.B"/>
        <table:table-row>
          <table:table-cell table:style-name="Tabelle91.A1" office:value-type="string">
            <text:p text:style-name="P207"><text:span text:style-name="T2">C</text:span>ompare</text:p>
          </table:table-cell>
          <table:table-cell table:style-name="Tabelle91.B1" office:value-type="string">
            <text:p text:style-name="P207"><text:span text:style-name="T2">C</text:span>ompare to</text:p>
          </table:table-cell>
        </table:table-row>
        <table:table-row>
          <table:table-cell table:style-name="Tabelle91.A2" office:value-type="string">
            <text:p text:style-name="P281">Date</text:p>
          </table:table-cell>
          <table:table-cell table:style-name="Tabelle91.B2" office:value-type="string">
            <text:p text:style-name="P281">Date</text:p>
          </table:table-cell>
        </table:table-row>
        <table:table-row>
          <table:table-cell table:style-name="Tabelle91.A13" office:value-type="string">
            <text:p text:style-name="P281">Date</text:p>
          </table:table-cell>
          <table:table-cell table:style-name="Tabelle91.B13" office:value-type="string">
            <text:p text:style-name="P281">String</text:p>
          </table:table-cell>
        </table:table-row>
        <table:table-row>
          <table:table-cell table:style-name="Tabelle91.A13" office:value-type="string">
            <text:p text:style-name="P281">Double</text:p>
          </table:table-cell>
          <table:table-cell table:style-name="Tabelle91.B13" office:value-type="string">
            <text:p text:style-name="P281">Double</text:p>
          </table:table-cell>
        </table:table-row>
        <table:table-row>
          <table:table-cell table:style-name="Tabelle91.A13" office:value-type="string">
            <text:p text:style-name="P281">Double</text:p>
          </table:table-cell>
          <table:table-cell table:style-name="Tabelle91.B13" office:value-type="string">
            <text:p text:style-name="P281">Integer</text:p>
          </table:table-cell>
        </table:table-row>
        <table:table-row>
          <table:table-cell table:style-name="Tabelle91.A13" office:value-type="string">
            <text:p text:style-name="P281">Double</text:p>
          </table:table-cell>
          <table:table-cell table:style-name="Tabelle91.B13" office:value-type="string">
            <text:p text:style-name="P281">Long</text:p>
          </table:table-cell>
        </table:table-row>
        <table:table-row>
          <table:table-cell table:style-name="Tabelle91.A13" office:value-type="string">
            <text:p text:style-name="P414">Double</text:p>
          </table:table-cell>
          <table:table-cell table:style-name="Tabelle91.B13" office:value-type="string">
            <text:p text:style-name="P414">Float</text:p>
          </table:table-cell>
        </table:table-row>
        <table:table-row>
          <table:table-cell table:style-name="Tabelle91.A13" office:value-type="string">
            <text:p text:style-name="P281">Float</text:p>
          </table:table-cell>
          <table:table-cell table:style-name="Tabelle91.B13" office:value-type="string">
            <text:p text:style-name="P281">Float</text:p>
          </table:table-cell>
        </table:table-row>
        <table:table-row>
          <table:table-cell table:style-name="Tabelle91.A13" office:value-type="string">
            <text:p text:style-name="P281">Float</text:p>
          </table:table-cell>
          <table:table-cell table:style-name="Tabelle91.B13" office:value-type="string">
            <text:p text:style-name="P281">Integer</text:p>
          </table:table-cell>
        </table:table-row>
        <table:table-row>
          <table:table-cell table:style-name="Tabelle91.A13" office:value-type="string">
            <text:p text:style-name="P414">Float</text:p>
          </table:table-cell>
          <table:table-cell table:style-name="Tabelle91.B13" office:value-type="string">
            <text:p text:style-name="P414">Long</text:p>
          </table:table-cell>
        </table:table-row>
        <table:table-row>
          <table:table-cell table:style-name="Tabelle91.A13" office:value-type="string">
            <text:p text:style-name="P414">Float</text:p>
          </table:table-cell>
          <table:table-cell table:style-name="Tabelle91.B13" office:value-type="string">
            <text:p text:style-name="P414">Double</text:p>
          </table:table-cell>
        </table:table-row>
        <table:table-row>
          <table:table-cell table:style-name="Tabelle91.A13" office:value-type="string">
            <text:p text:style-name="P281">Integer</text:p>
          </table:table-cell>
          <table:table-cell table:style-name="Tabelle91.B13" office:value-type="string">
            <text:p text:style-name="P281">Integer</text:p>
          </table:table-cell>
        </table:table-row>
        <table:table-row>
          <table:table-cell table:style-name="Tabelle91.A13" office:value-type="string">
            <text:p text:style-name="P281">Long</text:p>
          </table:table-cell>
          <table:table-cell table:style-name="Tabelle91.B13" office:value-type="string">
            <text:p text:style-name="P281">Integer</text:p>
          </table:table-cell>
        </table:table-row>
        <table:table-row>
          <table:table-cell table:style-name="Tabelle91.A16" office:value-type="string">
            <text:p text:style-name="P281">Long</text:p>
          </table:table-cell>
          <table:table-cell table:style-name="Tabelle91.B16" office:value-type="string">
            <text:p text:style-name="P281">Long</text:p>
          </table:table-cell>
        </table:table-row>
        <table:table-row>
          <table:table-cell table:style-name="Tabelle91.A16" office:value-type="string">
            <text:p text:style-name="P281">String</text:p>
          </table:table-cell>
          <table:table-cell table:style-name="Tabelle91.B16" office:value-type="string">
            <text:p text:style-name="P281">Integer</text:p>
          </table:table-cell>
        </table:table-row>
        <table:table-row>
          <table:table-cell table:style-name="Tabelle91.A16" office:value-type="string">
            <text:p text:style-name="P281">String</text:p>
          </table:table-cell>
          <table:table-cell table:style-name="Tabelle91.B16" office:value-type="string">
            <text:p text:style-name="P281">Long</text:p>
          </table:table-cell>
        </table:table-row>
        <table:table-row>
          <table:table-cell table:style-name="Tabelle91.A17" office:value-type="string">
            <text:p text:style-name="P281">String</text:p>
          </table:table-cell>
          <table:table-cell table:style-name="Tabelle91.B17" office:value-type="string">
            <text:p text:style-name="P281">String</text:p>
          </table:table-cell>
        </table:table-row>
      </table:table>
      <text:p text:style-name="P448">Special Notes:</text:p>
      <table:table table:name="Tabelle92" table:style-name="Tabelle92">
        <table:table-column table:style-name="Tabelle92.A"/>
        <table:table-column table:style-name="Tabelle92.B"/>
        <table:table-row>
          <table:table-cell table:style-name="Tabelle92.A1" office:value-type="string">
            <text:p text:style-name="P207"><text:span text:style-name="T2">C</text:span>ompare</text:p>
          </table:table-cell>
          <table:table-cell table:style-name="Tabelle92.B1" office:value-type="string">
            <text:p text:style-name="P207"><text:span text:style-name="T2">C</text:span>ompare to</text:p>
          </table:table-cell>
        </table:table-row>
        <table:table-row>
          <table:table-cell table:style-name="Tabelle92.A2" office:value-type="string">
            <text:p text:style-name="P367">Date</text:p>
          </table:table-cell>
          <table:table-cell table:style-name="Tabelle92.B2" office:value-type="string">
            <text:p text:style-name="P264">String</text:p>
          </table:table-cell>
        </table:table-row>
        <table:table-row>
          <table:table-cell table:style-name="Tabelle92.A3" table:number-columns-spanned="2" office:value-type="string">
            <text:p text:style-name="P320">Note:</text:p>
            <text:p text:style-name="P367">The „compare to“ value is a String format in the default date format (yyyy-MM-dd)</text:p>
          </table:table-cell>
          <table:covered-table-cell/>
        </table:table-row>
        <table:table-row>
          <table:table-cell table:style-name="Tabelle92.A4" office:value-type="string">
            <text:p text:style-name="P207"><text:span text:style-name="T1">Optional a</text:span>dditional Parameter</text:p>
          </table:table-cell>
          <table:table-cell table:style-name="Tabelle92.B4" office:value-type="string">
            <text:p text:style-name="P239">Explanation</text:p>
          </table:table-cell>
        </table:table-row>
        <table:table-row>
          <table:table-cell table:style-name="Tabelle92.A5" office:value-type="string">
            <text:p text:style-name="P373">Parameter 1: String</text:p>
          </table:table-cell>
          <table:table-cell table:style-name="Tabelle92.B5" office:value-type="string">
            <text:p text:style-name="P347">Provide a date format <text:span text:style-name="T7">if </text:span>different from the default.</text:p>
          </table:table-cell>
        </table:table-row>
      </table:table>
      <text:p text:style-name="P24"/>
      <table:table table:name="Tabelle93" table:style-name="Tabelle93">
        <table:table-column table:style-name="Tabelle93.A"/>
        <table:table-column table:style-name="Tabelle93.B"/>
        <text:soft-page-break/>
        <table:table-row>
          <table:table-cell table:style-name="Tabelle93.A1" office:value-type="string">
            <text:p text:style-name="P207"><text:span text:style-name="T2">C</text:span>ompare</text:p>
          </table:table-cell>
          <table:table-cell table:style-name="Tabelle93.B1" office:value-type="string">
            <text:p text:style-name="P207"><text:span text:style-name="T2">C</text:span>ompare to</text:p>
          </table:table-cell>
        </table:table-row>
        <table:table-row>
          <table:table-cell table:style-name="Tabelle93.A2" office:value-type="string">
            <text:p text:style-name="P378">String</text:p>
          </table:table-cell>
          <table:table-cell table:style-name="Tabelle93.B2" office:value-type="string">
            <text:p text:style-name="P378">Integer</text:p>
          </table:table-cell>
        </table:table-row>
        <table:table-row>
          <table:table-cell table:style-name="Tabelle93.A3" table:number-columns-spanned="2" office:value-type="string">
            <text:p text:style-name="P320">Note:</text:p>
            <text:p text:style-name="P378">Checks if the string <text:span text:style-name="T68">length </text:span>is greater than the given value in „compare to“.</text:p>
          </table:table-cell>
          <table:covered-table-cell/>
        </table:table-row>
        <table:table-row>
          <table:table-cell table:style-name="Tabelle93.A4" office:value-type="string">
            <text:p text:style-name="P207"><text:span text:style-name="T1">Optional a</text:span>dditional Parameter</text:p>
          </table:table-cell>
          <table:table-cell table:style-name="Tabelle93.B4" office:value-type="string">
            <text:p text:style-name="P239">Explanation</text:p>
          </table:table-cell>
        </table:table-row>
        <table:table-row>
          <table:table-cell table:style-name="Tabelle93.A5" office:value-type="string">
            <text:p text:style-name="P373"/>
          </table:table-cell>
          <table:table-cell table:style-name="Tabelle93.B5" office:value-type="string">
            <text:p text:style-name="P347"/>
          </table:table-cell>
        </table:table-row>
      </table:table>
      <text:p text:style-name="P173"/>
      <table:table table:name="Tabelle94" table:style-name="Tabelle94">
        <table:table-column table:style-name="Tabelle94.A"/>
        <table:table-column table:style-name="Tabelle94.B"/>
        <table:table-row>
          <table:table-cell table:style-name="Tabelle94.A1" office:value-type="string">
            <text:p text:style-name="P207"><text:span text:style-name="T2">C</text:span>ompare</text:p>
          </table:table-cell>
          <table:table-cell table:style-name="Tabelle94.B1" office:value-type="string">
            <text:p text:style-name="P207"><text:span text:style-name="T2">C</text:span>ompare to</text:p>
          </table:table-cell>
        </table:table-row>
        <table:table-row>
          <table:table-cell table:style-name="Tabelle94.A2" office:value-type="string">
            <text:p text:style-name="P378">String</text:p>
          </table:table-cell>
          <table:table-cell table:style-name="Tabelle94.B2" office:value-type="string">
            <text:p text:style-name="P383">Long</text:p>
          </table:table-cell>
        </table:table-row>
        <table:table-row>
          <table:table-cell table:style-name="Tabelle94.A3" table:number-columns-spanned="2" office:value-type="string">
            <text:p text:style-name="P320">Note:</text:p>
            <text:p text:style-name="P378">Checks if the string <text:span text:style-name="T68">length </text:span>is greater than the given value in „compare to“.</text:p>
          </table:table-cell>
          <table:covered-table-cell/>
        </table:table-row>
        <table:table-row>
          <table:table-cell table:style-name="Tabelle94.A4" office:value-type="string">
            <text:p text:style-name="P207"><text:span text:style-name="T1">Optional a</text:span>dditional Parameter</text:p>
          </table:table-cell>
          <table:table-cell table:style-name="Tabelle94.B4" office:value-type="string">
            <text:p text:style-name="P239">Explanation</text:p>
          </table:table-cell>
        </table:table-row>
        <table:table-row>
          <table:table-cell table:style-name="Tabelle94.A5" office:value-type="string">
            <text:p text:style-name="P373"/>
          </table:table-cell>
          <table:table-cell table:style-name="Tabelle94.B5" office:value-type="string">
            <text:p text:style-name="P347"/>
          </table:table-cell>
        </table:table-row>
      </table:table>
      <text:p text:style-name="P173"/>
      <table:table table:name="Tabelle95" table:style-name="Tabelle95">
        <table:table-column table:style-name="Tabelle95.A"/>
        <table:table-column table:style-name="Tabelle95.B"/>
        <table:table-row>
          <table:table-cell table:style-name="Tabelle95.A1" office:value-type="string">
            <text:p text:style-name="P207"><text:span text:style-name="T2">C</text:span>ompare</text:p>
          </table:table-cell>
          <table:table-cell table:style-name="Tabelle95.B1" office:value-type="string">
            <text:p text:style-name="P207"><text:span text:style-name="T2">C</text:span>ompare to</text:p>
          </table:table-cell>
        </table:table-row>
        <table:table-row>
          <table:table-cell table:style-name="Tabelle95.A2" office:value-type="string">
            <text:p text:style-name="P378">String</text:p>
          </table:table-cell>
          <table:table-cell table:style-name="Tabelle95.B2" office:value-type="string">
            <text:p text:style-name="P383">String</text:p>
          </table:table-cell>
        </table:table-row>
        <table:table-row>
          <table:table-cell table:style-name="Tabelle95.A3" table:number-columns-spanned="2" office:value-type="string">
            <text:p text:style-name="P320">Note:</text:p>
            <text:p text:style-name="P380">Checks if the string <text:span text:style-name="T67">containing a date</text:span> is greater than the given value in „compare to“.</text:p>
          </table:table-cell>
          <table:covered-table-cell/>
        </table:table-row>
        <table:table-row>
          <table:table-cell table:style-name="Tabelle95.A4" office:value-type="string">
            <text:p text:style-name="P207"><text:span text:style-name="T29">Required a</text:span>dditional Parameter</text:p>
          </table:table-cell>
          <table:table-cell table:style-name="Tabelle95.B4" office:value-type="string">
            <text:p text:style-name="P239">Explanation</text:p>
          </table:table-cell>
        </table:table-row>
        <table:table-row>
          <table:table-cell table:style-name="Tabelle95.A5" office:value-type="string">
            <text:p text:style-name="P383">Parameter 1: String</text:p>
          </table:table-cell>
          <table:table-cell table:style-name="Tabelle95.B5" office:value-type="string">
            <text:p text:style-name="P347">Provide a date format</text:p>
          </table:table-cell>
        </table:table-row>
      </table:table>
      <text:p text:style-name="P173"/>
      <text:p text:style-name="P476"><text:bookmark-start text:name="__RefHeading___Toc3519_565488630"/>Check Is <text:span text:style-name="T49">Smaller</text:span> <text:span text:style-name="T30">or Equal</text:span><text:bookmark-end text:name="__RefHeading___Toc3519_565488630"/></text:p>
      <table:table table:name="Tabelle96" table:style-name="Tabelle96">
        <table:table-column table:style-name="Tabelle96.A"/>
        <table:table-column table:style-name="Tabelle96.B"/>
        <table:table-row>
          <table:table-cell table:style-name="Tabelle96.A1" office:value-type="string">
            <text:p text:style-name="P25">Purpose:</text:p>
          </table:table-cell>
          <table:table-cell table:style-name="Tabelle96.B1" office:value-type="string">
            <text:p text:style-name="P143">Check <text:span text:style-name="T28">if a value is smaller than or equal to the other one</text:span></text:p>
          </table:table-cell>
        </table:table-row>
        <table:table-row>
          <table:table-cell table:style-name="Tabelle96.A2" office:value-type="string">
            <text:p text:style-name="P125">Java Class:</text:p>
          </table:table-cell>
          <table:table-cell table:style-name="Tabelle96.B2" office:value-type="string">
            <text:p text:style-name="P125">CheckIs<text:span text:style-name="T49">Smaller</text:span>OrEqual</text:p>
          </table:table-cell>
        </table:table-row>
        <table:table-row>
          <table:table-cell table:style-name="Tabelle96.A2" office:value-type="string">
            <text:p text:style-name="P48">Interface Name:</text:p>
          </table:table-cell>
          <table:table-cell table:style-name="Tabelle96.B3" office:value-type="string">
            <text:p text:style-name="P48">is <text:span text:style-name="T49">smaller or equal than</text:span></text:p>
          </table:table-cell>
        </table:table-row>
      </table:table>
      <text:p text:style-name="P449">Possible comparisons:</text:p>
      <table:table table:name="Tabelle97" table:style-name="Tabelle97">
        <table:table-column table:style-name="Tabelle97.A"/>
        <table:table-column table:style-name="Tabelle97.B"/>
        <table:table-row>
          <table:table-cell table:style-name="Tabelle97.A1" office:value-type="string">
            <text:p text:style-name="P208"><text:span text:style-name="T2">C</text:span>ompare</text:p>
          </table:table-cell>
          <table:table-cell table:style-name="Tabelle97.B1" office:value-type="string">
            <text:p text:style-name="P208"><text:span text:style-name="T2">C</text:span>ompare to</text:p>
          </table:table-cell>
        </table:table-row>
        <table:table-row>
          <table:table-cell table:style-name="Tabelle97.A2" office:value-type="string">
            <text:p text:style-name="P282">Date</text:p>
          </table:table-cell>
          <table:table-cell table:style-name="Tabelle97.B2" office:value-type="string">
            <text:p text:style-name="P282">Date</text:p>
          </table:table-cell>
        </table:table-row>
        <table:table-row>
          <table:table-cell table:style-name="Tabelle97.A13" office:value-type="string">
            <text:p text:style-name="P282">Date</text:p>
          </table:table-cell>
          <table:table-cell table:style-name="Tabelle97.B13" office:value-type="string">
            <text:p text:style-name="P282">String</text:p>
          </table:table-cell>
        </table:table-row>
        <table:table-row>
          <table:table-cell table:style-name="Tabelle97.A13" office:value-type="string">
            <text:p text:style-name="P282">Double</text:p>
          </table:table-cell>
          <table:table-cell table:style-name="Tabelle97.B13" office:value-type="string">
            <text:p text:style-name="P282">Double</text:p>
          </table:table-cell>
        </table:table-row>
        <table:table-row>
          <table:table-cell table:style-name="Tabelle97.A13" office:value-type="string">
            <text:p text:style-name="P282">Double</text:p>
          </table:table-cell>
          <table:table-cell table:style-name="Tabelle97.B13" office:value-type="string">
            <text:p text:style-name="P282">Integer</text:p>
          </table:table-cell>
        </table:table-row>
        <table:table-row>
          <table:table-cell table:style-name="Tabelle97.A13" office:value-type="string">
            <text:p text:style-name="P282">Double</text:p>
          </table:table-cell>
          <table:table-cell table:style-name="Tabelle97.B13" office:value-type="string">
            <text:p text:style-name="P282">Long</text:p>
          </table:table-cell>
        </table:table-row>
        <table:table-row>
          <table:table-cell table:style-name="Tabelle97.A13" office:value-type="string">
            <text:p text:style-name="P415">Double</text:p>
          </table:table-cell>
          <table:table-cell table:style-name="Tabelle97.B13" office:value-type="string">
            <text:p text:style-name="P415">Float</text:p>
          </table:table-cell>
        </table:table-row>
        <table:table-row>
          <table:table-cell table:style-name="Tabelle97.A13" office:value-type="string">
            <text:p text:style-name="P282">Float</text:p>
          </table:table-cell>
          <table:table-cell table:style-name="Tabelle97.B13" office:value-type="string">
            <text:p text:style-name="P282">Float</text:p>
          </table:table-cell>
        </table:table-row>
        <table:table-row>
          <table:table-cell table:style-name="Tabelle97.A13" office:value-type="string">
            <text:p text:style-name="P282">Float</text:p>
          </table:table-cell>
          <table:table-cell table:style-name="Tabelle97.B13" office:value-type="string">
            <text:p text:style-name="P282">Integer</text:p>
          </table:table-cell>
        </table:table-row>
        <table:table-row>
          <table:table-cell table:style-name="Tabelle97.A13" office:value-type="string">
            <text:p text:style-name="P415">Float</text:p>
          </table:table-cell>
          <table:table-cell table:style-name="Tabelle97.B13" office:value-type="string">
            <text:p text:style-name="P415">Long</text:p>
          </table:table-cell>
        </table:table-row>
        <table:table-row>
          <table:table-cell table:style-name="Tabelle97.A13" office:value-type="string">
            <text:p text:style-name="P415">Float</text:p>
          </table:table-cell>
          <table:table-cell table:style-name="Tabelle97.B13" office:value-type="string">
            <text:p text:style-name="P415">Double</text:p>
          </table:table-cell>
        </table:table-row>
        <table:table-row>
          <table:table-cell table:style-name="Tabelle97.A13" office:value-type="string">
            <text:p text:style-name="P282">Integer</text:p>
          </table:table-cell>
          <table:table-cell table:style-name="Tabelle97.B13" office:value-type="string">
            <text:p text:style-name="P282">Integer</text:p>
          </table:table-cell>
        </table:table-row>
        <table:table-row>
          <table:table-cell table:style-name="Tabelle97.A13" office:value-type="string">
            <text:p text:style-name="P282">Long</text:p>
          </table:table-cell>
          <table:table-cell table:style-name="Tabelle97.B13" office:value-type="string">
            <text:p text:style-name="P282">Integer</text:p>
          </table:table-cell>
        </table:table-row>
        <table:table-row>
          <table:table-cell table:style-name="Tabelle97.A16" office:value-type="string">
            <text:p text:style-name="P282">Long</text:p>
          </table:table-cell>
          <table:table-cell table:style-name="Tabelle97.B16" office:value-type="string">
            <text:p text:style-name="P282">Long</text:p>
          </table:table-cell>
        </table:table-row>
        <table:table-row>
          <table:table-cell table:style-name="Tabelle97.A16" office:value-type="string">
            <text:p text:style-name="P282">String</text:p>
          </table:table-cell>
          <table:table-cell table:style-name="Tabelle97.B16" office:value-type="string">
            <text:p text:style-name="P282">Integer</text:p>
          </table:table-cell>
        </table:table-row>
        <table:table-row>
          <table:table-cell table:style-name="Tabelle97.A16" office:value-type="string">
            <text:p text:style-name="P282">String</text:p>
          </table:table-cell>
          <table:table-cell table:style-name="Tabelle97.B16" office:value-type="string">
            <text:p text:style-name="P282">Long</text:p>
          </table:table-cell>
        </table:table-row>
        <table:table-row>
          <table:table-cell table:style-name="Tabelle97.A17" office:value-type="string">
            <text:p text:style-name="P282">String</text:p>
          </table:table-cell>
          <table:table-cell table:style-name="Tabelle97.B17" office:value-type="string">
            <text:p text:style-name="P282">String</text:p>
          </table:table-cell>
        </table:table-row>
      </table:table>
      <text:p text:style-name="P449">Special Notes:</text:p>
      <table:table table:name="Tabelle98" table:style-name="Tabelle98">
        <table:table-column table:style-name="Tabelle98.A"/>
        <table:table-column table:style-name="Tabelle98.B"/>
        <table:table-row>
          <table:table-cell table:style-name="Tabelle98.A1" office:value-type="string">
            <text:p text:style-name="P208"><text:span text:style-name="T2">C</text:span>ompare</text:p>
          </table:table-cell>
          <table:table-cell table:style-name="Tabelle98.B1" office:value-type="string">
            <text:p text:style-name="P208"><text:span text:style-name="T2">C</text:span>ompare to</text:p>
          </table:table-cell>
        </table:table-row>
        <table:table-row>
          <table:table-cell table:style-name="Tabelle98.A2" office:value-type="string">
            <text:p text:style-name="P368">Date</text:p>
          </table:table-cell>
          <table:table-cell table:style-name="Tabelle98.B2" office:value-type="string">
            <text:p text:style-name="P265">String</text:p>
          </table:table-cell>
        </table:table-row>
        <table:table-row>
          <table:table-cell table:style-name="Tabelle98.A3" table:number-columns-spanned="2" office:value-type="string">
            <text:p text:style-name="P321">Note:</text:p>
            <text:p text:style-name="P368">The „compare to“ value is a String format in the default date format (yyyy-MM-dd)</text:p>
          </table:table-cell>
          <table:covered-table-cell/>
        </table:table-row>
        <table:table-row>
          <table:table-cell table:style-name="Tabelle98.A4" office:value-type="string">
            <text:p text:style-name="P208"><text:span text:style-name="T1">Optional a</text:span>dditional Parameter</text:p>
          </table:table-cell>
          <table:table-cell table:style-name="Tabelle98.B4" office:value-type="string">
            <text:p text:style-name="P240">Explanation</text:p>
          </table:table-cell>
        </table:table-row>
        <table:table-row>
          <table:table-cell table:style-name="Tabelle98.A5" office:value-type="string">
            <text:p text:style-name="P374">Parameter 1: String</text:p>
          </table:table-cell>
          <table:table-cell table:style-name="Tabelle98.B5" office:value-type="string">
            <text:p text:style-name="P348">Provide a date format <text:span text:style-name="T7">if </text:span>different from the default.</text:p>
          </table:table-cell>
        </table:table-row>
      </table:table>
      <text:p text:style-name="P25"/>
      <table:table table:name="Tabelle99" table:style-name="Tabelle99">
        <table:table-column table:style-name="Tabelle99.A"/>
        <table:table-column table:style-name="Tabelle99.B"/>
        <text:soft-page-break/>
        <table:table-row>
          <table:table-cell table:style-name="Tabelle99.A1" office:value-type="string">
            <text:p text:style-name="P208"><text:span text:style-name="T2">C</text:span>ompare</text:p>
          </table:table-cell>
          <table:table-cell table:style-name="Tabelle99.B1" office:value-type="string">
            <text:p text:style-name="P208"><text:span text:style-name="T2">C</text:span>ompare to</text:p>
          </table:table-cell>
        </table:table-row>
        <table:table-row>
          <table:table-cell table:style-name="Tabelle99.A2" office:value-type="string">
            <text:p text:style-name="P379">String</text:p>
          </table:table-cell>
          <table:table-cell table:style-name="Tabelle99.B2" office:value-type="string">
            <text:p text:style-name="P379">Integer</text:p>
          </table:table-cell>
        </table:table-row>
        <table:table-row>
          <table:table-cell table:style-name="Tabelle99.A3" table:number-columns-spanned="2" office:value-type="string">
            <text:p text:style-name="P321">Note:</text:p>
            <text:p text:style-name="P379">Checks if the string <text:span text:style-name="T68">length </text:span>is greater than <text:span text:style-name="T31">or equal to </text:span>the given value in „compare to“.</text:p>
          </table:table-cell>
          <table:covered-table-cell/>
        </table:table-row>
        <table:table-row>
          <table:table-cell table:style-name="Tabelle99.A4" office:value-type="string">
            <text:p text:style-name="P208"><text:span text:style-name="T1">Optional a</text:span>dditional Parameter</text:p>
          </table:table-cell>
          <table:table-cell table:style-name="Tabelle99.B4" office:value-type="string">
            <text:p text:style-name="P240">Explanation</text:p>
          </table:table-cell>
        </table:table-row>
        <table:table-row>
          <table:table-cell table:style-name="Tabelle99.A5" office:value-type="string">
            <text:p text:style-name="P374"/>
          </table:table-cell>
          <table:table-cell table:style-name="Tabelle99.B5" office:value-type="string">
            <text:p text:style-name="P348"/>
          </table:table-cell>
        </table:table-row>
      </table:table>
      <text:p text:style-name="P174"/>
      <table:table table:name="Tabelle100" table:style-name="Tabelle100">
        <table:table-column table:style-name="Tabelle100.A"/>
        <table:table-column table:style-name="Tabelle100.B"/>
        <table:table-row>
          <table:table-cell table:style-name="Tabelle100.A1" office:value-type="string">
            <text:p text:style-name="P208"><text:span text:style-name="T2">C</text:span>ompare</text:p>
          </table:table-cell>
          <table:table-cell table:style-name="Tabelle100.B1" office:value-type="string">
            <text:p text:style-name="P208"><text:span text:style-name="T2">C</text:span>ompare to</text:p>
          </table:table-cell>
        </table:table-row>
        <table:table-row>
          <table:table-cell table:style-name="Tabelle100.A2" office:value-type="string">
            <text:p text:style-name="P379">String</text:p>
          </table:table-cell>
          <table:table-cell table:style-name="Tabelle100.B2" office:value-type="string">
            <text:p text:style-name="P384">Long</text:p>
          </table:table-cell>
        </table:table-row>
        <table:table-row>
          <table:table-cell table:style-name="Tabelle100.A3" table:number-columns-spanned="2" office:value-type="string">
            <text:p text:style-name="P321">Note:</text:p>
            <text:p text:style-name="P379">Checks if the string <text:span text:style-name="T68">length </text:span>is greater than the given value in „compare to“.</text:p>
          </table:table-cell>
          <table:covered-table-cell/>
        </table:table-row>
        <table:table-row>
          <table:table-cell table:style-name="Tabelle100.A4" office:value-type="string">
            <text:p text:style-name="P208"><text:span text:style-name="T1">Optional a</text:span>dditional Parameter</text:p>
          </table:table-cell>
          <table:table-cell table:style-name="Tabelle100.B4" office:value-type="string">
            <text:p text:style-name="P240">Explanation</text:p>
          </table:table-cell>
        </table:table-row>
        <table:table-row>
          <table:table-cell table:style-name="Tabelle100.A5" office:value-type="string">
            <text:p text:style-name="P374"/>
          </table:table-cell>
          <table:table-cell table:style-name="Tabelle100.B5" office:value-type="string">
            <text:p text:style-name="P348"/>
          </table:table-cell>
        </table:table-row>
      </table:table>
      <text:p text:style-name="P174"/>
      <table:table table:name="Tabelle101" table:style-name="Tabelle101">
        <table:table-column table:style-name="Tabelle101.A"/>
        <table:table-column table:style-name="Tabelle101.B"/>
        <table:table-row>
          <table:table-cell table:style-name="Tabelle101.A1" office:value-type="string">
            <text:p text:style-name="P208"><text:span text:style-name="T2">C</text:span>ompare</text:p>
          </table:table-cell>
          <table:table-cell table:style-name="Tabelle101.B1" office:value-type="string">
            <text:p text:style-name="P208"><text:span text:style-name="T2">C</text:span>ompare to</text:p>
          </table:table-cell>
        </table:table-row>
        <table:table-row>
          <table:table-cell table:style-name="Tabelle101.A2" office:value-type="string">
            <text:p text:style-name="P379">String</text:p>
          </table:table-cell>
          <table:table-cell table:style-name="Tabelle101.B2" office:value-type="string">
            <text:p text:style-name="P384">String</text:p>
          </table:table-cell>
        </table:table-row>
        <table:table-row>
          <table:table-cell table:style-name="Tabelle101.A3" table:number-columns-spanned="2" office:value-type="string">
            <text:p text:style-name="P321">Note:</text:p>
            <text:p text:style-name="P380">Checks if the string <text:span text:style-name="T67">containing a date</text:span> is greater than <text:span text:style-name="T31">or equal to </text:span>the given value in „compare to“.</text:p>
          </table:table-cell>
          <table:covered-table-cell/>
        </table:table-row>
        <table:table-row>
          <table:table-cell table:style-name="Tabelle101.A4" office:value-type="string">
            <text:p text:style-name="P208"><text:span text:style-name="T29">Required a</text:span>dditional Parameter</text:p>
          </table:table-cell>
          <table:table-cell table:style-name="Tabelle101.B4" office:value-type="string">
            <text:p text:style-name="P240">Explanation</text:p>
          </table:table-cell>
        </table:table-row>
        <table:table-row>
          <table:table-cell table:style-name="Tabelle101.A5" office:value-type="string">
            <text:p text:style-name="P384">Parameter 1: String</text:p>
          </table:table-cell>
          <table:table-cell table:style-name="Tabelle101.B5" office:value-type="string">
            <text:p text:style-name="P348">Provide a date format</text:p>
          </table:table-cell>
        </table:table-row>
      </table:table>
      <text:p text:style-name="P174"/>
      <text:p text:style-name="P467"><text:bookmark-start text:name="__RefHeading___Toc1102_1468108940"/>Check <text:span text:style-name="T32">Is In List</text:span><text:bookmark-end text:name="__RefHeading___Toc1102_1468108940"/></text:p>
      <table:table table:name="Tabelle51" table:style-name="Tabelle51">
        <table:table-column table:style-name="Tabelle51.A"/>
        <table:table-column table:style-name="Tabelle51.B"/>
        <table:table-row>
          <table:table-cell table:style-name="Tabelle51.A1" office:value-type="string">
            <text:p text:style-name="P4">Purpose:</text:p>
          </table:table-cell>
          <table:table-cell table:style-name="Tabelle51.B1" office:value-type="string">
            <text:p text:style-name="P85">Check <text:span text:style-name="T10">if a value is in a given list of values</text:span></text:p>
          </table:table-cell>
        </table:table-row>
        <table:table-row>
          <table:table-cell table:style-name="Tabelle51.A2" office:value-type="string">
            <text:p text:style-name="P116">Java Class:</text:p>
          </table:table-cell>
          <table:table-cell table:style-name="Tabelle51.B2" office:value-type="string">
            <text:p text:style-name="P116">CheckIsInList</text:p>
          </table:table-cell>
        </table:table-row>
        <table:table-row>
          <table:table-cell table:style-name="Tabelle51.A2" office:value-type="string">
            <text:p text:style-name="P50">Interface Name:</text:p>
          </table:table-cell>
          <table:table-cell table:style-name="Tabelle51.B3" office:value-type="string">
            <text:p text:style-name="P86">is in list</text:p>
          </table:table-cell>
        </table:table-row>
      </table:table>
      <text:p text:style-name="P435">Possible comparisons:</text:p>
      <table:table table:name="Tabelle52" table:style-name="Tabelle52">
        <table:table-column table:style-name="Tabelle52.A"/>
        <table:table-column table:style-name="Tabelle52.B"/>
        <table:table-row>
          <table:table-cell table:style-name="Tabelle52.A1" office:value-type="string">
            <text:p text:style-name="P189"><text:span text:style-name="T2">C</text:span>ompare</text:p>
          </table:table-cell>
          <table:table-cell table:style-name="Tabelle52.B1" office:value-type="string">
            <text:p text:style-name="P189"><text:span text:style-name="T2">C</text:span>ompare to</text:p>
          </table:table-cell>
        </table:table-row>
        <table:table-row>
          <table:table-cell table:style-name="Tabelle52.A2" office:value-type="string">
            <text:p text:style-name="P283">Integer</text:p>
          </table:table-cell>
          <table:table-cell table:style-name="Tabelle52.B2" office:value-type="string">
            <text:p text:style-name="P251">String</text:p>
          </table:table-cell>
        </table:table-row>
        <table:table-row>
          <table:table-cell table:style-name="Tabelle52.A3" office:value-type="string">
            <text:p text:style-name="P283">Long</text:p>
          </table:table-cell>
          <table:table-cell table:style-name="Tabelle52.B3" office:value-type="string">
            <text:p text:style-name="P283">String</text:p>
          </table:table-cell>
        </table:table-row>
        <table:table-row>
          <table:table-cell table:style-name="Tabelle52.A4" office:value-type="string">
            <text:p text:style-name="P283">String</text:p>
          </table:table-cell>
          <table:table-cell table:style-name="Tabelle52.B4" office:value-type="string">
            <text:p text:style-name="P283">String</text:p>
          </table:table-cell>
        </table:table-row>
      </table:table>
      <text:p text:style-name="P435">Special Notes:</text:p>
      <table:table table:name="Tabelle53" table:style-name="Tabelle53">
        <table:table-column table:style-name="Tabelle53.A"/>
        <table:table-column table:style-name="Tabelle53.B"/>
        <table:table-row>
          <table:table-cell table:style-name="Tabelle53.A1" office:value-type="string">
            <text:p text:style-name="P189"><text:span text:style-name="T2">C</text:span>ompare</text:p>
          </table:table-cell>
          <table:table-cell table:style-name="Tabelle53.B1" office:value-type="string">
            <text:p text:style-name="P189"><text:span text:style-name="T2">C</text:span>ompare to</text:p>
          </table:table-cell>
        </table:table-row>
        <table:table-row>
          <table:table-cell table:style-name="Tabelle53.A2" office:value-type="string">
            <text:p text:style-name="P251">String</text:p>
          </table:table-cell>
          <table:table-cell table:style-name="Tabelle53.B2" office:value-type="string">
            <text:p text:style-name="P251">String</text:p>
          </table:table-cell>
        </table:table-row>
        <table:table-row>
          <table:table-cell table:style-name="Tabelle53.A3" table:number-columns-spanned="2" office:value-type="string">
            <text:p text:style-name="P314">Note:</text:p>
            <text:p text:style-name="P314"/>
          </table:table-cell>
          <table:covered-table-cell/>
        </table:table-row>
        <table:table-row>
          <table:table-cell table:style-name="Tabelle53.A4" office:value-type="string">
            <text:p text:style-name="P189"><text:span text:style-name="T11">Required a</text:span>dditional Parameter</text:p>
          </table:table-cell>
          <table:table-cell table:style-name="Tabelle53.B4" office:value-type="string">
            <text:p text:style-name="P233">Explanation</text:p>
          </table:table-cell>
        </table:table-row>
        <table:table-row>
          <table:table-cell table:style-name="Tabelle53.A5" office:value-type="string">
            <text:p text:style-name="P391">Parameter 1: Boolean</text:p>
          </table:table-cell>
          <table:table-cell table:style-name="Tabelle53.B5" office:value-type="string">
            <text:p text:style-name="P330">Ignore case <text:span text:style-name="T3">differences during comparison.</text:span></text:p>
          </table:table-cell>
        </table:table-row>
      </table:table>
      <text:p text:style-name="P4"/>
      <text:p text:style-name="P471"><text:bookmark-start text:name="__RefHeading___Toc1506_1468108940"/>Check <text:span text:style-name="T32">Is Not In List</text:span><text:bookmark-end text:name="__RefHeading___Toc1506_1468108940"/></text:p>
      <table:table table:name="Tabelle75" table:style-name="Tabelle75">
        <table:table-column table:style-name="Tabelle75.A"/>
        <table:table-column table:style-name="Tabelle75.B"/>
        <table:table-row>
          <table:table-cell table:style-name="Tabelle75.A1" office:value-type="string">
            <text:p text:style-name="P7">Purpose:</text:p>
          </table:table-cell>
          <table:table-cell table:style-name="Tabelle75.B1" office:value-type="string">
            <text:p text:style-name="P103">Check <text:span text:style-name="T10">if a value is not in a given list of values</text:span></text:p>
          </table:table-cell>
        </table:table-row>
        <table:table-row>
          <table:table-cell table:style-name="Tabelle75.A2" office:value-type="string">
            <text:p text:style-name="P117">Java Class:</text:p>
          </table:table-cell>
          <table:table-cell table:style-name="Tabelle75.B2" office:value-type="string">
            <text:p text:style-name="P117">CheckIsNotInList</text:p>
          </table:table-cell>
        </table:table-row>
        <table:table-row>
          <table:table-cell table:style-name="Tabelle75.A2" office:value-type="string">
            <text:p text:style-name="P53">Interface Name:</text:p>
          </table:table-cell>
          <table:table-cell table:style-name="Tabelle75.B3" office:value-type="string">
            <text:p text:style-name="P89">is <text:span text:style-name="T42">not </text:span>in list</text:p>
          </table:table-cell>
        </table:table-row>
      </table:table>
      <text:p text:style-name="P442">Possible comparisons:</text:p>
      <table:table table:name="Tabelle76" table:style-name="Tabelle76">
        <table:table-column table:style-name="Tabelle76.A"/>
        <table:table-column table:style-name="Tabelle76.B"/>
        <table:table-row>
          <table:table-cell table:style-name="Tabelle76.A1" office:value-type="string">
            <text:p text:style-name="P196"><text:span text:style-name="T2">C</text:span>ompare</text:p>
          </table:table-cell>
          <table:table-cell table:style-name="Tabelle76.B1" office:value-type="string">
            <text:p text:style-name="P196"><text:span text:style-name="T2">C</text:span>ompare to</text:p>
          </table:table-cell>
        </table:table-row>
        <table:table-row>
          <table:table-cell table:style-name="Tabelle76.A2" office:value-type="string">
            <text:p text:style-name="P286">Integer</text:p>
          </table:table-cell>
          <table:table-cell table:style-name="Tabelle76.B2" office:value-type="string">
            <text:p text:style-name="P256">String</text:p>
          </table:table-cell>
        </table:table-row>
        <table:table-row>
          <table:table-cell table:style-name="Tabelle76.A3" office:value-type="string">
            <text:p text:style-name="P286">Long</text:p>
          </table:table-cell>
          <table:table-cell table:style-name="Tabelle76.B3" office:value-type="string">
            <text:p text:style-name="P286">String</text:p>
          </table:table-cell>
        </table:table-row>
        <table:table-row>
          <table:table-cell table:style-name="Tabelle76.A4" office:value-type="string">
            <text:p text:style-name="P286">String</text:p>
          </table:table-cell>
          <table:table-cell table:style-name="Tabelle76.B4" office:value-type="string">
            <text:p text:style-name="P286">String</text:p>
          </table:table-cell>
        </table:table-row>
      </table:table>
      <text:p text:style-name="P442">Special Notes:</text:p>
      <table:table table:name="Tabelle77" table:style-name="Tabelle77">
        <table:table-column table:style-name="Tabelle77.A"/>
        <table:table-column table:style-name="Tabelle77.B"/>
        <table:table-row>
          <table:table-cell table:style-name="Tabelle77.A1" office:value-type="string">
            <text:p text:style-name="P196"><text:span text:style-name="T2">C</text:span>ompare</text:p>
          </table:table-cell>
          <table:table-cell table:style-name="Tabelle77.B1" office:value-type="string">
            <text:p text:style-name="P196"><text:span text:style-name="T2">C</text:span>ompare to</text:p>
          </table:table-cell>
        </table:table-row>
        <table:table-row>
          <table:table-cell table:style-name="Tabelle77.A2" office:value-type="string">
            <text:p text:style-name="P256">String</text:p>
          </table:table-cell>
          <table:table-cell table:style-name="Tabelle77.B2" office:value-type="string">
            <text:p text:style-name="P256">String</text:p>
          </table:table-cell>
        </table:table-row>
        <table:table-row>
          <table:table-cell table:style-name="Tabelle77.A3" table:number-columns-spanned="2" office:value-type="string">
            <text:p text:style-name="P317">Note:</text:p>
            <text:p text:style-name="P317"/>
          </table:table-cell>
          <table:covered-table-cell/>
        </table:table-row>
        <table:table-row>
          <table:table-cell table:style-name="Tabelle77.A4" office:value-type="string">
            <text:p text:style-name="P196"><text:span text:style-name="T11">Required a</text:span>dditional Parameter</text:p>
          </table:table-cell>
          <table:table-cell table:style-name="Tabelle77.B4" office:value-type="string">
            <text:p text:style-name="P236">Explanation</text:p>
          </table:table-cell>
        </table:table-row>
        <table:table-row>
          <table:table-cell table:style-name="Tabelle77.A5" office:value-type="string">
            <text:p text:style-name="P392">Parameter 1: Boolean</text:p>
          </table:table-cell>
          <table:table-cell table:style-name="Tabelle77.B5" office:value-type="string">
            <text:p text:style-name="P332">Ignore case <text:span text:style-name="T3">differences during comparison.</text:span></text:p>
          </table:table-cell>
        </table:table-row>
      </table:table>
      <text:p text:style-name="P7"/>
      <text:p text:style-name="P467"><text:bookmark-start text:name="__RefHeading___Toc1104_1468108940"/>Check <text:span text:style-name="T32">Is Lowercase</text:span><text:bookmark-end text:name="__RefHeading___Toc1104_1468108940"/></text:p>
      <table:table table:name="Tabelle54" table:style-name="Tabelle54">
        <table:table-column table:style-name="Tabelle54.A"/>
        <table:table-column table:style-name="Tabelle54.B"/>
        <table:table-row>
          <table:table-cell table:style-name="Tabelle54.A1" office:value-type="string">
            <text:p text:style-name="P18">Purpose:</text:p>
          </table:table-cell>
          <table:table-cell table:style-name="Tabelle54.B1" office:value-type="string">
            <text:p text:style-name="P97">Check <text:span text:style-name="T10">if a value contains lowercase characters only</text:span></text:p>
          </table:table-cell>
        </table:table-row>
        <table:table-row>
          <table:table-cell table:style-name="Tabelle54.A2" office:value-type="string">
            <text:p text:style-name="P118">Java Class:</text:p>
          </table:table-cell>
          <table:table-cell table:style-name="Tabelle54.B2" office:value-type="string">
            <text:p text:style-name="P118">CheckIsLowercase</text:p>
          </table:table-cell>
        </table:table-row>
        <table:table-row>
          <table:table-cell table:style-name="Tabelle54.A2" office:value-type="string">
            <text:p text:style-name="P51">Interface Name:</text:p>
          </table:table-cell>
          <table:table-cell table:style-name="Tabelle54.B3" office:value-type="string">
            <text:p text:style-name="P87">is <text:span text:style-name="T33">lowercase</text:span></text:p>
          </table:table-cell>
        </table:table-row>
      </table:table>
      <text:p text:style-name="P436">Possible comparisons:</text:p>
      <table:table table:name="Tabelle55" table:style-name="Tabelle55">
        <table:table-column table:style-name="Tabelle55.A"/>
        <table:table-column table:style-name="Tabelle55.B"/>
        <table:table-row>
          <table:table-cell table:style-name="Tabelle55.A1" office:value-type="string">
            <text:p text:style-name="P190"><text:span text:style-name="T2">C</text:span>ompare</text:p>
          </table:table-cell>
          <table:table-cell table:style-name="Tabelle55.B1" office:value-type="string">
            <text:p text:style-name="P190"><text:span text:style-name="T2">C</text:span>ompare to</text:p>
          </table:table-cell>
        </table:table-row>
        <table:table-row>
          <table:table-cell table:style-name="Tabelle55.A2" office:value-type="string">
            <text:p text:style-name="P284">String</text:p>
          </table:table-cell>
          <table:table-cell table:style-name="Tabelle55.B2" office:value-type="string">
            <text:p text:style-name="P284"/>
          </table:table-cell>
        </table:table-row>
      </table:table>
      <text:p text:style-name="P423"/>
      <text:p text:style-name="P477"><text:bookmark-start text:name="__RefHeading___Toc3549_565488630"/>Check <text:span text:style-name="T32">Is Uppercase</text:span><text:bookmark-end text:name="__RefHeading___Toc3549_565488630"/></text:p>
      <table:table table:name="Tabelle102" table:style-name="Tabelle102">
        <table:table-column table:style-name="Tabelle102.A"/>
        <table:table-column table:style-name="Tabelle102.B"/>
        <table:table-row>
          <table:table-cell table:style-name="Tabelle102.A1" office:value-type="string">
            <text:p text:style-name="P26">Purpose:</text:p>
          </table:table-cell>
          <table:table-cell table:style-name="Tabelle102.B1" office:value-type="string">
            <text:p text:style-name="P144">Check <text:span text:style-name="T10">if a value contains uppercase characters only</text:span></text:p>
          </table:table-cell>
        </table:table-row>
        <table:table-row>
          <table:table-cell table:style-name="Tabelle102.A2" office:value-type="string">
            <text:p text:style-name="P126">Java Class:</text:p>
          </table:table-cell>
          <table:table-cell table:style-name="Tabelle102.B2" office:value-type="string">
            <text:p text:style-name="P126">CheckIs<text:span text:style-name="T50">Upper</text:span>case</text:p>
          </table:table-cell>
        </table:table-row>
        <table:table-row>
          <table:table-cell table:style-name="Tabelle102.A2" office:value-type="string">
            <text:p text:style-name="P58">Interface Name:</text:p>
          </table:table-cell>
          <table:table-cell table:style-name="Tabelle102.B3" office:value-type="string">
            <text:p text:style-name="P94">is <text:span text:style-name="T50">uppercase</text:span></text:p>
          </table:table-cell>
        </table:table-row>
      </table:table>
      <text:p text:style-name="P450">Possible comparisons:</text:p>
      <table:table table:name="Tabelle103" table:style-name="Tabelle103">
        <table:table-column table:style-name="Tabelle103.A"/>
        <table:table-column table:style-name="Tabelle103.B"/>
        <table:table-row>
          <table:table-cell table:style-name="Tabelle103.A1" office:value-type="string">
            <text:p text:style-name="P209"><text:span text:style-name="T2">C</text:span>ompare</text:p>
          </table:table-cell>
          <table:table-cell table:style-name="Tabelle103.B1" office:value-type="string">
            <text:p text:style-name="P209"><text:span text:style-name="T2">C</text:span>ompare to</text:p>
          </table:table-cell>
        </table:table-row>
        <table:table-row>
          <table:table-cell table:style-name="Tabelle103.A2" office:value-type="string">
            <text:p text:style-name="P291">String</text:p>
          </table:table-cell>
          <table:table-cell table:style-name="Tabelle103.B2" office:value-type="string">
            <text:p text:style-name="P291"/>
          </table:table-cell>
        </table:table-row>
      </table:table>
      <text:p text:style-name="P424"/>
      <text:p text:style-name="P481"><text:bookmark-start text:name="__RefHeading___Toc3571_565488630"/>Check <text:span text:style-name="T54">Matches</text:span><text:bookmark-end text:name="__RefHeading___Toc3571_565488630"/></text:p>
      <table:table table:name="Tabelle112" table:style-name="Tabelle112">
        <table:table-column table:style-name="Tabelle112.A"/>
        <table:table-column table:style-name="Tabelle112.B"/>
        <table:table-row>
          <table:table-cell table:style-name="Tabelle112.A1" office:value-type="string">
            <text:p text:style-name="P31">Purpose:</text:p>
          </table:table-cell>
          <table:table-cell table:style-name="Tabelle112.B1" office:value-type="string">
            <text:p text:style-name="P151">Check <text:span text:style-name="T10">if a value matches a given regular expression</text:span></text:p>
          </table:table-cell>
        </table:table-row>
        <table:table-row>
          <table:table-cell table:style-name="Tabelle112.A2" office:value-type="string">
            <text:p text:style-name="P130">Java Class:</text:p>
          </table:table-cell>
          <table:table-cell table:style-name="Tabelle112.B2" office:value-type="string">
            <text:p text:style-name="P130">Check<text:span text:style-name="T54">Matches</text:span></text:p>
          </table:table-cell>
        </table:table-row>
        <table:table-row>
          <table:table-cell table:style-name="Tabelle112.A2" office:value-type="string">
            <text:p text:style-name="P62">Interface Name:</text:p>
          </table:table-cell>
          <table:table-cell table:style-name="Tabelle112.B3" office:value-type="string">
            <text:p text:style-name="P152">matches</text:p>
          </table:table-cell>
        </table:table-row>
      </table:table>
      <text:p text:style-name="P455">Possible comparisons:</text:p>
      <table:table table:name="Tabelle113" table:style-name="Tabelle113">
        <table:table-column table:style-name="Tabelle113.A"/>
        <table:table-column table:style-name="Tabelle113.B"/>
        <table:table-row>
          <table:table-cell table:style-name="Tabelle113.A1" office:value-type="string">
            <text:p text:style-name="P214"><text:span text:style-name="T2">C</text:span>ompare</text:p>
          </table:table-cell>
          <table:table-cell table:style-name="Tabelle113.B1" office:value-type="string">
            <text:p text:style-name="P214"><text:span text:style-name="T2">C</text:span>ompare to</text:p>
          </table:table-cell>
        </table:table-row>
        <table:table-row>
          <table:table-cell table:style-name="Tabelle113.A2" office:value-type="string">
            <text:p text:style-name="P292">String</text:p>
          </table:table-cell>
          <table:table-cell table:style-name="Tabelle113.B2" office:value-type="string">
            <text:p text:style-name="P408">String</text:p>
          </table:table-cell>
        </table:table-row>
      </table:table>
      <text:p text:style-name="P427"/>
      <text:p text:style-name="P482"><text:bookmark-start text:name="__RefHeading___Toc3573_565488630"/>Check <text:span text:style-name="T55">Not Matches</text:span><text:bookmark-end text:name="__RefHeading___Toc3573_565488630"/></text:p>
      <table:table table:name="Tabelle114" table:style-name="Tabelle114">
        <table:table-column table:style-name="Tabelle114.A"/>
        <table:table-column table:style-name="Tabelle114.B"/>
        <table:table-row>
          <table:table-cell table:style-name="Tabelle114.A1" office:value-type="string">
            <text:p text:style-name="P32">Purpose:</text:p>
          </table:table-cell>
          <table:table-cell table:style-name="Tabelle114.B1" office:value-type="string">
            <text:p text:style-name="P154">Check <text:span text:style-name="T10">if a value does not match a given regular expression</text:span></text:p>
          </table:table-cell>
        </table:table-row>
        <table:table-row>
          <table:table-cell table:style-name="Tabelle114.A2" office:value-type="string">
            <text:p text:style-name="P131">Java Class:</text:p>
          </table:table-cell>
          <table:table-cell table:style-name="Tabelle114.B2" office:value-type="string">
            <text:p text:style-name="P131">Check<text:span text:style-name="T55">NotMatches</text:span></text:p>
          </table:table-cell>
        </table:table-row>
        <table:table-row>
          <table:table-cell table:style-name="Tabelle114.A2" office:value-type="string">
            <text:p text:style-name="P63">Interface Name:</text:p>
          </table:table-cell>
          <table:table-cell table:style-name="Tabelle114.B3" office:value-type="string">
            <text:p text:style-name="P153"><text:span text:style-name="T55">not </text:span>matches</text:p>
          </table:table-cell>
        </table:table-row>
      </table:table>
      <text:p text:style-name="P456">Possible comparisons:</text:p>
      <table:table table:name="Tabelle115" table:style-name="Tabelle115">
        <table:table-column table:style-name="Tabelle115.A"/>
        <table:table-column table:style-name="Tabelle115.B"/>
        <table:table-row>
          <table:table-cell table:style-name="Tabelle115.A1" office:value-type="string">
            <text:p text:style-name="P215"><text:span text:style-name="T2">C</text:span>ompare</text:p>
          </table:table-cell>
          <table:table-cell table:style-name="Tabelle115.B1" office:value-type="string">
            <text:p text:style-name="P215"><text:span text:style-name="T2">C</text:span>ompare to</text:p>
          </table:table-cell>
        </table:table-row>
        <table:table-row>
          <table:table-cell table:style-name="Tabelle115.A2" office:value-type="string">
            <text:p text:style-name="P293">String</text:p>
          </table:table-cell>
          <table:table-cell table:style-name="Tabelle115.B2" office:value-type="string">
            <text:p text:style-name="P409">String</text:p>
          </table:table-cell>
        </table:table-row>
      </table:table>
      <text:p text:style-name="P428"/>
      <text:p text:style-name="P483"><text:bookmark-start text:name="__RefHeading___Toc3581_565488630"/>Check <text:span text:style-name="T56">Sounds Like</text:span><text:bookmark-end text:name="__RefHeading___Toc3581_565488630"/></text:p>
      <table:table table:name="Tabelle116" table:style-name="Tabelle116">
        <table:table-column table:style-name="Tabelle116.A"/>
        <table:table-column table:style-name="Tabelle116.B"/>
        <table:table-row>
          <table:table-cell table:style-name="Tabelle116.A1" office:value-type="string">
            <text:p text:style-name="P33">Purpose:</text:p>
          </table:table-cell>
          <table:table-cell table:style-name="Tabelle116.B1" office:value-type="string">
            <text:p text:style-name="P155">Check <text:span text:style-name="T10">if a value sounds like the other using the Soundex algorithm</text:span></text:p>
          </table:table-cell>
        </table:table-row>
        <table:table-row>
          <table:table-cell table:style-name="Tabelle116.A2" office:value-type="string">
            <text:p text:style-name="P132">Java Class:</text:p>
          </table:table-cell>
          <table:table-cell table:style-name="Tabelle116.B2" office:value-type="string">
            <text:p text:style-name="P132">Check<text:span text:style-name="T56">SoundsLike</text:span></text:p>
          </table:table-cell>
        </table:table-row>
        <table:table-row>
          <table:table-cell table:style-name="Tabelle116.A2" office:value-type="string">
            <text:p text:style-name="P64">Interface Name:</text:p>
          </table:table-cell>
          <table:table-cell table:style-name="Tabelle116.B3" office:value-type="string">
            <text:p text:style-name="P156">sounds like</text:p>
          </table:table-cell>
        </table:table-row>
      </table:table>
      <text:p text:style-name="P457">Possible comparisons:</text:p>
      <table:table table:name="Tabelle117" table:style-name="Tabelle117">
        <table:table-column table:style-name="Tabelle117.A"/>
        <table:table-column table:style-name="Tabelle117.B"/>
        <table:table-row>
          <table:table-cell table:style-name="Tabelle117.A1" office:value-type="string">
            <text:p text:style-name="P216"><text:span text:style-name="T2">C</text:span>ompare</text:p>
          </table:table-cell>
          <table:table-cell table:style-name="Tabelle117.B1" office:value-type="string">
            <text:p text:style-name="P216"><text:span text:style-name="T2">C</text:span>ompare to</text:p>
          </table:table-cell>
        </table:table-row>
        <table:table-row>
          <table:table-cell table:style-name="Tabelle117.A2" office:value-type="string">
            <text:p text:style-name="P294">String</text:p>
          </table:table-cell>
          <table:table-cell table:style-name="Tabelle117.B2" office:value-type="string">
            <text:p text:style-name="P410">String</text:p>
          </table:table-cell>
        </table:table-row>
      </table:table>
      <text:p text:style-name="P429"/>
      <text:p text:style-name="P483"><text:bookmark-start text:name="__RefHeading___Toc3583_565488630"/>Check <text:span text:style-name="T56">Not Sounds Like</text:span><text:bookmark-end text:name="__RefHeading___Toc3583_565488630"/></text:p>
      <table:table table:name="Tabelle118" table:style-name="Tabelle118">
        <table:table-column table:style-name="Tabelle118.A"/>
        <table:table-column table:style-name="Tabelle118.B"/>
        <table:table-row>
          <table:table-cell table:style-name="Tabelle118.A1" office:value-type="string">
            <text:p text:style-name="P33">Purpose:</text:p>
          </table:table-cell>
          <table:table-cell table:style-name="Tabelle118.B1" office:value-type="string">
            <text:p text:style-name="P155">Check <text:span text:style-name="T10">if a value does not sound like the other using the Soundex algorithm</text:span></text:p>
          </table:table-cell>
        </table:table-row>
        <table:table-row>
          <table:table-cell table:style-name="Tabelle118.A2" office:value-type="string">
            <text:p text:style-name="P132">Java Class:</text:p>
          </table:table-cell>
          <table:table-cell table:style-name="Tabelle118.B2" office:value-type="string">
            <text:p text:style-name="P132">Check<text:span text:style-name="T56">NotSoundsLike</text:span></text:p>
          </table:table-cell>
        </table:table-row>
        <table:table-row>
          <table:table-cell table:style-name="Tabelle118.A2" office:value-type="string">
            <text:p text:style-name="P64">Interface Name:</text:p>
          </table:table-cell>
          <table:table-cell table:style-name="Tabelle118.B3" office:value-type="string">
            <text:p text:style-name="P156">not sounds like</text:p>
          </table:table-cell>
        </table:table-row>
      </table:table>
      <text:p text:style-name="P457">Possible comparisons:</text:p>
      <table:table table:name="Tabelle119" table:style-name="Tabelle119">
        <table:table-column table:style-name="Tabelle119.A"/>
        <table:table-column table:style-name="Tabelle119.B"/>
        <table:table-row>
          <table:table-cell table:style-name="Tabelle119.A1" office:value-type="string">
            <text:p text:style-name="P216"><text:span text:style-name="T2">C</text:span>ompare</text:p>
          </table:table-cell>
          <table:table-cell table:style-name="Tabelle119.B1" office:value-type="string">
            <text:p text:style-name="P216"><text:span text:style-name="T2">C</text:span>ompare to</text:p>
          </table:table-cell>
        </table:table-row>
        <table:table-row>
          <table:table-cell table:style-name="Tabelle119.A2" office:value-type="string">
            <text:p text:style-name="P294">String</text:p>
          </table:table-cell>
          <table:table-cell table:style-name="Tabelle119.B2" office:value-type="string">
            <text:p text:style-name="P410">String</text:p>
          </table:table-cell>
        </table:table-row>
      </table:table>
      <text:p text:style-name="P429"/>
      <text:p text:style-name="P467"><text:bookmark-start text:name="__RefHeading___Toc1106_1468108940"/>Check <text:span text:style-name="T32">Is Negative Number</text:span><text:bookmark-end text:name="__RefHeading___Toc1106_1468108940"/></text:p>
      <table:table table:name="Tabelle56" table:style-name="Tabelle56">
        <table:table-column table:style-name="Tabelle56.A"/>
        <table:table-column table:style-name="Tabelle56.B"/>
        <table:table-row>
          <table:table-cell table:style-name="Tabelle56.A1" office:value-type="string">
            <text:p text:style-name="P19">Purpose:</text:p>
          </table:table-cell>
          <table:table-cell table:style-name="Tabelle56.B1" office:value-type="string">
            <text:p text:style-name="P98">Check <text:span text:style-name="T10">if a value is a negative number</text:span></text:p>
          </table:table-cell>
        </table:table-row>
        <table:table-row>
          <table:table-cell table:style-name="Tabelle56.A2" office:value-type="string">
            <text:p text:style-name="P119">Java Class:</text:p>
          </table:table-cell>
          <table:table-cell table:style-name="Tabelle56.B2" office:value-type="string">
            <text:p text:style-name="P119">CheckIsNegativeNumber</text:p>
          </table:table-cell>
        </table:table-row>
        <table:table-row>
          <table:table-cell table:style-name="Tabelle56.A2" office:value-type="string">
            <text:p text:style-name="P52">Interface Name:</text:p>
          </table:table-cell>
          <table:table-cell table:style-name="Tabelle56.B3" office:value-type="string">
            <text:p text:style-name="P88">is <text:span text:style-name="T34">negative number</text:span></text:p>
          </table:table-cell>
        </table:table-row>
      </table:table>
      <text:p text:style-name="P437">Possible comparisons:</text:p>
      <table:table table:name="Tabelle57" table:style-name="Tabelle57">
        <table:table-column table:style-name="Tabelle57.A"/>
        <table:table-column table:style-name="Tabelle57.B"/>
        <table:table-row>
          <table:table-cell table:style-name="Tabelle57.A1" office:value-type="string">
            <text:p text:style-name="P191"><text:span text:style-name="T2">C</text:span>ompare</text:p>
          </table:table-cell>
          <table:table-cell table:style-name="Tabelle57.B1" office:value-type="string">
            <text:p text:style-name="P191"><text:span text:style-name="T2">C</text:span>ompare to</text:p>
          </table:table-cell>
        </table:table-row>
        <table:table-row>
          <table:table-cell table:style-name="Tabelle57.A2" office:value-type="string">
            <text:p text:style-name="P297">Double</text:p>
          </table:table-cell>
          <table:table-cell table:style-name="Tabelle57.B2" office:value-type="string">
            <text:p text:style-name="P252"/>
          </table:table-cell>
        </table:table-row>
        <table:table-row>
          <table:table-cell table:style-name="Tabelle57.A3" office:value-type="string">
            <text:p text:style-name="P297">Integer</text:p>
          </table:table-cell>
          <table:table-cell table:style-name="Tabelle57.B3" office:value-type="string">
            <text:p text:style-name="P285"/>
          </table:table-cell>
        </table:table-row>
        <table:table-row>
          <table:table-cell table:style-name="Tabelle57.A4" office:value-type="string">
            <text:p text:style-name="P297">Float</text:p>
          </table:table-cell>
          <table:table-cell table:style-name="Tabelle57.B4" office:value-type="string">
            <text:p text:style-name="P285"/>
          </table:table-cell>
        </table:table-row>
        <table:table-row>
          <table:table-cell table:style-name="Tabelle57.A5" office:value-type="string">
            <text:p text:style-name="P297">Long</text:p>
          </table:table-cell>
          <table:table-cell table:style-name="Tabelle57.B5" office:value-type="string">
            <text:p text:style-name="P285"/>
          </table:table-cell>
        </table:table-row>
      </table:table>
      <text:p text:style-name="P425"/>
      <text:p text:style-name="P489"><text:bookmark-start text:name="__RefHeading___Toc3626_565488630"/>Check <text:span text:style-name="T32">Is Not Negative Number</text:span><text:bookmark-end text:name="__RefHeading___Toc3626_565488630"/></text:p>
      <table:table table:name="Tabelle78" table:style-name="Tabelle78">
        <table:table-column table:style-name="Tabelle78.A"/>
        <table:table-column table:style-name="Tabelle78.B"/>
        <table:table-row>
          <table:table-cell table:style-name="Tabelle78.A1" office:value-type="string">
            <text:p text:style-name="P38">Purpose:</text:p>
          </table:table-cell>
          <table:table-cell table:style-name="Tabelle78.B1" office:value-type="string">
            <text:p text:style-name="P163">Check <text:span text:style-name="T10">if a value is not a negative number</text:span></text:p>
          </table:table-cell>
        </table:table-row>
        <table:table-row>
          <table:table-cell table:style-name="Tabelle78.A2" office:value-type="string">
            <text:p text:style-name="P137">Java Class:</text:p>
          </table:table-cell>
          <table:table-cell table:style-name="Tabelle78.B2" office:value-type="string">
            <text:p text:style-name="P137">CheckIsNotNegativeNumber</text:p>
          </table:table-cell>
        </table:table-row>
        <table:table-row>
          <table:table-cell table:style-name="Tabelle78.A2" office:value-type="string">
            <text:p text:style-name="P67">Interface Name:</text:p>
          </table:table-cell>
          <table:table-cell table:style-name="Tabelle78.B3" office:value-type="string">
            <text:p text:style-name="P95">is <text:span text:style-name="T43">not negative number</text:span></text:p>
          </table:table-cell>
        </table:table-row>
      </table:table>
      <text:p text:style-name="P462">Possible comparisons:</text:p>
      <table:table table:name="Tabelle79" table:style-name="Tabelle79">
        <table:table-column table:style-name="Tabelle79.A"/>
        <table:table-column table:style-name="Tabelle79.B"/>
        <table:table-row>
          <table:table-cell table:style-name="Tabelle79.A1" office:value-type="string">
            <text:p text:style-name="P221"><text:span text:style-name="T2">C</text:span>ompare</text:p>
          </table:table-cell>
          <table:table-cell table:style-name="Tabelle79.B1" office:value-type="string">
            <text:p text:style-name="P221"><text:span text:style-name="T2">C</text:span>ompare to</text:p>
          </table:table-cell>
        </table:table-row>
        <table:table-row>
          <table:table-cell table:style-name="Tabelle79.A2" office:value-type="string">
            <text:p text:style-name="P301">Double</text:p>
          </table:table-cell>
          <table:table-cell table:style-name="Tabelle79.B2" office:value-type="string">
            <text:p text:style-name="P272"/>
          </table:table-cell>
        </table:table-row>
        <table:table-row>
          <table:table-cell table:style-name="Tabelle79.A3" office:value-type="string">
            <text:p text:style-name="P301">Integer</text:p>
          </table:table-cell>
          <table:table-cell table:style-name="Tabelle79.B3" office:value-type="string">
            <text:p text:style-name="P295"/>
          </table:table-cell>
        </table:table-row>
        <table:table-row>
          <table:table-cell table:style-name="Tabelle79.A4" office:value-type="string">
            <text:p text:style-name="P301">Float</text:p>
          </table:table-cell>
          <table:table-cell table:style-name="Tabelle79.B4" office:value-type="string">
            <text:p text:style-name="P295"/>
          </table:table-cell>
        </table:table-row>
        <table:table-row>
          <table:table-cell table:style-name="Tabelle79.A5" office:value-type="string">
            <text:p text:style-name="P301">Long</text:p>
          </table:table-cell>
          <table:table-cell table:style-name="Tabelle79.B5" office:value-type="string">
            <text:p text:style-name="P295"/>
          </table:table-cell>
        </table:table-row>
      </table:table>
      <text:p text:style-name="P430"/>
      <text:p text:style-name="P478"><text:bookmark-start text:name="__RefHeading___Toc3551_565488630"/>Check <text:span text:style-name="T51">Length</text:span><text:bookmark-end text:name="__RefHeading___Toc3551_565488630"/></text:p>
      <table:table table:name="Tabelle104" table:style-name="Tabelle104">
        <table:table-column table:style-name="Tabelle104.A"/>
        <table:table-column table:style-name="Tabelle104.B"/>
        <table:table-row>
          <table:table-cell table:style-name="Tabelle104.A1" office:value-type="string">
            <text:p text:style-name="P27">Purpose:</text:p>
          </table:table-cell>
          <table:table-cell table:style-name="Tabelle104.B1" office:value-type="string">
            <text:p text:style-name="P145">Check<text:span text:style-name="T51">s</text:span> <text:span text:style-name="T10">if a value contains a given number of digits/characters</text:span></text:p>
          </table:table-cell>
        </table:table-row>
        <table:table-row>
          <table:table-cell table:style-name="Tabelle104.A2" office:value-type="string">
            <text:p text:style-name="P127">Java Class:</text:p>
          </table:table-cell>
          <table:table-cell table:style-name="Tabelle104.B2" office:value-type="string">
            <text:p text:style-name="P127">Check<text:span text:style-name="T51">Length</text:span></text:p>
          </table:table-cell>
        </table:table-row>
        <table:table-row>
          <table:table-cell table:style-name="Tabelle104.A2" office:value-type="string">
            <text:p text:style-name="P59">Interface Name:</text:p>
          </table:table-cell>
          <table:table-cell table:style-name="Tabelle104.B3" office:value-type="string">
            <text:p text:style-name="P146">has length</text:p>
          </table:table-cell>
        </table:table-row>
      </table:table>
      <text:p text:style-name="P451">Possible comparisons:</text:p>
      <table:table table:name="Tabelle105" table:style-name="Tabelle105">
        <table:table-column table:style-name="Tabelle105.A"/>
        <table:table-column table:style-name="Tabelle105.B"/>
        <table:table-row>
          <table:table-cell table:style-name="Tabelle105.A1" office:value-type="string">
            <text:p text:style-name="P210"><text:span text:style-name="T2">C</text:span>ompare</text:p>
          </table:table-cell>
          <table:table-cell table:style-name="Tabelle105.B1" office:value-type="string">
            <text:p text:style-name="P210"><text:span text:style-name="T2">C</text:span>ompare to</text:p>
          </table:table-cell>
        </table:table-row>
        <table:table-row>
          <table:table-cell table:style-name="Tabelle105.A2" office:value-type="string">
            <text:p text:style-name="P401">Integer</text:p>
          </table:table-cell>
          <table:table-cell table:style-name="Tabelle105.B2" office:value-type="string">
            <text:p text:style-name="P401">Integer</text:p>
          </table:table-cell>
        </table:table-row>
        <table:table-row>
          <table:table-cell table:style-name="Tabelle105.A3" office:value-type="string">
            <text:p text:style-name="P300">Integer</text:p>
          </table:table-cell>
          <table:table-cell table:style-name="Tabelle105.B3" office:value-type="string">
            <text:p text:style-name="P401">Long</text:p>
          </table:table-cell>
        </table:table-row>
        <table:table-row>
          <table:table-cell table:style-name="Tabelle105.A4" office:value-type="string">
            <text:p text:style-name="P401">Long</text:p>
          </table:table-cell>
          <table:table-cell table:style-name="Tabelle105.B4" office:value-type="string">
            <text:p text:style-name="P401">Integer</text:p>
          </table:table-cell>
        </table:table-row>
        <table:table-row>
          <table:table-cell table:style-name="Tabelle105.A5" office:value-type="string">
            <text:p text:style-name="P401">String</text:p>
          </table:table-cell>
          <table:table-cell table:style-name="Tabelle105.B5" office:value-type="string">
            <text:p text:style-name="P401">Integer</text:p>
          </table:table-cell>
        </table:table-row>
        <table:table-row>
          <table:table-cell table:style-name="Tabelle105.A6" office:value-type="string">
            <text:p text:style-name="P401">String</text:p>
          </table:table-cell>
          <table:table-cell table:style-name="Tabelle105.B6" office:value-type="string">
            <text:p text:style-name="P401">Long</text:p>
          </table:table-cell>
        </table:table-row>
      </table:table>
      <text:p text:style-name="P426"/>
      <text:p text:style-name="P479"><text:bookmark-start text:name="__RefHeading___Toc3553_565488630"/>Check <text:span text:style-name="T51">List Has Member</text:span><text:bookmark-end text:name="__RefHeading___Toc3553_565488630"/></text:p>
      <table:table table:name="Tabelle106" table:style-name="Tabelle106">
        <table:table-column table:style-name="Tabelle106.A"/>
        <table:table-column table:style-name="Tabelle106.B"/>
        <table:table-row>
          <table:table-cell table:style-name="Tabelle106.A1" office:value-type="string">
            <text:p text:style-name="P28">Purpose:</text:p>
          </table:table-cell>
          <table:table-cell table:style-name="Tabelle106.B1" office:value-type="string">
            <text:p text:style-name="P149">Check<text:span text:style-name="T51">s</text:span> <text:span text:style-name="T10">if a list of values contains a given member.</text:span></text:p>
          </table:table-cell>
        </table:table-row>
        <table:table-row>
          <table:table-cell table:style-name="Tabelle106.A2" office:value-type="string">
            <text:p text:style-name="P128">Java Class:</text:p>
          </table:table-cell>
          <table:table-cell table:style-name="Tabelle106.B2" office:value-type="string">
            <text:p text:style-name="P128">Check<text:span text:style-name="T51">ListHasMember</text:span></text:p>
          </table:table-cell>
        </table:table-row>
        <table:table-row>
          <table:table-cell table:style-name="Tabelle106.A2" office:value-type="string">
            <text:p text:style-name="P60">Interface Name:</text:p>
          </table:table-cell>
          <table:table-cell table:style-name="Tabelle106.B3" office:value-type="string">
            <text:p text:style-name="P147">has l<text:span text:style-name="T52">ist member</text:span></text:p>
          </table:table-cell>
        </table:table-row>
      </table:table>
      <text:p text:style-name="P452">Possible comparisons:</text:p>
      <table:table table:name="Tabelle107" table:style-name="Tabelle107">
        <table:table-column table:style-name="Tabelle107.A"/>
        <table:table-column table:style-name="Tabelle107.B"/>
        <table:table-row>
          <table:table-cell table:style-name="Tabelle107.A1" office:value-type="string">
            <text:p text:style-name="P211"><text:span text:style-name="T2">C</text:span>ompare</text:p>
          </table:table-cell>
          <table:table-cell table:style-name="Tabelle107.B1" office:value-type="string">
            <text:p text:style-name="P211"><text:span text:style-name="T2">C</text:span>ompare to</text:p>
          </table:table-cell>
        </table:table-row>
        <table:table-row>
          <table:table-cell table:style-name="Tabelle107.A2" office:value-type="string">
            <text:p text:style-name="P404">String</text:p>
          </table:table-cell>
          <table:table-cell table:style-name="Tabelle107.B2" office:value-type="string">
            <text:p text:style-name="P404">Integer</text:p>
          </table:table-cell>
        </table:table-row>
        <table:table-row>
          <table:table-cell table:style-name="Tabelle107.A3" office:value-type="string">
            <text:p text:style-name="P404">String</text:p>
          </table:table-cell>
          <table:table-cell table:style-name="Tabelle107.B3" office:value-type="string">
            <text:p text:style-name="P402">Long</text:p>
          </table:table-cell>
        </table:table-row>
        <table:table-row>
          <table:table-cell table:style-name="Tabelle107.A4" office:value-type="string">
            <text:p text:style-name="P404">String</text:p>
          </table:table-cell>
          <table:table-cell table:style-name="Tabelle107.B4" office:value-type="string">
            <text:p text:style-name="P404">String</text:p>
          </table:table-cell>
        </table:table-row>
        <table:table-row>
          <table:table-cell table:style-name="Tabelle107.A5" office:value-type="string">
            <text:p text:style-name="P402">String</text:p>
          </table:table-cell>
          <table:table-cell table:style-name="Tabelle107.B5" office:value-type="string">
            <text:p text:style-name="P402">Integer</text:p>
          </table:table-cell>
        </table:table-row>
        <table:table-row>
          <table:table-cell table:style-name="Tabelle107.A6" office:value-type="string">
            <text:p text:style-name="P402">String</text:p>
          </table:table-cell>
          <table:table-cell table:style-name="Tabelle107.B6" office:value-type="string">
            <text:p text:style-name="P402">Long</text:p>
          </table:table-cell>
        </table:table-row>
      </table:table>
      <text:p text:style-name="P453">Special Notes:</text:p>
      <table:table table:name="Tabelle108" table:style-name="Tabelle108">
        <table:table-column table:style-name="Tabelle108.A"/>
        <table:table-column table:style-name="Tabelle108.B"/>
        <table:table-row>
          <table:table-cell table:style-name="Tabelle108.A1" office:value-type="string">
            <text:p text:style-name="P212"><text:span text:style-name="T2">C</text:span>ompare</text:p>
          </table:table-cell>
          <table:table-cell table:style-name="Tabelle108.B1" office:value-type="string">
            <text:p text:style-name="P212"><text:span text:style-name="T2">C</text:span>ompare to</text:p>
          </table:table-cell>
        </table:table-row>
        <table:table-row>
          <table:table-cell table:style-name="Tabelle108.A2" office:value-type="string">
            <text:p text:style-name="P266">String</text:p>
          </table:table-cell>
          <table:table-cell table:style-name="Tabelle108.B2" office:value-type="string">
            <text:p text:style-name="P266">String</text:p>
          </table:table-cell>
        </table:table-row>
        <table:table-row>
          <table:table-cell table:style-name="Tabelle108.A3" table:number-columns-spanned="2" office:value-type="string">
            <text:p text:style-name="P322">Note:</text:p>
            <text:p text:style-name="P322"><text:span text:style-name="T5">T</text:span>he default is to compare the values case sensitive.</text:p>
          </table:table-cell>
          <table:covered-table-cell/>
        </table:table-row>
        <table:table-row>
          <table:table-cell table:style-name="Tabelle108.A4" office:value-type="string">
            <text:p text:style-name="P212"><text:span text:style-name="T11">Required a</text:span>dditional Parameter</text:p>
          </table:table-cell>
          <table:table-cell table:style-name="Tabelle108.B4" office:value-type="string">
            <text:p text:style-name="P241">Explanation</text:p>
          </table:table-cell>
        </table:table-row>
        <table:table-row>
          <table:table-cell table:style-name="Tabelle108.A5" office:value-type="string">
            <text:p text:style-name="P393">Parameter 1: Boolean</text:p>
          </table:table-cell>
          <table:table-cell table:style-name="Tabelle108.B5" office:value-type="string">
            <text:p text:style-name="P335">Ignore case <text:span text:style-name="T3">differences during comparison.</text:span></text:p>
          </table:table-cell>
        </table:table-row>
      </table:table>
      <text:p text:style-name="P29"/>
      <text:p text:style-name="P480"><text:bookmark-start text:name="__RefHeading___Toc3555_565488630"/>Check <text:span text:style-name="T51">List Not Has Member</text:span><text:bookmark-end text:name="__RefHeading___Toc3555_565488630"/></text:p>
      <table:table table:name="Tabelle109" table:style-name="Tabelle109">
        <table:table-column table:style-name="Tabelle109.A"/>
        <table:table-column table:style-name="Tabelle109.B"/>
        <table:table-row>
          <table:table-cell table:style-name="Tabelle109.A1" office:value-type="string">
            <text:p text:style-name="P30">Purpose:</text:p>
          </table:table-cell>
          <table:table-cell table:style-name="Tabelle109.B1" office:value-type="string">
            <text:p text:style-name="P150">Check<text:span text:style-name="T51">s</text:span> <text:span text:style-name="T10">if a list of values does not contain a given member.</text:span></text:p>
          </table:table-cell>
        </table:table-row>
        <table:table-row>
          <table:table-cell table:style-name="Tabelle109.A2" office:value-type="string">
            <text:p text:style-name="P129">Java Class:</text:p>
          </table:table-cell>
          <table:table-cell table:style-name="Tabelle109.B2" office:value-type="string">
            <text:p text:style-name="P129">Check<text:span text:style-name="T51">ListNotHasMember</text:span></text:p>
          </table:table-cell>
        </table:table-row>
        <table:table-row>
          <table:table-cell table:style-name="Tabelle109.A2" office:value-type="string">
            <text:p text:style-name="P61">Interface Name:</text:p>
          </table:table-cell>
          <table:table-cell table:style-name="Tabelle109.B3" office:value-type="string">
            <text:p text:style-name="P148">has <text:span text:style-name="T53">not </text:span>l<text:span text:style-name="T52">ist member</text:span></text:p>
          </table:table-cell>
        </table:table-row>
      </table:table>
      <text:p text:style-name="P454">Possible comparisons:</text:p>
      <table:table table:name="Tabelle110" table:style-name="Tabelle110">
        <table:table-column table:style-name="Tabelle110.A"/>
        <table:table-column table:style-name="Tabelle110.B"/>
        <table:table-row>
          <table:table-cell table:style-name="Tabelle110.A1" office:value-type="string">
            <text:p text:style-name="P213"><text:span text:style-name="T2">C</text:span>ompare</text:p>
          </table:table-cell>
          <table:table-cell table:style-name="Tabelle110.B1" office:value-type="string">
            <text:p text:style-name="P213"><text:span text:style-name="T2">C</text:span>ompare to</text:p>
          </table:table-cell>
        </table:table-row>
        <table:table-row>
          <table:table-cell table:style-name="Tabelle110.A2" office:value-type="string">
            <text:p text:style-name="P405">String</text:p>
          </table:table-cell>
          <table:table-cell table:style-name="Tabelle110.B2" office:value-type="string">
            <text:p text:style-name="P405">Integer</text:p>
          </table:table-cell>
        </table:table-row>
        <table:table-row>
          <table:table-cell table:style-name="Tabelle110.A3" office:value-type="string">
            <text:p text:style-name="P405">String</text:p>
          </table:table-cell>
          <table:table-cell table:style-name="Tabelle110.B3" office:value-type="string">
            <text:p text:style-name="P403">Long</text:p>
          </table:table-cell>
        </table:table-row>
        <table:table-row>
          <table:table-cell table:style-name="Tabelle110.A4" office:value-type="string">
            <text:p text:style-name="P405">String</text:p>
          </table:table-cell>
          <table:table-cell table:style-name="Tabelle110.B4" office:value-type="string">
            <text:p text:style-name="P405">String</text:p>
          </table:table-cell>
        </table:table-row>
        <table:table-row>
          <table:table-cell table:style-name="Tabelle110.A5" office:value-type="string">
            <text:p text:style-name="P403">String</text:p>
          </table:table-cell>
          <table:table-cell table:style-name="Tabelle110.B5" office:value-type="string">
            <text:p text:style-name="P403">Integer</text:p>
          </table:table-cell>
        </table:table-row>
        <table:table-row>
          <table:table-cell table:style-name="Tabelle110.A6" office:value-type="string">
            <text:p text:style-name="P403">String</text:p>
          </table:table-cell>
          <table:table-cell table:style-name="Tabelle110.B6" office:value-type="string">
            <text:p text:style-name="P403">Long</text:p>
          </table:table-cell>
        </table:table-row>
      </table:table>
      <text:p text:style-name="P454">Special Notes:</text:p>
      <table:table table:name="Tabelle111" table:style-name="Tabelle111">
        <table:table-column table:style-name="Tabelle111.A"/>
        <table:table-column table:style-name="Tabelle111.B"/>
        <table:table-row>
          <table:table-cell table:style-name="Tabelle111.A1" office:value-type="string">
            <text:p text:style-name="P213"><text:span text:style-name="T2">C</text:span>ompare</text:p>
          </table:table-cell>
          <table:table-cell table:style-name="Tabelle111.B1" office:value-type="string">
            <text:p text:style-name="P213"><text:span text:style-name="T2">C</text:span>ompare to</text:p>
          </table:table-cell>
        </table:table-row>
        <table:table-row>
          <table:table-cell table:style-name="Tabelle111.A2" office:value-type="string">
            <text:p text:style-name="P267">String</text:p>
          </table:table-cell>
          <table:table-cell table:style-name="Tabelle111.B2" office:value-type="string">
            <text:p text:style-name="P267">String</text:p>
          </table:table-cell>
        </table:table-row>
        <table:table-row>
          <table:table-cell table:style-name="Tabelle111.A3" table:number-columns-spanned="2" office:value-type="string">
            <text:p text:style-name="P323">Note:</text:p>
            <text:p text:style-name="P323"><text:span text:style-name="T5">T</text:span>he default is to compare the values case sensitive.</text:p>
          </table:table-cell>
          <table:covered-table-cell/>
        </table:table-row>
        <table:table-row>
          <table:table-cell table:style-name="Tabelle111.A4" office:value-type="string">
            <text:p text:style-name="P213"><text:span text:style-name="T11">Required a</text:span>dditional Parameter</text:p>
          </table:table-cell>
          <table:table-cell table:style-name="Tabelle111.B4" office:value-type="string">
            <text:p text:style-name="P242">Explanation</text:p>
          </table:table-cell>
        </table:table-row>
        <table:table-row>
          <table:table-cell table:style-name="Tabelle111.A5" office:value-type="string">
            <text:p text:style-name="P394">Parameter 1: Boolean</text:p>
          </table:table-cell>
          <table:table-cell table:style-name="Tabelle111.B5" office:value-type="string">
            <text:p text:style-name="P336">Ignore case <text:span text:style-name="T3">differences during comparison.</text:span></text:p>
          </table:table-cell>
        </table:table-row>
      </table:table>
      <text:p text:style-name="P30"/>
      <text:p text:style-name="P484"><text:bookmark-start text:name="__RefHeading___Toc3599_565488630"/>Check <text:span text:style-name="T57">Starts With</text:span><text:bookmark-end text:name="__RefHeading___Toc3599_565488630"/></text:p>
      <table:table table:name="Tabelle120" table:style-name="Tabelle120">
        <table:table-column table:style-name="Tabelle120.A"/>
        <table:table-column table:style-name="Tabelle120.B"/>
        <table:table-row>
          <table:table-cell table:style-name="Tabelle120.A1" office:value-type="string">
            <text:p text:style-name="P34">Purpose:</text:p>
          </table:table-cell>
          <table:table-cell table:style-name="Tabelle120.B1" office:value-type="string">
            <text:p text:style-name="P157">Check<text:span text:style-name="T51">s</text:span> <text:span text:style-name="T10">if a value starts with a given other value</text:span></text:p>
          </table:table-cell>
        </table:table-row>
        <table:table-row>
          <table:table-cell table:style-name="Tabelle120.A2" office:value-type="string">
            <text:p text:style-name="P133">Java Class:</text:p>
          </table:table-cell>
          <table:table-cell table:style-name="Tabelle120.B2" office:value-type="string">
            <text:p text:style-name="P133">Check<text:span text:style-name="T57">StartsWith</text:span></text:p>
          </table:table-cell>
        </table:table-row>
        <table:table-row>
          <table:table-cell table:style-name="Tabelle120.A2" office:value-type="string">
            <text:p text:style-name="P65">Interface Name:</text:p>
          </table:table-cell>
          <table:table-cell table:style-name="Tabelle120.B3" office:value-type="string">
            <text:p text:style-name="P158">starts with</text:p>
          </table:table-cell>
        </table:table-row>
      </table:table>
      <text:p text:style-name="P458">Possible comparisons:</text:p>
      <table:table table:name="Tabelle121" table:style-name="Tabelle121">
        <table:table-column table:style-name="Tabelle121.A"/>
        <table:table-column table:style-name="Tabelle121.B"/>
        <table:table-row>
          <table:table-cell table:style-name="Tabelle121.A1" office:value-type="string">
            <text:p text:style-name="P217"><text:span text:style-name="T2">C</text:span>ompare</text:p>
          </table:table-cell>
          <table:table-cell table:style-name="Tabelle121.B1" office:value-type="string">
            <text:p text:style-name="P217"><text:span text:style-name="T2">C</text:span>ompare to</text:p>
          </table:table-cell>
        </table:table-row>
        <table:table-row>
          <table:table-cell table:style-name="Tabelle121.A2" office:value-type="string">
            <text:p text:style-name="P406">String</text:p>
          </table:table-cell>
          <table:table-cell table:style-name="Tabelle121.B2" office:value-type="string">
            <text:p text:style-name="P406">String</text:p>
          </table:table-cell>
        </table:table-row>
      </table:table>
      <text:p text:style-name="P458">Special Notes:</text:p>
      <table:table table:name="Tabelle122" table:style-name="Tabelle122">
        <table:table-column table:style-name="Tabelle122.A"/>
        <table:table-column table:style-name="Tabelle122.B"/>
        <table:table-row>
          <table:table-cell table:style-name="Tabelle122.A1" office:value-type="string">
            <text:p text:style-name="P217"><text:span text:style-name="T2">C</text:span>ompare</text:p>
          </table:table-cell>
          <table:table-cell table:style-name="Tabelle122.B1" office:value-type="string">
            <text:p text:style-name="P217"><text:span text:style-name="T2">C</text:span>ompare to</text:p>
          </table:table-cell>
        </table:table-row>
        <table:table-row>
          <table:table-cell table:style-name="Tabelle122.A2" office:value-type="string">
            <text:p text:style-name="P268">String</text:p>
          </table:table-cell>
          <table:table-cell table:style-name="Tabelle122.B2" office:value-type="string">
            <text:p text:style-name="P268">String</text:p>
          </table:table-cell>
        </table:table-row>
        <table:table-row>
          <table:table-cell table:style-name="Tabelle122.A3" table:number-columns-spanned="2" office:value-type="string">
            <text:p text:style-name="P324">Note:</text:p>
            <text:p text:style-name="P324"><text:span text:style-name="T5">T</text:span>he default is to compare the values case sensitive.</text:p>
          </table:table-cell>
          <table:covered-table-cell/>
        </table:table-row>
        <table:table-row>
          <table:table-cell table:style-name="Tabelle122.A4" office:value-type="string">
            <text:p text:style-name="P217"><text:span text:style-name="T11">Required a</text:span>dditional Parameter</text:p>
          </table:table-cell>
          <table:table-cell table:style-name="Tabelle122.B4" office:value-type="string">
            <text:p text:style-name="P243">Explanation</text:p>
          </table:table-cell>
        </table:table-row>
        <table:table-row>
          <table:table-cell table:style-name="Tabelle122.A5" office:value-type="string">
            <text:p text:style-name="P395">Parameter 1: Boolean</text:p>
          </table:table-cell>
          <table:table-cell table:style-name="Tabelle122.B5" office:value-type="string">
            <text:p text:style-name="P337">Ignore case <text:span text:style-name="T3">differences during comparison.</text:span></text:p>
          </table:table-cell>
        </table:table-row>
      </table:table>
      <text:p text:style-name="P34"/>
      <text:p text:style-name="P485"><text:bookmark-start text:name="__RefHeading___Toc3601_565488630"/>Check <text:span text:style-name="T58">Not Starts With</text:span><text:bookmark-end text:name="__RefHeading___Toc3601_565488630"/></text:p>
      <table:table table:name="Tabelle123" table:style-name="Tabelle123">
        <table:table-column table:style-name="Tabelle123.A"/>
        <table:table-column table:style-name="Tabelle123.B"/>
        <table:table-row>
          <table:table-cell table:style-name="Tabelle123.A1" office:value-type="string">
            <text:p text:style-name="P35">Purpose:</text:p>
          </table:table-cell>
          <table:table-cell table:style-name="Tabelle123.B1" office:value-type="string">
            <text:p text:style-name="P160">Check<text:span text:style-name="T51">s</text:span> <text:span text:style-name="T10">if a value does not start with a given other value</text:span></text:p>
          </table:table-cell>
        </table:table-row>
        <table:table-row>
          <table:table-cell table:style-name="Tabelle123.A2" office:value-type="string">
            <text:p text:style-name="P134">Java Class:</text:p>
          </table:table-cell>
          <table:table-cell table:style-name="Tabelle123.B2" office:value-type="string">
            <text:p text:style-name="P134">Check<text:span text:style-name="T59">NotStartsWith</text:span></text:p>
          </table:table-cell>
        </table:table-row>
        <table:table-row>
          <table:table-cell table:style-name="Tabelle123.A2" office:value-type="string">
            <text:p text:style-name="P66">Interface Name:</text:p>
          </table:table-cell>
          <table:table-cell table:style-name="Tabelle123.B3" office:value-type="string">
            <text:p text:style-name="P159"><text:span text:style-name="T59">not </text:span>starts with</text:p>
          </table:table-cell>
        </table:table-row>
      </table:table>
      <text:p text:style-name="P459">Possible comparisons:</text:p>
      <table:table table:name="Tabelle124" table:style-name="Tabelle124">
        <table:table-column table:style-name="Tabelle124.A"/>
        <table:table-column table:style-name="Tabelle124.B"/>
        <table:table-row>
          <table:table-cell table:style-name="Tabelle124.A1" office:value-type="string">
            <text:p text:style-name="P218"><text:span text:style-name="T2">C</text:span>ompare</text:p>
          </table:table-cell>
          <table:table-cell table:style-name="Tabelle124.B1" office:value-type="string">
            <text:p text:style-name="P218"><text:span text:style-name="T2">C</text:span>ompare to</text:p>
          </table:table-cell>
        </table:table-row>
        <table:table-row>
          <table:table-cell table:style-name="Tabelle124.A2" office:value-type="string">
            <text:p text:style-name="P407">String</text:p>
          </table:table-cell>
          <table:table-cell table:style-name="Tabelle124.B2" office:value-type="string">
            <text:p text:style-name="P407">String</text:p>
          </table:table-cell>
        </table:table-row>
      </table:table>
      <text:p text:style-name="P459">Special Notes:</text:p>
      <table:table table:name="Tabelle125" table:style-name="Tabelle125">
        <table:table-column table:style-name="Tabelle125.A"/>
        <table:table-column table:style-name="Tabelle125.B"/>
        <table:table-row>
          <table:table-cell table:style-name="Tabelle125.A1" office:value-type="string">
            <text:p text:style-name="P218"><text:span text:style-name="T2">C</text:span>ompare</text:p>
          </table:table-cell>
          <table:table-cell table:style-name="Tabelle125.B1" office:value-type="string">
            <text:p text:style-name="P218"><text:span text:style-name="T2">C</text:span>ompare to</text:p>
          </table:table-cell>
        </table:table-row>
        <table:table-row>
          <table:table-cell table:style-name="Tabelle125.A2" office:value-type="string">
            <text:p text:style-name="P269">String</text:p>
          </table:table-cell>
          <table:table-cell table:style-name="Tabelle125.B2" office:value-type="string">
            <text:p text:style-name="P269">String</text:p>
          </table:table-cell>
        </table:table-row>
        <table:table-row>
          <table:table-cell table:style-name="Tabelle125.A3" table:number-columns-spanned="2" office:value-type="string">
            <text:p text:style-name="P325">Note:</text:p>
            <text:p text:style-name="P325"><text:span text:style-name="T5">T</text:span>he default is to compare the values case sensitive.</text:p>
          </table:table-cell>
          <table:covered-table-cell/>
        </table:table-row>
        <table:table-row>
          <table:table-cell table:style-name="Tabelle125.A4" office:value-type="string">
            <text:p text:style-name="P218"><text:span text:style-name="T11">Required a</text:span>dditional Parameter</text:p>
          </table:table-cell>
          <table:table-cell table:style-name="Tabelle125.B4" office:value-type="string">
            <text:p text:style-name="P244">Explanation</text:p>
          </table:table-cell>
        </table:table-row>
        <table:table-row>
          <table:table-cell table:style-name="Tabelle125.A5" office:value-type="string">
            <text:p text:style-name="P396">Parameter 1: Boolean</text:p>
          </table:table-cell>
          <table:table-cell table:style-name="Tabelle125.B5" office:value-type="string">
            <text:p text:style-name="P338">Ignore case <text:span text:style-name="T3">differences during comparison.</text:span></text:p>
          </table:table-cell>
        </table:table-row>
      </table:table>
      <text:p text:style-name="P35"/>
      <text:p text:style-name="P486"><text:bookmark-start text:name="__RefHeading___Toc3611_565488630"/>Check <text:span text:style-name="T17">Ends With</text:span><text:bookmark-end text:name="__RefHeading___Toc3611_565488630"/></text:p>
      <table:table table:name="Tabelle23" table:style-name="Tabelle23">
        <table:table-column table:style-name="Tabelle23.A"/>
        <table:table-column table:style-name="Tabelle23.B"/>
        <table:table-row>
          <table:table-cell table:style-name="Tabelle23.A1" office:value-type="string">
            <text:p text:style-name="P36">Purpose:</text:p>
          </table:table-cell>
          <table:table-cell table:style-name="Tabelle23.B1" office:value-type="string">
            <text:p text:style-name="P161">Check <text:span text:style-name="T10">if a value ends with a given other value</text:span></text:p>
          </table:table-cell>
        </table:table-row>
        <table:table-row>
          <table:table-cell table:style-name="Tabelle23.A2" office:value-type="string">
            <text:p text:style-name="P135">Java Class:</text:p>
          </table:table-cell>
          <table:table-cell table:style-name="Tabelle23.B2" office:value-type="string">
            <text:p text:style-name="P135">CheckEndsWith</text:p>
          </table:table-cell>
        </table:table-row>
        <table:table-row>
          <table:table-cell table:style-name="Tabelle23.A2" office:value-type="string">
            <text:p text:style-name="P74">Interface Name:</text:p>
          </table:table-cell>
          <table:table-cell table:style-name="Tabelle23.B3" office:value-type="string">
            <text:p text:style-name="P74">ends with</text:p>
          </table:table-cell>
        </table:table-row>
      </table:table>
      <text:p text:style-name="P460">Possible comparisons:</text:p>
      <table:table table:name="Tabelle24" table:style-name="Tabelle24">
        <table:table-column table:style-name="Tabelle24.A"/>
        <table:table-column table:style-name="Tabelle24.B"/>
        <table:table-row>
          <table:table-cell table:style-name="Tabelle24.A1" office:value-type="string">
            <text:p text:style-name="P219"><text:span text:style-name="T2">C</text:span>ompare</text:p>
          </table:table-cell>
          <table:table-cell table:style-name="Tabelle24.B1" office:value-type="string">
            <text:p text:style-name="P219"><text:span text:style-name="T2">C</text:span>ompare to</text:p>
          </table:table-cell>
        </table:table-row>
        <table:table-row>
          <table:table-cell table:style-name="Tabelle24.A2" office:value-type="string">
            <text:p text:style-name="P270">String</text:p>
          </table:table-cell>
          <table:table-cell table:style-name="Tabelle24.B2" office:value-type="string">
            <text:p text:style-name="P270">String</text:p>
          </table:table-cell>
        </table:table-row>
      </table:table>
      <text:p text:style-name="P460">Special Notes:</text:p>
      <table:table table:name="Tabelle25" table:style-name="Tabelle25">
        <table:table-column table:style-name="Tabelle25.A"/>
        <table:table-column table:style-name="Tabelle25.B"/>
        <table:table-row>
          <table:table-cell table:style-name="Tabelle25.A1" office:value-type="string">
            <text:p text:style-name="P219"><text:span text:style-name="T2">C</text:span>ompare</text:p>
          </table:table-cell>
          <table:table-cell table:style-name="Tabelle25.B1" office:value-type="string">
            <text:p text:style-name="P219"><text:span text:style-name="T2">C</text:span>ompare to</text:p>
          </table:table-cell>
        </table:table-row>
        <table:table-row>
          <table:table-cell table:style-name="Tabelle25.A2" office:value-type="string">
            <text:p text:style-name="P270">String</text:p>
          </table:table-cell>
          <table:table-cell table:style-name="Tabelle25.B2" office:value-type="string">
            <text:p text:style-name="P270">String</text:p>
          </table:table-cell>
        </table:table-row>
        <table:table-row>
          <table:table-cell table:style-name="Tabelle25.A3" table:number-columns-spanned="2" office:value-type="string">
            <text:p text:style-name="P326">Note:</text:p>
            <text:p text:style-name="P326"><text:span text:style-name="T5">T</text:span>he default is to compare the values case sensitive.</text:p>
          </table:table-cell>
          <table:covered-table-cell/>
        </table:table-row>
        <table:table-row>
          <table:table-cell table:style-name="Tabelle25.A4" office:value-type="string">
            <text:p text:style-name="P219"><text:span text:style-name="T18">Optional a</text:span>dditional Parameter</text:p>
          </table:table-cell>
          <table:table-cell table:style-name="Tabelle25.B4" office:value-type="string">
            <text:p text:style-name="P245">Explanation</text:p>
          </table:table-cell>
        </table:table-row>
        <table:table-row>
          <table:table-cell table:style-name="Tabelle25.A5" office:value-type="string">
            <text:p text:style-name="P397">Parameter 1: Boolean</text:p>
          </table:table-cell>
          <table:table-cell table:style-name="Tabelle25.B5" office:value-type="string">
            <text:p text:style-name="P339">Ignore case <text:span text:style-name="T3">differences during comparison.</text:span></text:p>
          </table:table-cell>
        </table:table-row>
      </table:table>
      <text:p text:style-name="P36"/>
      <text:p text:style-name="P486"><text:bookmark-start text:name="__RefHeading___Toc3613_565488630"/>Check <text:span text:style-name="T60">Not Ends With</text:span><text:bookmark-end text:name="__RefHeading___Toc3613_565488630"/></text:p>
      <table:table table:name="Tabelle126" table:style-name="Tabelle126">
        <table:table-column table:style-name="Tabelle126.A"/>
        <table:table-column table:style-name="Tabelle126.B"/>
        <table:table-row>
          <table:table-cell table:style-name="Tabelle126.A1" office:value-type="string">
            <text:p text:style-name="P36">Purpose:</text:p>
          </table:table-cell>
          <table:table-cell table:style-name="Tabelle126.B1" office:value-type="string">
            <text:p text:style-name="P161">Check <text:span text:style-name="T10">if a value does not end with a given other value</text:span></text:p>
          </table:table-cell>
        </table:table-row>
        <table:table-row>
          <table:table-cell table:style-name="Tabelle126.A2" office:value-type="string">
            <text:p text:style-name="P135">Java Class:</text:p>
          </table:table-cell>
          <table:table-cell table:style-name="Tabelle126.B2" office:value-type="string">
            <text:p text:style-name="P135">Check<text:span text:style-name="T60">Not</text:span>EndsWith</text:p>
          </table:table-cell>
        </table:table-row>
        <table:table-row>
          <table:table-cell table:style-name="Tabelle126.A2" office:value-type="string">
            <text:p text:style-name="P74">Interface Name:</text:p>
          </table:table-cell>
          <table:table-cell table:style-name="Tabelle126.B3" office:value-type="string">
            <text:p text:style-name="P74"><text:span text:style-name="T60">not </text:span>ends with</text:p>
          </table:table-cell>
        </table:table-row>
      </table:table>
      <text:p text:style-name="P460">Possible comparisons:</text:p>
      <table:table table:name="Tabelle127" table:style-name="Tabelle127">
        <table:table-column table:style-name="Tabelle127.A"/>
        <table:table-column table:style-name="Tabelle127.B"/>
        <table:table-row>
          <table:table-cell table:style-name="Tabelle127.A1" office:value-type="string">
            <text:p text:style-name="P219"><text:span text:style-name="T2">C</text:span>ompare</text:p>
          </table:table-cell>
          <table:table-cell table:style-name="Tabelle127.B1" office:value-type="string">
            <text:p text:style-name="P219"><text:span text:style-name="T2">C</text:span>ompare to</text:p>
          </table:table-cell>
        </table:table-row>
        <table:table-row>
          <table:table-cell table:style-name="Tabelle127.A2" office:value-type="string">
            <text:p text:style-name="P270">String</text:p>
          </table:table-cell>
          <table:table-cell table:style-name="Tabelle127.B2" office:value-type="string">
            <text:p text:style-name="P270">String</text:p>
          </table:table-cell>
        </table:table-row>
      </table:table>
      <text:p text:style-name="P460">Special Notes:</text:p>
      <table:table table:name="Tabelle128" table:style-name="Tabelle128">
        <table:table-column table:style-name="Tabelle128.A"/>
        <table:table-column table:style-name="Tabelle128.B"/>
        <table:table-row>
          <table:table-cell table:style-name="Tabelle128.A1" office:value-type="string">
            <text:p text:style-name="P219"><text:span text:style-name="T2">C</text:span>ompare</text:p>
          </table:table-cell>
          <table:table-cell table:style-name="Tabelle128.B1" office:value-type="string">
            <text:p text:style-name="P219"><text:span text:style-name="T2">C</text:span>ompare to</text:p>
          </table:table-cell>
        </table:table-row>
        <table:table-row>
          <table:table-cell table:style-name="Tabelle128.A2" office:value-type="string">
            <text:p text:style-name="P270">String</text:p>
          </table:table-cell>
          <table:table-cell table:style-name="Tabelle128.B2" office:value-type="string">
            <text:p text:style-name="P270">String</text:p>
          </table:table-cell>
        </table:table-row>
        <table:table-row>
          <table:table-cell table:style-name="Tabelle128.A3" table:number-columns-spanned="2" office:value-type="string">
            <text:p text:style-name="P326">Note:</text:p>
            <text:p text:style-name="P326"><text:span text:style-name="T5">T</text:span>he default is to compare the values case sensitive.</text:p>
          </table:table-cell>
          <table:covered-table-cell/>
        </table:table-row>
        <table:table-row>
          <table:table-cell table:style-name="Tabelle128.A4" office:value-type="string">
            <text:p text:style-name="P219"><text:span text:style-name="T18">Optional a</text:span>dditional Parameter</text:p>
          </table:table-cell>
          <table:table-cell table:style-name="Tabelle128.B4" office:value-type="string">
            <text:p text:style-name="P245">Explanation</text:p>
          </table:table-cell>
        </table:table-row>
        <table:table-row>
          <table:table-cell table:style-name="Tabelle128.A5" office:value-type="string">
            <text:p text:style-name="P397">Parameter 1: Boolean</text:p>
          </table:table-cell>
          <table:table-cell table:style-name="Tabelle128.B5" office:value-type="string">
            <text:p text:style-name="P339">Ignore case <text:span text:style-name="T3">differences during comparison.</text:span></text:p>
          </table:table-cell>
        </table:table-row>
      </table:table>
      <text:p text:style-name="P36"/>
      <text:p text:style-name="P488"><text:bookmark-start text:name="__RefHeading___Toc1529_1468108940"/>Check <text:span text:style-name="T32">Is Null</text:span><text:bookmark-end text:name="__RefHeading___Toc1529_1468108940"/></text:p>
      <table:table table:name="Tabelle83" table:style-name="Tabelle83">
        <table:table-column table:style-name="Tabelle83.A"/>
        <table:table-column table:style-name="Tabelle83.B"/>
        <table:table-row>
          <table:table-cell table:style-name="Tabelle83.A1" office:value-type="string">
            <text:p text:style-name="P8">Purpose:</text:p>
          </table:table-cell>
          <table:table-cell table:style-name="Tabelle83.B1" office:value-type="string">
            <text:p text:style-name="P105">Check <text:span text:style-name="T10">if a value is Null</text:span></text:p>
          </table:table-cell>
        </table:table-row>
        <table:table-row>
          <table:table-cell table:style-name="Tabelle83.A2" office:value-type="string">
            <text:p text:style-name="P121">Java Class:</text:p>
          </table:table-cell>
          <table:table-cell table:style-name="Tabelle83.B2" office:value-type="string">
            <text:p text:style-name="P121">CheckIsNull</text:p>
          </table:table-cell>
        </table:table-row>
        <table:table-row>
          <table:table-cell table:style-name="Tabelle83.A2" office:value-type="string">
            <text:p text:style-name="P55">Interface Name:</text:p>
          </table:table-cell>
          <table:table-cell table:style-name="Tabelle83.B3" office:value-type="string">
            <text:p text:style-name="P91">is <text:span text:style-name="T34">null</text:span></text:p>
          </table:table-cell>
        </table:table-row>
      </table:table>
      <text:p text:style-name="P445">Possible comparisons:</text:p>
      <table:table table:name="Tabelle84" table:style-name="Tabelle84">
        <table:table-column table:style-name="Tabelle84.A"/>
        <table:table-column table:style-name="Tabelle84.B"/>
        <table:table-row>
          <table:table-cell table:style-name="Tabelle84.A1" office:value-type="string">
            <text:p text:style-name="P198"><text:span text:style-name="T2">C</text:span>ompare</text:p>
          </table:table-cell>
          <table:table-cell table:style-name="Tabelle84.B1" office:value-type="string">
            <text:p text:style-name="P198"><text:span text:style-name="T2">C</text:span>ompare to</text:p>
          </table:table-cell>
        </table:table-row>
        <table:table-row>
          <table:table-cell table:style-name="Tabelle84.A2" office:value-type="string">
            <text:p text:style-name="P299">D<text:span text:style-name="T43">ate</text:span></text:p>
          </table:table-cell>
          <table:table-cell table:style-name="Tabelle84.B2" office:value-type="string">
            <text:p text:style-name="P258"/>
          </table:table-cell>
        </table:table-row>
        <table:table-row>
          <table:table-cell table:style-name="Tabelle84.A3" office:value-type="string">
            <text:p text:style-name="P303">Double</text:p>
          </table:table-cell>
          <table:table-cell table:style-name="Tabelle84.B3" office:value-type="string">
            <text:p text:style-name="P288"/>
          </table:table-cell>
        </table:table-row>
        <table:table-row>
          <table:table-cell table:style-name="Tabelle84.A4" office:value-type="string">
            <text:p text:style-name="P299">Float</text:p>
          </table:table-cell>
          <table:table-cell table:style-name="Tabelle84.B4" office:value-type="string">
            <text:p text:style-name="P288"/>
          </table:table-cell>
        </table:table-row>
        <table:table-row>
          <table:table-cell table:style-name="Tabelle84.A6" office:value-type="string">
            <text:p text:style-name="P303">Integer</text:p>
          </table:table-cell>
          <table:table-cell table:style-name="Tabelle84.B6" office:value-type="string">
            <text:p text:style-name="P288"/>
          </table:table-cell>
        </table:table-row>
        <table:table-row>
          <table:table-cell table:style-name="Tabelle84.A6" office:value-type="string">
            <text:p text:style-name="P303">Long</text:p>
          </table:table-cell>
          <table:table-cell table:style-name="Tabelle84.B6" office:value-type="string">
            <text:p text:style-name="P288"/>
          </table:table-cell>
        </table:table-row>
        <table:table-row>
          <table:table-cell table:style-name="Tabelle84.A7" office:value-type="string">
            <text:p text:style-name="P303">String</text:p>
          </table:table-cell>
          <table:table-cell table:style-name="Tabelle84.B7" office:value-type="string">
            <text:p text:style-name="P288"/>
          </table:table-cell>
        </table:table-row>
      </table:table>
      <text:p text:style-name="P445">Special Notes:</text:p>
      <table:table table:name="Tabelle85" table:style-name="Tabelle85">
        <table:table-column table:style-name="Tabelle85.A"/>
        <table:table-column table:style-name="Tabelle85.B"/>
        <table:table-row>
          <table:table-cell table:style-name="Tabelle85.A1" office:value-type="string">
            <text:p text:style-name="P198"><text:span text:style-name="T2">C</text:span>ompare</text:p>
          </table:table-cell>
          <table:table-cell table:style-name="Tabelle85.B1" office:value-type="string">
            <text:p text:style-name="P198"><text:span text:style-name="T2">C</text:span>ompare to</text:p>
          </table:table-cell>
        </table:table-row>
        <table:table-row>
          <table:table-cell table:style-name="Tabelle85.A2" office:value-type="string">
            <text:p text:style-name="P258">String</text:p>
          </table:table-cell>
          <table:table-cell table:style-name="Tabelle85.B2" office:value-type="string">
            <text:p text:style-name="P258"/>
          </table:table-cell>
        </table:table-row>
        <table:table-row>
          <table:table-cell table:style-name="Tabelle85.A3" table:number-columns-spanned="2" office:value-type="string">
            <text:p text:style-name="P319">Note:</text:p>
            <text:p text:style-name="P386">String will be checked for being null. Additionally a check is made <text:span text:style-name="T45">if</text:span> the value of the String is equal to the String „null“</text:p>
          </table:table-cell>
          <table:covered-table-cell/>
        </table:table-row>
        <table:table-row>
          <table:table-cell table:style-name="Tabelle85.A4" office:value-type="string">
            <text:p text:style-name="P198"><text:span text:style-name="T44">Optional a</text:span>dditional Parameter</text:p>
          </table:table-cell>
          <table:table-cell table:style-name="Tabelle85.B4" office:value-type="string">
            <text:p text:style-name="P238">Explanation</text:p>
          </table:table-cell>
        </table:table-row>
        <table:table-row>
          <table:table-cell table:style-name="Tabelle85.A5" office:value-type="string">
            <text:p text:style-name="P258"/>
          </table:table-cell>
          <table:table-cell table:style-name="Tabelle85.B5" office:value-type="string">
            <text:p text:style-name="P334"/>
          </table:table-cell>
        </table:table-row>
      </table:table>
      <text:p text:style-name="P8"/>
      <text:p text:style-name="P472"><text:bookmark-start text:name="__RefHeading___Toc1531_1468108940"/>Check <text:span text:style-name="T32">Is Not Null</text:span><text:bookmark-end text:name="__RefHeading___Toc1531_1468108940"/></text:p>
      <table:table table:name="Tabelle80" table:style-name="Tabelle80">
        <table:table-column table:style-name="Tabelle80.A"/>
        <table:table-column table:style-name="Tabelle80.B"/>
        <table:table-row>
          <table:table-cell table:style-name="Tabelle80.A1" office:value-type="string">
            <text:p text:style-name="P20">Purpose:</text:p>
          </table:table-cell>
          <table:table-cell table:style-name="Tabelle80.B1" office:value-type="string">
            <text:p text:style-name="P104">Check <text:span text:style-name="T10">if a value is not Null</text:span></text:p>
          </table:table-cell>
        </table:table-row>
        <table:table-row>
          <table:table-cell table:style-name="Tabelle80.A2" office:value-type="string">
            <text:p text:style-name="P120">Java Class:</text:p>
          </table:table-cell>
          <table:table-cell table:style-name="Tabelle80.B2" office:value-type="string">
            <text:p text:style-name="P120">CheckIsNotNull</text:p>
          </table:table-cell>
        </table:table-row>
        <table:table-row>
          <table:table-cell table:style-name="Tabelle80.A2" office:value-type="string">
            <text:p text:style-name="P54">Interface Name:</text:p>
          </table:table-cell>
          <table:table-cell table:style-name="Tabelle80.B3" office:value-type="string">
            <text:p text:style-name="P90">is <text:span text:style-name="T34">not null</text:span></text:p>
          </table:table-cell>
        </table:table-row>
      </table:table>
      <text:p text:style-name="P443">Possible comparisons:</text:p>
      <table:table table:name="Tabelle81" table:style-name="Tabelle81">
        <table:table-column table:style-name="Tabelle81.A"/>
        <table:table-column table:style-name="Tabelle81.B"/>
        <table:table-row>
          <table:table-cell table:style-name="Tabelle81.A1" office:value-type="string">
            <text:p text:style-name="P197"><text:span text:style-name="T2">C</text:span>ompare</text:p>
          </table:table-cell>
          <table:table-cell table:style-name="Tabelle81.B1" office:value-type="string">
            <text:p text:style-name="P197"><text:span text:style-name="T2">C</text:span>ompare to</text:p>
          </table:table-cell>
        </table:table-row>
        <table:table-row>
          <table:table-cell table:style-name="Tabelle81.A2" office:value-type="string">
            <text:p text:style-name="P298">D<text:span text:style-name="T43">ate</text:span></text:p>
          </table:table-cell>
          <table:table-cell table:style-name="Tabelle81.B2" office:value-type="string">
            <text:p text:style-name="P257"/>
          </table:table-cell>
        </table:table-row>
        <table:table-row>
          <table:table-cell table:style-name="Tabelle81.A3" office:value-type="string">
            <text:p text:style-name="P302">Double</text:p>
          </table:table-cell>
          <table:table-cell table:style-name="Tabelle81.B3" office:value-type="string">
            <text:p text:style-name="P287"/>
          </table:table-cell>
        </table:table-row>
        <table:table-row>
          <table:table-cell table:style-name="Tabelle81.A4" office:value-type="string">
            <text:p text:style-name="P298">Float</text:p>
          </table:table-cell>
          <table:table-cell table:style-name="Tabelle81.B4" office:value-type="string">
            <text:p text:style-name="P287"/>
          </table:table-cell>
        </table:table-row>
        <table:table-row>
          <table:table-cell table:style-name="Tabelle81.A6" office:value-type="string">
            <text:p text:style-name="P302">Integer</text:p>
          </table:table-cell>
          <table:table-cell table:style-name="Tabelle81.B6" office:value-type="string">
            <text:p text:style-name="P287"/>
          </table:table-cell>
        </table:table-row>
        <table:table-row>
          <table:table-cell table:style-name="Tabelle81.A6" office:value-type="string">
            <text:p text:style-name="P302">Long</text:p>
          </table:table-cell>
          <table:table-cell table:style-name="Tabelle81.B6" office:value-type="string">
            <text:p text:style-name="P287"/>
          </table:table-cell>
        </table:table-row>
        <table:table-row>
          <table:table-cell table:style-name="Tabelle81.A7" office:value-type="string">
            <text:p text:style-name="P302">String</text:p>
          </table:table-cell>
          <table:table-cell table:style-name="Tabelle81.B7" office:value-type="string">
            <text:p text:style-name="P287"/>
          </table:table-cell>
        </table:table-row>
      </table:table>
      <text:p text:style-name="P444">Special Notes:</text:p>
      <table:table table:name="Tabelle82" table:style-name="Tabelle82">
        <table:table-column table:style-name="Tabelle82.A"/>
        <table:table-column table:style-name="Tabelle82.B"/>
        <table:table-row>
          <table:table-cell table:style-name="Tabelle82.A1" office:value-type="string">
            <text:p text:style-name="P204"><text:span text:style-name="T2">C</text:span>ompare</text:p>
          </table:table-cell>
          <table:table-cell table:style-name="Tabelle82.B1" office:value-type="string">
            <text:p text:style-name="P204"><text:span text:style-name="T2">C</text:span>ompare to</text:p>
          </table:table-cell>
        </table:table-row>
        <table:table-row>
          <table:table-cell table:style-name="Tabelle82.A2" office:value-type="string">
            <text:p text:style-name="P263">String</text:p>
          </table:table-cell>
          <table:table-cell table:style-name="Tabelle82.B2" office:value-type="string">
            <text:p text:style-name="P263"/>
          </table:table-cell>
        </table:table-row>
        <table:table-row>
          <table:table-cell table:style-name="Tabelle82.A3" table:number-columns-spanned="2" office:value-type="string">
            <text:p text:style-name="P318">Note:</text:p>
            <text:p text:style-name="P385">String will be checked for not being null. Additionally a check is made that the value of the String is not equal to the String „null“</text:p>
          </table:table-cell>
          <table:covered-table-cell/>
        </table:table-row>
        <table:table-row>
          <table:table-cell table:style-name="Tabelle82.A4" office:value-type="string">
            <text:p text:style-name="P204"><text:span text:style-name="T44">Optional a</text:span>dditional Parameter</text:p>
          </table:table-cell>
          <table:table-cell table:style-name="Tabelle82.B4" office:value-type="string">
            <text:p text:style-name="P237">Explanation</text:p>
          </table:table-cell>
        </table:table-row>
        <table:table-row>
          <table:table-cell table:style-name="Tabelle82.A5" office:value-type="string">
            <text:p text:style-name="P263"/>
          </table:table-cell>
          <table:table-cell table:style-name="Tabelle82.B5" office:value-type="string">
            <text:p text:style-name="P333"/>
          </table:table-cell>
        </table:table-row>
      </table:table>
      <text:p text:style-name="P21"/>
      <text:p text:style-name="P473"><text:bookmark-start text:name="__RefHeading___Toc3497_565488630"/>Check <text:span text:style-name="T32">Is Numeric</text:span><text:bookmark-end text:name="__RefHeading___Toc3497_565488630"/></text:p>
      <table:table table:name="Tabelle86" table:style-name="Tabelle86">
        <table:table-column table:style-name="Tabelle86.A"/>
        <table:table-column table:style-name="Tabelle86.B"/>
        <table:table-row>
          <table:table-cell table:style-name="Tabelle86.A1" office:value-type="string">
            <text:p text:style-name="P22">Purpose:</text:p>
          </table:table-cell>
          <table:table-cell table:style-name="Tabelle86.B1" office:value-type="string">
            <text:p text:style-name="P140">Check <text:span text:style-name="T10">if all characters of a value are numeric</text:span></text:p>
          </table:table-cell>
        </table:table-row>
        <table:table-row>
          <table:table-cell table:style-name="Tabelle86.A2" office:value-type="string">
            <text:p text:style-name="P122">Java Class:</text:p>
          </table:table-cell>
          <table:table-cell table:style-name="Tabelle86.B2" office:value-type="string">
            <text:p text:style-name="P122">CheckIsN<text:span text:style-name="T46">umeric</text:span></text:p>
          </table:table-cell>
        </table:table-row>
        <table:table-row>
          <table:table-cell table:style-name="Tabelle86.A2" office:value-type="string">
            <text:p text:style-name="P56">Interface Name:</text:p>
          </table:table-cell>
          <table:table-cell table:style-name="Tabelle86.B3" office:value-type="string">
            <text:p text:style-name="P92">is <text:span text:style-name="T34">numeric</text:span></text:p>
          </table:table-cell>
        </table:table-row>
      </table:table>
      <text:p text:style-name="P446">Possible comparisons:</text:p>
      <table:table table:name="Tabelle87" table:style-name="Tabelle87">
        <table:table-column table:style-name="Tabelle87.A"/>
        <table:table-column table:style-name="Tabelle87.B"/>
        <table:table-row>
          <table:table-cell table:style-name="Tabelle87.A1" office:value-type="string">
            <text:p text:style-name="P205"><text:span text:style-name="T2">C</text:span>ompare</text:p>
          </table:table-cell>
          <table:table-cell table:style-name="Tabelle87.B1" office:value-type="string">
            <text:p text:style-name="P205"><text:span text:style-name="T2">C</text:span>ompare to</text:p>
          </table:table-cell>
        </table:table-row>
        <table:table-row>
          <table:table-cell table:style-name="Tabelle87.A2" office:value-type="string">
            <text:p text:style-name="P304">String</text:p>
          </table:table-cell>
          <table:table-cell table:style-name="Tabelle87.B2" office:value-type="string">
            <text:p text:style-name="P289"/>
          </table:table-cell>
        </table:table-row>
      </table:table>
      <text:p text:style-name="P421"/>
      <text:p text:style-name="P474"><text:bookmark-start text:name="__RefHeading___Toc3499_565488630"/>Check <text:span text:style-name="T32">Is Prime</text:span><text:bookmark-end text:name="__RefHeading___Toc3499_565488630"/></text:p>
      <table:table table:name="Tabelle88" table:style-name="Tabelle88">
        <table:table-column table:style-name="Tabelle88.A"/>
        <table:table-column table:style-name="Tabelle88.B"/>
        <table:table-row>
          <table:table-cell table:style-name="Tabelle88.A1" office:value-type="string">
            <text:p text:style-name="P23">Purpose:</text:p>
          </table:table-cell>
          <table:table-cell table:style-name="Tabelle88.B1" office:value-type="string">
            <text:p text:style-name="P141">Check <text:span text:style-name="T10">if a value is a prime number</text:span></text:p>
          </table:table-cell>
        </table:table-row>
        <table:table-row>
          <table:table-cell table:style-name="Tabelle88.A2" office:value-type="string">
            <text:p text:style-name="P123">Java Class:</text:p>
          </table:table-cell>
          <table:table-cell table:style-name="Tabelle88.B2" office:value-type="string">
            <text:p text:style-name="P123">CheckIs<text:span text:style-name="T47">Prime</text:span></text:p>
          </table:table-cell>
        </table:table-row>
        <table:table-row>
          <table:table-cell table:style-name="Tabelle88.A2" office:value-type="string">
            <text:p text:style-name="P57">Interface Name:</text:p>
          </table:table-cell>
          <table:table-cell table:style-name="Tabelle88.B3" office:value-type="string">
            <text:p text:style-name="P93">is <text:span text:style-name="T47">prime</text:span></text:p>
          </table:table-cell>
        </table:table-row>
      </table:table>
      <text:p text:style-name="P447">Possible comparisons:</text:p>
      <table:table table:name="Tabelle89" table:style-name="Tabelle89">
        <table:table-column table:style-name="Tabelle89.A"/>
        <table:table-column table:style-name="Tabelle89.B"/>
        <table:table-row>
          <table:table-cell table:style-name="Tabelle89.A1" office:value-type="string">
            <text:p text:style-name="P206"><text:span text:style-name="T2">C</text:span>ompare</text:p>
          </table:table-cell>
          <table:table-cell table:style-name="Tabelle89.B1" office:value-type="string">
            <text:p text:style-name="P206"><text:span text:style-name="T2">C</text:span>ompare to</text:p>
          </table:table-cell>
        </table:table-row>
        <table:table-row>
          <table:table-cell table:style-name="Tabelle89.A2" office:value-type="string">
            <text:p text:style-name="P399">Integer</text:p>
          </table:table-cell>
          <table:table-cell table:style-name="Tabelle89.B2" office:value-type="string">
            <text:p text:style-name="P290"/>
          </table:table-cell>
        </table:table-row>
      </table:table>
      <text:p text:style-name="P422"/>
      <text:p text:style-name="P490"><text:bookmark-start text:name="__RefHeading___Toc3633_565488630"/>Check <text:span text:style-name="T32">Is Not Prime</text:span><text:bookmark-end text:name="__RefHeading___Toc3633_565488630"/></text:p>
      <table:table table:name="Tabelle132" table:style-name="Tabelle132">
        <table:table-column table:style-name="Tabelle132.A"/>
        <table:table-column table:style-name="Tabelle132.B"/>
        <table:table-row>
          <table:table-cell table:style-name="Tabelle132.A1" office:value-type="string">
            <text:p text:style-name="P39">Purpose:</text:p>
          </table:table-cell>
          <table:table-cell table:style-name="Tabelle132.B1" office:value-type="string">
            <text:p text:style-name="P164">Check <text:span text:style-name="T10">if a value is not a prime number</text:span></text:p>
          </table:table-cell>
        </table:table-row>
        <table:table-row>
          <table:table-cell table:style-name="Tabelle132.A2" office:value-type="string">
            <text:p text:style-name="P138">Java Class:</text:p>
          </table:table-cell>
          <table:table-cell table:style-name="Tabelle132.B2" office:value-type="string">
            <text:p text:style-name="P138">CheckIs<text:span text:style-name="T66">NotPrime</text:span></text:p>
          </table:table-cell>
        </table:table-row>
        <table:table-row>
          <table:table-cell table:style-name="Tabelle132.A2" office:value-type="string">
            <text:p text:style-name="P68">Interface Name:</text:p>
          </table:table-cell>
          <table:table-cell table:style-name="Tabelle132.B3" office:value-type="string">
            <text:p text:style-name="P96"><text:span text:style-name="T62">not </text:span>is <text:span text:style-name="T47">prime</text:span></text:p>
          </table:table-cell>
        </table:table-row>
      </table:table>
      <text:p text:style-name="P463">Possible comparisons:</text:p>
      <table:table table:name="Tabelle133" table:style-name="Tabelle133">
        <table:table-column table:style-name="Tabelle133.A"/>
        <table:table-column table:style-name="Tabelle133.B"/>
        <table:table-row>
          <table:table-cell table:style-name="Tabelle133.A1" office:value-type="string">
            <text:p text:style-name="P222"><text:span text:style-name="T2">C</text:span>ompare</text:p>
          </table:table-cell>
          <table:table-cell table:style-name="Tabelle133.B1" office:value-type="string">
            <text:p text:style-name="P222"><text:span text:style-name="T2">C</text:span>ompare to</text:p>
          </table:table-cell>
        </table:table-row>
        <table:table-row>
          <table:table-cell table:style-name="Tabelle133.A2" office:value-type="string">
            <text:p text:style-name="P400">Integer</text:p>
          </table:table-cell>
          <table:table-cell table:style-name="Tabelle133.B2" office:value-type="string">
            <text:p text:style-name="P296"/>
          </table:table-cell>
        </table:table-row>
      </table:table>
      <text:p text:style-name="P431"/>
      <text:p text:style-name="P493"><text:bookmark-start text:name="__RefHeading___Toc3670_565488630"/>Check <text:span text:style-name="T9">Levenshtein Distance</text:span> <text:span text:style-name="T15">is equal</text:span><text:bookmark-end text:name="__RefHeading___Toc3670_565488630"/></text:p>
      <table:table table:name="Tabelle7" table:style-name="Tabelle7">
        <table:table-column table:style-name="Tabelle7.A"/>
        <table:table-column table:style-name="Tabelle7.B"/>
        <table:table-row>
          <table:table-cell table:style-name="Tabelle7.A1" office:value-type="string">
            <text:p text:style-name="P40">Purpose:</text:p>
          </table:table-cell>
          <table:table-cell table:style-name="Tabelle7.B1" office:value-type="string">
            <text:p text:style-name="P166">Check <text:span text:style-name="T10">if the Levenshtein Distance is equal to a given value</text:span></text:p>
          </table:table-cell>
        </table:table-row>
        <table:table-row>
          <table:table-cell table:style-name="Tabelle7.A2" office:value-type="string">
            <text:p text:style-name="P139">Java Class:</text:p>
          </table:table-cell>
          <table:table-cell table:style-name="Tabelle7.B2" office:value-type="string">
            <text:p text:style-name="P139">CheckDistanceIsEqual</text:p>
          </table:table-cell>
        </table:table-row>
        <table:table-row>
          <table:table-cell table:style-name="Tabelle7.A2" office:value-type="string">
            <text:p text:style-name="P165">Interface Name:</text:p>
          </table:table-cell>
          <table:table-cell table:style-name="Tabelle7.B3" office:value-type="string">
            <text:p text:style-name="P165">is equal to (Levenshtein distance)</text:p>
          </table:table-cell>
        </table:table-row>
      </table:table>
      <text:p text:style-name="P464">Possible comparisons:</text:p>
      <table:table table:name="Tabelle8" table:style-name="Tabelle8">
        <table:table-column table:style-name="Tabelle8.A"/>
        <table:table-column table:style-name="Tabelle8.B"/>
        <table:table-row>
          <table:table-cell table:style-name="Tabelle8.A1" office:value-type="string">
            <text:p text:style-name="P223"><text:span text:style-name="T2">C</text:span>ompare</text:p>
          </table:table-cell>
          <table:table-cell table:style-name="Tabelle8.B1" office:value-type="string">
            <text:p text:style-name="P223"><text:span text:style-name="T2">C</text:span>ompare to</text:p>
          </table:table-cell>
        </table:table-row>
        <table:table-row>
          <table:table-cell table:style-name="Tabelle8.A2" office:value-type="string">
            <text:p text:style-name="P273">String</text:p>
          </table:table-cell>
          <table:table-cell table:style-name="Tabelle8.B2" office:value-type="string">
            <text:p text:style-name="P273">String</text:p>
          </table:table-cell>
        </table:table-row>
      </table:table>
      <text:p text:style-name="P464">Special Notes:</text:p>
      <table:table table:name="Tabelle9" table:style-name="Tabelle9">
        <table:table-column table:style-name="Tabelle9.A"/>
        <table:table-column table:style-name="Tabelle9.B"/>
        <table:table-row>
          <table:table-cell table:style-name="Tabelle9.A1" office:value-type="string">
            <text:p text:style-name="P223"><text:span text:style-name="T2">C</text:span>ompare</text:p>
          </table:table-cell>
          <table:table-cell table:style-name="Tabelle9.B1" office:value-type="string">
            <text:p text:style-name="P223"><text:span text:style-name="T2">C</text:span>ompare to</text:p>
          </table:table-cell>
        </table:table-row>
        <table:table-row>
          <table:table-cell table:style-name="Tabelle9.A2" office:value-type="string">
            <text:p text:style-name="P273">String</text:p>
          </table:table-cell>
          <table:table-cell table:style-name="Tabelle9.B2" office:value-type="string">
            <text:p text:style-name="P273">String</text:p>
          </table:table-cell>
        </table:table-row>
        <table:table-row>
          <table:table-cell table:style-name="Tabelle9.A3" table:number-columns-spanned="2" office:value-type="string">
            <text:p text:style-name="P328">Note:</text:p>
            <text:p text:style-name="P328"/>
          </table:table-cell>
          <table:covered-table-cell/>
        </table:table-row>
        <table:table-row>
          <table:table-cell table:style-name="Tabelle9.A4" office:value-type="string">
            <text:p text:style-name="P223"><text:span text:style-name="T11">Required a</text:span>dditional Parameter</text:p>
          </table:table-cell>
          <table:table-cell table:style-name="Tabelle9.B4" office:value-type="string">
            <text:p text:style-name="P247">Explanation</text:p>
          </table:table-cell>
        </table:table-row>
        <table:table-row>
          <table:table-cell table:style-name="Tabelle9.A5" office:value-type="string">
            <text:p text:style-name="P398">Parameter 1: integer</text:p>
          </table:table-cell>
          <table:table-cell table:style-name="Tabelle9.B5" office:value-type="string">
            <text:p text:style-name="P411">The distance value to be checked <text:span text:style-name="T11">against</text:span></text:p>
          </table:table-cell>
        </table:table-row>
      </table:table>
      <text:p text:style-name="P40"/>
      <text:p text:style-name="P493"><text:bookmark-start text:name="__RefHeading___Toc1084_1468108940"/><text:span text:style-name="T12">Check </text:span><text:span text:style-name="T13">Levenshtein Distance </text:span><text:span text:style-name="T14">is greater</text:span><text:bookmark-end text:name="__RefHeading___Toc1084_1468108940"/></text:p>
      <table:table table:name="Tabelle10" table:style-name="Tabelle10">
        <table:table-column table:style-name="Tabelle10.A"/>
        <table:table-column table:style-name="Tabelle10.B"/>
        <table:table-row>
          <table:table-cell table:style-name="Tabelle10.A1" office:value-type="string">
            <text:p text:style-name="P40">Purpose:</text:p>
          </table:table-cell>
          <table:table-cell table:style-name="Tabelle10.B1" office:value-type="string">
            <text:p text:style-name="P166">Check <text:span text:style-name="T10">if the Levenshtein Distance is greater than a given value</text:span></text:p>
          </table:table-cell>
        </table:table-row>
        <table:table-row>
          <table:table-cell table:style-name="Tabelle10.A2" office:value-type="string">
            <text:p text:style-name="P139">Java Class:</text:p>
          </table:table-cell>
          <table:table-cell table:style-name="Tabelle10.B2" office:value-type="string">
            <text:p text:style-name="P139">CheckDistanceIsGreater</text:p>
          </table:table-cell>
        </table:table-row>
        <table:table-row>
          <table:table-cell table:style-name="Tabelle10.A2" office:value-type="string">
            <text:p text:style-name="P165">Interface Name:</text:p>
          </table:table-cell>
          <table:table-cell table:style-name="Tabelle10.B3" office:value-type="string">
            <text:p text:style-name="P165">is greater than (Levenshtein distance)</text:p>
          </table:table-cell>
        </table:table-row>
      </table:table>
      <text:p text:style-name="P464">Possible comparisons:</text:p>
      <table:table table:name="Tabelle12" table:style-name="Tabelle12">
        <table:table-column table:style-name="Tabelle12.A"/>
        <table:table-column table:style-name="Tabelle12.B"/>
        <table:table-row>
          <table:table-cell table:style-name="Tabelle12.A1" office:value-type="string">
            <text:p text:style-name="P223"><text:span text:style-name="T2">C</text:span>ompare</text:p>
          </table:table-cell>
          <table:table-cell table:style-name="Tabelle12.B1" office:value-type="string">
            <text:p text:style-name="P223"><text:span text:style-name="T2">C</text:span>ompare to</text:p>
          </table:table-cell>
        </table:table-row>
        <table:table-row>
          <table:table-cell table:style-name="Tabelle12.A2" office:value-type="string">
            <text:p text:style-name="P273">String</text:p>
          </table:table-cell>
          <table:table-cell table:style-name="Tabelle12.B2" office:value-type="string">
            <text:p text:style-name="P273">String</text:p>
          </table:table-cell>
        </table:table-row>
      </table:table>
      <text:p text:style-name="P464">Special Notes:</text:p>
      <table:table table:name="Tabelle13" table:style-name="Tabelle13">
        <table:table-column table:style-name="Tabelle13.A"/>
        <table:table-column table:style-name="Tabelle13.B"/>
        <table:table-row>
          <table:table-cell table:style-name="Tabelle13.A1" office:value-type="string">
            <text:p text:style-name="P223"><text:span text:style-name="T2">C</text:span>ompare</text:p>
          </table:table-cell>
          <table:table-cell table:style-name="Tabelle13.B1" office:value-type="string">
            <text:p text:style-name="P223"><text:span text:style-name="T2">C</text:span>ompare to</text:p>
          </table:table-cell>
        </table:table-row>
        <table:table-row>
          <table:table-cell table:style-name="Tabelle13.A2" office:value-type="string">
            <text:p text:style-name="P273">String</text:p>
          </table:table-cell>
          <table:table-cell table:style-name="Tabelle13.B2" office:value-type="string">
            <text:p text:style-name="P273">String</text:p>
          </table:table-cell>
        </table:table-row>
        <table:table-row>
          <table:table-cell table:style-name="Tabelle13.A3" table:number-columns-spanned="2" office:value-type="string">
            <text:p text:style-name="P328">Note:</text:p>
            <text:p text:style-name="P328"/>
          </table:table-cell>
          <table:covered-table-cell/>
        </table:table-row>
        <table:table-row>
          <table:table-cell table:style-name="Tabelle13.A4" office:value-type="string">
            <text:p text:style-name="P223"><text:span text:style-name="T11">Required a</text:span>dditional Parameter</text:p>
          </table:table-cell>
          <table:table-cell table:style-name="Tabelle13.B4" office:value-type="string">
            <text:p text:style-name="P247">Explanation</text:p>
          </table:table-cell>
        </table:table-row>
        <table:table-row>
          <table:table-cell table:style-name="Tabelle13.A5" office:value-type="string">
            <text:p text:style-name="P398">Parameter 1: integer</text:p>
          </table:table-cell>
          <table:table-cell table:style-name="Tabelle13.B5" office:value-type="string">
            <text:p text:style-name="P411">The distance value to be checked <text:span text:style-name="T11">against</text:span></text:p>
          </table:table-cell>
        </table:table-row>
      </table:table>
      <text:p text:style-name="P40"/>
      <text:p text:style-name="P493"><text:bookmark-start text:name="__RefHeading___Toc1086_1468108940"/>Check <text:span text:style-name="T9">Levenshtein Distance</text:span> <text:span text:style-name="T16">is greater or equal</text:span><text:bookmark-end text:name="__RefHeading___Toc1086_1468108940"/></text:p>
      <table:table table:name="Tabelle14" table:style-name="Tabelle14">
        <table:table-column table:style-name="Tabelle14.A"/>
        <table:table-column table:style-name="Tabelle14.B"/>
        <table:table-row>
          <table:table-cell table:style-name="Tabelle14.A1" office:value-type="string">
            <text:p text:style-name="P40">Purpose:</text:p>
          </table:table-cell>
          <table:table-cell table:style-name="Tabelle14.B1" office:value-type="string">
            <text:p text:style-name="P166">Check <text:span text:style-name="T10">if the Levenshtein Distance is greater than or equal to a given value</text:span></text:p>
          </table:table-cell>
        </table:table-row>
        <table:table-row>
          <table:table-cell table:style-name="Tabelle14.A2" office:value-type="string">
            <text:p text:style-name="P139">Java Class:</text:p>
          </table:table-cell>
          <table:table-cell table:style-name="Tabelle14.B2" office:value-type="string">
            <text:p text:style-name="P139">CheckDistanceIsGreaterOrEqual</text:p>
          </table:table-cell>
        </table:table-row>
        <table:table-row>
          <table:table-cell table:style-name="Tabelle14.A2" office:value-type="string">
            <text:p text:style-name="P165">Interface Name:</text:p>
          </table:table-cell>
          <table:table-cell table:style-name="Tabelle14.B3" office:value-type="string">
            <text:p text:style-name="P165">is greater than or equal to (Levenshtein distance)</text:p>
          </table:table-cell>
        </table:table-row>
      </table:table>
      <text:p text:style-name="P464"><text:span text:style-name="T23">P</text:span>ossible comparisons:</text:p>
      <table:table table:name="Tabelle15" table:style-name="Tabelle15">
        <table:table-column table:style-name="Tabelle15.A"/>
        <table:table-column table:style-name="Tabelle15.B"/>
        <table:table-row>
          <table:table-cell table:style-name="Tabelle15.A1" office:value-type="string">
            <text:p text:style-name="P223"><text:span text:style-name="T2">C</text:span>ompare</text:p>
          </table:table-cell>
          <table:table-cell table:style-name="Tabelle15.B1" office:value-type="string">
            <text:p text:style-name="P223"><text:span text:style-name="T2">C</text:span>ompare to</text:p>
          </table:table-cell>
        </table:table-row>
        <table:table-row>
          <table:table-cell table:style-name="Tabelle15.A2" office:value-type="string">
            <text:p text:style-name="P273">String</text:p>
          </table:table-cell>
          <table:table-cell table:style-name="Tabelle15.B2" office:value-type="string">
            <text:p text:style-name="P273">String</text:p>
          </table:table-cell>
        </table:table-row>
      </table:table>
      <text:p text:style-name="P464">Special Notes:</text:p>
      <table:table table:name="Tabelle16" table:style-name="Tabelle16">
        <table:table-column table:style-name="Tabelle16.A"/>
        <table:table-column table:style-name="Tabelle16.B"/>
        <table:table-row>
          <table:table-cell table:style-name="Tabelle16.A1" office:value-type="string">
            <text:p text:style-name="P223"><text:span text:style-name="T2">C</text:span>ompare</text:p>
          </table:table-cell>
          <table:table-cell table:style-name="Tabelle16.B1" office:value-type="string">
            <text:p text:style-name="P223"><text:span text:style-name="T2">C</text:span>ompare to</text:p>
          </table:table-cell>
        </table:table-row>
        <table:table-row>
          <table:table-cell table:style-name="Tabelle16.A2" office:value-type="string">
            <text:p text:style-name="P273">String</text:p>
          </table:table-cell>
          <table:table-cell table:style-name="Tabelle16.B2" office:value-type="string">
            <text:p text:style-name="P273">String</text:p>
          </table:table-cell>
        </table:table-row>
        <table:table-row>
          <table:table-cell table:style-name="Tabelle16.A3" table:number-columns-spanned="2" office:value-type="string">
            <text:p text:style-name="P328">Note:</text:p>
            <text:p text:style-name="P328"/>
          </table:table-cell>
          <table:covered-table-cell/>
        </table:table-row>
        <table:table-row>
          <table:table-cell table:style-name="Tabelle16.A4" office:value-type="string">
            <text:p text:style-name="P223"><text:span text:style-name="T11">Required a</text:span>dditional Parameter</text:p>
          </table:table-cell>
          <table:table-cell table:style-name="Tabelle16.B4" office:value-type="string">
            <text:p text:style-name="P247">Explanation</text:p>
          </table:table-cell>
        </table:table-row>
        <table:table-row>
          <table:table-cell table:style-name="Tabelle16.A5" office:value-type="string">
            <text:p text:style-name="P398">Parameter 1: integer</text:p>
          </table:table-cell>
          <table:table-cell table:style-name="Tabelle16.B5" office:value-type="string">
            <text:p text:style-name="P411">The distance value to be checked <text:span text:style-name="T11">against</text:span></text:p>
          </table:table-cell>
        </table:table-row>
      </table:table>
      <text:p text:style-name="P40"/>
      <text:p text:style-name="P493"><text:bookmark-start text:name="__RefHeading___Toc1088_1468108940"/>Check <text:span text:style-name="T9">Levenshtein Distance</text:span> <text:span text:style-name="T16">is smaller</text:span><text:bookmark-end text:name="__RefHeading___Toc1088_1468108940"/></text:p>
      <table:table table:name="Tabelle17" table:style-name="Tabelle17">
        <table:table-column table:style-name="Tabelle17.A"/>
        <table:table-column table:style-name="Tabelle17.B"/>
        <table:table-row>
          <table:table-cell table:style-name="Tabelle17.A1" office:value-type="string">
            <text:p text:style-name="P40">Purpose:</text:p>
          </table:table-cell>
          <table:table-cell table:style-name="Tabelle17.B1" office:value-type="string">
            <text:p text:style-name="P166">Check <text:span text:style-name="T10">if the Levenshtein Distance is smaller than a given value</text:span></text:p>
          </table:table-cell>
        </table:table-row>
        <table:table-row>
          <table:table-cell table:style-name="Tabelle17.A2" office:value-type="string">
            <text:p text:style-name="P139">Java Class:</text:p>
          </table:table-cell>
          <table:table-cell table:style-name="Tabelle17.B2" office:value-type="string">
            <text:p text:style-name="P139">CheckDistanceIsSmaller</text:p>
          </table:table-cell>
        </table:table-row>
        <table:table-row>
          <table:table-cell table:style-name="Tabelle17.A2" office:value-type="string">
            <text:p text:style-name="P69">Interface Name:</text:p>
          </table:table-cell>
          <table:table-cell table:style-name="Tabelle17.B3" office:value-type="string">
            <text:p text:style-name="P165">is <text:span text:style-name="T21">smaller than</text:span> (Levenshtein distance)</text:p>
          </table:table-cell>
        </table:table-row>
      </table:table>
      <text:p text:style-name="P464">Possible comparisons:</text:p>
      <table:table table:name="Tabelle18" table:style-name="Tabelle18">
        <table:table-column table:style-name="Tabelle18.A"/>
        <table:table-column table:style-name="Tabelle18.B"/>
        <table:table-row>
          <table:table-cell table:style-name="Tabelle18.A1" office:value-type="string">
            <text:p text:style-name="P223"><text:span text:style-name="T2">C</text:span>ompare</text:p>
          </table:table-cell>
          <table:table-cell table:style-name="Tabelle18.B1" office:value-type="string">
            <text:p text:style-name="P223"><text:span text:style-name="T2">C</text:span>ompare to</text:p>
          </table:table-cell>
        </table:table-row>
        <table:table-row>
          <table:table-cell table:style-name="Tabelle18.A2" office:value-type="string">
            <text:p text:style-name="P273">String</text:p>
          </table:table-cell>
          <table:table-cell table:style-name="Tabelle18.B2" office:value-type="string">
            <text:p text:style-name="P273">String</text:p>
          </table:table-cell>
        </table:table-row>
      </table:table>
      <text:p text:style-name="P464">Special Notes:</text:p>
      <table:table table:name="Tabelle19" table:style-name="Tabelle19">
        <table:table-column table:style-name="Tabelle19.A"/>
        <table:table-column table:style-name="Tabelle19.B"/>
        <table:table-row>
          <table:table-cell table:style-name="Tabelle19.A1" office:value-type="string">
            <text:p text:style-name="P223"><text:span text:style-name="T2">C</text:span>ompare</text:p>
          </table:table-cell>
          <table:table-cell table:style-name="Tabelle19.B1" office:value-type="string">
            <text:p text:style-name="P223"><text:span text:style-name="T2">C</text:span>ompare to</text:p>
          </table:table-cell>
        </table:table-row>
        <table:table-row>
          <table:table-cell table:style-name="Tabelle19.A2" office:value-type="string">
            <text:p text:style-name="P273">String</text:p>
          </table:table-cell>
          <table:table-cell table:style-name="Tabelle19.B2" office:value-type="string">
            <text:p text:style-name="P273">String</text:p>
          </table:table-cell>
        </table:table-row>
        <table:table-row>
          <table:table-cell table:style-name="Tabelle19.A3" table:number-columns-spanned="2" office:value-type="string">
            <text:p text:style-name="P328">Note:</text:p>
            <text:p text:style-name="P328"/>
          </table:table-cell>
          <table:covered-table-cell/>
        </table:table-row>
        <table:table-row>
          <table:table-cell table:style-name="Tabelle19.A4" office:value-type="string">
            <text:p text:style-name="P223"><text:span text:style-name="T11">Required a</text:span>dditional Parameter</text:p>
          </table:table-cell>
          <table:table-cell table:style-name="Tabelle19.B4" office:value-type="string">
            <text:p text:style-name="P247">Explanation</text:p>
          </table:table-cell>
        </table:table-row>
        <table:table-row>
          <table:table-cell table:style-name="Tabelle19.A5" office:value-type="string">
            <text:p text:style-name="P398">Parameter 1: integer</text:p>
          </table:table-cell>
          <table:table-cell table:style-name="Tabelle19.B5" office:value-type="string">
            <text:p text:style-name="P411">The distance value to be checked <text:span text:style-name="T11">against</text:span></text:p>
          </table:table-cell>
        </table:table-row>
      </table:table>
      <text:p text:style-name="P40"/>
      <text:p text:style-name="P493"><text:bookmark-start text:name="__RefHeading___Toc1090_1468108940"/>Check <text:span text:style-name="T9">Levenshtein Distance</text:span> <text:span text:style-name="T16">is smaller or equal</text:span><text:bookmark-end text:name="__RefHeading___Toc1090_1468108940"/></text:p>
      <table:table table:name="Tabelle20" table:style-name="Tabelle20">
        <table:table-column table:style-name="Tabelle20.A"/>
        <table:table-column table:style-name="Tabelle20.B"/>
        <table:table-row>
          <table:table-cell table:style-name="Tabelle20.A1" office:value-type="string">
            <text:p text:style-name="P40">Purpose:</text:p>
          </table:table-cell>
          <table:table-cell table:style-name="Tabelle20.B1" office:value-type="string">
            <text:p text:style-name="P166">Check <text:span text:style-name="T10">if the Levenshtein Distance is smaller than or equal to a given value</text:span></text:p>
          </table:table-cell>
        </table:table-row>
        <table:table-row>
          <table:table-cell table:style-name="Tabelle20.A2" office:value-type="string">
            <text:p text:style-name="P139">Java Class:</text:p>
          </table:table-cell>
          <table:table-cell table:style-name="Tabelle20.B2" office:value-type="string">
            <text:p text:style-name="P139">CheckDistanceIsSmallerOrEqual</text:p>
          </table:table-cell>
        </table:table-row>
        <table:table-row>
          <table:table-cell table:style-name="Tabelle20.A2" office:value-type="string">
            <text:p text:style-name="P69">Interface Name:</text:p>
          </table:table-cell>
          <table:table-cell table:style-name="Tabelle20.B3" office:value-type="string">
            <text:p text:style-name="P165">is <text:span text:style-name="T21">smaller than or </text:span>equal to (Levenshtein distance)</text:p>
          </table:table-cell>
        </table:table-row>
      </table:table>
      <text:p text:style-name="P464">Possible comparisons:</text:p>
      <table:table table:name="Tabelle21" table:style-name="Tabelle21">
        <table:table-column table:style-name="Tabelle21.A"/>
        <table:table-column table:style-name="Tabelle21.B"/>
        <table:table-row>
          <table:table-cell table:style-name="Tabelle21.A1" office:value-type="string">
            <text:p text:style-name="P223"><text:span text:style-name="T2">C</text:span>ompare</text:p>
          </table:table-cell>
          <table:table-cell table:style-name="Tabelle21.B1" office:value-type="string">
            <text:p text:style-name="P223"><text:span text:style-name="T2">C</text:span>ompare to</text:p>
          </table:table-cell>
        </table:table-row>
        <table:table-row>
          <table:table-cell table:style-name="Tabelle21.A2" office:value-type="string">
            <text:p text:style-name="P273">String</text:p>
          </table:table-cell>
          <table:table-cell table:style-name="Tabelle21.B2" office:value-type="string">
            <text:p text:style-name="P273">String</text:p>
          </table:table-cell>
        </table:table-row>
      </table:table>
      <text:p text:style-name="P464">Special Notes:</text:p>
      <table:table table:name="Tabelle22" table:style-name="Tabelle22">
        <table:table-column table:style-name="Tabelle22.A"/>
        <table:table-column table:style-name="Tabelle22.B"/>
        <table:table-row>
          <table:table-cell table:style-name="Tabelle22.A1" office:value-type="string">
            <text:p text:style-name="P223"><text:span text:style-name="T2">C</text:span>ompare</text:p>
          </table:table-cell>
          <table:table-cell table:style-name="Tabelle22.B1" office:value-type="string">
            <text:p text:style-name="P223"><text:span text:style-name="T2">C</text:span>ompare to</text:p>
          </table:table-cell>
        </table:table-row>
        <table:table-row>
          <table:table-cell table:style-name="Tabelle22.A2" office:value-type="string">
            <text:p text:style-name="P273">String</text:p>
          </table:table-cell>
          <table:table-cell table:style-name="Tabelle22.B2" office:value-type="string">
            <text:p text:style-name="P273">String</text:p>
          </table:table-cell>
        </table:table-row>
        <table:table-row>
          <table:table-cell table:style-name="Tabelle22.A3" table:number-columns-spanned="2" office:value-type="string">
            <text:p text:style-name="P328">Note:</text:p>
            <text:p text:style-name="P328"/>
          </table:table-cell>
          <table:covered-table-cell/>
        </table:table-row>
        <table:table-row>
          <table:table-cell table:style-name="Tabelle22.A4" office:value-type="string">
            <text:p text:style-name="P223"><text:span text:style-name="T11">Required a</text:span>dditional Parameter</text:p>
          </table:table-cell>
          <table:table-cell table:style-name="Tabelle22.B4" office:value-type="string">
            <text:p text:style-name="P247">Explanation</text:p>
          </table:table-cell>
        </table:table-row>
        <table:table-row>
          <table:table-cell table:style-name="Tabelle22.A5" office:value-type="string">
            <text:p text:style-name="P398">Parameter 1: integer</text:p>
          </table:table-cell>
          <table:table-cell table:style-name="Tabelle22.B5" office:value-type="string">
            <text:p text:style-name="P411">The distance value to be checked <text:span text:style-name="T11">against</text:span></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style:font-name="Cantarell" fo:font-family="Cantarel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Checks" style:display-name="Überschrift Checks" style:family="paragraph" style:parent-style-name="Standard">
      <style:text-properties style:font-name="Cantarell" fo:font-family="Cantarell" style:font-pitch="variable" fo:font-size="16pt" fo:font-weight="bold" officeooo:rsid="0010a613" style:font-size-asian="16pt" style:font-weight-asian="bold" style:font-size-complex="16pt" style:font-weight-complex="bold"/>
    </style:style>
    <style:style style:name="Überschrift_20_klein_20_Checks_20_" style:display-name="Überschrift klein Checks " style:family="paragraph" style:parent-style-name="Standard">
      <style:paragraph-properties fo:margin-top="0.4cm" fo:margin-bottom="0.199cm" loext:contextual-spacing="false"/>
      <style:text-properties style:font-name="Cantarell" fo:font-family="Cantarell"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ntarell" fo:font-size="9pt" fo:font-style="italic" officeooo:rsid="00167bfb" officeooo:paragraph-rsid="00167bfb" style:font-size-asian="9pt" style:font-style-asian="italic" style:font-size-complex="9pt" style:font-style-complex="italic"/>
    </style:style>
    <style:style style:name="M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page-layout style:name="Mpm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Ruleengine Checks</text:p>
      </style:header>
      <style:footer>
        <text:p text:style-name="MP2">Uwe Geercken – last update: <text:date style:data-style-name="N37" text:date-value="2016-04-17T14:00:08.053280808">17.04.16</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5-04-17T08:36:41.104097510</meta:creation-date>
    <dc:date>2016-04-17T14:00:08.039271304</dc:date>
    <dc:creator>uwe </dc:creator>
    <meta:editing-duration>PT6H11M15S</meta:editing-duration>
    <meta:editing-cycles>136</meta:editing-cycles>
    <meta:generator>LibreOffice/5.0.5.2$Linux_X86_64 LibreOffice_project/00$Build-2</meta:generator>
    <meta:keyword>Business Rule Engine</meta:keyword>
    <meta:keyword>Jare</meta:keyword>
    <meta:keyword>Rule</meta:keyword>
    <meta:keyword>Rules</meta:keyword>
    <meta:document-statistic meta:table-count="133" meta:image-count="0" meta:object-count="0" meta:page-count="54" meta:paragraph-count="1260" meta:word-count="3375" meta:character-count="20807" meta:non-whitespace-character-count="18682"/>
  </office:meta>
</office:document-meta>
</file>